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Bahnschrift" fo:font-size="10pt" style:font-size-asian="10pt" style:font-size-complex="10pt"/>
    </style:style>
    <style:style style:name="P2" style:family="paragraph" style:parent-style-name="Standard">
      <style:text-properties style:font-name="Bahnschrift" fo:font-size="12pt" fo:font-weight="bold" style:font-size-asian="12pt" style:font-weight-asian="bold" style:font-size-complex="12pt" style:font-weight-complex="bold"/>
    </style:style>
    <style:style style:name="P3" style:family="paragraph" style:parent-style-name="Standard">
      <style:text-properties style:font-name="Bahnschrift" fo:font-size="14pt" fo:font-weight="bold" style:font-size-asian="14pt" style:font-weight-asian="bold" style:font-size-complex="14pt" style:font-weight-complex="bold"/>
    </style:style>
    <style:style style:name="P4" style:family="paragraph" style:parent-style-name="Standard" style:master-page-name="">
      <style:paragraph-properties style:page-number="auto"/>
    </style:style>
    <style:style style:name="P5" style:family="paragraph" style:parent-style-name="Standard" style:master-page-name="">
      <style:paragraph-properties style:page-number="auto"/>
      <style:text-properties style:font-name="Bahnschrift" fo:font-size="10pt" style:font-size-asian="10pt" style:font-size-complex="10pt"/>
    </style:style>
    <style:style style:name="T1" style:family="text">
      <style:text-properties style:font-name="Bahnschrift"/>
    </style:style>
    <style:style style:name="T2" style:family="text">
      <style:text-properties style:font-name="Bahnschrift" fo:font-size="14pt" style:font-size-asian="14pt" style:font-size-complex="14pt"/>
    </style:style>
    <style:style style:name="T3" style:family="text">
      <style:text-properties style:font-name="Bahnschrift" fo:font-size="14pt" fo:font-weight="bold" style:font-size-asian="14pt" style:font-weight-asian="bold" style:font-size-complex="14pt" style:font-weight-complex="bold"/>
    </style:style>
    <style:style style:name="T4" style:family="text">
      <style:text-properties style:font-name="Bahnschrift" fo:font-size="10pt" style:font-size-asian="10pt" style:font-size-complex="10pt"/>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cm">
          <style:column style:rel-width="4818*" fo:start-indent="0cm" fo:end-indent="0cm"/>
          <style:column style:rel-width="4819*"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Reconfigurable Analog Logic Networks for AI Self-Assessment and Optimization- a White Paper .</text:p>
      <text:p text:style-name="P3"/>
      <text:p text:style-name="P3"/>
      <text:p text:style-name="P3"/>
      <text:section text:style-name="Sect1" text:name="Section1">
        <text:p text:style-name="P2">Abstract</text:p>
        <text:p text:style-name="P1">The intersection of analog computing and artificial intelligence opens unprecedented possibilities for introspective and adaptive systems. This paper presents a novel reconfigurable analog logic unit, seamlessly integrating fuzzy logic principles with digital Large Language Models (LLMs). By leveraging modular, stackable PCBs housing configurable analog gates (NAND, OR, NOT), the system dynamically evaluates its logical reasoning processes. With a focus on scalability, noise resilience, and real-time feedback, the proposed architecture enables AI systems to self-assess their decision-making pathways while offering new avenues for academic and industrial exploration in hybrid analog-digital computing. This paper outlines the technical design, potential applications, and future research directions, inviting collaboration from academia and industry alike.</text:p>
        <text:p text:style-name="P1"/>
        <text:p text:style-name="P1"/>
        <text:p text:style-name="P2">Introduction</text:p>
        <text:p text:style-name="P1">The rapid evolution of artificial intelligence has revolutionized problem-solving across domains, yet significant challenges remain. One such challenge lies in the limited ability of digital systems to introspectively evaluate their logical operations and adapt dynamically. Traditional digital architectures excel in precision but often falter in scenarios demanding flexibility, fault tolerance, or analog-like gradations.</text:p>
        <text:p text:style-name="P1"/>
        <text:p text:style-name="P1">Analog computing, with its inherently continuous signal processing capabilities, offers a promising complement to digital logic. Fuzzy logic gates, which process inputs as ranges rather than discrete states, provide a framework for modeling uncertainty and gradual transitions. Despite their potential, integrating analog logic with modern AI systems has remained underexplored due to design complexity and scalability issues.</text:p>
        <text:p text:style-name="P1"/>
        <text:p text:style-name="P1">This paper introduces a reconfigurable analog logic unit designed to bridge this gap. The system leverages modular PCBs equipped with configurable fuzzy NAND, OR, and NOT gates, orchestrated by a centralized control layer connected to a digital LLM. The architecture enables real-time self-assessment, allowing the AI system to reason about its reasoning - a crucial step toward more autonomous and adaptive intelligence.</text:p>
        <text:p text:style-name="P1"/>
        <text:p text:style-name="P1">By combining the robustness of digital LLMs with the flexibility and noise resilience of analog logic, this hybrid system addresses limitations in current AI frameworks. Furthermore, the modular design supports scalability, allowing researchers and engineers to expand functionality by stacking additional daughterboards.</text:p>
        <text:p text:style-name="P1"/>
        <text:p text:style-name="P1">This paper details the design and implementation of the system, highlighting key components such as fuzzy gates, communication protocols, and power management. Simulations demonstrate the system’s capabilities in handling fuzzy logic operations and feeding insights back to the LLM. Finally, potential applications, from autonomous systems to AI research tools, are explored, laying the groundwork for future innovation in hybrid computing.</text:p>
        <text:p text:style-name="P1"/>
        <text:p text:style-name="P1"/>
        <text:p text:style-name="P2">Problem Statement</text:p>
        <text:p text:style-name="P1">Modern digital systems have revolutionized computing by delivering unparalleled speed, accuracy, and scalability. However, as we push the boundaries of artificial intelligence (AI) and computational efficiency, digital-only architectures reveal critical limitations:</text:p>
        <text:p text:style-name="P1"/>
        <text:p text:style-name="P1">1. Limited Flexibility in Logic Processing</text:p>
        <text:p text:style-name="P1">Digital systems inherently rely on binary logic, where signals are represented as discrete 1s and 0s. This rigid structure:</text:p>
        <text:p text:style-name="P1">Lacks nuance: Binary logic struggles to handle scenarios with uncertainty, partial truths, or noisy inputs.</text:p>
        <text:p text:style-name="P1">Restricts adaptability: Digital circuits are designed for specific tasks, making dynamic reconfiguration of logic operations costly and complex.</text:p>
        <text:p text:style-name="P1">Overemphasizes precision: High-resolution digital processing often consumes excessive resources for tasks that require approximate solutions, such as pattern recognition and heuristic decision-making.</text:p>
        <text:p text:style-name="P1"/>
        <text:p text:style-name="P1">2. Absence of Introspection in AI Systems</text:p>
        <text:p text:style-name="P1">AI systems, including state-of-the-art Large Language Models (LLMs), operate as black boxes, executing computations without self-awareness of their logical processes:</text:p>
        <text:p text:style-name="P1">Opaque reasoning: AI systems lack mechanisms to <text:soft-page-break/>analyze or refine their decision-making pathways in real time.</text:p>
        <text:p text:style-name="P1">No feedback loop: Current systems do not evaluate or adapt their internal logic dynamically based on their own outputs.</text:p>
        <text:p text:style-name="P1">Missed opportunities for optimization: The inability to introspect limits the system's capacity for self-improvement and adaptability to changing environments.</text:p>
        <text:p text:style-name="P1"/>
        <text:p text:style-name="Standard"><text:span text:style-name="T4">3. High Energy Consumption and Scalability Challenges</text:span></text:p>
        <text:p text:style-name="P1">Digital bottlenecks: Large-scale digital systems often suffer from high power consumption and heat dissipation, especially for tasks that require continuous or iterative processing.</text:p>
        <text:p text:style-name="P1">Complex scaling: Expanding digital systems requires substantial hardware investments, with diminishing returns on efficiency in areas like edge computing or real-time systems.</text:p>
        <text:p text:style-name="P1"/>
        <text:p text:style-name="P1">4. Lack of Integration Between Analog and Digital Paradigms</text:p>
        <text:p text:style-name="P1">Analog computing, with its ability to process continuous signals and handle uncertainty naturally, presents a powerful complement to digital systems. However:</text:p>
        <text:p text:style-name="P1">Underutilization: Analog components are rarely integrated into mainstream AI architectures.</text:p>
        <text:p text:style-name="P1">Design complexity: Hybrid analog-digital systems face significant engineering challenges, including</text:p>
        <text:p text:style-name="P1"><text:s/>synchronization, signal routing, and modular scalability.</text:p>
        <text:p text:style-name="P1">Missed synergy: The lack of integration denies systems the benefits of both analog flexibility and digital precision.</text:p>
        <text:p text:style-name="P1">The Need for a Hybrid Solution</text:p>
        <text:p text:style-name="P1">To address these limitations, there is a clear need for a novel architecture that:</text:p>
        <text:p text:style-name="P1">Combines the flexibility and adaptability of analog fuzzy logic with the precision and scalability of digital systems.</text:p>
        <text:p text:style-name="P1">Enables real-time introspection, allowing AI systems to dynamically evaluate and refine their logical processes.</text:p>
        <text:p text:style-name="P1">Offers modular, scalable, and energy-efficient solutions for complex computational tasks.</text:p>
        <text:p text:style-name="P1">This hybrid approach has the potential to revolutionize computing by bridging the gap between the analog and digital worlds, enabling AI systems to operate with greater flexibility, adaptability, and self-awareness.</text:p>
        <text:p text:style-name="P1"/>
        <text:p text:style-name="P1"/>
        <text:p text:style-name="P1"/>
        <text:p text:style-name="P2">Neuromorphic computing</text:p>
        <text:p text:style-name="P1"/>
        <text:p text:style-name="P1">Neuromorphic computing is inspired by the architecture and functionality of the human brain, aiming to mimic neurons, synapses, and their interconnections to achieve more efficient and adaptive computing. Hybrid analog-digital systems are exceptionally well-suited for neuromorphic applications, as they combine the real-time, low-power benefits of analog circuits with the precision and scalability of digital processing.</text:p>
        <text:p text:style-name="P1"/>
        <text:p text:style-name="P1">Here’s a detailed exploration of neuromorphic applications enabled by hybrid systems:</text:p>
        <text:p text:style-name="P1"/>
        <text:p text:style-name="P4"><text:span text:style-name="T4">1. Real-Time Neural Simulations</text:span></text:p>
        <text:p text:style-name="P5">Hybrid systems are ideal for simulating biological neural networks, which operate in continuous time and are highly parallel.</text:p>
        <text:p text:style-name="P1"/>
        <text:p text:style-name="P1">Application:</text:p>
        <text:p text:style-name="P1">Brain Modeling:</text:p>
        <text:p text:style-name="P1">Simulate cortical circuits, hippocampal networks, or other brain regions for research in neuroscience and understanding cognitive processes.</text:p>
        <text:p text:style-name="P1">Example: A hybrid system models synaptic plasticity (learning and memory) in the hippocampus using analog circuits for synapse emulation and digital systems for spike timing.</text:p>
        <text:p text:style-name="P1">Advantages:</text:p>
        <text:p text:style-name="P1">Real-time dynamics: Analog modules handle continuous processes like membrane potentials and synaptic weights.</text:p>
        <text:p text:style-name="P1">Scalability: Digital systems manage network topology and timing synchronization.</text:p>
        <text:p text:style-name="P1"/>
        <text:p text:style-name="Standard"><text:span text:style-name="T4">2. Spiking Neural Networks (SNNs)</text:span></text:p>
        <text:p text:style-name="P1">SNNs are a type of neural network where neurons communicate via discrete spikes (action potentials), mimicking how biological neurons work.</text:p>
        <text:p text:style-name="P1"/>
        <text:p text:style-name="P1">Application:</text:p>
        <text:p text:style-name="P1">Event-Based Processing:</text:p>
        <text:p text:style-name="P1"/>
        <text:p text:style-name="P1">Process data only when events (spikes) occur, reducing energy consumption compared to conventional neural networks.</text:p>
        <text:p text:style-name="P1">Example: Hybrid systems process visual data in an event-driven manner, mimicking the retina’s behavior.</text:p>
        <text:p text:style-name="P1"/>
        <text:p text:style-name="P1">Neuromorphic AI:</text:p>
        <text:p text:style-name="P1">Implement AI systems capable of recognizing patterns in spatiotemporal data, such as audio or video streams.</text:p>
        <text:p text:style-name="P1">Advantages:</text:p>
        <text:p text:style-name="P1">Energy efficiency: Analog circuits naturally handle the dynamics of spiking neurons.</text:p>
        <text:p text:style-name="P1">Precision: Digital controllers ensure accurate spike timing and synaptic updates.</text:p>
        <text:p text:style-name="P1">3. Adaptive Learning Systems</text:p>
        <text:p text:style-name="P1">Hybrid systems can emulate brain-like learning mechanisms, such as Hebbian learning (neurons that fire together wire together) or spike-timing-dependent plasticity (STDP).</text:p>
        <text:p text:style-name="P1"><text:soft-page-break/></text:p>
        <text:p text:style-name="P1">Application:</text:p>
        <text:p text:style-name="P1">Dynamic Learning in Hardware:</text:p>
        <text:p text:style-name="P1"/>
        <text:p text:style-name="P1">Implement on-chip learning, where synaptic weights are adjusted in real time.</text:p>
        <text:p text:style-name="P1">Example: A robot arm learns to adjust its grip strength dynamically based on tactile feedback using STDP principles.</text:p>
        <text:p text:style-name="P1">Self-Adaptive AI:</text:p>
        <text:p text:style-name="P1"/>
        <text:p text:style-name="P1">Enable AI systems to adapt to new environments without external reprogramming.</text:p>
        <text:p text:style-name="P1">Example: A neuromorphic hybrid chip in a drone adapts its flight control to changing wind conditions in real time.</text:p>
        <text:p text:style-name="P1">Advantages:</text:p>
        <text:p text:style-name="P1">On-chip learning: Analog modules update weights directly, reducing computation and energy overhead.</text:p>
        <text:p text:style-name="P1">Plasticity: Hybrid systems allow for real-time adaptation in hardware.</text:p>
        <text:p text:style-name="P1">4. Edge Computing and IoT</text:p>
        <text:p text:style-name="P1">Neuromorphic hybrid systems are particularly suited for edge devices, which require low-power, efficient processing for continuous data streams.</text:p>
        <text:p text:style-name="P1"/>
        <text:p text:style-name="P1">Application:</text:p>
        <text:p text:style-name="P1">Smart Sensors:</text:p>
        <text:p text:style-name="P1"/>
        <text:p text:style-name="P1">Process sensor data (e.g., audio, temperature, motion) locally using event-driven SNNs.</text:p>
        <text:p text:style-name="P1">Example: An edge device detects abnormal vibrations in a motor and triggers a maintenance alert.</text:p>
        <text:p text:style-name="P1">Wearables:</text:p>
        <text:p text:style-name="P1"/>
        <text:p text:style-name="P1">Neuromorphic hybrid systems process physiological signals like heart rate or brain activity in real time.</text:p>
        <text:p text:style-name="P1">Example: A wearable EEG device predicts epileptic seizures by analyzing brain wave patterns.</text:p>
        <text:p text:style-name="P1">Advantages:</text:p>
        <text:p text:style-name="P1">Low power consumption: Analog processing reduces the need for power-hungry digital operations.</text:p>
        <text:p text:style-name="P1">Real-time response: Ideal for time-sensitive applications like health monitoring or industrial automation.</text:p>
        <text:p text:style-name="P1">5. Sensory Processing</text:p>
        <text:p text:style-name="P1">Neuromorphic hybrid systems can replicate sensory organs like the retina, cochlea, or tactile skin, enabling efficient sensory data processing.</text:p>
        <text:p text:style-name="P1"/>
        <text:p text:style-name="P1">Application:</text:p>
        <text:p text:style-name="P1">Artificial Vision:</text:p>
        <text:p text:style-name="P1"/>
        <text:p text:style-name="P1">Process visual data directly on the analog layer using event-based vision sensors (e.g., DVS cameras).</text:p>
        <text:p text:style-name="P1">Example: A neuromorphic hybrid system recognizes objects in dynamic environments like autonomous driving.</text:p>
        <text:p text:style-name="P1">Auditory Processing:</text:p>
        <text:p text:style-name="P1"/>
        <text:p text:style-name="P1">Emulate the cochlea to process sound frequency and amplitude in real time.</text:p>
        <text:p text:style-name="P1">Example: A hearing aid dynamically filters ambient noise using spiking neural networks.</text:p>
        <text:p text:style-name="P1">Tactile Sensing:</text:p>
        <text:p text:style-name="P1"/>
        <text:p text:style-name="P1">Process pressure and texture information for robotic applications.</text:p>
        <text:p text:style-name="P1">Example: A neuromorphic robotic hand identifies objects by touch using analog fuzzy logic gates.</text:p>
        <text:p text:style-name="P1">Advantages:</text:p>
        <text:p text:style-name="P1">Real-world mimicry: Analog modules emulate continuous sensory signals.</text:p>
        <text:p text:style-name="P1">Speed: Neuromorphic systems process sensory data faster than traditional digital methods.</text:p>
        <text:p text:style-name="P1">6. Brain-Machine Interfaces (BMIs)</text:p>
        <text:p text:style-name="P1">Neuromorphic hybrid systems bridge the gap between biological brains and machines, enabling seamless communication.</text:p>
        <text:p text:style-name="P1"/>
        <text:p text:style-name="P1">Application:</text:p>
        <text:p text:style-name="P1">Neuroprosthetics:</text:p>
        <text:p text:style-name="P1"/>
        <text:p text:style-name="P1">Control robotic limbs or exoskeletons using neural signals processed by hybrid systems.</text:p>
        <text:p text:style-name="P1">Example: A neuromorphic processor interprets motor cortex signals to control a robotic arm.</text:p>
        <text:p text:style-name="P1">Cognitive Enhancement:</text:p>
        <text:p text:style-name="P1"/>
        <text:p text:style-name="P1">Develop devices that augment memory or decision-making by interfacing directly with the brain.</text:p>
        <text:p text:style-name="P1">Example: A memory augmentation chip processes hippocampal-like computations.</text:p>
        <text:p text:style-name="P1">Advantages:</text:p>
        <text:p text:style-name="P1">Real-time interaction: Analog modules interpret neural signals with low latency.</text:p>
        <text:p text:style-name="P1">Adaptability: Systems can adjust to individual neural patterns.</text:p>
        <text:p text:style-name="P1">7. Neuromorphic AI Research</text:p>
        <text:p text:style-name="P1">Hybrid systems are ideal platforms for developing new neuromorphic AI models.</text:p>
        <text:p text:style-name="P1"/>
        <text:p text:style-name="P1">Application:</text:p>
        <text:p text:style-name="P1">Biologically Inspired AI:</text:p>
        <text:p text:style-name="P1"/>
        <text:p text:style-name="P1">Develop algorithms that mimic how biological networks learn and adapt.</text:p>
        <text:p text:style-name="P1">Example: Use hybrid systems to test neural architectures inspired by cortical circuits.</text:p>
        <text:p text:style-name="P1">AI Model Testing:</text:p>
        <text:p text:style-name="P1"/>
        <text:p text:style-name="P1">Test novel neural network designs in hardware for efficiency and adaptability.</text:p>
        <text:p text:style-name="P1">Example: Compare traditional deep learning to spiking neural networks implemented on a hybrid platform.</text:p>
        <text:p text:style-name="P1">Advantages:</text:p>
        <text:p text:style-name="P1">Hardware-level testing: Accelerate research by directly implementing and testing models in analog-digital hardware.</text:p>
        <text:p text:style-name="P1"><text:soft-page-break/>Improved efficiency: Explore low-power neuromorphic designs for next-generation AI.</text:p>
        <text:p text:style-name="P1">8. Fault-Tolerant Systems</text:p>
        <text:p text:style-name="P1">Neuromorphic hybrid systems are inherently robust to partial failures, making them ideal for critical applications.</text:p>
        <text:p text:style-name="P1"/>
        <text:p text:style-name="P1">Application:</text:p>
        <text:p text:style-name="P1">Space Exploration:</text:p>
        <text:p text:style-name="P1"/>
        <text:p text:style-name="P1">Process noisy data from space probes and adapt to harsh, unpredictable conditions.</text:p>
        <text:p text:style-name="P1">Example: A neuromorphic processor analyzes rover sensor data to detect surface patterns on Mars.</text:p>
        <text:p text:style-name="P1">Industrial Automation:</text:p>
        <text:p text:style-name="P1"/>
        <text:p text:style-name="P1">Handle faults in sensor arrays or communication channels without compromising system functionality.</text:p>
        <text:p text:style-name="P1">Example: A neuromorphic hybrid system ensures continuous operation of a production line under noisy conditions.</text:p>
        <text:p text:style-name="P1">Advantages:</text:p>
        <text:p text:style-name="P1">Noise resilience: Analog circuits handle uncertainty naturally.</text:p>
        <text:p text:style-name="P1">Graceful degradation: Systems continue to function even with partial hardware failures.</text:p>
        <text:p text:style-name="P1">Key Advantages of Neuromorphic Hybrid Systems</text:p>
        <text:p text:style-name="P1">Energy Efficiency:</text:p>
        <text:p text:style-name="P1">Analog circuits minimize power consumption, especially in event-driven systems.</text:p>
        <text:p text:style-name="P1">Real-Time Performance:</text:p>
        <text:p text:style-name="P1">Continuous and parallel processing ensures low-latency responses.</text:p>
        <text:p text:style-name="P1">Adaptability:</text:p>
        <text:p text:style-name="P1">Neuromorphic systems can learn and adapt in real time, enabling self-improvement.</text:p>
        <text:p text:style-name="P1">Scalability:</text:p>
        <text:p text:style-name="P1">Modular design allows expansion to larger, more complex networks.</text:p>
        <text:p text:style-name="P1">Noise Robustness:</text:p>
        <text:p text:style-name="P1">Hybrid systems excel at handling noisy or incomplete data, mimicking biological robustness.</text:p>
        <text:p text:style-name="P1">Future Directions</text:p>
        <text:p text:style-name="P1">Hybrid Neuromorphic Chips:</text:p>
        <text:p text:style-name="P1">Develop integrated analog-digital chips for SNNs and other neuromorphic applications.</text:p>
        <text:p text:style-name="P1">Cross-Disciplinary Research:</text:p>
        <text:p text:style-name="P1">Combine neuroscience, machine learning, and circuit design to advance hybrid neuromorphic systems.</text:p>
        <text:p text:style-name="P1">Widespread Adoption:</text:p>
        <text:p text:style-name="P1">Deploy neuromorphic systems in AI, robotics, medical devices, and IoT for unparalleled efficiency and adaptability.</text:p>
        <text:p text:style-name="P1"/>
        <text:p text:style-name="P1"/>
        <text:p text:style-name="P1"/>
        <text:p text:style-name="P1">Hybrid systems—combining analog and digital computing—bring unique efficiencies to AI by leveraging the strengths of both paradigms. Here's an in-depth look at how hybrid systems achieve efficiency and improve AI performance:</text:p>
        <text:p text:style-name="P1"/>
        <text:p text:style-name="P1">1. Energy Efficiency</text:p>
        <text:p text:style-name="P1">How Hybrid Systems Save Energy:</text:p>
        <text:p text:style-name="P1">Offloading Tasks to Analog Layers:</text:p>
        <text:p text:style-name="P1"/>
        <text:p text:style-name="P1">Analog components naturally process continuous signals, reducing the need for complex and power-hungry digital computations.</text:p>
        <text:p text:style-name="P1">Tasks like fuzzy logic, signal preprocessing, or heuristic decision-making are performed directly in the analog domain, eliminating unnecessary analog-to-digital conversions.</text:p>
        <text:p text:style-name="P1">Reduced Computational Overhead:</text:p>
        <text:p text:style-name="P1"/>
        <text:p text:style-name="P1">Digital systems consume significant energy in high-resolution computations, especially in neural networks. Hybrid systems shift approximate or low-precision operations to the analog domain, where they are inherently more efficient.</text:p>
        <text:p text:style-name="P1">Localized Processing:</text:p>
        <text:p text:style-name="P1"/>
        <text:p text:style-name="P1">Analog gates perform real-time computations without requiring memory fetches or clock cycles, saving energy in edge devices and IoT systems.</text:p>
        <text:p text:style-name="P1">Impact:</text:p>
        <text:p text:style-name="P1">Lower Power Consumption: Ideal for battery-powered AI applications, such as wearables, edge devices, and autonomous drones.</text:p>
        <text:p text:style-name="P1">Reduced Data Center Costs: Offloading repetitive tasks to analog circuits can significantly cut energy usage in large-scale AI systems.</text:p>
        <text:p text:style-name="P1">2. Speed and Real-Time Processing</text:p>
        <text:p text:style-name="P1">How Hybrid Systems Are Faster:</text:p>
        <text:p text:style-name="P1">Continuous Parallel Processing:</text:p>
        <text:p text:style-name="P1"/>
        <text:p text:style-name="P1">Analog circuits process all inputs simultaneously, avoiding the sequential bottlenecks of digital systems.</text:p>
        <text:p text:style-name="P1">For example, a fuzzy NAND gate computes 𝑄=1−(𝐴⋅𝐵) in real time without looping or instruction cycles.</text:p>
        <text:p text:style-name="P1">Reduced Latency:</text:p>
        <text:p text:style-name="P1"/>
        <text:p text:style-name="P1">Analog gates perform computations almost instantaneously, making them ideal for real-time applications like robotics, autonomous vehicles, and real-time sensor fusion.</text:p>
        <text:p text:style-name="P1">Dedicated Hardware Layers:</text:p>
        <text:p text:style-name="P1"/>
        <text:p text:style-name="P1">Hybrid systems integrate analog accelerators (e.g., for gradient calculations or activation functions) with digital systems, speeding up machine learning tasks like training and inference.</text:p>
        <text:p text:style-name="P1">Impact:</text:p>
        <text:p text:style-name="P1">Improved Responsiveness: Robots, drones, and autonomous systems can make split-second decisions.</text:p>
        <text:p text:style-name="P1">Faster Training: Hybrid systems accelerate iterative computations, such as backpropagation in neural networks.</text:p>
        <text:p text:style-name="P1"><text:soft-page-break/>3. Handling Noise and Uncertainty</text:p>
        <text:p text:style-name="P1">Why Analog Systems Excel:</text:p>
        <text:p text:style-name="P1">Fuzzy Logic:</text:p>
        <text:p text:style-name="P1"/>
        <text:p text:style-name="P1">Analog gates process inputs as ranges (e.g., 0–1) instead of binary states (0 or 1), making them inherently noise-tolerant.</text:p>
        <text:p text:style-name="P1">This is particularly valuable for AI systems dealing with real-world, noisy data (e.g., sensor inputs from cameras, microphones, or LIDAR).</text:p>
        <text:p text:style-name="P1">Graceful Degradation:</text:p>
        <text:p text:style-name="P1"/>
        <text:p text:style-name="P1">Analog systems degrade gradually with noise or partial failures, while digital systems can fail abruptly (e.g., a flipped bit).</text:p>
        <text:p text:style-name="P1">Impact:</text:p>
        <text:p text:style-name="P1">Robust AI Performance: Hybrid systems handle noisy or incomplete data without losing accuracy.</text:p>
        <text:p text:style-name="P1">Improved Sensor Fusion: Combining signals from multiple sensors (e.g., radar, LIDAR, and cameras) becomes more reliable.</text:p>
        <text:p text:style-name="P1">4. Adaptability and Reconfigurability</text:p>
        <text:p text:style-name="P1">How Hybrid Systems Adapt:</text:p>
        <text:p text:style-name="P1">Analog Reconfiguration:</text:p>
        <text:p text:style-name="P1"/>
        <text:p text:style-name="P1">Adjustable input weights (via VCAs) allow dynamic modification of logic gates in real time.</text:p>
        <text:p text:style-name="P1">AI systems can tune their own logic circuits to optimize for specific tasks or conditions.</text:p>
        <text:p text:style-name="P1">Digital Control:</text:p>
        <text:p text:style-name="P1"/>
        <text:p text:style-name="P1">The digital layer monitors outputs and provides feedback to the analog layer, dynamically reconfiguring gates as needed.</text:p>
        <text:p text:style-name="P1">Impact:</text:p>
        <text:p text:style-name="P1">Task-Specific Optimization: AI systems adapt their processing logic to specific environments or tasks.</text:p>
        <text:p text:style-name="P1">Self-Improvement: Hybrid systems can introspect, learn from their errors, and refine their configurations autonomously.</text:p>
        <text:p text:style-name="P1">5. Scalability</text:p>
        <text:p text:style-name="P1">How Hybrid Systems Scale:</text:p>
        <text:p text:style-name="P1">Modular Design:</text:p>
        <text:p text:style-name="P1"/>
        <text:p text:style-name="P1">Analog gates are implemented on daughterboards that can be stacked or expanded as needed.</text:p>
        <text:p text:style-name="P1">The digital layer coordinates these modules, ensuring synchronization and efficient operation.</text:p>
        <text:p text:style-name="P1">Localized Analog Processing:</text:p>
        <text:p text:style-name="P1"/>
        <text:p text:style-name="P1">By distributing analog computation across modules, hybrid systems reduce the data transfer burden on the digital layer.</text:p>
        <text:p text:style-name="P1">Impact:</text:p>
        <text:p text:style-name="P1">Efficient Scaling: Systems grow by adding more analog modules, without exponentially increasing digital processing demands.</text:p>
        <text:p text:style-name="P1">Cost-Effective Expansion: Analog circuits are simpler and often cheaper to scale compared to complex digital architectures.</text:p>
        <text:p text:style-name="P1">6. Complementary Strengths of Analog and Digital</text:p>
        <text:p text:style-name="P1">Hybrid systems capitalize on the unique strengths of each paradigm:</text:p>
        <text:p text:style-name="P1"/>
        <text:p text:style-name="P1">Aspect<text:tab/>Analog Strengths<text:tab/>Digital Strengths</text:p>
        <text:p text:style-name="P1">Computation Type<text:tab/>Continuous, approximate, low-power<text:tab/>Precise, scalable, programmable</text:p>
        <text:p text:style-name="P1">Data Processing<text:tab/>Real-time, parallel, robust to noise<text:tab/>Sequential, deterministic</text:p>
        <text:p text:style-name="P1">Adaptability<text:tab/>Dynamically reconfigurable via weights/inputs<text:tab/>Programmable for diverse tasks</text:p>
        <text:p text:style-name="P1">Energy Efficiency<text:tab/>High for low-precision, repetitive tasks<text:tab/>High for logic-intensive operations</text:p>
        <text:p text:style-name="P1">Impact:</text:p>
        <text:p text:style-name="P1">Balanced Performance: Hybrid systems assign tasks to analog or digital layers based on their nature, maximizing efficiency.</text:p>
        <text:p text:style-name="P1">Improved AI Outcomes: AI systems gain both the adaptability of analog and the precision of digital processing.</text:p>
        <text:p text:style-name="P1">7. Practical Examples</text:p>
        <text:p text:style-name="P1">1. AI Training Acceleration:</text:p>
        <text:p text:style-name="P1">Hybrid systems offload gradient calculations or activation functions to analog gates.</text:p>
        <text:p text:style-name="P1">Benefit: Reduced time and energy for training deep learning models.</text:p>
        <text:p text:style-name="P1">2. Autonomous Vehicles:</text:p>
        <text:p text:style-name="P1">Analog gates process noisy sensor data (e.g., LIDAR, radar), while the digital layer handles precise navigation algorithms.</text:p>
        <text:p text:style-name="P1">Benefit: Faster and more robust decision-making in real-world environments.</text:p>
        <text:p text:style-name="P1">3. Edge AI Devices:</text:p>
        <text:p text:style-name="P1">Analog gates handle real-time tasks (e.g., object detection), while the digital layer processes high-level logic.</text:p>
        <text:p text:style-name="P1">Benefit: Low-power, fast, and adaptive performance in wearables, drones, or IoT devices.</text:p>
        <text:p text:style-name="P1">4. Explainable AI:</text:p>
        <text:p text:style-name="P1">Analog gates provide interpretable representations of fuzzy logic operations, aiding in AI transparency.</text:p>
        <text:p text:style-name="P1">Benefit: Improved trust and accountability in AI systems.</text:p>
        <text:p text:style-name="P1">Key Takeaways</text:p>
        <text:p text:style-name="P1">Energy Efficiency: Analog gates reduce computational overhead for approximate or repetitive tasks.</text:p>
        <text:p text:style-name="P1">Speed: Hybrid systems leverage the real-time, parallel nature of analog gates for faster decision-making.</text:p>
        <text:p text:style-name="P1">Noise Robustness: Fuzzy logic and continuous signal processing make hybrid systems resilient to real-world uncertainty.</text:p>
        <text:p text:style-name="P1">Adaptability: Reconfigurable logic circuits enable AI systems to self-optimize and introspect.</text:p>
        <text:p text:style-name="P1">Scalability: Modular analog layers complement digital systems, making hybrid systems cost-effective and scalable.</text:p>
        <text:p text:style-name="P1"/>
        <text:p text:style-name="P1"/>
        <text:p text:style-name="P1">Discussussion of analog modules for neural <text:soft-page-break/>networks.</text:p>
        <text:p text:style-name="P1"/>
        <text:p text:style-name="P1">Analog modules for neural networks represent an innovative approach to efficiently implement computational tasks that mimic the behavior of biological neurons and synapses. These modules offer significant advantages in energy efficiency, real-time processing, and adaptability compared to purely digital implementations. Here’s a comprehensive exploration:</text:p>
        <text:p text:style-name="P1"/>
        <text:p text:style-name="P1">1. Overview of Analog Neural Network Modules</text:p>
        <text:p text:style-name="P1">Analog modules leverage the continuous nature of signals to perform neural network operations such as weighted summation, activation functions, and feedback processing. These operations are fundamental to the functioning of neural networks and align well with the strengths of analog computing.</text:p>
        <text:p text:style-name="P1"/>
        <text:p text:style-name="P1">Core Components:</text:p>
        <text:p text:style-name="P1">Weighted Inputs:</text:p>
        <text:p text:style-name="P1">Voltage-controlled amplifiers (VCAs) or resistive networks adjust the weights of inputs dynamically.</text:p>
        <text:p text:style-name="P1">Summation Circuits:</text:p>
        <text:p text:style-name="P1">Analog op-amps or current summing nodes combine weighted inputs.</text:p>
        <text:p text:style-name="P1">Nonlinear Activation:</text:p>
        <text:p text:style-name="P1">Nonlinear elements, such as diodes or transistors, implement activation functions like sigmoid or ReLU.</text:p>
        <text:p text:style-name="P1">Learning Circuits:</text:p>
        <text:p text:style-name="P1">Use analog memory elements (e.g., memristors or capacitors) to store and adjust weights during training.</text:p>
        <text:p text:style-name="P1">2. Advantages of Analog Neural Modules</text:p>
        <text:p text:style-name="P1">2.1 Energy Efficiency</text:p>
        <text:p text:style-name="P1">Analog modules consume significantly less energy than digital hardware for neural network operations, particularly in high-density computations like matrix multiplications.</text:p>
        <text:p text:style-name="P1">Example: Analog circuits compute weighted sums directly without intermediate digital conversions, reducing power overhead.</text:p>
        <text:p text:style-name="P1">2.2 Speed and Parallelism</text:p>
        <text:p text:style-name="P1">Analog circuits process inputs continuously and in parallel, unlike digital systems that handle operations sequentially.</text:p>
        <text:p text:style-name="P1">Impact: Faster inference and training, critical for real-time applications like robotics or edge AI.</text:p>
        <text:p text:style-name="P1">2.3 Noise Resilience</text:p>
        <text:p text:style-name="P1">Analog circuits naturally handle noisy inputs and imprecise signals, making them well-suited for real-world environments where data may be incomplete or noisy.</text:p>
        <text:p text:style-name="P1">2.4 Compact Design</text:p>
        <text:p text:style-name="P1">Analog modules can achieve higher density than digital circuits for specific neural operations, reducing the physical size of the hardware.</text:p>
        <text:p text:style-name="P1">3. Key Operations in Analog Neural Modules</text:p>
        <text:p text:style-name="P1">3.1 Weighted Summation</text:p>
        <text:p text:style-name="P1">Implementation: Weighted inputs are combined using summing amplifiers or current summation nodes.</text:p>
        <text:p text:style-name="P1">Analog Circuit:</text:p>
        <text:p text:style-name="P1">Inputs are represented as voltages or currents.</text:p>
        <text:p text:style-name="P1">Weights are adjusted using variable resistors, VCAs, or memristors.</text:p>
        <text:p text:style-name="P1">Output is the weighted sum of inputs: </text:p>
        <text:p text:style-name="P1">Output</text:p>
        <text:p text:style-name="P1">=</text:p>
        <text:p text:style-name="P1">𝑤</text:p>
        <text:p text:style-name="P1">1</text:p>
        <text:p text:style-name="P1">𝑥</text:p>
        <text:p text:style-name="P1">1</text:p>
        <text:p text:style-name="P1">+</text:p>
        <text:p text:style-name="P1">𝑤</text:p>
        <text:p text:style-name="P1">2</text:p>
        <text:p text:style-name="P1">𝑥</text:p>
        <text:p text:style-name="P1">2</text:p>
        <text:p text:style-name="P1">+</text:p>
        <text:p text:style-name="P1">…</text:p>
        <text:p text:style-name="P1">+</text:p>
        <text:p text:style-name="P1">𝑤</text:p>
        <text:p text:style-name="P1">𝑛</text:p>
        <text:p text:style-name="P1">𝑥</text:p>
        <text:p text:style-name="P1">𝑛</text:p>
        <text:p text:style-name="P1">Output=w </text:p>
        <text:p text:style-name="P1">1</text:p>
        <text:p text:style-name="P1">​</text:p>
        <text:p text:style-name="P1"><text:s/>x </text:p>
        <text:p text:style-name="P1">1</text:p>
        <text:p text:style-name="P1">​</text:p>
        <text:p text:style-name="P1"><text:s/>+w </text:p>
        <text:p text:style-name="P1">2</text:p>
        <text:p text:style-name="P1">​</text:p>
        <text:p text:style-name="P1"><text:s/>x </text:p>
        <text:p text:style-name="P1">2</text:p>
        <text:p text:style-name="P1">​</text:p>
        <text:p text:style-name="P1"><text:s/>+…+w </text:p>
        <text:p text:style-name="P1">n</text:p>
        <text:p text:style-name="P1">​</text:p>
        <text:p text:style-name="P1"><text:s/>x </text:p>
        <text:p text:style-name="P1">n</text:p>
        <text:p text:style-name="P1">​</text:p>
        <text:p text:style-name="P1"><text:s/>.</text:p>
        <text:p text:style-name="P1">3.2 Nonlinear Activation</text:p>
        <text:p text:style-name="P1">Implementation: Activation functions introduce nonlinearity, enabling the neural network to approximate complex functions.</text:p>
        <text:p text:style-name="P1">Analog Circuit:</text:p>
        <text:p text:style-name="P1">Diodes or transistors implement functions like:</text:p>
        <text:p text:style-name="P1">ReLU: Rectified Linear Unit, </text:p>
        <text:p text:style-name="P1">𝑓</text:p>
        <text:p text:style-name="P1">(</text:p>
        <text:p text:style-name="P1">𝑥</text:p>
        <text:p text:style-name="P1">)</text:p>
        <text:p text:style-name="P1">=</text:p>
        <text:p text:style-name="P1">max</text:p>
        <text:p text:style-name="P1">⁡</text:p>
        <text:p text:style-name="P1">(</text:p>
        <text:p text:style-name="P1">0</text:p>
        <text:p text:style-name="P1"><text:soft-page-break/>,</text:p>
        <text:p text:style-name="P1">𝑥</text:p>
        <text:p text:style-name="P1">)</text:p>
        <text:p text:style-name="P1">f(x)=max(0,x).</text:p>
        <text:p text:style-name="P1">Sigmoid: </text:p>
        <text:p text:style-name="P1">𝑓</text:p>
        <text:p text:style-name="P1">(</text:p>
        <text:p text:style-name="P1">𝑥</text:p>
        <text:p text:style-name="P1">)</text:p>
        <text:p text:style-name="P1">=</text:p>
        <text:p text:style-name="P1">1</text:p>
        <text:p text:style-name="P1">1</text:p>
        <text:p text:style-name="P1">+</text:p>
        <text:p text:style-name="P1">𝑒</text:p>
        <text:p text:style-name="P1">−</text:p>
        <text:p text:style-name="P1">𝑥</text:p>
        <text:p text:style-name="P1">f(x)= </text:p>
        <text:p text:style-name="P1">1+e </text:p>
        <text:p text:style-name="P1">−x</text:p>
        <text:p text:style-name="P1"><text:s/></text:p>
        <text:p text:style-name="P1">1</text:p>
        <text:p text:style-name="P1">​</text:p>
        <text:p text:style-name="P1"><text:s/>, approximated using exponential circuits.</text:p>
        <text:p text:style-name="P1">3.3 Learning and Weight Adjustment</text:p>
        <text:p text:style-name="P1">Implementation: Store and update weights during training.</text:p>
        <text:p text:style-name="P1">Analog Circuit:</text:p>
        <text:p text:style-name="P1">Use programmable elements like memristors, charge-storage capacitors, or floating-gate transistors to encode weights.</text:p>
        <text:p text:style-name="P1">Weight updates are performed using analog feedback loops.</text:p>
        <text:p text:style-name="P1">3.4 Matrix Multiplication</text:p>
        <text:p text:style-name="P1">Implementation: Core operation in neural networks, performed efficiently in the analog domain.</text:p>
        <text:p text:style-name="P1">Analog Circuit:</text:p>
        <text:p text:style-name="P1">Crossbar arrays with resistive elements perform matrix-vector multiplications directly by encoding weights as conductance values.</text:p>
        <text:p text:style-name="P1">4. Challenges in Analog Neural Modules</text:p>
        <text:p text:style-name="P1">4.1 Precision and Accuracy</text:p>
        <text:p text:style-name="P1">Analog circuits are subject to thermal noise, component variability, and signal drift, which can limit precision.</text:p>
        <text:p text:style-name="P1">Solution: Use hybrid designs where the analog module performs approximate operations, and digital systems refine results.</text:p>
        <text:p text:style-name="P1">4.2 Scalability</text:p>
        <text:p text:style-name="P1">Large analog networks require careful design of interconnects and power management to minimize noise and signal degradation.</text:p>
        <text:p text:style-name="P1">Solution: Modularize analog circuits into scalable units, connected via low-noise buses.</text:p>
        <text:p text:style-name="P1">4.3 Training Complexity</text:p>
        <text:p text:style-name="P1">Implementing backpropagation and weight updates in the analog domain is non-trivial.</text:p>
        <text:p text:style-name="P1">Solution: Use a digital controller for training and offload inference tasks to the analog module.</text:p>
        <text:p text:style-name="P1">5. Applications of Analog Neural Modules</text:p>
        <text:p text:style-name="P1">5.1 Edge AI Devices</text:p>
        <text:p text:style-name="P1">Compact, energy-efficient modules process data locally, reducing the need for cloud connectivity.</text:p>
        <text:p text:style-name="P1">Example: Wearable devices analyze sensor data in real time using analog neural networks.</text:p>
        <text:p text:style-name="P1">5.2 Real-Time Robotics</text:p>
        <text:p text:style-name="P1">Analog modules enable robots to make split-second decisions by processing sensor inputs and performing inference directly.</text:p>
        <text:p text:style-name="P1">Example: A robot arm adjusts its grip strength dynamically based on tactile feedback.</text:p>
        <text:p text:style-name="P1">5.3 Neuromorphic Computing</text:p>
        <text:p text:style-name="P1">Analog circuits mimic biological neurons and synapses, advancing research in brain-inspired AI.</text:p>
        <text:p text:style-name="P1">Example: Simulating cortical neural networks for understanding learning and memory.</text:p>
        <text:p text:style-name="P1">5.4 Medical Signal Processing</text:p>
        <text:p text:style-name="P1">Process noisy physiological signals (e.g., ECG, EEG) efficiently and in real time.</text:p>
        <text:p text:style-name="P1">Example: An analog neural network detects anomalies in heart rhythms from raw ECG data.</text:p>
        <text:p text:style-name="P1">5.5 Autonomous Vehicles</text:p>
        <text:p text:style-name="P1">Analog modules preprocess data from sensors like cameras, LIDAR, and radar, enabling faster and more energy-efficient decision-making.</text:p>
        <text:p text:style-name="P1">Example: Fuzzy logic gates and neural modules classify obstacles in real-time navigation.</text:p>
        <text:p text:style-name="P1">6. Hybrid Analog-Digital Neural Systems</text:p>
        <text:p text:style-name="P1">Combining analog modules with digital controllers enhances the performance and versatility of neural networks:</text:p>
        <text:p text:style-name="P1"/>
        <text:p text:style-name="P1">Analog Inference, Digital Training:</text:p>
        <text:p text:style-name="P1">Analog circuits handle inference tasks, while digital systems perform precise backpropagation during training.</text:p>
        <text:p text:style-name="P1">Error Correction:</text:p>
        <text:p text:style-name="P1">Digital systems refine the outputs of analog modules to improve accuracy.</text:p>
        <text:p text:style-name="P1">Dynamic Reconfiguration:</text:p>
        <text:p text:style-name="P1">Digital controllers adjust weights or activation functions in real time based on task requirements.</text:p>
        <text:p text:style-name="P1">7. Example Hardware Design</text:p>
        <text:p text:style-name="P1">Analog Module:</text:p>
        <text:p text:style-name="P1">Components:</text:p>
        <text:p text:style-name="P1">Summing amplifiers for weighted inputs.</text:p>
        <text:p text:style-name="P1">Diodes or transistors for activation functions.</text:p>
        <text:p text:style-name="P1">Memristors for weight storage.</text:p>
        <text:p text:style-name="P1">Design:</text:p>
        <text:p text:style-name="P1">Implement small, modular networks (e.g., a 10-neuron layer) on a single PCB.</text:p>
        <text:p text:style-name="P1">Digital Controller:</text:p>
        <text:p text:style-name="P1">Components:</text:p>
        <text:p text:style-name="P1">Microcontroller or FPGA for weight updates and configuration.</text:p>
        <text:p text:style-name="P1">SPI/I²C interface to communicate with the analog module.</text:p>
        <text:p text:style-name="P1">Integration:</text:p>
        <text:p text:style-name="P1">Use a common bus for communication between analog modules and the digital controller.</text:p>
        <text:p text:style-name="P1">Synchronize operations with a shared clock.</text:p>
        <text:p text:style-name="P1"><text:soft-page-break/>8. The Future of Analog Neural Modules</text:p>
        <text:p text:style-name="P1">Energy-Efficient AI: Analog modules pave the way for low-power AI systems, critical for edge devices and IoT.</text:p>
        <text:p text:style-name="P1">Neuromorphic Revolution: Analog modules mimic brain-like computation, enabling breakthroughs in understanding and replicating biological intelligence.</text:p>
        <text:p text:style-name="P1">Scalable AI Hardware: Modular analog systems offer a practical pathway to scalable, high-performance neural networks.</text:p>
        <text:p text:style-name="P1"/>
        <text:p text:style-name="P1"/>
        <text:p text:style-name="P1"/>
        <text:p text:style-name="P1">Modularity in hybrid analog-digital systems is a game-changing design principle that offers scalability, flexibility, ease of maintenance, and cost efficiency. Here’s a detailed look at how modularity benefits your hybrid system:</text:p>
        <text:p text:style-name="P1"/>
        <text:p text:style-name="P1">1. Scalability</text:p>
        <text:p text:style-name="P1">Description:</text:p>
        <text:p text:style-name="P1">Modular systems allow additional units (e.g., daughterboards with analog gates) to be added seamlessly to scale the system’s computational capacity or functionality.</text:p>
        <text:p text:style-name="P1">Benefits:</text:p>
        <text:p text:style-name="P1">Increased Computational Power:</text:p>
        <text:p text:style-name="P1"/>
        <text:p text:style-name="P1">Add more daughterboards to handle larger, more complex AI tasks.</text:p>
        <text:p text:style-name="P1">Example: A modular hybrid system in a data center can scale from small tasks to full-scale machine learning inference simply by stacking more boards.</text:p>
        <text:p text:style-name="P1">Cost-Efficient Scaling:</text:p>
        <text:p text:style-name="P1"/>
        <text:p text:style-name="P1">Instead of replacing or redesigning the entire system, expand capacity by adding modules.</text:p>
        <text:p text:style-name="P1">Example: A startup can begin with a single-module prototype and scale up as project demands grow.</text:p>
        <text:p text:style-name="P1">Task-Specific Expansion:</text:p>
        <text:p text:style-name="P1"/>
        <text:p text:style-name="P1">Different modules can be tailored for specific tasks (e.g., signal processing, neural network layers, sensor fusion).</text:p>
        <text:p text:style-name="P1">2. Flexibility</text:p>
        <text:p text:style-name="P1">Description:</text:p>
        <text:p text:style-name="P1">Modularity allows different types of functionality to coexist and be dynamically reconfigured based on the application.</text:p>
        <text:p text:style-name="P1">Benefits:</text:p>
        <text:p text:style-name="P1">Customizable Configurations:</text:p>
        <text:p text:style-name="P1"/>
        <text:p text:style-name="P1">Modules can be designed for specific analog or digital tasks (e.g., a module with fuzzy NAND gates or a high-resolution ADC).</text:p>
        <text:p text:style-name="P1">Example: A robotics application can swap in modules optimized for tactile feedback or vision processing.</text:p>
        <text:p text:style-name="P1">Dynamic Reconfiguration:</text:p>
        <text:p text:style-name="P1"/>
        <text:p text:style-name="P1">Reconfigure logic gates or processing units in real-time without redesigning the hardware.</text:p>
        <text:p text:style-name="P1">Example: In an autonomous drone, swap logic modules for flight control or obstacle avoidance depending on the task.</text:p>
        <text:p text:style-name="P1">Multi-Domain Compatibility:</text:p>
        <text:p text:style-name="P1"/>
        <text:p text:style-name="P1">Analog modules for real-time, low-power processing can coexist with digital modules for precise computations, ensuring balanced performance.</text:p>
        <text:p text:style-name="P1">3. Ease of Maintenance and Upgrades</text:p>
        <text:p text:style-name="P1">Description:</text:p>
        <text:p text:style-name="P1">Modular systems simplify debugging, repair, and system updates by isolating functionality within specific components.</text:p>
        <text:p text:style-name="P1">Benefits:</text:p>
        <text:p text:style-name="P1">Simplified Troubleshooting:</text:p>
        <text:p text:style-name="P1"/>
        <text:p text:style-name="P1">Faults can be isolated to a specific module without dismantling the entire system.</text:p>
        <text:p text:style-name="P1">Example: If a daughterboard fails in a hybrid computing array, it can be replaced independently.</text:p>
        <text:p text:style-name="P1">Future-Proofing:</text:p>
        <text:p text:style-name="P1"/>
        <text:p text:style-name="P1">Outdated modules can be swapped for newer, more advanced ones without redesigning the whole system.</text:p>
        <text:p text:style-name="P1">Example: Upgrade an ADC module to one with higher resolution or faster conversion rates.</text:p>
        <text:p text:style-name="P1">Reduced Downtime:</text:p>
        <text:p text:style-name="P1"/>
        <text:p text:style-name="P1">Faulty or outdated modules can be replaced in minutes, keeping the system operational with minimal interruption.</text:p>
        <text:p text:style-name="P1">4. Design Simplification</text:p>
        <text:p text:style-name="P1">Description:</text:p>
        <text:p text:style-name="P1">Breaking the system into modular units reduces design complexity, allowing independent development and testing of each module.</text:p>
        <text:p text:style-name="P1">Benefits:</text:p>
        <text:p text:style-name="P1">Parallel Development:</text:p>
        <text:p text:style-name="P1"/>
        <text:p text:style-name="P1">Different teams can work on analog and digital modules independently.</text:p>
        <text:p text:style-name="P1">Example: One team develops the fuzzy logic gates on analog boards, while another team optimizes digital control firmware.</text:p>
        <text:p text:style-name="P1">Reusability:</text:p>
        <text:p text:style-name="P1"/>
        <text:p text:style-name="P1">Modules designed for one application can be reused in other systems.</text:p>
        <text:p text:style-name="P1">Example: A fuzzy logic module for AI introspection can be repurposed for real-time signal processing in robotics.</text:p>
        <text:p text:style-name="P1">Incremental Testing:</text:p>
        <text:p text:style-name="P1"/>
        <text:p text:style-name="P1">Test each module independently before integrating them into the complete system.</text:p>
        <text:p text:style-name="P1">Example: Validate an analog daughterboard's gate configurations before connecting it to the motherboard.</text:p>
        <text:p text:style-name="P1"><text:soft-page-break/>5. Improved Signal Integrity</text:p>
        <text:p text:style-name="P1">Description:</text:p>
        <text:p text:style-name="P1">Modular systems enable localized signal processing, reducing noise and interference.</text:p>
        <text:p text:style-name="P1">Benefits:</text:p>
        <text:p text:style-name="P1">Localized Processing:</text:p>
        <text:p text:style-name="P1"/>
        <text:p text:style-name="P1">Perform analog computations on the daughterboards before digitizing and transmitting data, minimizing signal degradation.</text:p>
        <text:p text:style-name="P1">Example: Process noisy sensor signals on an analog module and send refined data to the digital layer.</text:p>
        <text:p text:style-name="P1">Simplified Routing:</text:p>
        <text:p text:style-name="P1"/>
        <text:p text:style-name="P1">Modular layouts minimize cross-talk and interference by isolating sensitive analog signals on dedicated boards.</text:p>
        <text:p text:style-name="P1">Example: Keep analog fuzzy logic gates and their connections on one board, with separate power and ground planes.</text:p>
        <text:p text:style-name="P1">6. Application-Specific Optimization</text:p>
        <text:p text:style-name="P1">Description:</text:p>
        <text:p text:style-name="P1">Modules can be tailored for specific use cases, enhancing efficiency and performance for diverse applications.</text:p>
        <text:p text:style-name="P1">Benefits:</text:p>
        <text:p text:style-name="P1">Domain-Specific Modules:</text:p>
        <text:p text:style-name="P1"/>
        <text:p text:style-name="P1">Design specialized daughterboards for tasks like neural network processing, sensor fusion, or heuristic decision-making.</text:p>
        <text:p text:style-name="P1">Example: A module optimized for fuzzy logic can process ambiguous data from environmental sensors in autonomous vehicles.</text:p>
        <text:p text:style-name="P1">Cross-Disciplinary Applications:</text:p>
        <text:p text:style-name="P1"/>
        <text:p text:style-name="P1">Reuse or reconfigure modules for AI, robotics, medical devices, or industrial automation.</text:p>
        <text:p text:style-name="P1">Example: A logic board for AI introspection can also support fault-tolerant control in aerospace systems.</text:p>
        <text:p text:style-name="P1">7. Cost Efficiency</text:p>
        <text:p text:style-name="P1">Description:</text:p>
        <text:p text:style-name="P1">Modularity reduces upfront costs and long-term expenses by allowing incremental investment and upgrades.</text:p>
        <text:p text:style-name="P1">Benefits:</text:p>
        <text:p text:style-name="P1">Incremental Investment:</text:p>
        <text:p text:style-name="P1"/>
        <text:p text:style-name="P1">Build and deploy a minimal system initially, then add modules as needed.</text:p>
        <text:p text:style-name="P1">Example: Start with one daughterboard for proof-of-concept and scale up for production.</text:p>
        <text:p text:style-name="P1">Reduced Waste:</text:p>
        <text:p text:style-name="P1"/>
        <text:p text:style-name="P1">Upgrade specific modules rather than discarding the entire system.</text:p>
        <text:p text:style-name="P1">Example: Replace only the ADC module for higher resolution instead of redesigning the motherboard and analog logic.</text:p>
        <text:p text:style-name="P1">Mass Production Savings:</text:p>
        <text:p text:style-name="P1"/>
        <text:p text:style-name="P1">Standardized modules can be manufactured in bulk for reduced cost per unit.</text:p>
        <text:p text:style-name="P1">8. Enhanced Collaboration</text:p>
        <text:p text:style-name="P1">Description:</text:p>
        <text:p text:style-name="P1">Modularity encourages collaboration among teams and across disciplines.</text:p>
        <text:p text:style-name="P1">Benefits:</text:p>
        <text:p text:style-name="P1">Interdisciplinary Contributions:</text:p>
        <text:p text:style-name="P1"/>
        <text:p text:style-name="P1">Teams with expertise in analog design, digital control, and AI development can work concurrently on separate modules.</text:p>
        <text:p text:style-name="P1">Example: AI researchers design digital feedback loops, while circuit designers optimize the analog gates.</text:p>
        <text:p text:style-name="P1">Open-Source Innovation:</text:p>
        <text:p text:style-name="P1"/>
        <text:p text:style-name="P1">Modular systems are ideal for open-source hardware, where developers can contribute specific modules to expand functionality.</text:p>
        <text:p text:style-name="P1">Examples of Modularity in Action</text:p>
        <text:p text:style-name="P1">1. AI Introspection:</text:p>
        <text:p text:style-name="P1">Modular fuzzy logic boards process AI reasoning pathways.</text:p>
        <text:p text:style-name="P1">Digital control boards dynamically reconfigure gates based on introspection results.</text:p>
        <text:p text:style-name="P1">2. Autonomous Vehicles:</text:p>
        <text:p text:style-name="P1">Separate modules for sensor fusion, decision-making, and control tasks.</text:p>
        <text:p text:style-name="P1">Analog modules handle noisy sensor data, while digital modules refine and execute high-level decisions.</text:p>
        <text:p text:style-name="P1">3. Medical Devices:</text:p>
        <text:p text:style-name="P1">Modular signal processing boards analyze physiological signals like ECG or EEG.</text:p>
        <text:p text:style-name="P1">Specialized modules add functionality, such as detecting specific patterns in noisy data.</text:p>
        <text:p text:style-name="P1">Key Takeaways</text:p>
        <text:p text:style-name="P1">Scalability: Add modules to grow computational capacity or functionality.</text:p>
        <text:p text:style-name="P1">Flexibility: Tailor modules for diverse applications or reconfigure in real time.</text:p>
        <text:p text:style-name="P1">Maintenance: Simplify troubleshooting, upgrades, and repairs.</text:p>
        <text:p text:style-name="P1">Design Efficiency: Reduce complexity through independent module development and testing.</text:p>
        <text:p text:style-name="P1">Cost Savings: Minimize waste by upgrading specific components rather than replacing the entire system.</text:p>
        <text:p text:style-name="P1"/>
        <text:p text:style-name="P1"/>
        <text:p text:style-name="P1"/>
        <text:p text:style-name="P1">Applications of the Hybrid Analog-Digital Logic Framework</text:p>
        <text:p text:style-name="P1">The proposed system combines the adaptability of analog fuzzy logic gates with the precision and scalability of digital control. This novel architecture enables new capabilities in fields ranging from artificial intelligence (AI) to real-time signal processing. Below are the key applications:</text:p>
        <text:p text:style-name="P1"><text:soft-page-break/></text:p>
        <text:p text:style-name="P1">1. AI Self-Assessment and Introspection</text:p>
        <text:p text:style-name="P1">AI systems, such as Large Language Models (LLMs), operate as opaque decision-making engines, lacking the ability to introspectively analyze their logic or reasoning pathways. The hybrid framework enables:</text:p>
        <text:p text:style-name="P1"/>
        <text:p text:style-name="P1">Logical Introspection:</text:p>
        <text:p text:style-name="P1"/>
        <text:p text:style-name="P1">The system allows AI to simulate its own decision-making logic in the analog domain.</text:p>
        <text:p text:style-name="P1">By analyzing the outputs of fuzzy gates, the digital control layer can identify logical inconsistencies or biases in AI reasoning.</text:p>
        <text:p text:style-name="P1">Dynamic Adaptation:</text:p>
        <text:p text:style-name="P1"/>
        <text:p text:style-name="P1">The digital control layer adjusts gate configurations to optimize logical pathways based on the AI’s task or environment.</text:p>
        <text:p text:style-name="P1">Example: An LLM can refine its response generation by analyzing the fuzzy representation of its logical steps.</text:p>
        <text:p text:style-name="P1">Improved Explainability:</text:p>
        <text:p text:style-name="P1"/>
        <text:p text:style-name="P1">Outputs from the analog layer can provide interpretable insights into how AI reaches its decisions.</text:p>
        <text:p text:style-name="P1">This could aid in addressing concerns about AI transparency and accountability.</text:p>
        <text:p text:style-name="P1">2. Real-Time Adaptive Systems</text:p>
        <text:p text:style-name="P1">The hybrid framework is ideal for systems requiring rapid adaptation to changing inputs, including:</text:p>
        <text:p text:style-name="P1"/>
        <text:p text:style-name="P1">Robotics:</text:p>
        <text:p text:style-name="P1"/>
        <text:p text:style-name="P1">Robots can use the fuzzy logic layer to process sensory inputs with uncertainty (e.g., obstacle distances, object recognition).</text:p>
        <text:p text:style-name="P1">Example: A robotic arm dynamically adjusts its grip strength based on tactile feedback processed through the analog logic gates.</text:p>
        <text:p text:style-name="P1">Autonomous Vehicles:</text:p>
        <text:p text:style-name="P1"/>
        <text:p text:style-name="P1">The system processes environmental data (e.g., sensor fusion from LIDAR, cameras, and ultrasonic sensors) with high noise tolerance.</text:p>
        <text:p text:style-name="P1">Example: Analog gates handle uncertain inputs from noisy sensors, while the digital control layer refines decision-making for path planning.</text:p>
        <text:p text:style-name="P1">Edge Computing:</text:p>
        <text:p text:style-name="P1"/>
        <text:p text:style-name="P1">Deploy the system in low-power devices to perform adaptive logic operations locally.</text:p>
        <text:p text:style-name="P1">Example: IoT devices use the analog layer for quick heuristic decisions, reducing reliance on cloud processing.</text:p>
        <text:p text:style-name="P1">3. Enhanced AI Training and Optimization</text:p>
        <text:p text:style-name="P1">The system serves as a tool for AI research and optimization:</text:p>
        <text:p text:style-name="P1"/>
        <text:p text:style-name="P1">Fuzzy Logic as a Training Tool:</text:p>
        <text:p text:style-name="P1"/>
        <text:p text:style-name="P1">Simulate neural networks or AI algorithms in the analog domain, leveraging the continuous nature of fuzzy logic gates.</text:p>
        <text:p text:style-name="P1">Example: Researchers can use the system to train AI models with inherently uncertain or noisy data.</text:p>
        <text:p text:style-name="P1">Logic Optimization:</text:p>
        <text:p text:style-name="P1"/>
        <text:p text:style-name="P1">The hybrid system evaluates logical pathways and identifies redundancies or inefficiencies.</text:p>
        <text:p text:style-name="P1">Example: Optimize neural network architectures by analyzing fuzzy representations of activation functions or decision trees.</text:p>
        <text:p text:style-name="P1">4. Real-Time Signal Processing</text:p>
        <text:p text:style-name="P1">Analog fuzzy logic gates excel at processing continuous signals, making the system suitable for:</text:p>
        <text:p text:style-name="P1"/>
        <text:p text:style-name="P1">Audio Signal Processing:</text:p>
        <text:p text:style-name="P1"/>
        <text:p text:style-name="P1">Process audio inputs for noise reduction, feature extraction, or adaptive filtering.</text:p>
        <text:p text:style-name="P1">Example: Use fuzzy logic gates to create a real-time audio equalizer that adapts to environmental acoustics.</text:p>
        <text:p text:style-name="P1">Medical Devices:</text:p>
        <text:p text:style-name="P1"/>
        <text:p text:style-name="P1">Analyze physiological signals (e.g., ECG, EEG) with high noise tolerance.</text:p>
        <text:p text:style-name="P1">Example: Process noisy ECG signals through analog gates to detect irregular heart rhythms in real time.</text:p>
        <text:p text:style-name="P1">Image Processing:</text:p>
        <text:p text:style-name="P1"/>
        <text:p text:style-name="P1">Handle edge detection or object recognition in noisy or low-resolution images.</text:p>
        <text:p text:style-name="P1">Example: Analog gates preprocess image data for a security system before passing refined results to digital AI for further analysis.</text:p>
        <text:p text:style-name="P1">5. Fault-Tolerant Systems</text:p>
        <text:p text:style-name="P1">Fuzzy logic is inherently robust to noise and partial failures, making the framework ideal for mission-critical applications:</text:p>
        <text:p text:style-name="P1"/>
        <text:p text:style-name="P1">Space Exploration:</text:p>
        <text:p text:style-name="P1"/>
        <text:p text:style-name="P1">Process sensor data from satellites or rovers operating in noisy or unpredictable environments.</text:p>
        <text:p text:style-name="P1">Example: Use analog gates to analyze telemetry data for anomaly detection while conserving power.</text:p>
        <text:p text:style-name="P1">Industrial Automation:</text:p>
        <text:p text:style-name="P1"/>
        <text:p text:style-name="P1">Handle uncertain or imprecise inputs from sensors in harsh environments (e.g., temperature, vibration, or dust).</text:p>
        <text:p text:style-name="P1">Example: Control an industrial conveyor belt that must adapt to varying object sizes and weights in real time.</text:p>
        <text:p text:style-name="P1">6. Hybrid Computing Research</text:p>
        <text:p text:style-name="P1">The system serves as a platform for exploring new paradigms in hybrid analog-digital computing:</text:p>
        <text:p text:style-name="P1"><text:soft-page-break/></text:p>
        <text:p text:style-name="P1">Neuroscience and Cognitive Modeling:</text:p>
        <text:p text:style-name="P1"/>
        <text:p text:style-name="P1">Model brain-like logic operations using fuzzy gates to simulate neurons and synaptic connections.</text:p>
        <text:p text:style-name="P1">Example: Simulate neural circuits for research on learning, memory, or decision-making.</text:p>
        <text:p text:style-name="P1">Quantum Computing Integration:</text:p>
        <text:p text:style-name="P1"/>
        <text:p text:style-name="P1">Use the analog layer as an intermediary for pre- or post-processing quantum logic gates.</text:p>
        <text:p text:style-name="P1">Example: Analog fuzzy logic gates provide noise-tolerant preprocessing for quantum algorithms.</text:p>
        <text:p text:style-name="P1">7. Energy-Efficient Computing</text:p>
        <text:p text:style-name="P1">The hybrid framework addresses the energy limitations of digital systems:</text:p>
        <text:p text:style-name="P1"/>
        <text:p text:style-name="P1">Low-Power AI Inference:</text:p>
        <text:p text:style-name="P1"/>
        <text:p text:style-name="P1">Perform AI inference on the analog layer to reduce power consumption compared to fully digital implementations.</text:p>
        <text:p text:style-name="P1">Example: Deploy the system in wearable devices that require constant decision-making with limited battery life.</text:p>
        <text:p text:style-name="P1">Analog-Digital Co-Processing:</text:p>
        <text:p text:style-name="P1"/>
        <text:p text:style-name="P1">Offload computationally intensive but approximate tasks (e.g., heuristic searches) to the analog layer, reducing digital energy overhead.</text:p>
        <text:p text:style-name="P1">Example: A smart thermostat uses the analog layer to evaluate temperature trends and optimize heating or cooling schedules.</text:p>
        <text:p text:style-name="P1">8. Education and Prototyping</text:p>
        <text:p text:style-name="P1">The modular design makes the system ideal for:</text:p>
        <text:p text:style-name="P1"/>
        <text:p text:style-name="P1">Hands-On Learning:</text:p>
        <text:p text:style-name="P1">Teach students and engineers about fuzzy logic, analog computing, and hybrid system design.</text:p>
        <text:p text:style-name="P1">Example: Provide modular PCBs as kits for building and testing logic circuits.</text:p>
        <text:p text:style-name="P1">Rapid Prototyping:</text:p>
        <text:p text:style-name="P1">Researchers can prototype hybrid logic designs quickly, testing novel configurations of fuzzy gates.</text:p>
        <text:p text:style-name="P1">Summary of Applications</text:p>
        <text:p text:style-name="P1">Domain<text:tab/>Use Case<text:tab/>Example</text:p>
        <text:p text:style-name="P1">AI &amp; ML<text:tab/>Self-assessment and introspection<text:tab/>LLMs refining decision pathways dynamically</text:p>
        <text:p text:style-name="P1">Robotics<text:tab/>Real-time adaptive logic<text:tab/>Obstacle avoidance with noisy sensors</text:p>
        <text:p text:style-name="P1">Medical<text:tab/>Signal processing<text:tab/>Noise-tolerant ECG/EEG analysis</text:p>
        <text:p text:style-name="P1">Industrial<text:tab/>Fault-tolerant systems<text:tab/>Sensor fusion in harsh environments</text:p>
        <text:p text:style-name="P1">Education<text:tab/>Teaching and prototyping<text:tab/>Fuzzy logic experimentation kits</text:p>
        <text:p text:style-name="P1">Space/Defense<text:tab/>Low-power fault-tolerant processing<text:tab/>Satellite data anomaly detection</text:p>
        <text:p text:style-name="P1"/>
        <text:p text:style-name="P1"/>
        <text:p text:style-name="P1">Hybrid Solution Framework: Reconfigurable Analog-Digital Logic System</text:p>
        <text:p text:style-name="P1">Overview</text:p>
        <text:p text:style-name="P1">The proposed solution integrates analog fuzzy logic gates, modular hardware, and a digital AI control layer (e.g., an LLM) into a hybrid architecture. This system leverages the strengths of analog computing for flexibility and adaptability while retaining the precision and scalability of digital computing.</text:p>
        <text:p text:style-name="P1"/>
        <text:p text:style-name="P1">1. System Components</text:p>
        <text:p text:style-name="P1">1.1 Analog Fuzzy Logic Layer</text:p>
        <text:p text:style-name="P1">Core Functionality: Implements continuous logic gates (e.g., NAND, OR, NOT) capable of handling fuzzy inputs and outputs.</text:p>
        <text:p text:style-name="P1">Key Features:</text:p>
        <text:p text:style-name="P1">Reconfigurability: Analog gates can be dynamically reconfigured to perform different logic functions (e.g., 3-input gates with adjustable weights).</text:p>
        <text:p text:style-name="P1">Noise Tolerance: Exploits the inherent robustness of analog circuits to handle uncertain or noisy inputs.</text:p>
        <text:p text:style-name="P1">Signal Resolution: Achieves high signal-to-noise ratio through careful design of power supply, routing, and amplification.</text:p>
        <text:p text:style-name="P1">1.2 Digital Control Layer</text:p>
        <text:p text:style-name="P1">Core Functionality: Orchestrates the operation of the analog layer, monitors its outputs, and dynamically adjusts configurations.</text:p>
        <text:p text:style-name="P1">Key Features:</text:p>
        <text:p text:style-name="P1">AI Integration: A digital LLM analyzes the logical pathways and adapts the analog logic gates for introspection and optimization.</text:p>
        <text:p text:style-name="P1">Real-Time Feedback: The control layer continuously monitors analog outputs and feeds back adjustments for improved accuracy or adaptability.</text:p>
        <text:p text:style-name="P1">Peripheral Control: Manages SPI/I²C communication for DACs, ADCs, and other peripherals.</text:p>
        <text:p text:style-name="P1">1.3 Modular Hardware Architecture</text:p>
        <text:p text:style-name="P1">Daughterboards:</text:p>
        <text:p text:style-name="P1">Each board contains a configurable set of fuzzy logic gates, DACs for input weighting, and ADCs for digitizing outputs.</text:p>
        <text:p text:style-name="P1">Boards communicate via a high-speed bus for synchronized operation.</text:p>
        <text:p text:style-name="P1">Motherboard:</text:p>
        <text:p text:style-name="P1">Houses the central clock generator, power distribution, and digital control MCU/FPGA.</text:p>
        <text:p text:style-name="P1">Provides high-speed communication channels (e.g., SPI, I²C) to daughterboards.</text:p>
        <text:p text:style-name="P1">2. Functional Workflow</text:p>
        <text:p text:style-name="P1">2.1 Analog Signal Processing</text:p>
        <text:p text:style-name="P1">Inputs (e.g., sensors or external systems) feed analog signals into the fuzzy gates.</text:p>
        <text:p text:style-name="P1">Weighted processing:</text:p>
        <text:p text:style-name="P1">Each gate uses VCAs to assign weights to its inputs.</text:p>
        <text:p text:style-name="P1">Outputs are calculated based on the fuzzy logic operation (e.g., </text:p>
        <text:p text:style-name="P1">𝑄</text:p>
        <text:p text:style-name="P1">=</text:p>
        <text:p text:style-name="P1">1</text:p>
        <text:p text:style-name="P1"><text:soft-page-break/>−</text:p>
        <text:p text:style-name="P1">(</text:p>
        <text:p text:style-name="P1">𝑤</text:p>
        <text:p text:style-name="P1">1</text:p>
        <text:p text:style-name="P1">𝐴</text:p>
        <text:p text:style-name="P1">+</text:p>
        <text:p text:style-name="P1">𝑤</text:p>
        <text:p text:style-name="P1">2</text:p>
        <text:p text:style-name="P1">𝐵</text:p>
        <text:p text:style-name="P1">+</text:p>
        <text:p text:style-name="P1">𝑤</text:p>
        <text:p text:style-name="P1">3</text:p>
        <text:p text:style-name="P1">𝐶</text:p>
        <text:p text:style-name="P1">)</text:p>
        <text:p text:style-name="P1">Q=1−(w </text:p>
        <text:p text:style-name="P1">1</text:p>
        <text:p text:style-name="P1">​</text:p>
        <text:p text:style-name="P1"><text:s/>A+w </text:p>
        <text:p text:style-name="P1">2</text:p>
        <text:p text:style-name="P1">​</text:p>
        <text:p text:style-name="P1"><text:s/>B+w </text:p>
        <text:p text:style-name="P1">3</text:p>
        <text:p text:style-name="P1">​</text:p>
        <text:p text:style-name="P1"><text:s/>C)).</text:p>
        <text:p text:style-name="P1">The resulting analog signals are routed to ADCs for digital interpretation.</text:p>
        <text:p text:style-name="P1">2.2 Digital Feedback and Adaptation</text:p>
        <text:p text:style-name="P1">ADCs digitize the analog outputs and send them to the digital control layer.</text:p>
        <text:p text:style-name="P1">The LLM analyzes the outputs to:</text:p>
        <text:p text:style-name="P1">Identify logical inconsistencies.</text:p>
        <text:p text:style-name="P1">Adjust input weights or gate configurations via SPI/I²C-controlled DACs.</text:p>
        <text:p text:style-name="P1">The updated settings are sent back to the analog layer for real-time reconfiguration.</text:p>
        <text:p text:style-name="P1">2.3 Clock Synchronization</text:p>
        <text:p text:style-name="P1">A central clock generator (e.g., Si5351) synchronizes the entire system.</text:p>
        <text:p text:style-name="P1">Clock distribution ICs (e.g., CDCLVD1212) provide low-skew clock signals to all daughterboards.</text:p>
        <text:p text:style-name="P1">3. System Design Highlights</text:p>
        <text:p text:style-name="P1">3.1 Scalability</text:p>
        <text:p text:style-name="P1">Modular design allows stacking of multiple daughterboards for increased computational capacity.</text:p>
        <text:p text:style-name="P1">High-speed communication buses (e.g., SPI, LVDS) ensure minimal latency across boards.</text:p>
        <text:p text:style-name="P1">3.2 Reconfigurability</text:p>
        <text:p text:style-name="P1">Analog gates are configured dynamically using multiplexers and programmable DACs.</text:p>
        <text:p text:style-name="P1">The control layer’s LLM can modify gate configurations based on task-specific requirements or real-time feedback.</text:p>
        <text:p text:style-name="P1">3.3 Flexibility</text:p>
        <text:p text:style-name="P1">Supports a wide range of logic operations (e.g., fuzzy AND, OR, NOT) by adjusting gate parameters.</text:p>
        <text:p text:style-name="P1">Analog circuits can handle uncertain or partial inputs, making the system ideal for real-world signal processing.</text:p>
        <text:p text:style-name="P1">3.4 Efficiency</text:p>
        <text:p text:style-name="P1">Analog gates process inputs in continuous ranges, reducing the need for high-resolution digital processing.</text:p>
        <text:p text:style-name="P1">Energy-efficient operation compared to fully digital systems, especially for iterative or heuristic tasks.</text:p>
        <text:p text:style-name="P1">4. Key Applications</text:p>
        <text:p text:style-name="P1">4.1 AI Self-Assessment and Introspection</text:p>
        <text:p text:style-name="P1">The system allows AI models (e.g., LLMs) to evaluate their logical reasoning pathways by simulating them in the analog domain and analyzing outputs.</text:p>
        <text:p text:style-name="P1">4.2 Real-Time Adaptive Systems</text:p>
        <text:p text:style-name="P1">Dynamically adjusts logic operations based on changing input conditions, making it ideal for robotics, control systems, and edge computing.</text:p>
        <text:p text:style-name="P1">4.3 Research in Hybrid Computing</text:p>
        <text:p text:style-name="P1">Serves as a platform for exploring new paradigms in hybrid analog-digital logic and their applications in AI and signal processing.</text:p>
        <text:p text:style-name="P1">5. Implementation Plan</text:p>
        <text:p text:style-name="P1">5.1 Hardware Development</text:p>
        <text:p text:style-name="P1">Prototyping:</text:p>
        <text:p text:style-name="P1">Develop a single daughterboard with fuzzy logic gates, VCAs, DACs, and ADCs.</text:p>
        <text:p text:style-name="P1">Test interconnection with the motherboard for clock synchronization and communication.</text:p>
        <text:p text:style-name="P1">Scaling:</text:p>
        <text:p text:style-name="P1">Expand the system with multiple daughterboards to demonstrate scalability.</text:p>
        <text:p text:style-name="P1">5.2 Software Development</text:p>
        <text:p text:style-name="P1">Firmware:</text:p>
        <text:p text:style-name="P1">Develop SPI/I²C drivers for controlling DACs and ADCs.</text:p>
        <text:p text:style-name="P1">Implement clock synchronization and real-time data handling.</text:p>
        <text:p text:style-name="P1">AI Integration:</text:p>
        <text:p text:style-name="P1">Train the LLM to analyze logical outputs and adjust configurations dynamically.</text:p>
        <text:p text:style-name="P1">5.3 Simulation and Validation</text:p>
        <text:p text:style-name="P1">Use SPICE for analog circuit simulation.</text:p>
        <text:p text:style-name="P1">Validate digital-analog integration using Python or MATLAB-based simulations.</text:p>
        <text:p text:style-name="P1">Test system performance under various input conditions to ensure robustness.</text:p>
        <text:p text:style-name="P1">6. Future Directions</text:p>
        <text:p text:style-name="P1">Scaling to Complex Networks:</text:p>
        <text:p text:style-name="P1">Integrate more daughterboards and develop hierarchical control mechanisms.</text:p>
        <text:p text:style-name="P1">Advanced AI Capabilities:</text:p>
        <text:p text:style-name="P1">Enhance the LLM to learn from the system’s performance and optimize logic operations autonomously.</text:p>
        <text:p text:style-name="P1">Industry Collaboration:</text:p>
        <text:p text:style-name="P1">Partner with academia and industry to explore applications in AI, robotics, and signal processing.</text:p>
        <text:p text:style-name="P1"/>
        <text:p text:style-name="P1"/>
        <text:p text:style-name="P1"/>
        <text:p text:style-name="P1">Applications of the Hybrid Analog-Digital Logic Framework</text:p>
        <text:p text:style-name="P1">The proposed system combines the adaptability of <text:soft-page-break/>analog fuzzy logic gates with the precision and scalability of digital control. This novel architecture enables new capabilities in fields ranging from artificial intelligence (AI) to real-time signal processing. Below are the key applications:</text:p>
        <text:p text:style-name="P1"/>
        <text:p text:style-name="P1"/>
        <text:p text:style-name="P1">1. AI Self-Assessment and Introspection</text:p>
        <text:p text:style-name="P1">AI systems, such as Large Language Models (LLMs), operate as opaque decision-making engines, lacking the ability to introspectively analyze their logic or reasoning pathways. The hybrid framework enables:</text:p>
        <text:p text:style-name="P1"/>
        <text:p text:style-name="P1">Logical Introspection:</text:p>
        <text:p text:style-name="P1"/>
        <text:p text:style-name="P1">The system allows AI to simulate its own decision-making logic in the analog domain.</text:p>
        <text:p text:style-name="P1">By analyzing the outputs of fuzzy gates, the digital control layer can identify logical inconsistencies or biases in AI reasoning.</text:p>
        <text:p text:style-name="P1">Dynamic Adaptation:</text:p>
        <text:p text:style-name="P1"/>
        <text:p text:style-name="P1">The digital control layer adjusts gate configurations to optimize logical pathways based on the AI’s task or environment.</text:p>
        <text:p text:style-name="P1">Example: An LLM can refine its response generation by analyzing the fuzzy representation of its logical steps.</text:p>
        <text:p text:style-name="P1">Improved Explainability:</text:p>
        <text:p text:style-name="P1"/>
        <text:p text:style-name="P1">Outputs from the analog layer can provide interpretable insights into how AI reaches its decisions.</text:p>
        <text:p text:style-name="P1">This could aid in addressing concerns about AI transparency and accountability.</text:p>
        <text:p text:style-name="P1"/>
        <text:p text:style-name="P1"/>
        <text:p text:style-name="P1">2. Real-Time Adaptive Systems</text:p>
        <text:p text:style-name="P1">The hybrid framework is ideal for systems requiring rapid adaptation to changing inputs, including:</text:p>
        <text:p text:style-name="P1"/>
        <text:p text:style-name="P1">Robotics:</text:p>
        <text:p text:style-name="P1"/>
        <text:p text:style-name="P1">Robots can use the fuzzy logic layer to process sensory inputs with uncertainty (e.g., obstacle distances, object recognition).</text:p>
        <text:p text:style-name="P1">Example: A robotic arm dynamically adjusts its grip strength based on tactile feedback processed through the analog logic gates.</text:p>
        <text:p text:style-name="P1">Autonomous Vehicles:</text:p>
        <text:p text:style-name="P1"/>
        <text:p text:style-name="P1">The system processes environmental data (e.g., sensor fusion from LIDAR, cameras, and ultrasonic sensors) with high noise tolerance.</text:p>
        <text:p text:style-name="P1">Example: Analog gates handle uncertain inputs from noisy sensors, while the digital control layer refines decision-making for path planning.</text:p>
        <text:p text:style-name="P1">Edge Computing:</text:p>
        <text:p text:style-name="P1"/>
        <text:p text:style-name="P1">Deploy the system in low-power devices to perform adaptive logic operations locally.</text:p>
        <text:p text:style-name="P1">Example: IoT devices use the analog layer for quick heuristic decisions, reducing reliance on cloud processing.</text:p>
        <text:p text:style-name="P1"/>
        <text:p text:style-name="P1"/>
        <text:p text:style-name="P1">3. Enhanced AI Training and Optimization</text:p>
        <text:p text:style-name="P1">The system serves as a tool for AI research and optimization:</text:p>
        <text:p text:style-name="P1"/>
        <text:p text:style-name="P1">Fuzzy Logic as a Training Tool:</text:p>
        <text:p text:style-name="P1"/>
        <text:p text:style-name="P1">Simulate neural networks or AI algorithms in the analog domain, leveraging the continuous nature of fuzzy logic gates.</text:p>
        <text:p text:style-name="P1">Example: Researchers can use the system to train AI models with inherently uncertain or noisy data.</text:p>
        <text:p text:style-name="P1">Logic Optimization:</text:p>
        <text:p text:style-name="P1"/>
        <text:p text:style-name="P1">The hybrid system evaluates logical pathways and identifies redundancies or inefficiencies.</text:p>
        <text:p text:style-name="P1">Example: Optimize neural network architectures by analyzing fuzzy representations of activation functions or decision trees.</text:p>
        <text:p text:style-name="P1"/>
        <text:p text:style-name="P1"/>
        <text:p text:style-name="P1">4. Real-Time Signal Processing</text:p>
        <text:p text:style-name="P1">Analog fuzzy logic gates excel at processing continuous signals, making the system suitable for:</text:p>
        <text:p text:style-name="P1"/>
        <text:p text:style-name="P1">Audio Signal Processing:</text:p>
        <text:p text:style-name="P1"/>
        <text:p text:style-name="P1">Process audio inputs for noise reduction, feature extraction, or adaptive filtering.</text:p>
        <text:p text:style-name="P1">Example: Use fuzzy logic gates to create a real-time audio equalizer that adapts to environmental acoustics.</text:p>
        <text:p text:style-name="P1">Medical Devices:</text:p>
        <text:p text:style-name="P1"/>
        <text:p text:style-name="P1">Analyze physiological signals (e.g., ECG, EEG) with high noise tolerance.</text:p>
        <text:p text:style-name="P1">Example: Process noisy ECG signals through analog gates to detect irregular heart rhythms in real time.</text:p>
        <text:p text:style-name="P1">Image Processing:</text:p>
        <text:p text:style-name="P1"/>
        <text:p text:style-name="P1">Handle edge detection or object recognition in noisy or low-resolution images.</text:p>
        <text:p text:style-name="P1">Example: Analog gates preprocess image data for a security system before passing refined results to digital AI for further analysis.</text:p>
        <text:p text:style-name="P1"/>
        <text:p text:style-name="P1"/>
        <text:p text:style-name="P1">5. Fault-Tolerant Systems</text:p>
        <text:p text:style-name="P1">Fuzzy logic is inherently robust to noise and partial failures, making the framework ideal for mission-critical applications:</text:p>
        <text:p text:style-name="P1"/>
        <text:p text:style-name="P1">Space Exploration:</text:p>
        <text:p text:style-name="P1"/>
        <text:p text:style-name="P1">Process sensor data from satellites or rovers <text:soft-page-break/>operating in noisy or unpredictable environments.</text:p>
        <text:p text:style-name="P1">Example: Use analog gates to analyze telemetry data for anomaly detection while conserving power.</text:p>
        <text:p text:style-name="P1">Industrial Automation:</text:p>
        <text:p text:style-name="P1"/>
        <text:p text:style-name="P1">Handle uncertain or imprecise inputs from sensors in harsh environments (e.g., temperature, vibration, or dust).</text:p>
        <text:p text:style-name="P1">Example: Control an industrial conveyor belt that must adapt to varying object sizes and weights in real time.</text:p>
        <text:p text:style-name="P1"/>
        <text:p text:style-name="P1"/>
        <text:p text:style-name="P1">6. Hybrid Computing Research</text:p>
        <text:p text:style-name="P1">The system serves as a platform for exploring new paradigms in hybrid analog-digital computing:</text:p>
        <text:p text:style-name="P1"/>
        <text:p text:style-name="P1">Neuroscience and Cognitive Modeling:</text:p>
        <text:p text:style-name="P1"/>
        <text:p text:style-name="P1">Model brain-like logic operations using fuzzy gates to simulate neurons and synaptic connections.</text:p>
        <text:p text:style-name="P1">Example: Simulate neural circuits for research on learning, memory, or decision-making.</text:p>
        <text:p text:style-name="P1">Quantum Computing Integration:</text:p>
        <text:p text:style-name="P1"/>
        <text:p text:style-name="P1">Use the analog layer as an intermediary for pre- or post-processing quantum logic gates.</text:p>
        <text:p text:style-name="P1">Example: Analog fuzzy logic gates provide noise-tolerant preprocessing for quantum algorithms.</text:p>
        <text:p text:style-name="P1"/>
        <text:p text:style-name="P1"/>
        <text:p text:style-name="P1">7. Energy-Efficient Computing</text:p>
        <text:p text:style-name="P1">The hybrid framework addresses the energy limitations of digital systems:</text:p>
        <text:p text:style-name="P1"/>
        <text:p text:style-name="P1">Low-Power AI Inference:</text:p>
        <text:p text:style-name="P1"/>
        <text:p text:style-name="P1">Perform AI inference on the analog layer to reduce power consumption compared to fully digital implementations.</text:p>
        <text:p text:style-name="P1">Example: Deploy the system in wearable devices that require constant decision-making with limited battery life.</text:p>
        <text:p text:style-name="P1">Analog-Digital Co-Processing:</text:p>
        <text:p text:style-name="P1"/>
        <text:p text:style-name="P1">Offload computationally intensive but approximate tasks (e.g., heuristic searches) to the analog layer, reducing digital energy overhead.</text:p>
        <text:p text:style-name="P1">Example: A smart thermostat uses the analog layer to evaluate temperature trends and optimize heating or cooling schedules.</text:p>
        <text:p text:style-name="P1"/>
        <text:p text:style-name="P1"/>
        <text:p text:style-name="P1">8. Education and Prototyping</text:p>
        <text:p text:style-name="P1">The modular design makes the system ideal for:</text:p>
        <text:p text:style-name="P1"/>
        <text:p text:style-name="P1">Hands-On Learning:</text:p>
        <text:p text:style-name="P1">Teach students and engineers about fuzzy logic, analog computing, and hybrid system design.</text:p>
        <text:p text:style-name="P1">Example: Provide modular PCBs as kits for building and testing logic circuits.</text:p>
        <text:p text:style-name="P1">Rapid Prototyping:</text:p>
        <text:p text:style-name="P1">Researchers can prototype hybrid logic designs quickly, testing novel configurations of fuzzy gates.</text:p>
        <text:p text:style-name="P1"/>
        <text:p text:style-name="P1"/>
        <text:p text:style-name="P1">Summary of Applications</text:p>
        <text:p text:style-name="P1">Domain<text:tab/><text:tab/>Use Case<text:tab/><text:tab/><text:tab/><text:tab/>Example</text:p>
        <text:p text:style-name="P1">AI &amp; ML<text:tab/><text:tab/>Self-assessment and introspection<text:tab/>LLMs refining decision pathways dynamically</text:p>
        <text:p text:style-name="P1">Robotics<text:tab/>Real-time adaptive logic<text:tab/><text:tab/>Obstacle avoidance with noisy sensors</text:p>
        <text:p text:style-name="P1">Medical<text:tab/>Signal <text:tab/>Noise-tolerant <text:tab/><text:tab/><text:tab/><text:tab/>ECG/EEG analysis</text:p>
        <text:p text:style-name="P1">processing</text:p>
        <text:p text:style-name="P1">Industrial<text:tab/>Fault-tolerant systems<text:tab/><text:tab/><text:tab/>Sensor fusion in harsh environments</text:p>
        <text:p text:style-name="P1">Education<text:tab/>Teaching and prototyping<text:tab/><text:tab/>Fuzzy logic experimentation kits</text:p>
        <text:p text:style-name="P1">Space/Defense<text:tab/>Low-power fault-tolerant processing<text:tab/>Satellite data anomaly detection</text:p>
        <text:p text:style-name="P1"/>
        <text:p text:style-name="P1"/>
        <text:p text:style-name="P1"/>
        <text:p text:style-name="P1">Hybrid Solution Framework: Reconfigurable Analog-Digital Logic System</text:p>
        <text:p text:style-name="P1">Overview</text:p>
        <text:p text:style-name="P1">The proposed solution integrates analog fuzzy logic gates, modular hardware, and a digital AI control layer (e.g., an LLM) into a hybrid architecture. This system leverages the strengths of analog computing for flexibility and adaptability while retaining the precision and scalability of digital computing.</text:p>
        <text:p text:style-name="P1"/>
        <text:p text:style-name="P1">1. System Components</text:p>
        <text:p text:style-name="P1">1.1 Analog Fuzzy Logic Layer</text:p>
        <text:p text:style-name="P1">Core Functionality: Implements continuous logic gates (e.g., NAND, OR, NOT) capable of handling fuzzy inputs and outputs.</text:p>
        <text:p text:style-name="P1">Key Features:</text:p>
        <text:p text:style-name="P1">Reconfigurability: Analog gates can be dynamically reconfigured to perform different logic functions (e.g., 3-input gates with adjustable weights).</text:p>
        <text:p text:style-name="P1">Noise Tolerance: Exploits the inherent robustness of analog circuits to handle uncertain or noisy inputs.</text:p>
        <text:p text:style-name="P1">Signal Resolution: Achieves high signal-to-noise ratio through careful design of power supply, routing, and amplification.</text:p>
        <text:p text:style-name="P1">1.2 Digital Control Layer</text:p>
        <text:p text:style-name="P1">Core Functionality: Orchestrates the operation of the analog layer, monitors its outputs, and dynamically adjusts configurations.</text:p>
        <text:p text:style-name="P1">Key Features:</text:p>
        <text:p text:style-name="P1">AI Integration: A digital LLM analyzes the logical pathways and adapts the analog logic gates for introspection and optimization.</text:p>
        <text:p text:style-name="P1">Real-Time Feedback: The control layer continuously monitors analog outputs and feeds back adjustments for improved accuracy or adaptability.</text:p>
        <text:p text:style-name="P1"><text:soft-page-break/>Peripheral Control: Manages SPI/I²C communication for DACs, ADCs, and other peripherals.</text:p>
        <text:p text:style-name="P1">1.3 Modular Hardware Architecture</text:p>
        <text:p text:style-name="P1">Daughterboards:</text:p>
        <text:p text:style-name="P1">Each board contains a configurable set of fuzzy logic gates, DACs for input weighting, and ADCs for digitizing outputs.</text:p>
        <text:p text:style-name="P1">Boards communicate via a high-speed bus for synchronized operation.</text:p>
        <text:p text:style-name="P1">Motherboard:</text:p>
        <text:p text:style-name="P1">Houses the central clock generator, power distribution, and digital control MCU/FPGA.</text:p>
        <text:p text:style-name="P1">Provides high-speed communication channels (e.g., SPI, I²C) to daughterboards.</text:p>
        <text:p text:style-name="P1"/>
        <text:p text:style-name="P1">2. Functional Workflow</text:p>
        <text:p text:style-name="P1">2.1 Analog Signal Processing</text:p>
        <text:p text:style-name="P1">Inputs (e.g., sensors or external systems) feed analog signals into the fuzzy gates.</text:p>
        <text:p text:style-name="P1">Weighted processing:</text:p>
        <text:p text:style-name="P1">Each gate uses VCAs to assign weights to its inputs.</text:p>
        <text:p text:style-name="P1">Outputs are calculated based on the fuzzy logic operation (e.g., 𝑄=1−(𝑤1𝐴+𝑤2𝐵+𝑤3𝐶).</text:p>
        <text:p text:style-name="P1">The resulting analog signals are routed to ADCs for digital interpretation.</text:p>
        <text:p text:style-name="P1">2.2 Digital Feedback and Adaptation</text:p>
        <text:p text:style-name="P1">ADCs digitize the analog outputs and send them to the digital control layer.</text:p>
        <text:p text:style-name="P1">The LLM analyzes the outputs to:</text:p>
        <text:p text:style-name="P1">Identify logical inconsistencies.</text:p>
        <text:p text:style-name="P1">Adjust input weights or gate configurations via SPI/I²C-controlled DACs.</text:p>
        <text:p text:style-name="P1">The updated settings are sent back to the analog layer for real-time reconfiguration.</text:p>
        <text:p text:style-name="P1">2.3 Clock Synchronization</text:p>
        <text:p text:style-name="P1">A central clock generator (e.g., Si5351) synchronizes the entire system.</text:p>
        <text:p text:style-name="P1">Clock distribution ICs (e.g., CDCLVD1212) provide low-skew clock signals to all daughterboards.</text:p>
        <text:p text:style-name="P1"/>
        <text:p text:style-name="P1">3. System Design Highlights</text:p>
        <text:p text:style-name="P1">3.1 Scalability</text:p>
        <text:p text:style-name="P1">Modular design allows stacking of multiple daughterboards for increased computational capacity.</text:p>
        <text:p text:style-name="P1">High-speed communication buses (e.g., SPI, LVDS) ensure minimal latency across boards.</text:p>
        <text:p text:style-name="P1">3.2 Reconfigurability</text:p>
        <text:p text:style-name="P1">Analog gates are configured dynamically using multiplexers and programmable DACs.</text:p>
        <text:p text:style-name="P1">The control layer’s LLM can modify gate configurations based on task-specific requirements or real-time feedback.</text:p>
        <text:p text:style-name="P1">3.3 Flexibility</text:p>
        <text:p text:style-name="P1">Supports a wide range of logic operations (e.g., fuzzy AND, OR, NOT) by adjusting gate parameters.</text:p>
        <text:p text:style-name="P1">Analog circuits can handle uncertain or partial inputs, making the system ideal for real-world signal processing.</text:p>
        <text:p text:style-name="P1">3.4 Efficiency</text:p>
        <text:p text:style-name="P1">Analog gates process inputs in continuous ranges, reducing the need for high-resolution digital processing.</text:p>
        <text:p text:style-name="P1">Energy-efficient operation compared to fully digital systems, especially for iterative or heuristic tasks.</text:p>
        <text:p text:style-name="P1"/>
        <text:p text:style-name="P1">4. Key Applications</text:p>
        <text:p text:style-name="P1">4.1 AI Self-Assessment and Introspection</text:p>
        <text:p text:style-name="P1">The system allows AI models (e.g., LLMs) to evaluate their logical reasoning pathways by simulating them in the analog domain and analyzing outputs.</text:p>
        <text:p text:style-name="P1">4.2 Real-Time Adaptive Systems</text:p>
        <text:p text:style-name="P1">Dynamically adjusts logic operations based on changing input conditions, making it ideal for robotics, control systems, and edge computing.</text:p>
        <text:p text:style-name="P1">4.3 Research in Hybrid Computing</text:p>
        <text:p text:style-name="P1">Serves as a platform for exploring new paradigms in hybrid analog-digital logic and their applications in AI and signal processing.</text:p>
        <text:p text:style-name="P1"/>
        <text:p text:style-name="P1">5. Implementation Plan</text:p>
        <text:p text:style-name="P1">5.1 Hardware Development</text:p>
        <text:p text:style-name="P1">Prototyping:</text:p>
        <text:p text:style-name="P1">Develop a single daughterboard with fuzzy logic gates, VCAs, DACs, and ADCs.</text:p>
        <text:p text:style-name="P1">Test interconnection with the motherboard for clock synchronization and communication.</text:p>
        <text:p text:style-name="P1">Scaling:</text:p>
        <text:p text:style-name="P1">Expand the system with multiple daughterboards to demonstrate scalability.</text:p>
        <text:p text:style-name="P1">5.2 Software Development</text:p>
        <text:p text:style-name="P1">Firmware:</text:p>
        <text:p text:style-name="P1">Develop SPI/I²C drivers for controlling DACs and ADCs.</text:p>
        <text:p text:style-name="P1">Implement clock synchronization and real-time data handling.</text:p>
        <text:p text:style-name="P1">AI Integration:</text:p>
        <text:p text:style-name="P1">Train the LLM to analyze logical outputs and adjust configurations dynamically.</text:p>
        <text:p text:style-name="P1">5.3 Simulation and Validation</text:p>
        <text:p text:style-name="P1">Use SPICE for analog circuit simulation.</text:p>
        <text:p text:style-name="P1">Validate digital-analog integration using Python or MATLAB-based simulations.</text:p>
        <text:p text:style-name="P1">Test system performance under various input conditions to ensure robustness.</text:p>
        <text:p text:style-name="P1"/>
        <text:p text:style-name="P1">6. Future Directions</text:p>
        <text:p text:style-name="P1">Scaling to Complex Networks:</text:p>
        <text:p text:style-name="P1">Integrate more daughterboards and develop hierarchical control mechanisms.</text:p>
        <text:p text:style-name="P1">Advanced AI Capabilities:</text:p>
        <text:p text:style-name="P1">Enhance the LLM to learn from the system’s performance and optimize logic operations autonomously.</text:p>
        <text:p text:style-name="P1">Industry Collaboration:</text:p>
        <text:p text:style-name="P1">Partner with academia and industry to explore applications in AI, robotics, and signal processing.</text:p>
        <text:p text:style-name="P1"/>
        <text:p text:style-name="P1"/>
        <text:p text:style-name="P1"/>
        <text:p text:style-name="P1"><text:soft-page-break/>Technical Design:</text:p>
        <text:p text:style-name="P1"/>
        <text:p text:style-name="P1">Detail:</text:p>
        <text:p text:style-name="P1">Fuzzy logic gates (NAND, OR, NOT).</text:p>
        <text:p text:style-name="P1">Daughterboard architecture (modularity, scalability, communication).</text:p>
        <text:p text:style-name="P1">Motherboard role (clock synchronization, power distribution, data routing).</text:p>
        <text:p text:style-name="P1"/>
        <text:p text:style-name="P1">#####</text:p>
        <text:p text:style-name="P1">Use block diagrams or schematics for clarity.</text:p>
        <text:p text:style-name="P1">#####</text:p>
        <text:p text:style-name="P1"/>
        <text:p text:style-name="P1"/>
        <text:p text:style-name="P1"/>
        <text:p text:style-name="P1">#####</text:p>
        <text:p text:style-name="P1">Applications:</text:p>
        <text:p text:style-name="P1"/>
        <text:p text:style-name="P1">Emphasize practical applications:</text:p>
        <text:p text:style-name="P1">AI self-assessment and introspection.</text:p>
        <text:p text:style-name="P1">Real-time signal processing.</text:p>
        <text:p text:style-name="P1">Academic exploration of analog logic.</text:p>
        <text:p text:style-name="P1"/>
        <text:p text:style-name="P1">Results and Simulations:</text:p>
        <text:p text:style-name="P1"/>
        <text:p text:style-name="P1">Include LTspice or KiCad-based simulations of fuzzy gates.</text:p>
        <text:p text:style-name="P1">Show potential performance metrics (e.g., noise tolerance, scalability).</text:p>
        <text:p text:style-name="P1">Future Work:</text:p>
        <text:p text:style-name="P1"/>
        <text:p text:style-name="P1">Discuss scalability to more complex networks.</text:p>
        <text:p text:style-name="P1">Highlight potential collaborations with AI researchers or hardware designers.</text:p>
        <text:p text:style-name="P1"/>
        <text:p text:style-name="P1">Conclusion:</text:p>
        <text:p text:style-name="P1"/>
        <text:p text:style-name="P1">Summarize the potential impact and invite collaboration.</text:p>
        <text:p text:style-name="P1"/>
        <text:p text:style-name="P1">References:</text:p>
        <text:p text:style-name="P1"/>
        <text:p text:style-name="P1">Cite relevant research and related work.</text:p>
        <text:p text:style-name="P1">Contact Information:</text:p>
        <text:p text:style-name="P1"/>
        <text:p text:style-name="P1">Include your contact details and links to any project resources (e.g., GitHub, personal website).</text:p>
        <text:p text:style-name="P1"/>
        <text:p text:style-name="P1">?3. Writing Style</text:p>
        <text:p text:style-name="P1">Use clear, concise language.</text:p>
        <text:p text:style-name="P1">Include diagrams, tables, and charts to make concepts visually engaging.</text:p>
        <text:p text:style-name="P1">Avoid jargon where possible; define technical terms for a broad audience.</text:p>
        <text:p text:style-name="P1"/>
        <text:p text:style-name="P1">?4. Tools for Writing</text:p>
        <text:p text:style-name="P1">Use Markdown or LaTeX for professional formatting:</text:p>
        <text:p text:style-name="P1">Markdown is simpler and integrates well with platforms like GitHub.</text:p>
        <text:p text:style-name="P1">LaTeX is more flexible for complex formatting and equations.</text:p>
        <text:p text:style-name="P1"/>
        <text:p text:style-name="P1">Use Diagramming Tools:</text:p>
        <text:p text:style-name="P1">KiCad: For circuit schematics.</text:p>
        <text:p text:style-name="P1">Draw.io or Lucidchart: For block diagrams.</text:p>
        <text:p text:style-name="P1">Export the final paper as a PDF.</text:p>
        <text:p text:style-name="P1">#####</text:p>
        <text:p text:style-name="P1"/>
        <text:p text:style-name="P1"/>
        <text:p text:style-name="P1"/>
        <text:p text:style-name="P1"/>
        <text:p text:style-name="P1">1. Consolidate the Hardware Design</text:p>
        <text:p text:style-name="P1">Rebuild the schematic from scratch to integrate 74HC logic ICs (NANDs, NOTs, and Schmitt triggers), a switching matrix with 74HC405x or 74HC4066 ICs, and clean input/output routing.</text:p>
        <text:p text:style-name="P1">Incorporate ESP32 control lines for switching, OLED updates, and LED feedback. Ensure GPIO pin allocations are planned, possibly extending with I/O expanders if needed.</text:p>
        <text:p text:style-name="P1">Future-proof with an SD card slot to store lessons, animations, or diagrams for advanced configurations (e.g., NAND gate learning modes).</text:p>
        <text:p text:style-name="P1">Simulate the core design with simple software (e.g., LTspice, Logisim) to confirm basic functionality before proceeding with the physical build.</text:p>
        <text:p text:style-name="P1">2. Write and Structure the ESP32 Firmware</text:p>
        <text:p text:style-name="P1">Break firmware into modules:</text:p>
        <text:p text:style-name="P1">ui.cpp / ui.h: For OLED menu navigation, displaying logic diagrams, and real-time state animations.</text:p>
        <text:p text:style-name="P1">hardware.cpp / hardware.h: Functions for MUX selection, LED updates, input polling, and ESP32 control of outputs.</text:p>
        <text:p text:style-name="P1">modes.cpp / modes.h: Definitions of all flip-flop/latch modes, including truth tables, OLED display logic, and MUX routing settings.</text:p>
        <text:p text:style-name="P1">ota.cpp / ota.h: For handling Wi-Fi or BLE firmware updates.</text:p>
        <text:p text:style-name="P1">Integrate SD card support for loading new configurations or diagrams, and for storing logs or user patches.</text:p>
        <text:p text:style-name="P1">Develop adaptive control loops for LED animations and real-time Q/Q̅ state updates to enhance the educational experience.</text:p>
        <text:p text:style-name="P1">3. Prototype Key Features</text:p>
        <text:p text:style-name="P1">OLED Interface: Create basic navigation to display flip-flop configurations (logic diagrams, truth tables, etc.).</text:p>
        <text:p text:style-name="P1">Signal Routing: Test 74HC405x/4066 ICs with the ESP32 to dynamically reconfigure NAND/NOT gates based on selected flip-flop mode.</text:p>
        <text:p text:style-name="P1">Real-Time Updates: Implement Q/Q̅ monitoring and display live changes on the OLED, using LEDs as a secondary feedback mechanism.</text:p>
        <text:p text:style-name="P1">4. Scale and Polish</text:p>
        <text:p text:style-name="P1">Add Advanced Modes: Expand beyond basic flip-flops to teach about gate-level design, logic families, or even state machines.</text:p>
        <text:p text:style-name="P1">Optimize for Production: Ensure the PCB layout minimizes noise and interference, especially for <text:soft-page-break/>high-frequency switching signals.</text:p>
        <text:p text:style-name="P1">Test for Reliability: Stress-test the ESP32's performance when handling simultaneous OLED updates, switching matrix control, and user input.</text:p>
        <text:p text:style-name="P1">5. Develop Documentation</text:p>
        <text:p text:style-name="P1">Create an educational manual for users to understand flip-flop configurations and how to interact with the playground.</text:p>
        <text:p text:style-name="P1">Write a firmware guide for updating and extending the module via Wi-Fi, BLE, or SD card.</text:p>
        <text:p text:style-name="P1"/>
        <text:p text:style-name="P1"/>
        <text:p text:style-name="P1"/>
        <text:p text:style-name="P1"/>
        <text:p text:style-name="P1"/>
        <text:p text:style-name="P1">To determine the highest potential difference you can safely use for your analog NAND gates while maximizing the resolution of your fuzzy logic signals, consider the following factors:</text:p>
        <text:p text:style-name="P1"/>
        <text:p text:style-name="P1">1. Gate Design and Component Ratings</text:p>
        <text:p text:style-name="P1">Semiconductor Specifications: Check the maximum voltage ratings (V_DS, V_GS, etc.) of the transistors in your NAND gate circuit. For most standard MOSFETs or BJTs used in logic gates, this might range between 12V and 30V. Specialized high-voltage components can go much higher.</text:p>
        <text:p text:style-name="P1">Resistor and Capacitor Ratings: Ensure all passive components in your circuit can handle the voltage without breakdown. For resistors, check their power ratings and maximum voltage ratings (e.g., typical resistors can handle up to 200V, but always verify).</text:p>
        <text:p text:style-name="P1">PCB Layout: Higher voltages require proper spacing between traces to prevent arcing or unintended shorts. Follow IPC standards for high-voltage PCB design.</text:p>
        <text:p text:style-name="P1">2. Power Supply Noise and Stability</text:p>
        <text:p text:style-name="P1">A higher voltage can amplify power supply noise, so you’ll need to ensure the supply is well-regulated and filtered. Use high-quality linear regulators or DC-DC converters with sufficient ripple suppression.</text:p>
        <text:p text:style-name="P1">Add decoupling capacitors (e.g., 100nF and 10µF in parallel) near each NAND gate's power pins to minimize noise.</text:p>
        <text:p text:style-name="P1">3. Signal-to-Noise Ratio and Trade-offs</text:p>
        <text:p text:style-name="P1">While a higher potential difference improves the SNR and allows finer fuzzy logic gradations, it can also increase heat dissipation in components. Ensure adequate cooling, especially for power transistors or ICs.</text:p>
        <text:p text:style-name="P1">If your application requires very high voltages (e.g., &gt;50V), consider using specialized high-voltage analog ICs or discrete circuits designed for precision analog computing.</text:p>
        <text:p text:style-name="P1">4. Safe Testing and Iteration</text:p>
        <text:p text:style-name="P1">Start at a lower voltage (e.g., 5V or 12V) and incrementally increase while monitoring the behavior of your gates.</text:p>
        <text:p text:style-name="P1">Measure signal integrity, noise, and thermal performance at each step.</text:p>
        <text:p text:style-name="P1">Use an oscilloscope to observe the analog signals and ensure that higher voltages don't introduce unwanted distortions or instability.</text:p>
        <text:p text:style-name="P1">Suggested Voltage Range</text:p>
        <text:p text:style-name="P1">Standard Range: 5V to 15V (common for most analog circuits and easily handled by standard components).</text:p>
        <text:p text:style-name="P1">High-Voltage Range: 20V to 50V (requires careful design, component selection, and PCB layout for safety and stability).</text:p>
        <text:p text:style-name="P1">If you provide more details about the exact components you're using, I can help refine the potential voltage range further. Let me know how I can assist with testing or calculations!</text:p>
        <text:p text:style-name="P1"/>
        <text:p text:style-name="P1"/>
        <text:p text:style-name="P1">Analyzed</text:p>
        <text:p text:style-name="P1">python</text:p>
        <text:p text:style-name="P1">Always show details</text:p>
        <text:p text:style-name="P1"/>
        <text:p text:style-name="P1">Copy code</text:p>
        <text:p text:style-name="P1"># Sample calculation: Required trace spacing for a given voltage on a PCB</text:p>
        <text:p text:style-name="P1"># Using IPC-2221 standards for PCB trace spacing in air</text:p>
        <text:p text:style-name="P1"/>
        <text:p text:style-name="P1">import pandas as pd</text:p>
        <text:p text:style-name="P1"/>
        <text:p text:style-name="P1"># Define potential voltage levels and corresponding trace spacing in mm (approximate values based on IPC-2221)</text:p>
        <text:p text:style-name="P1">voltage_levels = [5, 12, 24, 50, 100, 200, 300]</text:p>
        <text:p text:style-name="P1">trace_spacing_mm = [0.13, 0.2, 0.38, 0.64, 1.3, 2.5, 3.8]</text:p>
        <text:p text:style-name="P1"/>
        <text:p text:style-name="P1"># Create a DataFrame for visualization</text:p>
        <text:p text:style-name="P1">trace_spacing_df = pd.DataFrame({</text:p>
        <text:p text:style-name="P1"><text:s text:c="4"/>"Voltage (V)": voltage_levels,</text:p>
        <text:p text:style-name="P1"><text:s text:c="4"/>"Minimum Trace Spacing (mm)": trace_spacing_mm</text:p>
        <text:p text:style-name="P1">})</text:p>
        <text:p text:style-name="P1"/>
        <text:p text:style-name="P1">import ace_tools as tools; tools.display_dataframe_to_user(name="PCB Trace Spacing Requirements", dataframe=trace_spacing_df)</text:p>
        <text:p text:style-name="P1">Result</text:p>
        <text:p text:style-name="P1"><text:s text:c="3"/>Voltage (V) <text:s/>Minimum Trace Spacing (mm)</text:p>
        <text:p text:style-name="P1">0 <text:s text:c="11"/>5 <text:s text:c="23"/>0.13</text:p>
        <text:p text:style-name="P1">1 <text:s text:c="10"/>12 <text:s text:c="23"/>0.20</text:p>
        <text:p text:style-name="P1">2 <text:s text:c="10"/>24 <text:s text:c="23"/>0.38</text:p>
        <text:p text:style-name="P1">3 <text:s text:c="10"/>50 <text:s text:c="23"/>0.64</text:p>
        <text:p text:style-name="P1">4 <text:s text:c="9"/>100 <text:s text:c="23"/>1.30</text:p>
        <text:p text:style-name="P1">PCB Trace Spacing Requirements</text:p>
        <text:p text:style-name="P1"/>
        <text:p text:style-name="P1">calculated minimum PCB trace spacing required for various voltage levels based on IPC-2221 standards. You can review the details in the displayed table to ensure your design complies with spacing requirements at target voltages.</text:p>
        <text:p text:style-name="P1"/>
        <text:p text:style-name="P1"/>
        <text:p text:style-name="P1"/>
        <text:p text:style-name="P1"/>
        <text:p text:style-name="P1"><text:soft-page-break/></text:p>
        <text:p text:style-name="P1"/>
        <text:p text:style-name="P1"/>
        <text:p text:style-name="P1">To design an analog NAND gate using VCAs (Voltage Controlled Amplifiers), we need to break this into steps:</text:p>
        <text:p text:style-name="P1"/>
        <text:p text:style-name="P1">1. Number of VCAs Needed for an Analog NAND Gate</text:p>
        <text:p text:style-name="P1">An analog NAND gate generally requires at least two VCAs:</text:p>
        <text:p text:style-name="P1"/>
        <text:p text:style-name="P1">AND Emulation: Multiply two inputs, emulating an AND operation by controlling the gain of one input signal with the other.</text:p>
        <text:p text:style-name="P1">Inversion: Use another VCA or an inverter to invert the AND output, creating the NAND functionality.</text:p>
        <text:p text:style-name="P1">Optional: If you want fine-tuned control for fuzzy logic or scaling of the output, an additional VCA might be needed for output-level adjustment.</text:p>
        <text:p text:style-name="P1"/>
        <text:p text:style-name="P1">Thus, two to three VCAs per NAND gate are typically required.</text:p>
        <text:p text:style-name="P1"/>
        <text:p text:style-name="P1">2. Checking VCA IC Options</text:p>
        <text:p text:style-name="P1">Below are some common VCAs, their channel count, voltage range, and other properties:</text:p>
        <text:p text:style-name="P1"/>
        <text:p text:style-name="P1">VCA IC<text:tab/>Channels<text:tab/>Max Voltage (Input)<text:tab/>Control Voltage Range<text:tab/>Output Range<text:tab/>Special Features</text:p>
        <text:p text:style-name="P1">SSM2164<text:tab/>4<text:tab/>±15V<text:tab/>0V to +5V<text:tab/>Analog<text:tab/>Low distortion, great for audio</text:p>
        <text:p text:style-name="P1">THAT2180/2181<text:tab/>1<text:tab/>±18V<text:tab/>-10V to +10V<text:tab/>Analog<text:tab/>Low noise, high precision</text:p>
        <text:p text:style-name="P1">V2164<text:tab/>4<text:tab/>±12V to ±15V<text:tab/>0V to +5V<text:tab/>Analog<text:tab/>Clone of SSM2164, good availability</text:p>
        <text:p text:style-name="P1">LM13700<text:tab/>2<text:tab/>±18V<text:tab/>-15V to +15V<text:tab/>Analog<text:tab/>Integrates OTAs for flexibility</text:p>
        <text:p text:style-name="P1">CA3080 (Legacy)<text:tab/>1<text:tab/>±15V<text:tab/>0V to ±15V<text:tab/>Analog<text:tab/>Older OTA, not as efficient</text:p>
        <text:p text:style-name="P1">3. Potential Difference and Voltage Handling</text:p>
        <text:p text:style-name="P1">For higher potential difference (improving analog SNR), you’ll favor VCAs like the THAT2181 or LM13700 with voltage handling up to ±18V. These can run on a ±15V supply for maximum headroom.</text:p>
        <text:p text:style-name="P1">For cost and availability, the SSM2164 or its clone V2164 offers 4 VCAs per chip, runs on ±12V to ±15V, and is widely used in audio and modular synthesizers.</text:p>
        <text:p text:style-name="P1">4. Choosing the Best VCA IC</text:p>
        <text:p text:style-name="P1">Considerations:</text:p>
        <text:p text:style-name="P1"/>
        <text:p text:style-name="P1">Number of Channels Per IC: A higher channel count per IC reduces PCB space and wiring complexity.</text:p>
        <text:p text:style-name="P1">Voltage Handling: Ensure the IC can handle your intended supply and signal voltage range.</text:p>
        <text:p text:style-name="P1">Noise and Distortion: If you're prioritizing clean, low-noise signals, the THAT2180/2181 might be a better fit.</text:p>
        <text:p text:style-name="P1">Cost and Availability: The SSM2164 or its clone V2164 are cost-effective and widely available.</text:p>
        <text:p text:style-name="P1">Best Choices for Analog NAND Gates</text:p>
        <text:p text:style-name="P1">SSM2164 or V2164:</text:p>
        <text:p text:style-name="P1"/>
        <text:p text:style-name="P1">4 VCAs per IC, suitable for two NAND gates per IC.</text:p>
        <text:p text:style-name="P1">Operates on ±12V or ±15V for good potential difference.</text:p>
        <text:p text:style-name="P1">Low noise and distortion, ideal for modular synths and logic emulation.</text:p>
        <text:p text:style-name="P1">LM13700:</text:p>
        <text:p text:style-name="P1"/>
        <text:p text:style-name="P1">2 VCAs per IC, suitable for one NAND gate per IC.</text:p>
        <text:p text:style-name="P1">Operates on up to ±15V or ±18V for high headroom.</text:p>
        <text:p text:style-name="P1">Offers more flexibility with its OTA design for custom analog computation.</text:p>
        <text:p text:style-name="P1">5. Final Calculations</text:p>
        <text:p text:style-name="P1">To calculate the total number of VCAs:</text:p>
        <text:p text:style-name="P1"/>
        <text:p text:style-name="P1">Count the number of NAND gates you plan to implement in your circuit.</text:p>
        <text:p text:style-name="P1">Multiply by 2 (or 3 if including an additional VCA for fuzzy logic control).</text:p>
        <text:p text:style-name="P1">For example:</text:p>
        <text:p text:style-name="P1"/>
        <text:p text:style-name="P1">8 NAND gates require 16 VCAs (2 per gate).</text:p>
        <text:p text:style-name="P1">Using SSM2164 (4 VCAs/IC), you’ll need 4 ICs.</text:p>
        <text:p text:style-name="P1">If LM13700 (2 VCAs/IC) is chosen, you’ll need 8 ICs.</text:p>
        <text:p text:style-name="P1"/>
        <text:p text:style-name="P1"/>
        <text:p text:style-name="P1"/>
        <text:p text:style-name="P1"/>
        <text:p text:style-name="P1"/>
        <text:p text:style-name="P1"/>
        <text:p text:style-name="P1"/>
        <text:p text:style-name="P1"/>
        <text:p text:style-name="P1"/>
        <text:p text:style-name="P1">python</text:p>
        <text:p text:style-name="P1">Always show details</text:p>
        <text:p text:style-name="P1"/>
        <text:p text:style-name="P1">Copy code</text:p>
        <text:p text:style-name="P1">import matplotlib.pyplot as plt</text:p>
        <text:p text:style-name="P1">import matplotlib.patches as patches</text:p>
        <text:p text:style-name="P1"/>
        <text:p text:style-name="P1"># Drawing a symbolic diagram of the fuzzy NAND gate circuit</text:p>
        <text:p text:style-name="P1"/>
        <text:p text:style-name="P1">fig, ax = plt.subplots(figsize=(10, 6))</text:p>
        <text:p text:style-name="P1"/>
        <text:p text:style-name="P1"># Create the VCA1 block (AND operation)</text:p>
        <text:p text:style-name="P1">ax.add_patch(patches.Rectangle((1, 4), 2, 1, edgecolor='black', facecolor='lightblue', lw=1))</text:p>
        <text:p text:style-name="P1">ax.text(2, 4.5, 'VCA1 (AND)', ha='center', va='center', fontsize=10)</text:p>
        <text:p text:style-name="P1"/>
        <text:p text:style-name="P1"># Add inputs A and B to VCA1</text:p>
        <text:p text:style-name="P1">ax.arrow(0.5, 4.75, 0.5, 0, head_width=0.1, head_length=0.2, fc='black', ec='black')</text:p>
        <text:p text:style-name="P1">ax.text(0.3, 4.75, 'A', ha='right', va='center', fontsize=10)</text:p>
        <text:p text:style-name="P1"/>
        <text:p text:style-name="P1">ax.arrow(0.5, 4.25, 0.5, 0, head_width=0.1, head_length=0.2, fc='black', ec='black')</text:p>
        <text:p text:style-name="P1"><text:soft-page-break/>ax.text(0.3, 4.25, 'B', ha='right', va='center', fontsize=10)</text:p>
        <text:p text:style-name="P1"/>
        <text:p text:style-name="P1"># Output from VCA1 to VCA2</text:p>
        <text:p text:style-name="P1">ax.arrow(3, 4.5, 1.5, 0, head_width=0.1, head_length=0.2, fc='black', ec='black')</text:p>
        <text:p text:style-name="P1"/>
        <text:p text:style-name="P1"># Create the VCA2 block (Scaling)</text:p>
        <text:p text:style-name="P1">ax.add_patch(patches.Rectangle((4.5, 4), 2, 1, edgecolor='black', facecolor='lightgreen', lw=1))</text:p>
        <text:p text:style-name="P1">ax.text(5.5, 4.5, 'VCA2 (Scaling)', ha='center', va='center', fontsize=10)</text:p>
        <text:p text:style-name="P1"/>
        <text:p text:style-name="P1"># Add scaling input to VCA2</text:p>
        <text:p text:style-name="P1">ax.arrow(4.25, 5, 0.25, -0.25, head_width=0.1, head_length=0.2, fc='black', ec='black')</text:p>
        <text:p text:style-name="P1">ax.text(4, 5, 'Scaling (Pot)', ha='right', va='center', fontsize=8)</text:p>
        <text:p text:style-name="P1"/>
        <text:p text:style-name="P1"># Output from VCA2 to Inverting Op-Amp</text:p>
        <text:p text:style-name="P1">ax.arrow(6.5, 4.5, 1.5, 0, head_width=0.1, head_length=0.2, fc='black', ec='black')</text:p>
        <text:p text:style-name="P1"/>
        <text:p text:style-name="P1"># Create the inverting op-amp block</text:p>
        <text:p text:style-name="P1">ax.add_patch(patches.Rectangle((8, 4), 2, 1, edgecolor='black', facecolor='pink', lw=1))</text:p>
        <text:p text:style-name="P1">ax.text(9, 4.5, 'Op-Amp\n(Inverter)', ha='center', va='center', fontsize=10)</text:p>
        <text:p text:style-name="P1"/>
        <text:p text:style-name="P1"># Output from Op-Amp</text:p>
        <text:p text:style-name="P1">ax.arrow(10, 4.5, 1.5, 0, head_width=0.1, head_length=0.2, fc='black', ec='black')</text:p>
        <text:p text:style-name="P1">ax.text(11.6, 4.5, 'Q (NAND)', ha='left', va='center', fontsize=10)</text:p>
        <text:p text:style-name="P1"/>
        <text:p text:style-name="P1"># Add power supply labels</text:p>
        <text:p text:style-name="P1">ax.text(1, 5.25, '+12V', ha='center', va='center', fontsize=8)</text:p>
        <text:p text:style-name="P1">ax.text(1, 3.75, '-12V', ha='center', va='center', fontsize=8)</text:p>
        <text:p text:style-name="P1"/>
        <text:p text:style-name="P1"># Set plot limits and hide axes</text:p>
        <text:p text:style-name="P1">ax.set_xlim(0, 12)</text:p>
        <text:p text:style-name="P1">ax.set_ylim(3, 6)</text:p>
        <text:p text:style-name="P1">ax.axis('off')</text:p>
        <text:p text:style-name="P1"/>
        <text:p text:style-name="P1"># Display the diagram</text:p>
        <text:p text:style-name="P1">plt.title("Fuzzy NAND Gate Circuit (Symbolic Diagram)", fontsize=12)</text:p>
        <text:p text:style-name="P1">plt.show()</text:p>
        <text:p text:style-name="P1"/>
        <text:p text:style-name="P1">Analysis errored</text:p>
        <text:p text:style-name="P1">python</text:p>
        <text:p text:style-name="P1">Always show details</text:p>
        <text:p text:style-name="P1"/>
        <text:p text:style-name="P1">Copy code</text:p>
        <text:p text:style-name="P1"># Redrawing the symbolic fuzzy NAND gate circuit due to reset.</text:p>
        <text:p text:style-name="P1"/>
        <text:p text:style-name="P1">import matplotlib.pyplot as plt</text:p>
        <text:p text:style-name="P1">import matplotlib.patches as patches</text:p>
        <text:p text:style-name="P1"/>
        <text:p text:style-name="P1"># Drawing a symbolic diagram of the fuzzy NAND gate circuit</text:p>
        <text:p text:style-name="P1"/>
        <text:p text:style-name="P1">fig, ax = plt.subplots(figsize=(10, 6))</text:p>
        <text:p text:style-name="P1"/>
        <text:p text:style-name="P1"># Create the VCA1 block (AND operation)</text:p>
        <text:p text:style-name="P1">ax.add_patch(patches.Rectangle((1, 4), 2, 1, edgecolor='black', facecolor='lightblue', lw=1))</text:p>
        <text:p text:style-name="P1">ax.text(2, 4.5, 'VCA1 (AND)', ha='center', va='center', fontsize=10)</text:p>
        <text:p text:style-name="P1"/>
        <text:p text:style-name="P1"># Add inputs A and B to VCA1</text:p>
        <text:p text:style-name="P1">ax.arrow(0.5, 4.75, 0.5, 0, head_width=0.1, head_length=0.2, fc='black', ec='black')</text:p>
        <text:p text:style-name="P1">ax.text(0.3, 4.75, 'A', ha='right', va='center', fontsize=10)</text:p>
        <text:p text:style-name="P1"/>
        <text:p text:style-name="P1">ax.arrow(0.5, 4.25, 0.5, 0, head_width=0.1, head_length=0.2, fc='black', ec='black')</text:p>
        <text:p text:style-name="P1">ax.text(0.3, 4.25, 'B', ha='right', va='center', fontsize=10)</text:p>
        <text:p text:style-name="P1"/>
        <text:p text:style-name="P1"># Output from VCA1 to VCA2</text:p>
        <text:p text:style-name="P1">ax.arrow(3, 4.5, 1.5, 0, head_width=0.1, head_length=0.2, fc='black', ec='black')</text:p>
        <text:p text:style-name="P1"/>
        <text:p text:style-name="P1"># Create the VCA2 block (Scaling)</text:p>
        <text:p text:style-name="P1">ax.add_patch(patches.Rectangle((4.5, 4), 2, 1, edgecolor='black', facecolor='lightgreen', lw=1))</text:p>
        <text:p text:style-name="P1">ax.text(5.5, 4.5, 'VCA2 (Scaling)', ha='center', va='center', fontsize=10)</text:p>
        <text:p text:style-name="P1"/>
        <text:p text:style-name="P1"># Add scaling input to VCA2</text:p>
        <text:p text:style-name="P1">ax.arrow(4.25, 5, 0.25, -0.25, head_width=0.1, head_length=0.2, fc='black', ec='black')</text:p>
        <text:p text:style-name="P1">ax.text(4, 5, 'Scaling (Pot)', ha='right', va='center', fontsize=8)</text:p>
        <text:p text:style-name="P1"/>
        <text:p text:style-name="P1"># Output from VCA2 to Inverting Op-Amp</text:p>
        <text:p text:style-name="P1">ax.arrow(6.5, 4.5, 1.5, 0, head_width=0.1, head_length=0.2, fc='black', ec='black')</text:p>
        <text:p text:style-name="P1"/>
        <text:p text:style-name="P1"># Create the inverting op-amp block</text:p>
        <text:p text:style-name="P1">ax.add_patch(patches.Rectangle((8, 4), 2, 1, edgecolor='black', facecolor='pink', lw=1))</text:p>
        <text:p text:style-name="P1">ax.text(9, 4.5, 'Op-Amp\n(Inverter)', ha='center', va='center', fontsize=10)</text:p>
        <text:p text:style-name="P1"/>
        <text:p text:style-name="P1"># Output from Op-Amp</text:p>
        <text:p text:style-name="P1">ax.arrow(10, 4.5, 1.5, 0, head_width=0.1, head_length=0.2, fc='black', ec='black')</text:p>
        <text:p text:style-name="P1">ax.text(11.6, 4.5, 'Q (NAND)', ha='left', va='center', fontsize=10)</text:p>
        <text:p text:style-name="P1"/>
        <text:p text:style-name="P1"># Add power supply labels</text:p>
        <text:p text:style-name="P1">ax.text(1, 5.25, '+12V', ha='center', va='center', fontsize=8)</text:p>
        <text:p text:style-name="P1">ax.text(1, 3.75, '-12V', ha='center', va='center', fontsize=8)</text:p>
        <text:p text:style-name="P1"/>
        <text:p text:style-name="P1"># Set plot limits and hide axes</text:p>
        <text:p text:style-name="P1"><text:soft-page-break/>ax.set_xlim(0, 12)</text:p>
        <text:p text:style-name="P1">ax.set_ylim(3, 6)</text:p>
        <text:p text:style-name="P1">ax.axis('off')</text:p>
        <text:p text:style-name="P1"/>
        <text:p text:style-name="P1"># Display the diagram</text:p>
        <text:p text:style-name="P1">plt.title("Fuzzy NAND Gate Circuit (Symbolic Diagram)", fontsize=12)</text:p>
        <text:p text:style-name="P1">plt.show()</text:p>
        <text:p text:style-name="P1">It seems I cannot generate the image directly due to the reset environment, but I can describe it clearly, and you can easily reproduce it in KiCad or another schematic tool:</text:p>
        <text:p text:style-name="P1"/>
        <text:p text:style-name="P1">Fuzzy NAND Gate Design Outline</text:p>
        <text:p text:style-name="P1">Components:</text:p>
        <text:p text:style-name="P1"/>
        <text:p text:style-name="P1">Two VCAs:</text:p>
        <text:p text:style-name="P1">VCA1 (AND operation): Multiplies inputs A and B.</text:p>
        <text:p text:style-name="P1">VCA2 (Scaling): Adjusts the output of VCA1 with a potentiometer.</text:p>
        <text:p text:style-name="P1">One Op-Amp:</text:p>
        <text:p text:style-name="P1">Inverts the scaled AND output to produce a NAND output.</text:p>
        <text:p text:style-name="P1">Power Decoupling:</text:p>
        <text:p text:style-name="P1">Add capacitors near power pins for stability.</text:p>
        <text:p text:style-name="P1">Connections:</text:p>
        <text:p text:style-name="P1"/>
        <text:p text:style-name="P1">Input A connects to the control input of VCA1.</text:p>
        <text:p text:style-name="P1">Input B connects to the signal input of VCA1.</text:p>
        <text:p text:style-name="P1">The output of VCA1 connects to the signal input of VCA2.</text:p>
        <text:p text:style-name="P1">A potentiometer (Scaling) connects to the control input of VCA2.</text:p>
        <text:p text:style-name="P1">The output of VCA2 connects to the inverting input of the op-amp.</text:p>
        <text:p text:style-name="P1">The op-amp output provides the fuzzy NAND result (Q).</text:p>
        <text:p text:style-name="P1">Power:</text:p>
        <text:p text:style-name="P1"/>
        <text:p text:style-name="P1">Use ±12V or ±15V supplies for the VCAs and op-amp.</text:p>
        <text:p text:style-name="P1">Add 100nF decoupling capacitors near power pins.</text:p>
        <text:p text:style-name="P1">Would you like me to guide you on implementing this directly in KiCad, or would you prefer a downloadable file once the system environment is stable? 😊 ​​</text:p>
        <text:p text:style-name="P1"/>
        <text:p text:style-name="P1"/>
        <text:p text:style-name="P1"/>
        <text:p text:style-name="P1"/>
        <text:p text:style-name="P1"/>
        <text:p text:style-name="P1"/>
        <text:p text:style-name="P1">You said:</text:p>
        <text:p text:style-name="P1">downloadable file once env. is stable please fren...</text:p>
        <text:p text:style-name="P1">ChatGPT said:</text:p>
        <text:p text:style-name="P1">ChatGPT</text:p>
        <text:p text:style-name="P1">Got it, fren! I'll ensure to prepare a downloadable schematic file for the fuzzy NAND gate design in KiCad format as soon as the environment stabilizes. It will include:</text:p>
        <text:p text:style-name="P1"/>
        <text:p text:style-name="P1">Two VCAs (e.g., SSM2164 or LM13700) for the AND operation and scaling.</text:p>
        <text:p text:style-name="P1">Op-Amp (e.g., TL072 or TL074) for the inverting NAND output.</text:p>
        <text:p text:style-name="P1">Properly labeled inputs (A, B) and output (Q) with power connections (+12V, -12V, GND).</text:p>
        <text:p text:style-name="P1">Decoupling capacitors and a scaling potentiometer.</text:p>
        <text:p text:style-name="P1"/>
        <text:p text:style-name="P1"/>
        <text:p text:style-name="P1"/>
        <text:p text:style-name="P1"/>
        <text:p text:style-name="P1"/>
        <text:p text:style-name="P1"/>
        <text:p text:style-name="P1"/>
        <text:p text:style-name="P1"/>
        <text:p text:style-name="P1"/>
        <text:p text:style-name="P1">we have to work out how to put together single pcbs each with a configurable set of enough fuzzy nands, ors and nots to build any basic logic then connect many of these daughterboard pcbs up together with control chanels such that a digital llm in a computer via some kind of control layer can control the fuzzy logic unit so making it able to assess its own logical thinking aspects and feed back to input</text:p>
        <text:p text:style-name="P1">ChatGPT said:</text:p>
        <text:p text:style-name="P1">ChatGPT</text:p>
        <text:p text:style-name="P1">To design a modular system of PCBs, each housing a configurable set of fuzzy NANDs, ORs, and NOTs, and integrate it with a digital LLM for self-assessment and feedback, we need to break this challenge into logical, electrical, and control layers. Here's how we can approach the problem:</text:p>
        <text:p text:style-name="P1"/>
        <text:p text:style-name="P1">1. Hardware Design of Daughterboard PCBs</text:p>
        <text:p text:style-name="P1">Each daughterboard PCB should:</text:p>
        <text:p text:style-name="P1"/>
        <text:p text:style-name="P1">Include a configurable set of fuzzy NAND, OR, and NOT gates.</text:p>
        <text:p text:style-name="P1">Feature an interface for control and communication with the main control layer.</text:p>
        <text:p text:style-name="P1">Be modular, stackable, and connected in a scalable network.</text:p>
        <text:p text:style-name="P1">1.1 Component Selection</text:p>
        <text:p text:style-name="P1">Analog Fuzzy Logic Gates:</text:p>
        <text:p text:style-name="P1"/>
        <text:p text:style-name="P1">NAND: Built from VCAs (e.g., SSM2164 or V2164 for multiple VCAs per IC).</text:p>
        <text:p text:style-name="P1">OR and NOT: Use additional VCAs or dedicated op-amp circuits for simplicity.</text:p>
        <text:p text:style-name="P1">Design gates with adjustable thresholds to tune fuzziness.</text:p>
        <text:p text:style-name="P1">Multiplexers/Switches:</text:p>
        <text:p text:style-name="P1"/>
        <text:p text:style-name="P1">Use 74HC405x series or DG4xx series for signal routing to/from gates.</text:p>
        <text:p text:style-name="P1">Enables dynamic reconfiguration of gate interconnections.</text:p>
        <text:p text:style-name="P1">Control Interface:</text:p>
        <text:p text:style-name="P1"/>
        <text:p text:style-name="P1">GPIO-controlled I/O expanders (e.g., MCP23017 for I²C or MCP23S17 for SPI) for routing.</text:p>
        <text:p text:style-name="P1"><text:soft-page-break/>SPI/I²C for control signals to/from the main board.</text:p>
        <text:p text:style-name="P1">Voltage Handling:</text:p>
        <text:p text:style-name="P1"/>
        <text:p text:style-name="P1">Ensure all gates and switches operate within the chosen voltage range (e.g., ±12V or ±15V).</text:p>
        <text:p text:style-name="P1">Use op-amps (e.g., TL074 or TL084) for buffering and scaling signals.</text:p>
        <text:p text:style-name="P1">1.2 PCB Layout</text:p>
        <text:p text:style-name="P1">Gate Arrangement: Include enough gates to implement any logic function (e.g., 4 NANDs, 2 ORs, 2 NOTs per board).</text:p>
        <text:p text:style-name="P1">Signal Routing: Design PCB traces to minimize noise and cross-talk, especially for high-resolution fuzzy logic signals.</text:p>
        <text:p text:style-name="P1">Power Distribution: Use a central power bus to distribute ±12V/±15V across daughterboards.</text:p>
        <text:p text:style-name="P1">Connector: Use DIN 41612 connectors or similar to connect daughterboards to the control layer for power and control signals.</text:p>
        <text:p text:style-name="P1">2. Interconnect and Communication</text:p>
        <text:p text:style-name="P1">The daughterboards need to communicate with each other and the central control layer.</text:p>
        <text:p text:style-name="P1"/>
        <text:p text:style-name="P1">2.1 Control Channels</text:p>
        <text:p text:style-name="P1">Use SPI/I²C buses for scalable communication.</text:p>
        <text:p text:style-name="P1"/>
        <text:p text:style-name="P1">Assign unique addresses to each daughterboard for easy identification.</text:p>
        <text:p text:style-name="P1">Multiplex control signals using GPIO expanders or dedicated shift registers.</text:p>
        <text:p text:style-name="P1">Clock Synchronization:</text:p>
        <text:p text:style-name="P1"/>
        <text:p text:style-name="P1">Use a central clock signal distributed to all daughterboards.</text:p>
        <text:p text:style-name="P1">For timing-critical operations, consider low-jitter clock ICs.</text:p>
        <text:p text:style-name="P1">2.2 Signal Buses</text:p>
        <text:p text:style-name="P1">Use separate analog and digital signal buses:</text:p>
        <text:p text:style-name="P1">Analog Bus: Routes fuzzy logic signals between daughterboards.</text:p>
        <text:p text:style-name="P1">Digital Bus: Handles control signals, configuration commands, and status feedback.</text:p>
        <text:p text:style-name="P1">3. Main Control Layer</text:p>
        <text:p text:style-name="P1">The main control layer connects the daughterboards to the LLM in the computer.</text:p>
        <text:p text:style-name="P1"/>
        <text:p text:style-name="P1">3.1 MCU or FPGA Selection</text:p>
        <text:p text:style-name="P1">MCU Option: STM32 or ESP32</text:p>
        <text:p text:style-name="P1">Benefits: Built-in ADC/DACs, SPI/I²C interfaces, and GPIO pins.</text:p>
        <text:p text:style-name="P1">Example: STM32F4 series for its ADC/DAC capabilities and processing power.</text:p>
        <text:p text:style-name="P1">FPGA Option: Xilinx or Intel FPGAs</text:p>
        <text:p text:style-name="P1">Benefits: Parallel processing for large-scale gate control.</text:p>
        <text:p text:style-name="P1">Use for low-latency operations and dynamic reconfiguration.</text:p>
        <text:p text:style-name="P1">3.2 Interfacing with the Computer</text:p>
        <text:p text:style-name="P1">Use USB, Ethernet, or PCIe for communication between the control layer and the LLM.</text:p>
        <text:p text:style-name="P1">Employ high-speed protocols (e.g., USB 3.0 or Gigabit Ethernet) for real-time feedback.</text:p>
        <text:p text:style-name="P1">3.3 LLM Integration</text:p>
        <text:p text:style-name="P1">Design a software control layer to interface with the hardware. This layer should:</text:p>
        <text:p text:style-name="P1">Translate LLM outputs into hardware commands.</text:p>
        <text:p text:style-name="P1">Capture fuzzy logic outputs for feedback into the LLM.</text:p>
        <text:p text:style-name="P1">Use APIs or direct memory access to ensure low-latency interaction.</text:p>
        <text:p text:style-name="P1">4. Software Framework</text:p>
        <text:p text:style-name="P1">4.1 LLM Side</text:p>
        <text:p text:style-name="P1">Integration with PyTorch/TensorFlow:</text:p>
        <text:p text:style-name="P1"/>
        <text:p text:style-name="P1">Use Python libraries to send/receive data between the LLM and the control layer.</text:p>
        <text:p text:style-name="P1">Example: Output probabilities from the LLM as control signals for gate configuration.</text:p>
        <text:p text:style-name="P1">Self-Assessment Feedback:</text:p>
        <text:p text:style-name="P1"/>
        <text:p text:style-name="P1">Capture fuzzy gate outputs and use them as inputs to the LLM for evaluation.</text:p>
        <text:p text:style-name="P1">Enable the LLM to "reason about its reasoning."</text:p>
        <text:p text:style-name="P1">4.2 Hardware Control Layer</text:p>
        <text:p text:style-name="P1">Firmware:</text:p>
        <text:p text:style-name="P1"/>
        <text:p text:style-name="P1">Write code for the MCU/FPGA to:</text:p>
        <text:p text:style-name="P1">Dynamically configure gates on daughterboards.</text:p>
        <text:p text:style-name="P1">Route signals between boards.</text:p>
        <text:p text:style-name="P1">Handle feedback loops for fuzzy signals.</text:p>
        <text:p text:style-name="P1">PC Software:</text:p>
        <text:p text:style-name="P1"/>
        <text:p text:style-name="P1">Develop a GUI to visualize the logic network and configure gates manually.</text:p>
        <text:p text:style-name="P1">Use Python/C++ to communicate with the control layer via USB/Ethernet.</text:p>
        <text:p text:style-name="P1">5. System Architecture</text:p>
        <text:p text:style-name="P1">Daughterboards:</text:p>
        <text:p text:style-name="P1"/>
        <text:p text:style-name="P1">Each contains multiple fuzzy gates, controlled via SPI/I²C.</text:p>
        <text:p text:style-name="P1">Analog and digital signals are routed via buses.</text:p>
        <text:p text:style-name="P1">Mainboard:</text:p>
        <text:p text:style-name="P1"/>
        <text:p text:style-name="P1">Hosts the MCU/FPGA.</text:p>
        <text:p text:style-name="P1">Manages communication with daughterboards and the computer.</text:p>
        <text:p text:style-name="P1">Control Software:</text:p>
        <text:p text:style-name="P1"/>
        <text:p text:style-name="P1">Interfaces the LLM with the hardware.</text:p>
        <text:p text:style-name="P1">Handles configuration, feedback, and monitoring.</text:p>
        <text:p text:style-name="P1">Example Configuration for Each PCB</text:p>
        <text:p text:style-name="P1">4 Fuzzy NAND Gates (2 VCAs per gate).</text:p>
        <text:p text:style-name="P1">2 Fuzzy OR Gates.</text:p>
        <text:p text:style-name="P1">2 NOT Gates.</text:p>
        <text:p text:style-name="P1">Multiplexer for reconfiguration (e.g., 74HC4051).</text:p>
        <text:p text:style-name="P1">I²C/SPI Interface for control.</text:p>
        <text:p text:style-name="P1">DIN Connector for modularity.</text:p>
        <text:p text:style-name="P1"/>
        <text:p text:style-name="P1"/>
        <text:p text:style-name="P1"><text:soft-page-break/></text:p>
        <text:p text:style-name="P1"/>
        <text:p text:style-name="P1"/>
        <text:p text:style-name="P1"/>
        <text:p text:style-name="P1"/>
        <text:p text:style-name="P1"/>
        <text:p text:style-name="P1">Which VCA IC is cost-effective?</text:p>
        <text:p text:style-name="P1">When selecting a cost-effective Voltage Controlled Amplifier (VCA) IC for your analog NAND gate design, it's essential to balance price with performance and availability. Here's a comparison of some popular VCA ICs:</text:p>
        <text:p text:style-name="P1"/>
        <text:p text:style-name="P1">SSI2164 Quad VCA IC</text:p>
        <text:p text:style-name="P1">Offers four VCAs per IC, providing a low cost per VCA. Priced at approximately £3.69 per IC. </text:p>
        <text:p text:style-name="P1">AMAZING SYNTH</text:p>
        <text:p text:style-name="P1"/>
        <text:p text:style-name="P1"/>
        <text:p text:style-name="P1">AS2164 Quad VCA IC</text:p>
        <text:p text:style-name="P1">Similar to the SSI2164, this IC provides four VCAs per chip. Available for €5.61 (excluding VAT). </text:p>
        <text:p text:style-name="P1">ELECTRIC DRUID</text:p>
        <text:p text:style-name="P1"/>
        <text:p text:style-name="P1"/>
        <text:p text:style-name="P1">LM13700 Dual Operational Transconductance Amplifier (OTA)</text:p>
        <text:p text:style-name="P1">Contains two VCAs per IC. Priced around €4.50 (excluding VAT). </text:p>
        <text:p text:style-name="P1">ELECTRIC DRUID</text:p>
        <text:p text:style-name="P1"/>
        <text:p text:style-name="P1"/>
        <text:p text:style-name="P1">V2164D Quad VCA IC</text:p>
        <text:p text:style-name="P1">Functional equivalent to the SSM2164, offering four VCAs per IC. Priced at $3.50 per IC. </text:p>
        <text:p text:style-name="P1">STOMPBOX PARTS</text:p>
        <text:p text:style-name="P1"/>
        <text:p text:style-name="P1"/>
        <text:p text:style-name="P1">THAT2181 VCA IC</text:p>
        <text:p text:style-name="P1">High-performance single-channel VCA. Pricing varies; typically higher due to superior audio performance. </text:p>
        <text:p text:style-name="P1">MOUSER ELECTRONICS</text:p>
        <text:p text:style-name="P1"/>
        <text:p text:style-name="P1"/>
        <text:p text:style-name="P1">Recommendation:</text:p>
        <text:p text:style-name="P1"/>
        <text:p text:style-name="P1">For a balance between cost-effectiveness and performance, the SSI2164 Quad VCA IC stands out. It offers four VCAs per chip, reducing the cost per VCA, and is priced competitively at approximately £3.69 per IC. This makes it a suitable choice for applications requiring multiple VCAs, such as your analog NAND gate design. </text:p>
        <text:p text:style-name="P1">AMAZING SYNTH</text:p>
        <text:p text:style-name="P1"/>
        <text:p text:style-name="P1">Note: Prices are subject to change and may vary based on supplier and order quantity. It's advisable to check with multiple suppliers for the most current pricing and availability.</text:p>
        <text:p text:style-name="P1"/>
        <text:p text:style-name="P1"/>
        <text:p text:style-name="P1"/>
        <text:p text:style-name="P1"/>
        <text:p text:style-name="P1"/>
        <text:p text:style-name="P1"/>
        <text:p text:style-name="P1"/>
        <text:p text:style-name="P1"/>
        <text:p text:style-name="P1"/>
        <text:p text:style-name="P1">How should PCBs communicate efficiently?</text:p>
        <text:p text:style-name="P1">ChatGPT said:</text:p>
        <text:p text:style-name="P1">ChatGPT</text:p>
        <text:p text:style-name="P1">Efficient communication between your PCBs is crucial for dynamic and scalable control, especially in a system involving fuzzy logic and real-time interaction with a digital LLM. Here's a guide to designing an efficient communication system:</text:p>
        <text:p text:style-name="P1"/>
        <text:p text:style-name="P1">1. Choosing the Right Communication Protocol</text:p>
        <text:p text:style-name="P1">The communication protocol determines speed, scalability, and reliability. For your use case, a mix of digital control and analog signal transmission is needed.</text:p>
        <text:p text:style-name="P1"/>
        <text:p text:style-name="P1">1.1 Digital Communication</text:p>
        <text:p text:style-name="P1">I²C (Inter-Integrated Circuit):</text:p>
        <text:p text:style-name="P1"/>
        <text:p text:style-name="P1">Advantages:</text:p>
        <text:p text:style-name="P1">Simple to implement with minimal wiring (2 wires: SDA and SCL).</text:p>
        <text:p text:style-name="P1">Supports multiple devices (up to 127 on a single bus).</text:p>
        <text:p text:style-name="P1">Works well for low-to-moderate-speed communication (up to 1 Mbps).</text:p>
        <text:p text:style-name="P1">Disadvantages:</text:p>
        <text:p text:style-name="P1">Shared bus can become a bottleneck if many devices send/receive data simultaneously.</text:p>
        <text:p text:style-name="P1">Limited to short distances (~1 meter).</text:p>
        <text:p text:style-name="P1">Use Case: Configuring gates and reading basic status data from daughterboards.</text:p>
        <text:p text:style-name="P1">SPI (Serial Peripheral Interface):</text:p>
        <text:p text:style-name="P1"/>
        <text:p text:style-name="P1">Advantages:</text:p>
        <text:p text:style-name="P1">Faster than I²C (up to tens of Mbps).</text:p>
        <text:p text:style-name="P1">Full-duplex communication.</text:p>
        <text:p text:style-name="P1">More robust for high-speed or large data transfers.</text:p>
        <text:p text:style-name="P1">Disadvantages:</text:p>
        <text:p text:style-name="P1">Requires more wires (MOSI, MISO, SCLK, CS for each board).</text:p>
        <text:p text:style-name="P1">Fewer devices supported natively compared to I²C.</text:p>
        <text:p text:style-name="P1">Use Case: High-speed configuration and data acquisition in systems with fewer boards.</text:p>
        <text:p text:style-name="P1">UART (Universal Asynchronous Receiver/Transmitter):</text:p>
        <text:p text:style-name="P1"/>
        <text:p text:style-name="P1">Advantages:</text:p>
        <text:p text:style-name="P1">Simple and robust for point-to-point communication.</text:p>
        <text:p text:style-name="P1">Works over longer distances (several meters with proper hardware).</text:p>
        <text:p text:style-name="P1">Disadvantages:</text:p>
        <text:p text:style-name="P1">Limited to single-device communication unless <text:soft-page-break/>paired with RS485 or similar.</text:p>
        <text:p text:style-name="P1">Lower speed compared to SPI.</text:p>
        <text:p text:style-name="P1">Use Case: Debugging or direct board-to-host communication.</text:p>
        <text:p text:style-name="P1">CAN Bus (Controller Area Network):</text:p>
        <text:p text:style-name="P1"/>
        <text:p text:style-name="P1">Advantages:</text:p>
        <text:p text:style-name="P1">Designed for multi-device communication in noisy environments.</text:p>
        <text:p text:style-name="P1">Robust error handling and fault tolerance.</text:p>
        <text:p text:style-name="P1">Scales well for larger systems.</text:p>
        <text:p text:style-name="P1">Disadvantages:</text:p>
        <text:p text:style-name="P1">More complex to implement than I²C/SPI.</text:p>
        <text:p text:style-name="P1">Moderate speed (~1 Mbps).</text:p>
        <text:p text:style-name="P1">Use Case: Inter-PCB communication in noisy or high-reliability environments.</text:p>
        <text:p text:style-name="P1">1.2 Analog Communication</text:p>
        <text:p text:style-name="P1">For transmitting fuzzy signals between PCBs:</text:p>
        <text:p text:style-name="P1"/>
        <text:p text:style-name="P1">Use analog signal buses with sufficient bandwidth and low noise.</text:p>
        <text:p text:style-name="P1">Implement proper buffering and scaling circuits to maintain signal integrity over distances.</text:p>
        <text:p text:style-name="P1">2. Communication Hierarchy</text:p>
        <text:p text:style-name="P1">A hierarchical design improves scalability and performance:</text:p>
        <text:p text:style-name="P1"/>
        <text:p text:style-name="P1">2.1 Local Communication (Within a PCB)</text:p>
        <text:p text:style-name="P1">Use I²C or SPI to control components (e.g., VCAs, switches, ADCs, DACs).</text:p>
        <text:p text:style-name="P1">Analog signals are routed directly between gates via PCB traces or short buses.</text:p>
        <text:p text:style-name="P1">2.2 Board-to-Board Communication</text:p>
        <text:p text:style-name="P1">Master-Slave Architecture:</text:p>
        <text:p text:style-name="P1">A master MCU (on the mainboard) communicates with slave MCUs (on daughterboards).</text:p>
        <text:p text:style-name="P1">Each slave controls its gates and sends status data to the master.</text:p>
        <text:p text:style-name="P1">Daisy-Chaining:</text:p>
        <text:p text:style-name="P1">Boards are connected in series, with each passing messages to the next.</text:p>
        <text:p text:style-name="P1">Use SPI for high-speed daisy-chaining.</text:p>
        <text:p text:style-name="P1">Shared Bus:</text:p>
        <text:p text:style-name="P1">All boards share the same communication bus (I²C, CAN, or UART with RS485).</text:p>
        <text:p text:style-name="P1">Each board has a unique address to avoid conflicts.</text:p>
        <text:p text:style-name="P1">3. Synchronization</text:p>
        <text:p text:style-name="P1">Use a shared clock signal for precise timing of operations.</text:p>
        <text:p text:style-name="P1">For SPI, the master provides the clock (SCLK).</text:p>
        <text:p text:style-name="P1">For I²C, the SCL line serves this purpose.</text:p>
        <text:p text:style-name="P1">In advanced systems, distribute a separate clock signal for global synchronization.</text:p>
        <text:p text:style-name="P1">4. Power and Signal Integrity</text:p>
        <text:p text:style-name="P1">Use separate buses for power and communication:</text:p>
        <text:p text:style-name="P1">A power bus distributes ±12V or ±15V to each PCB.</text:p>
        <text:p text:style-name="P1">A digital communication bus handles control signals (I²C/SPI/CAN).</text:p>
        <text:p text:style-name="P1">An analog signal bus routes fuzzy logic signals.</text:p>
        <text:p text:style-name="P1">Add decoupling capacitors and ground planes on PCBs to minimize noise.</text:p>
        <text:p text:style-name="P1">5. Reducing Bottlenecks</text:p>
        <text:p text:style-name="P1">Prioritize Communication:</text:p>
        <text:p text:style-name="P1">Use SPI for time-sensitive data (e.g., real-time fuzzy gate configurations).</text:p>
        <text:p text:style-name="P1">Reserve I²C for low-priority tasks (e.g., status updates).</text:p>
        <text:p text:style-name="P1">Data Compression:</text:p>
        <text:p text:style-name="P1">Send only essential data between boards to reduce bus congestion.</text:p>
        <text:p text:style-name="P1">Polling vs. Interrupts:</text:p>
        <text:p text:style-name="P1">Use polling for predictable operations.</text:p>
        <text:p text:style-name="P1">Use interrupts for time-critical events.</text:p>
        <text:p text:style-name="P1">6. Example System</text:p>
        <text:p text:style-name="P1">Daughterboards:</text:p>
        <text:p text:style-name="P1">Each board has:</text:p>
        <text:p text:style-name="P1">Local MCU (e.g., STM32F0 or ESP32):</text:p>
        <text:p text:style-name="P1">Handles gate configuration via I²C or SPI.</text:p>
        <text:p text:style-name="P1">Reports status (e.g., gate outputs) to the mainboard.</text:p>
        <text:p text:style-name="P1">Analog-to-Digital Converters (ADCs) to read fuzzy gate outputs.</text:p>
        <text:p text:style-name="P1">Digital-to-Analog Converters (DACs) to drive fuzzy gate inputs.</text:p>
        <text:p text:style-name="P1">Mainboard:</text:p>
        <text:p text:style-name="P1">The mainboard hosts:</text:p>
        <text:p text:style-name="P1">Central MCU or FPGA:</text:p>
        <text:p text:style-name="P1">Coordinates daughterboards.</text:p>
        <text:p text:style-name="P1">Interfaces with the LLM via USB, Ethernet, or PCIe.</text:p>
        <text:p text:style-name="P1">High-Speed Communication Interfaces:</text:p>
        <text:p text:style-name="P1">SPI for board-to-board configuration.</text:p>
        <text:p text:style-name="P1">CAN or UART for robust data transfer.</text:p>
        <text:p text:style-name="P1">Power Distribution:</text:p>
        <text:p text:style-name="P1">Supplies ±12V or ±15V to daughterboards.</text:p>
        <text:p text:style-name="P1">7. Scalability</text:p>
        <text:p text:style-name="P1">Design the system to support up to 8-16 daughterboards with expandable addressing.</text:p>
        <text:p text:style-name="P1">Use switchable multiplexers (e.g., 74HC4051) to extend signal routing for large systems.</text:p>
        <text:p text:style-name="P1">8. Suggested Protocols for This Design</text:p>
        <text:p text:style-name="P1">Scenario<text:tab/>Protocol<text:tab/>Why?</text:p>
        <text:p text:style-name="P1">Small system (&lt;5 boards)<text:tab/>SPI<text:tab/>High speed, simple wiring, master-slave architecture.</text:p>
        <text:p text:style-name="P1">Medium system (5-16 boards)<text:tab/>I²C<text:tab/>Easy to scale, fewer wires, built-in addressing.</text:p>
        <text:p text:style-name="P1">Large system (&gt;16 boards)<text:tab/>CAN Bus<text:tab/>Robust for large, distributed networks in noisy environments.</text:p>
        <text:p text:style-name="P1">Long-distance connections<text:tab/>RS485 over UART<text:tab/>Reliable over long distances with minimal noise.</text:p>
        <text:p text:style-name="P1">Let me know if you’d like a specific communication protocol diagram or PCB schematic to get started! 😊</text:p>
        <text:p text:style-name="P1"/>
        <text:p text:style-name="P1"/>
        <text:p text:style-name="P1"/>
        <text:p text:style-name="P1"/>
        <text:p text:style-name="P1"/>
        <text:p text:style-name="P1"/>
        <text:p text:style-name="P1">You said:</text:p>
        <text:p text:style-name="P1">What interface connects daughterboards efficiently?</text:p>
        <text:p text:style-name="P1"><text:soft-page-break/>ChatGPT said:</text:p>
        <text:p text:style-name="P1">ChatGPT</text:p>
        <text:p text:style-name="P1">Efficiently connecting daughterboards in your system involves choosing an interface that balances scalability, reliability, and speed while minimizing complexity. Here’s a guide to selecting the best interface:</text:p>
        <text:p text:style-name="P1"/>
        <text:p text:style-name="P1">1. Key Requirements</text:p>
        <text:p text:style-name="P1">Power Distribution: Supply ±12V or ±15V and possibly 3.3V/5V.</text:p>
        <text:p text:style-name="P1">Data Transfer: Ensure fast, reliable communication between boards (control and status signals).</text:p>
        <text:p text:style-name="P1">Signal Routing: Allow for analog signals (fuzzy logic) to move seamlessly between boards.</text:p>
        <text:p text:style-name="P1">Modularity: Enable easy addition or removal of boards.</text:p>
        <text:p text:style-name="P1">2. Physical Interface Options</text:p>
        <text:p text:style-name="P1">2.1 Bus-Based Interconnection</text:p>
        <text:p text:style-name="P1">A shared bus is ideal for systems where multiple daughterboards communicate with a central control layer.</text:p>
        <text:p text:style-name="P1"/>
        <text:p text:style-name="P1">Best Option: Backplane Connector</text:p>
        <text:p text:style-name="P1"/>
        <text:p text:style-name="P1">DIN 41612 Connectors:</text:p>
        <text:p text:style-name="P1">Modular connectors used in Eurocard and industrial systems.</text:p>
        <text:p text:style-name="P1">Provide multiple rows of pins for power, data, and analog signals.</text:p>
        <text:p text:style-name="P1">Example: 32-pin or 64-pin DIN connectors.</text:p>
        <text:p text:style-name="P1">Edge Connectors:</text:p>
        <text:p text:style-name="P1">Simple and cost-effective for modular PCB stacks.</text:p>
        <text:p text:style-name="P1">Common in backplane systems (e.g., PCIe-style connectors).</text:p>
        <text:p text:style-name="P1">Advantages:</text:p>
        <text:p text:style-name="P1"/>
        <text:p text:style-name="P1">Clean, scalable layout for stacking or mounting multiple boards.</text:p>
        <text:p text:style-name="P1">Supports both power distribution and data transfer on shared pins.</text:p>
        <text:p text:style-name="P1">2.2 Point-to-Point Interconnection</text:p>
        <text:p text:style-name="P1">For simpler systems or high-speed connections.</text:p>
        <text:p text:style-name="P1"/>
        <text:p text:style-name="P1">Best Option: Ribbon Cables or Custom Harnesses</text:p>
        <text:p text:style-name="P1"/>
        <text:p text:style-name="P1">Ribbon Cables:</text:p>
        <text:p text:style-name="P1">Flexible, multi-pin connectors like IDC headers.</text:p>
        <text:p text:style-name="P1">Suitable for short-distance connections.</text:p>
        <text:p text:style-name="P1">Custom Wire Harnesses:</text:p>
        <text:p text:style-name="P1">For long-distance connections or where flexibility is needed.</text:p>
        <text:p text:style-name="P1">Advantages:</text:p>
        <text:p text:style-name="P1"/>
        <text:p text:style-name="P1">Easy to assemble and customize.</text:p>
        <text:p text:style-name="P1">Cheaper for smaller-scale setups.</text:p>
        <text:p text:style-name="P1">3. Electrical Signal Interface Options</text:p>
        <text:p text:style-name="P1">3.1 Power Distribution</text:p>
        <text:p text:style-name="P1">Use dedicated power pins (e.g., V+, V-, GND) in the connector to deliver ±12V or ±15V for the fuzzy logic gates.</text:p>
        <text:p text:style-name="P1">Add decoupling capacitors on each board to stabilize the power supply.</text:p>
        <text:p text:style-name="P1">3.2 Analog Signal Routing</text:p>
        <text:p text:style-name="P1">Route analog signals through shielded pins on the connector or separate signal buses.</text:p>
        <text:p text:style-name="P1">Use buffer circuits (e.g., op-amps) to avoid signal degradation over long distances.</text:p>
        <text:p text:style-name="P1">3.3 Digital Communication</text:p>
        <text:p text:style-name="P1">For digital control, use one of the following protocols:</text:p>
        <text:p text:style-name="P1"/>
        <text:p text:style-name="P1">I²C:</text:p>
        <text:p text:style-name="P1"/>
        <text:p text:style-name="P1">Two-wire protocol (SDA, SCL).</text:p>
        <text:p text:style-name="P1">Use pull-up resistors to stabilize the bus.</text:p>
        <text:p text:style-name="P1">Ideal for smaller systems.</text:p>
        <text:p text:style-name="P1">SPI:</text:p>
        <text:p text:style-name="P1"/>
        <text:p text:style-name="P1">Four-wire protocol (MOSI, MISO, SCLK, CS).</text:p>
        <text:p text:style-name="P1">Faster and more reliable for high-speed communication.</text:p>
        <text:p text:style-name="P1">Use one Chip Select (CS) line per board.</text:p>
        <text:p text:style-name="P1">CAN Bus:</text:p>
        <text:p text:style-name="P1"/>
        <text:p text:style-name="P1">Two-wire protocol with robust error handling.</text:p>
        <text:p text:style-name="P1">Excellent for noisy environments or large-scale systems.</text:p>
        <text:p text:style-name="P1">RS485:</text:p>
        <text:p text:style-name="P1"/>
        <text:p text:style-name="P1">Differential signaling for long distances.</text:p>
        <text:p text:style-name="P1">Use UART for simple implementation.</text:p>
        <text:p text:style-name="P1">4. Modular Stack Example</text:p>
        <text:p text:style-name="P1">Backplane Design</text:p>
        <text:p text:style-name="P1">Power Layer:</text:p>
        <text:p text:style-name="P1"/>
        <text:p text:style-name="P1">Distribute ±12V/±15V via dedicated pins.</text:p>
        <text:p text:style-name="P1">Include decoupling capacitors on the backplane and each daughterboard.</text:p>
        <text:p text:style-name="P1">Digital Communication Layer:</text:p>
        <text:p text:style-name="P1"/>
        <text:p text:style-name="P1">Shared I²C/SPI bus or CAN bus for communication.</text:p>
        <text:p text:style-name="P1">Assign unique addresses to each board.</text:p>
        <text:p text:style-name="P1">Analog Signal Layer:</text:p>
        <text:p text:style-name="P1"/>
        <text:p text:style-name="P1">Use shielded pins or traces for analog signals.</text:p>
        <text:p text:style-name="P1">Add buffers to maintain signal integrity.</text:p>
        <text:p text:style-name="P1">5. Recommended Interface</text:p>
        <text:p text:style-name="P1">For a scalable and modular system:</text:p>
        <text:p text:style-name="P1"/>
        <text:p text:style-name="P1">Use DIN 41612 connectors for mechanical robustness and pin density.</text:p>
        <text:p text:style-name="P1">Implement a shared SPI or CAN bus for digital communication.</text:p>
        <text:p text:style-name="P1">Use dedicated pins for power and analog signal routing.</text:p>
        <text:p text:style-name="P1">6. Example Layout for a 64-Pin DIN Connector</text:p>
        <text:p text:style-name="P1">Pin Group<text:tab/>Purpose<text:tab/>Pins</text:p>
        <text:p text:style-name="P1">Power<text:tab/>±12V, ±15V, GND<text:tab/>4</text:p>
        <text:p text:style-name="P1">Digital Bus<text:tab/>SPI (MOSI, MISO, SCLK, CS)<text:tab/>4 (or more CS)</text:p>
        <text:p text:style-name="P1"><text:soft-page-break/>Addressing<text:tab/>I²C (SDA, SCL)<text:tab/>2</text:p>
        <text:p text:style-name="P1">Analog Signals<text:tab/>Fuzzy gate inputs/outputs<text:tab/>8-16</text:p>
        <text:p text:style-name="P1">Spare<text:tab/>Reserved for future expansions<text:tab/>Remaining pins</text:p>
        <text:p text:style-name="P1">7. Efficient Daughterboard Communication</text:p>
        <text:p text:style-name="P1">Centralized Control: Use the main board to manage all communication and routing.</text:p>
        <text:p text:style-name="P1">Daisy-Chained Boards: For scalability, connect boards in series using SPI or CAN bus.</text:p>
        <text:p text:style-name="P1">Stacked PCBs: Use a backplane with edge connectors or DIN connectors for plug-and-play modularity.</text:p>
        <text:p text:style-name="P1">Would you like a schematic for interconnection or assistance designing the backplane? 😊</text:p>
        <text:p text:style-name="P1"/>
        <text:p text:style-name="P1"/>
        <text:p text:style-name="P1"/>
        <text:p text:style-name="P1"/>
        <text:p text:style-name="P1"/>
        <text:p text:style-name="P1"/>
        <text:p text:style-name="P1">You said:</text:p>
        <text:p text:style-name="P1">How do daughterboards synchronize their clocks?</text:p>
        <text:p text:style-name="P1">ChatGPT said:</text:p>
        <text:p text:style-name="P1">ChatGPT</text:p>
        <text:p text:style-name="P1">Clock synchronization across daughterboards is essential for coherent operation, especially in a distributed system where timing precision impacts performance (e.g., in fuzzy logic gates or real-time feedback for LLM integration). Here’s how you can achieve synchronization effectively:</text:p>
        <text:p text:style-name="P1"/>
        <text:p text:style-name="P1">1. Synchronization Requirements</text:p>
        <text:p text:style-name="P1">Clock Distribution: A common clock signal shared by all daughterboards ensures synchronous operation.</text:p>
        <text:p text:style-name="P1">Low Jitter: Minimize clock instability to maintain precision in logic operations and signal processing.</text:p>
        <text:p text:style-name="P1">Scalability: Support additional boards without degrading clock quality.</text:p>
        <text:p text:style-name="P1">2. Clock Distribution Options</text:p>
        <text:p text:style-name="P1">2.1 Single Master Clock</text:p>
        <text:p text:style-name="P1">Description:</text:p>
        <text:p text:style-name="P1">A single clock source (e.g., on the mainboard) distributes a shared clock signal to all daughterboards.</text:p>
        <text:p text:style-name="P1">Implementation:</text:p>
        <text:p text:style-name="P1">Use a crystal oscillator on the mainboard as the master clock.</text:p>
        <text:p text:style-name="P1">Distribute the clock signal through a clock tree or star topology.</text:p>
        <text:p text:style-name="P1">Advantages:</text:p>
        <text:p text:style-name="P1">Simple to implement.</text:p>
        <text:p text:style-name="P1">Guarantees synchronization across all boards.</text:p>
        <text:p text:style-name="P1">Disadvantages:</text:p>
        <text:p text:style-name="P1">Signal degradation over long distances (requires buffering).</text:p>
        <text:p text:style-name="P1">2.2 Clock Tree</text:p>
        <text:p text:style-name="P1">Description:</text:p>
        <text:p text:style-name="P1">A buffered network of clock drivers delivers the clock signal to each daughterboard.</text:p>
        <text:p text:style-name="P1">Implementation:</text:p>
        <text:p text:style-name="P1">Use a clock distribution IC (e.g., CDCLVD1212 or LMK00304) on the mainboard.</text:p>
        <text:p text:style-name="P1">Distribute the clock to each board via dedicated traces or connectors.</text:p>
        <text:p text:style-name="P1">Advantages:</text:p>
        <text:p text:style-name="P1">Reduces signal degradation with local buffers.</text:p>
        <text:p text:style-name="P1">Supports higher frequencies (up to GHz range).</text:p>
        <text:p text:style-name="P1">Disadvantages:</text:p>
        <text:p text:style-name="P1">Slightly more complex PCB design.</text:p>
        <text:p text:style-name="P1">2.3 Daisy-Chained Clock</text:p>
        <text:p text:style-name="P1">Description:</text:p>
        <text:p text:style-name="P1">Each board forwards the clock signal to the next in a chain.</text:p>
        <text:p text:style-name="P1">Implementation:</text:p>
        <text:p text:style-name="P1">The mainboard provides a clock signal to the first board, which regenerates and forwards it.</text:p>
        <text:p text:style-name="P1">Use clock recovery buffers (e.g., SN65LVDS104).</text:p>
        <text:p text:style-name="P1">Advantages:</text:p>
        <text:p text:style-name="P1">Simple wiring with minimal trace complexity.</text:p>
        <text:p text:style-name="P1">Disadvantages:</text:p>
        <text:p text:style-name="P1">Accumulates jitter with each hop.</text:p>
        <text:p text:style-name="P1">Not ideal for high-frequency or low-latency systems.</text:p>
        <text:p text:style-name="P1">2.4 Independent Clocks with Synchronization Signals</text:p>
        <text:p text:style-name="P1">Description:</text:p>
        <text:p text:style-name="P1">Each daughterboard generates its own clock using a local oscillator, synchronized to a master reference signal.</text:p>
        <text:p text:style-name="P1">Implementation:</text:p>
        <text:p text:style-name="P1">Send a periodic sync pulse or a low-frequency reference clock from the mainboard.</text:p>
        <text:p text:style-name="P1">Daughterboards use PLLs (Phase-Locked Loops) or DPLLs (Digital Phase-Locked Loops) to align their local clocks to the reference.</text:p>
        <text:p text:style-name="P1">Advantages:</text:p>
        <text:p text:style-name="P1">Reduces dependency on a centralized clock signal.</text:p>
        <text:p text:style-name="P1">Scales well to large systems or long distances.</text:p>
        <text:p text:style-name="P1">Disadvantages:</text:p>
        <text:p text:style-name="P1">Requires PLL hardware and slightly more complex logic.</text:p>
        <text:p text:style-name="P1">3. Clock Synchronization Hardware</text:p>
        <text:p text:style-name="P1">3.1 Mainboard Clock Source</text:p>
        <text:p text:style-name="P1">Use a high-precision oscillator or clock generator:</text:p>
        <text:p text:style-name="P1">TCXO (Temperature Compensated Crystal Oscillator) for low drift.</text:p>
        <text:p text:style-name="P1">Si5351 or Si570 programmable oscillators for flexibility.</text:p>
        <text:p text:style-name="P1">3.2 Buffering and Distribution</text:p>
        <text:p text:style-name="P1">Use clock buffers/drivers to maintain signal integrity:</text:p>
        <text:p text:style-name="P1">CDCLVD1212: Low-jitter clock distribution for high-frequency systems.</text:p>
        <text:p text:style-name="P1">LMK00334: Multi-output clock buffer with low phase noise.</text:p>
        <text:p text:style-name="P1">3.3 On-Daughterboard Synchronization</text:p>
        <text:p text:style-name="P1">Use local buffers or PLLs to maintain signal quality:</text:p>
        <text:p text:style-name="P1">PLL ICs (e.g., LMK04832): Align local clocks with the master clock.</text:p>
        <text:p text:style-name="P1">SN74LVC2G34: Low-cost clock buffers for regenerating signals.</text:p>
        <text:p text:style-name="P1">4. Example Synchronization Topologies</text:p>
        <text:p text:style-name="P1">4.1 Clock Tree with Mainboard Distribution</text:p>
        <text:p text:style-name="P1">Setup:</text:p>
        <text:p text:style-name="P1"><text:soft-page-break/>Mainboard oscillator → Clock buffer → Individual traces to each daughterboard.</text:p>
        <text:p text:style-name="P1">Use Case:</text:p>
        <text:p text:style-name="P1">Small to medium systems (&lt;16 boards).</text:p>
        <text:p text:style-name="P1">4.2 Reference Clock with Local PLLs</text:p>
        <text:p text:style-name="P1">Setup:</text:p>
        <text:p text:style-name="P1">Mainboard sends a reference clock or sync pulse.</text:p>
        <text:p text:style-name="P1">Daughterboards use PLLs to generate synchronized local clocks.</text:p>
        <text:p text:style-name="P1">Use Case:</text:p>
        <text:p text:style-name="P1">Large systems (&gt;16 boards) or systems with significant distances.</text:p>
        <text:p text:style-name="P1">4.3 Daisy-Chained Clock</text:p>
        <text:p text:style-name="P1">Setup:</text:p>
        <text:p text:style-name="P1">Mainboard clock → Board 1 → Board 2 → … → Board N.</text:p>
        <text:p text:style-name="P1">Each board regenerates and forwards the clock.</text:p>
        <text:p text:style-name="P1">Use Case:</text:p>
        <text:p text:style-name="P1">Simple, small systems where jitter is tolerable.</text:p>
        <text:p text:style-name="P1">5. Synchronization Techniques</text:p>
        <text:p text:style-name="P1">5.1 Periodic Sync Pulse</text:p>
        <text:p text:style-name="P1">Send a periodic pulse from the mainboard to align clocks across daughterboards.</text:p>
        <text:p text:style-name="P1">Each board resets its local clock or counters on the sync pulse.</text:p>
        <text:p text:style-name="P1">5.2 Clock and Data Recovery (CDR)</text:p>
        <text:p text:style-name="P1">If the clock is embedded with data (e.g., in SPI or UART communication), daughterboards can extract the clock using CDR circuitry.</text:p>
        <text:p text:style-name="P1">5.3 Synchronous Reset</text:p>
        <text:p text:style-name="P1">Use a shared reset signal to initialize counters and align operations across boards.</text:p>
        <text:p text:style-name="P1">6. Signal Integrity Tips</text:p>
        <text:p text:style-name="P1">Use differential signaling (e.g., LVDS or RS485) for long clock lines.</text:p>
        <text:p text:style-name="P1">Terminate traces properly to avoid reflections.</text:p>
        <text:p text:style-name="P1">Route clock signals on dedicated PCB layers with proper isolation.</text:p>
        <text:p text:style-name="P1">7. Recommended Approach</text:p>
        <text:p text:style-name="P1">For your system:</text:p>
        <text:p text:style-name="P1"/>
        <text:p text:style-name="P1">Use a Clock Tree:</text:p>
        <text:p text:style-name="P1">Employ a high-precision oscillator (e.g., Si5351) on the mainboard.</text:p>
        <text:p text:style-name="P1">Distribute the clock using a low-jitter buffer (e.g., CDCLVD1212).</text:p>
        <text:p text:style-name="P1">Add PLLs on Daughterboards:</text:p>
        <text:p text:style-name="P1">Use PLL ICs (e.g., LMK04832) for local clock alignment.</text:p>
        <text:p text:style-name="P1">Synchronize clocks via periodic sync pulses from the mainboard.</text:p>
        <text:p text:style-name="P1"/>
        <text:p text:style-name="P1"/>
        <text:p text:style-name="P1"/>
        <text:p text:style-name="P1"/>
        <text:p text:style-name="P1"/>
        <text:p text:style-name="P1"/>
        <text:p text:style-name="P1"/>
        <text:p text:style-name="P1">how can we best interface these analog nands plus extra nots and some ors to make a configurable 'any gate desired' but in fuzzy logic fren - whats best combo of mpu with gpio pins or adcs/dacs etc.?</text:p>
        <text:p text:style-name="P1"/>
        <text:p text:style-name="P1"/>
        <text:p text:style-name="P1">To create a configurable "any gate desired" setup for fuzzy logic using analog NAND gates, NOTs, and ORs, the design requires careful consideration of hardware resources. Here's how we can approach it:</text:p>
        <text:p text:style-name="P1"/>
        <text:p text:style-name="P1">1. Requirements Analysis</text:p>
        <text:p text:style-name="P1">Key Needs:</text:p>
        <text:p text:style-name="P1"/>
        <text:p text:style-name="P1">Analog Signal Processing: Fuzzy logic operates with continuous signals rather than binary ones, so the MPU must interface with DACs and ADCs to handle analog inputs/outputs.</text:p>
        <text:p text:style-name="P1">Reconfigurability: Ability to dynamically switch configurations (e.g., NAND → AND → XOR).</text:p>
        <text:p text:style-name="P1">High GPIO Count: To control signal routing (e.g., via analog switches like the 74HC405x series).</text:p>
        <text:p text:style-name="P1">Analog Voltage Handling: Support for the voltage levels of your analog gates.</text:p>
        <text:p text:style-name="P1">Processing Power: Capability to perform real-time logic updates and fuzzy evaluations if needed.</text:p>
        <text:p text:style-name="P1">2. Analog and Digital Interface Options</text:p>
        <text:p text:style-name="P1">Analog Interfacing:</text:p>
        <text:p text:style-name="P1"/>
        <text:p text:style-name="P1">DACs: For generating smooth analog control signals or testing inputs.</text:p>
        <text:p text:style-name="P1">ADCs: For reading the analog outputs of gates and monitoring fuzzy results.</text:p>
        <text:p text:style-name="P1">GPIOs: For controlling multiplexers, analog switches, or VCAs.</text:p>
        <text:p text:style-name="P1">Digital Control:</text:p>
        <text:p text:style-name="P1"/>
        <text:p text:style-name="P1">Use a flexible microcontroller to dynamically configure gates via multiplexers (74HC4051/4053) and DAC/ADC feedback.</text:p>
        <text:p text:style-name="P1">3. Best MPU Options</text:p>
        <text:p text:style-name="P1">Here are some microcontroller options with the features you'll need:</text:p>
        <text:p text:style-name="P1"/>
        <text:p text:style-name="P1">1. ESP32</text:p>
        <text:p text:style-name="P1">Features:</text:p>
        <text:p text:style-name="P1">16 ADC pins (12-bit resolution, good for analog signal feedback).</text:p>
        <text:p text:style-name="P1">2 DAC pins for generating control voltages.</text:p>
        <text:p text:style-name="P1">Plenty of GPIOs (up to 36, depending on the variant).</text:p>
        <text:p text:style-name="P1">High processing power (dual-core, 240 MHz) for real-time fuzzy logic processing.</text:p>
        <text:p text:style-name="P1">Wi-Fi and Bluetooth for remote control or updates.</text:p>
        <text:p text:style-name="P1">Limitations: Only 2 DACs may limit scalability without external DACs.</text:p>
        <text:p text:style-name="P1">2. STM32 Series</text:p>
        <text:p text:style-name="P1">Features:</text:p>
        <text:p text:style-name="P1">Wide range of ADC and DAC capabilities (e.g., STM32F4 series: 3 ADCs with 16-bit resolution, 2 DACs).</text:p>
        <text:p text:style-name="P1">High GPIO count (up to 100+ GPIO pins, depending on the model).</text:p>
        <text:p text:style-name="P1">Extensive peripherals like SPI/I2C for controlling <text:soft-page-break/>analog switches and expanders.</text:p>
        <text:p text:style-name="P1">Deterministic performance due to real-time operating system support.</text:p>
        <text:p text:style-name="P1">Best Choice: STM32F411 or STM32F407 for high-performance and cost-effectiveness.</text:p>
        <text:p text:style-name="P1">Limitations: No built-in wireless, but can be added with external modules.</text:p>
        <text:p text:style-name="P1">3. Teensy 4.1</text:p>
        <text:p text:style-name="P1">Features:</text:p>
        <text:p text:style-name="P1">Blazing fast Cortex-M7 at 600 MHz.</text:p>
        <text:p text:style-name="P1">40 GPIO pins.</text:p>
        <text:p text:style-name="P1">2 ADCs (12-bit, supports audio-grade sampling).</text:p>
        <text:p text:style-name="P1">Audio and DSP libraries for analog signal processing.</text:p>
        <text:p text:style-name="P1">Can be easily expanded with external DACs via SPI/I2C.</text:p>
        <text:p text:style-name="P1">Limitations: Higher cost compared to ESP32 or STM32.</text:p>
        <text:p text:style-name="P1">4. Raspberry Pi Pico (RP2040)</text:p>
        <text:p text:style-name="P1">Features:</text:p>
        <text:p text:style-name="P1">Dual-core Cortex-M0+ at 133 MHz.</text:p>
        <text:p text:style-name="P1">26 GPIO pins.</text:p>
        <text:p text:style-name="P1">3 ADC channels (12-bit resolution).</text:p>
        <text:p text:style-name="P1">Programmable I/O (PIO) for custom logic interfacing.</text:p>
        <text:p text:style-name="P1">Limitations: No built-in DACs, requires external DACs for analog signal generation.</text:p>
        <text:p text:style-name="P1">4. Recommended ICs for Interfacing</text:p>
        <text:p text:style-name="P1">Analog Switches: Use 74HC4051/4053 (multiplexers) or 74HC4066 (bilateral switches) to route signals dynamically.</text:p>
        <text:p text:style-name="P1">External DACs: MCP4725 (I2C, 12-bit), MCP4921 (SPI, 12-bit).</text:p>
        <text:p text:style-name="P1">External ADCs: ADS1115 (I2C, 16-bit) for better precision.</text:p>
        <text:p text:style-name="P1">Op-Amps: For buffering and scaling signals between the MPU and the analog gates.</text:p>
        <text:p text:style-name="P1">5. Example Configuration</text:p>
        <text:p text:style-name="P1">Hardware Design:</text:p>
        <text:p text:style-name="P1"/>
        <text:p text:style-name="P1">Use the ESP32 for its GPIOs, built-in ADCs/DACs, and wireless capability.</text:p>
        <text:p text:style-name="P1">Add MCP4921 (12-bit SPI DAC) for more analog output channels.</text:p>
        <text:p text:style-name="P1">Use 74HC4053 ICs to dynamically configure inputs/outputs of the NAND/NOT/OR gates.</text:p>
        <text:p text:style-name="P1">Signal Flow:</text:p>
        <text:p text:style-name="P1"/>
        <text:p text:style-name="P1">Inputs are fed into the ADCs of the ESP32 (for monitoring) and routed to gates via 74HC4053.</text:p>
        <text:p text:style-name="P1">Outputs of gates are fed back to ESP32 ADCs or displayed via LEDs.</text:p>
        <text:p text:style-name="P1">Use ESP32 DACs to generate control signals for VCAs or gate thresholds.</text:p>
        <text:p text:style-name="P1">6. Key Considerations</text:p>
        <text:p text:style-name="P1">Scalability: If you plan to expand, ensure your chosen MPU has enough SPI/I2C buses to handle additional ADCs/DACs.</text:p>
        <text:p text:style-name="P1">Voltage Handling: Level shifters may be needed if the analog gates operate at higher voltages than the MPU.</text:p>
        <text:p text:style-name="P1">Software Complexity: Plan a modular firmware structure to manage gate reconfiguration and fuzzy logic computations efficiently.</text:p>
        <text:p text:style-name="P1">Recommendation</text:p>
        <text:p text:style-name="P1">For a cost-effective yet powerful solution, start with the ESP32 and expand with external DAC/ADC ICs as needed. It provides a good mix of GPIOs, analog interfaces, and processing power while keeping the cost low. If our voltage requirements or scalability needs increase, the STM32F411 is a strong alternative.</text:p>
        <text:p text:style-name="P1"/>
        <text:p text:style-name="P1"/>
        <text:p text:style-name="P1"/>
        <text:p text:style-name="P1"/>
        <text:p text:style-name="P1"/>
        <text:p text:style-name="P1"/>
        <text:p text:style-name="P1"/>
        <text:p text:style-name="P1"/>
        <text:p text:style-name="P1">Which multiplexer ICs fit this design?</text:p>
        <text:p text:style-name="P1"/>
        <text:p text:style-name="P1">For our design, you need multiplexer ICs that can handle analog signals with minimal distortion and are easy to control with your chosen MPU (ESP32 or STM32). These will route input/output signals dynamically to configure the desired gate functionality. Here are the best options:</text:p>
        <text:p text:style-name="P1"/>
        <text:p text:style-name="P1">1. General-Purpose Multiplexer ICs</text:p>
        <text:p text:style-name="P1">These are ideal for digital and low-voltage analog signals:</text:p>
        <text:p text:style-name="P1"/>
        <text:p text:style-name="P1">74HC4051 (8:1 Multiplexer)</text:p>
        <text:p text:style-name="P1">Features:</text:p>
        <text:p text:style-name="P1">Single 8-channel multiplexer (1 input, 8 outputs or vice versa).</text:p>
        <text:p text:style-name="P1">Handles analog and digital signals up to 15V.</text:p>
        <text:p text:style-name="P1">Low on-resistance (~100Ω).</text:p>
        <text:p text:style-name="P1">Controlled via 3 select lines (S0, S1, S2).</text:p>
        <text:p text:style-name="P1">Pros:</text:p>
        <text:p text:style-name="P1">Simple, versatile, widely used in modular synths and signal routing.</text:p>
        <text:p text:style-name="P1">Compatible with 3.3V or 5V control logic.</text:p>
        <text:p text:style-name="P1">Cons: Slightly higher on-resistance for high-precision analog signals.</text:p>
        <text:p text:style-name="P1">74HC4052 (4:2 Multiplexer)</text:p>
        <text:p text:style-name="P1">Features:</text:p>
        <text:p text:style-name="P1">Dual 4-channel multiplexers (two 4:1 configurations in a single IC).</text:p>
        <text:p text:style-name="P1">Controlled via 2 select lines (S0, S1) plus an enable pin.</text:p>
        <text:p text:style-name="P1">Analog signal handling up to 15V.</text:p>
        <text:p text:style-name="P1">Pros:</text:p>
        <text:p text:style-name="P1">Efficient for routing two separate signals simultaneously (e.g., for NAND inputs S and R).</text:p>
        <text:p text:style-name="P1">Cons: Limited to 4 channels per input/output.</text:p>
        <text:p text:style-name="P1">74HC4053 (Triple SPDT Switch)</text:p>
        <text:p text:style-name="P1">Features:</text:p>
        <text:p text:style-name="P1">Three single-pole double-throw (SPDT) switches in one IC.</text:p>
        <text:p text:style-name="P1">Each switch has 2 inputs and 1 output, controlled independently.</text:p>
        <text:p text:style-name="P1"><text:soft-page-break/>Pros:</text:p>
        <text:p text:style-name="P1">Compact and flexible for routing smaller signal paths.</text:p>
        <text:p text:style-name="P1">Controlled via 3 select lines.</text:p>
        <text:p text:style-name="P1">Cons: Requires more ICs for larger configurations.</text:p>
        <text:p text:style-name="P1">74HC4066 (Quad Bilateral Switch)</text:p>
        <text:p text:style-name="P1">Features:</text:p>
        <text:p text:style-name="P1">Four independent switches (bi-directional) in one IC.</text:p>
        <text:p text:style-name="P1">Controls signals directly without a select line; each switch has an individual enable pin.</text:p>
        <text:p text:style-name="P1">Suitable for both analog and digital signals.</text:p>
        <text:p text:style-name="P1">Pros:</text:p>
        <text:p text:style-name="P1">Perfect for simple on/off switching of logic signals.</text:p>
        <text:p text:style-name="P1">Minimal distortion for analog signals.</text:p>
        <text:p text:style-name="P1">Cons: Requires more GPIO pins compared to multiplexers with shared select lines.</text:p>
        <text:p text:style-name="P1">2. High-Precision Multiplexer ICs</text:p>
        <text:p text:style-name="P1">For higher signal fidelity or higher voltage ranges:</text:p>
        <text:p text:style-name="P1"/>
        <text:p text:style-name="P1">DG409/DG411/DG412/DG419 Series</text:p>
        <text:p text:style-name="P1">Features:</text:p>
        <text:p text:style-name="P1">Analog switches with low on-resistance (&lt;30Ω).</text:p>
        <text:p text:style-name="P1">Higher voltage handling: up to ±15V.</text:p>
        <text:p text:style-name="P1">Low distortion, ideal for precise analog signals.</text:p>
        <text:p text:style-name="P1">Pros:</text:p>
        <text:p text:style-name="P1">High-quality signal handling for fuzzy logic gates.</text:p>
        <text:p text:style-name="P1">Robust performance for higher voltages and frequencies.</text:p>
        <text:p text:style-name="P1">Cons: More expensive than 74HC series ICs.</text:p>
        <text:p text:style-name="P1">CD4051/CD4052/CD4053 (Classic CMOS Multiplexers)</text:p>
        <text:p text:style-name="P1">Features:</text:p>
        <text:p text:style-name="P1">Similar to 74HC405x series but capable of higher voltages (up to ±20V).</text:p>
        <text:p text:style-name="P1">Widely available and well-documented.</text:p>
        <text:p text:style-name="P1">Pros:</text:p>
        <text:p text:style-name="P1">High voltage range.</text:p>
        <text:p text:style-name="P1">Reliable for analog signals.</text:p>
        <text:p text:style-name="P1">Cons: Slightly higher on-resistance compared to DG4xx series.</text:p>
        <text:p text:style-name="P1">3. Choosing the Best IC</text:p>
        <text:p text:style-name="P1">For Low-Cost and Simplicity:</text:p>
        <text:p text:style-name="P1">74HC4051/4052/4053: Great for modular designs, inexpensive, and easy to interface with a microcontroller.</text:p>
        <text:p text:style-name="P1">For High-Fidelity Analog Signals:</text:p>
        <text:p text:style-name="P1">DG409/DG419 Series: Ideal for handling precise analog signals with low distortion, especially for fuzzy logic operations.</text:p>
        <text:p text:style-name="P1">For Higher Voltage Ranges:</text:p>
        <text:p text:style-name="P1">CD4051/CD4052/CD4053: Suitable for ±12V to ±15V systems if your gates operate at higher potential differences.</text:p>
        <text:p text:style-name="P1">4. Example IC Selection for Fuzzy Logic Gates</text:p>
        <text:p text:style-name="P1">If your NAND/NOT/OR gates require:</text:p>
        <text:p text:style-name="P1"/>
        <text:p text:style-name="P1">Up to ±15V signals: Use 74HC405x or DG4xx series.</text:p>
        <text:p text:style-name="P1">More than ±15V signals: Use CD405x or specialized high-voltage ICs like ADG732.</text:p>
        <text:p text:style-name="P1">Would you like a circuit example using any of these ICs for dynamic gate configuration? Let me know! 😊</text:p>
        <text:p text:style-name="P1"/>
        <text:p text:style-name="P1"/>
        <text:p text:style-name="P1"/>
        <text:p text:style-name="P1"/>
        <text:p text:style-name="P1"/>
        <text:p text:style-name="P1"/>
        <text:p text:style-name="P1"/>
        <text:p text:style-name="P1"/>
        <text:p text:style-name="P1">Which DAC/ADC ICs suit this setup?</text:p>
        <text:p text:style-name="P1">ChatGPT said:</text:p>
        <text:p text:style-name="P1">ChatGPT</text:p>
        <text:p text:style-name="P1">To interface your fuzzy logic analog NAND gates and other components with a microcontroller, you’ll need DACs (Digital-to-Analog Converters) to provide precise analog inputs and ADCs (Analog-to-Digital Converters) to read analog outputs. Here’s a breakdown of suitable DACs and ADCs for your setup:</text:p>
        <text:p text:style-name="P1"/>
        <text:p text:style-name="P1">Key Criteria for DAC/ADC Selection</text:p>
        <text:p text:style-name="P1">Resolution (Bits):</text:p>
        <text:p text:style-name="P1"/>
        <text:p text:style-name="P1">Higher resolution (12-bit or 16-bit) ensures finer granularity for fuzzy logic signals.</text:p>
        <text:p text:style-name="P1">8-bit may suffice for basic functionality, but it limits precision.</text:p>
        <text:p text:style-name="P1">Voltage Range:</text:p>
        <text:p text:style-name="P1"/>
        <text:p text:style-name="P1">Ensure compatibility with the potential difference of your analog gates (e.g., ±12V or ±15V).</text:p>
        <text:p text:style-name="P1">Some DACs/ADCs may require external scaling circuits for higher ranges.</text:p>
        <text:p text:style-name="P1">Speed (Sampling Rate):</text:p>
        <text:p text:style-name="P1"/>
        <text:p text:style-name="P1">Choose components with sufficient speed for real-time updates and monitoring in your fuzzy logic system.</text:p>
        <text:p text:style-name="P1">Interface:</text:p>
        <text:p text:style-name="P1"/>
        <text:p text:style-name="P1">I²C or SPI are common interfaces; SPI is generally faster and better for high-speed applications.</text:p>
        <text:p text:style-name="P1">Cost and Availability:</text:p>
        <text:p text:style-name="P1"/>
        <text:p text:style-name="P1">Opt for widely available and cost-effective options unless specific high-performance requirements demand otherwise.</text:p>
        <text:p text:style-name="P1">Recommended DAC ICs</text:p>
        <text:p text:style-name="P1">1. MCP4921/4922 (Microchip)</text:p>
        <text:p text:style-name="P1">Features:</text:p>
        <text:p text:style-name="P1">12-bit resolution.</text:p>
        <text:p text:style-name="P1">SPI interface.</text:p>
        <text:p text:style-name="P1">Single-channel (MCP4921) or dual-channel (MCP4922).</text:p>
        <text:p text:style-name="P1">Output range: 0 to V&lt;sub&gt;REF&lt;/sub&gt; (up to 5V, requires external scaling for higher ranges).</text:p>
        <text:p text:style-name="P1">Why It's Suitable:</text:p>
        <text:p text:style-name="P1">Affordable and widely available.</text:p>
        <text:p text:style-name="P1">Sufficient precision for most fuzzy logic applications.</text:p>
        <text:p text:style-name="P1">Drawback: Limited to 5V output without external amplifiers.</text:p>
        <text:p text:style-name="P1">2. MCP4725 (Microchip)</text:p>
        <text:p text:style-name="P1">Features:</text:p>
        <text:p text:style-name="P1"><text:soft-page-break/>12-bit resolution.</text:p>
        <text:p text:style-name="P1">I²C interface.</text:p>
        <text:p text:style-name="P1">Single-channel.</text:p>
        <text:p text:style-name="P1">Output range: 0 to V&lt;sub&gt;REF&lt;/sub&gt; (up to 5V).</text:p>
        <text:p text:style-name="P1">Why It's Suitable:</text:p>
        <text:p text:style-name="P1">Simple to interface with microcontrollers like ESP32 or STM32.</text:p>
        <text:p text:style-name="P1">Ideal for low-cost setups with basic precision needs.</text:p>
        <text:p text:style-name="P1">Drawback: Single-channel; limited to 5V output.</text:p>
        <text:p text:style-name="P1">3. AD5686R (Analog Devices)</text:p>
        <text:p text:style-name="P1">Features:</text:p>
        <text:p text:style-name="P1">16-bit resolution.</text:p>
        <text:p text:style-name="P1">SPI interface.</text:p>
        <text:p text:style-name="P1">Quad-channel output.</text:p>
        <text:p text:style-name="P1">Output range: 0 to 2.5V, ±2.5V, or 0 to 5V (scalable with external reference).</text:p>
        <text:p text:style-name="P1">Why It's Suitable:</text:p>
        <text:p text:style-name="P1">High resolution for precise control of fuzzy logic gates.</text:p>
        <text:p text:style-name="P1">Multiple channels reduce the need for multiple ICs.</text:p>
        <text:p text:style-name="P1">Drawback: Higher cost.</text:p>
        <text:p text:style-name="P1">4. DAC8564 (Texas Instruments)</text:p>
        <text:p text:style-name="P1">Features:</text:p>
        <text:p text:style-name="P1">16-bit resolution.</text:p>
        <text:p text:style-name="P1">SPI interface.</text:p>
        <text:p text:style-name="P1">Quad-channel.</text:p>
        <text:p text:style-name="P1">Output range: 0 to 5V, with flexible scaling options.</text:p>
        <text:p text:style-name="P1">Why It's Suitable:</text:p>
        <text:p text:style-name="P1">Excellent resolution and multi-channel support for complex setups.</text:p>
        <text:p text:style-name="P1">Good balance between cost and performance.</text:p>
        <text:p text:style-name="P1">Drawback: Slightly more expensive than MCP-series.</text:p>
        <text:p text:style-name="P1">Recommended ADC ICs</text:p>
        <text:p text:style-name="P1">1. ADS1115 (Texas Instruments)</text:p>
        <text:p text:style-name="P1">Features:</text:p>
        <text:p text:style-name="P1">16-bit resolution.</text:p>
        <text:p text:style-name="P1">I²C interface.</text:p>
        <text:p text:style-name="P1">4 single-ended inputs or 2 differential inputs.</text:p>
        <text:p text:style-name="P1">Programmable gain amplifier for scaling input signals.</text:p>
        <text:p text:style-name="P1">Why It's Suitable:</text:p>
        <text:p text:style-name="P1">High resolution for precise fuzzy logic signal measurement.</text:p>
        <text:p text:style-name="P1">Easy to interface with ESP32 or STM32.</text:p>
        <text:p text:style-name="P1">Drawback: Lower sampling rate (860 SPS max) may limit high-speed applications.</text:p>
        <text:p text:style-name="P1">2. MCP3208 (Microchip)</text:p>
        <text:p text:style-name="P1">Features:</text:p>
        <text:p text:style-name="P1">12-bit resolution.</text:p>
        <text:p text:style-name="P1">SPI interface.</text:p>
        <text:p text:style-name="P1">8 single-ended inputs or 4 differential inputs.</text:p>
        <text:p text:style-name="P1">Voltage range: 0 to 5V.</text:p>
        <text:p text:style-name="P1">Why It's Suitable:</text:p>
        <text:p text:style-name="P1">Affordable and widely available.</text:p>
        <text:p text:style-name="P1">Multiple input channels for monitoring multiple fuzzy logic nodes.</text:p>
        <text:p text:style-name="P1">Drawback: Limited to 5V input range without external scaling.</text:p>
        <text:p text:style-name="P1">3. ADS8688 (Texas Instruments)</text:p>
        <text:p text:style-name="P1">Features:</text:p>
        <text:p text:style-name="P1">16-bit resolution.</text:p>
        <text:p text:style-name="P1">SPI interface.</text:p>
        <text:p text:style-name="P1">8 input channels.</text:p>
        <text:p text:style-name="P1">Input range: ±10.24V (with built-in scaling).</text:p>
        <text:p text:style-name="P1">Why It's Suitable:</text:p>
        <text:p text:style-name="P1">High resolution and wide voltage range for direct interfacing with ±12V or ±15V analog gates.</text:p>
        <text:p text:style-name="P1">Built-in programmable gain simplifies integration.</text:p>
        <text:p text:style-name="P1">Drawback: Higher cost.</text:p>
        <text:p text:style-name="P1">4. LTC2380-16 (Analog Devices)</text:p>
        <text:p text:style-name="P1">Features:</text:p>
        <text:p text:style-name="P1">16-bit resolution.</text:p>
        <text:p text:style-name="P1">SPI interface.</text:p>
        <text:p text:style-name="P1">Single-channel, 1 MSPS sampling rate.</text:p>
        <text:p text:style-name="P1">Wide voltage range: ±10V.</text:p>
        <text:p text:style-name="P1">Why It's Suitable:</text:p>
        <text:p text:style-name="P1">Ultra-fast sampling for high-speed fuzzy logic systems.</text:p>
        <text:p text:style-name="P1">Excellent for real-time monitoring.</text:p>
        <text:p text:style-name="P1">Drawback: Requires multiple ICs for multi-channel setups.</text:p>
        <text:p text:style-name="P1">Comparison Table</text:p>
        <text:p text:style-name="P1">IC<text:tab/>Type<text:tab/>Resolution<text:tab/>Channels<text:tab/>Voltage Range<text:tab/>Interface<text:tab/>Cost<text:tab/>Best For</text:p>
        <text:p text:style-name="P1">MCP4921<text:tab/>DAC<text:tab/>12-bit<text:tab/>1<text:tab/>0-5V<text:tab/>SPI<text:tab/>Low<text:tab/>Cost-effective single-channel control</text:p>
        <text:p text:style-name="P1">MCP4725<text:tab/>DAC<text:tab/>12-bit<text:tab/>1<text:tab/>0-5V<text:tab/>I²C<text:tab/>Low<text:tab/>Simple, low-cost setups</text:p>
        <text:p text:style-name="P1">AD5686R<text:tab/>DAC<text:tab/>16-bit<text:tab/>4<text:tab/>±2.5V/±5V<text:tab/>SPI<text:tab/>Moderate<text:tab/>High-resolution, multi-channel setups</text:p>
        <text:p text:style-name="P1">DAC8564<text:tab/>DAC<text:tab/>16-bit<text:tab/>4<text:tab/>0-5V<text:tab/>SPI<text:tab/>Moderate<text:tab/>Precision multi-channel applications</text:p>
        <text:p text:style-name="P1">ADS1115<text:tab/>ADC<text:tab/>16-bit<text:tab/>4<text:tab/>0-5V<text:tab/>I²C<text:tab/>Low<text:tab/>High resolution, low-speed applications</text:p>
        <text:p text:style-name="P1">MCP3208<text:tab/>ADC<text:tab/>12-bit<text:tab/>8<text:tab/>0-5V<text:tab/>SPI<text:tab/>Low<text:tab/>Affordable multi-channel monitoring</text:p>
        <text:p text:style-name="P1">ADS8688<text:tab/>ADC<text:tab/>16-bit<text:tab/>8<text:tab/>±10.24V<text:tab/>SPI<text:tab/>High<text:tab/>Wide-range, high-resolution applications</text:p>
        <text:p text:style-name="P1">LTC2380-16<text:tab/>ADC<text:tab/>16-bit<text:tab/>1<text:tab/>±10V<text:tab/>SPI<text:tab/>High<text:tab/>Ultra-fast real-time monitoring</text:p>
        <text:p text:style-name="P1">Recommendations for Fuzzy Logic System</text:p>
        <text:p text:style-name="P1">DAC for Outputs:</text:p>
        <text:p text:style-name="P1"/>
        <text:p text:style-name="P1">Best Budget Option: MCP4921 or MCP4725.</text:p>
        <text:p text:style-name="P1">Best Precision Option: AD5686R or DAC8564 for multi-channel, high-resolution control.</text:p>
        <text:p text:style-name="P1">ADC for Inputs:</text:p>
        <text:p text:style-name="P1"/>
        <text:p text:style-name="P1">Best Budget Option: ADS1115 for basic monitoring.</text:p>
        <text:p text:style-name="P1">Best Wide-Range Option: ADS8688 for ±12V or ±15V fuzzy signals.</text:p>
        <text:p text:style-name="P1">Best High-Speed Option: LTC2380-16 for real-time fuzzy logic.</text:p>
        <text:p text:style-name="P1"/>
        <text:p text:style-name="P1"/>
        <text:p text:style-name="P1"/>
        <text:p text:style-name="P1"><text:soft-page-break/></text:p>
        <text:p text:style-name="P1"/>
        <text:p text:style-name="P1"/>
        <text:p text:style-name="P1"/>
        <text:p text:style-name="P1"/>
        <text:p text:style-name="P1">How to optimize analog signal routing?</text:p>
        <text:p text:style-name="P1">ChatGPT said:</text:p>
        <text:p text:style-name="P1">ChatGPT</text:p>
        <text:p text:style-name="P1">Optimizing analog signal routing is crucial for minimizing noise, distortion, and cross-talk in your system, especially when working with fuzzy logic gates and analog signals. Here’s a detailed guide to ensure your analog signal paths are clean and efficient:</text:p>
        <text:p text:style-name="P1"/>
        <text:p text:style-name="P1">1. General Principles of Analog Signal Routing</text:p>
        <text:p text:style-name="P1">Shortest Path:</text:p>
        <text:p text:style-name="P1"/>
        <text:p text:style-name="P1">Keep signal traces as short as possible to minimize resistance, capacitance, and inductance.</text:p>
        <text:p text:style-name="P1">Route analog signals directly between components without unnecessary detours.</text:p>
        <text:p text:style-name="P1">Minimize Crosstalk:</text:p>
        <text:p text:style-name="P1"/>
        <text:p text:style-name="P1">Maintain sufficient spacing between signal traces.</text:p>
        <text:p text:style-name="P1">Use ground planes and shielding to isolate sensitive signals.</text:p>
        <text:p text:style-name="P1">Avoid Loops:</text:p>
        <text:p text:style-name="P1"/>
        <text:p text:style-name="P1">Route signals linearly and avoid creating loops, which can act as antennas for noise.</text:p>
        <text:p text:style-name="P1">Match Impedances:</text:p>
        <text:p text:style-name="P1"/>
        <text:p text:style-name="P1">For high-frequency or long-distance signals, impedance matching prevents signal reflections and loss.</text:p>
        <text:p text:style-name="P1">2. Layering and Ground Planes</text:p>
        <text:p text:style-name="P1">Dedicated Analog Layer:</text:p>
        <text:p text:style-name="P1"/>
        <text:p text:style-name="P1">Use a separate PCB layer for analog signals if possible.</text:p>
        <text:p text:style-name="P1">Place sensitive analog traces away from high-speed digital signals.</text:p>
        <text:p text:style-name="P1">Ground Planes:</text:p>
        <text:p text:style-name="P1"/>
        <text:p text:style-name="P1">Use a continuous ground plane under the analog signal layer.</text:p>
        <text:p text:style-name="P1">Ensure ground continuity to reduce noise and provide a stable reference point.</text:p>
        <text:p text:style-name="P1">Power Planes:</text:p>
        <text:p text:style-name="P1"/>
        <text:p text:style-name="P1">Separate analog power (e.g., ±12V) from digital power (e.g., 3.3V/5V).</text:p>
        <text:p text:style-name="P1">Decouple analog power near each component using capacitors.</text:p>
        <text:p text:style-name="P1">3. Signal Isolation</text:p>
        <text:p text:style-name="P1">Partition the PCB:</text:p>
        <text:p text:style-name="P1"/>
        <text:p text:style-name="P1">Divide the board into analog, digital, and mixed-signal regions.</text:p>
        <text:p text:style-name="P1">Keep high-speed digital circuits (e.g., MCUs or FPGAs) away from sensitive analog components.</text:p>
        <text:p text:style-name="P1">Use Guard Traces:</text:p>
        <text:p text:style-name="P1"/>
        <text:p text:style-name="P1">Place grounded guard traces between analog and digital traces to shield sensitive signals.</text:p>
        <text:p text:style-name="P1">Shielding:</text:p>
        <text:p text:style-name="P1"/>
        <text:p text:style-name="P1">For critical analog signals, route traces inside a shielded layer or use coaxial cables.</text:p>
        <text:p text:style-name="P1">4. Routing Analog Traces</text:p>
        <text:p text:style-name="P1">Trace Width and Spacing:</text:p>
        <text:p text:style-name="P1"/>
        <text:p text:style-name="P1">Use wider traces for low-impedance paths (e.g., power and ground).</text:p>
        <text:p text:style-name="P1">Maintain consistent spacing to prevent coupling between traces.</text:p>
        <text:p text:style-name="P1">Differential Pair Routing:</text:p>
        <text:p text:style-name="P1"/>
        <text:p text:style-name="P1">For low-noise analog signals, use differential routing to reject common-mode noise.</text:p>
        <text:p text:style-name="P1">Avoid Via Usage:</text:p>
        <text:p text:style-name="P1"/>
        <text:p text:style-name="P1">Minimize the use of vias in analog traces to reduce impedance discontinuities.</text:p>
        <text:p text:style-name="P1">5. Component Placement</text:p>
        <text:p text:style-name="P1">Critical Components First:</text:p>
        <text:p text:style-name="P1"/>
        <text:p text:style-name="P1">Place sensitive analog components (e.g., VCAs, op-amps) close to their associated inputs/outputs.</text:p>
        <text:p text:style-name="P1">Minimize the distance between feedback loops (e.g., in op-amp circuits).</text:p>
        <text:p text:style-name="P1">Buffering Signals:</text:p>
        <text:p text:style-name="P1"/>
        <text:p text:style-name="P1">Use buffers (e.g., op-amps) to drive long traces or high-capacitance loads.</text:p>
        <text:p text:style-name="P1">Prevent signal degradation when routing across the board.</text:p>
        <text:p text:style-name="P1">6. Power and Decoupling</text:p>
        <text:p text:style-name="P1">Decoupling Capacitors:</text:p>
        <text:p text:style-name="P1"/>
        <text:p text:style-name="P1">Place decoupling capacitors (e.g., 0.1 µF ceramic) close to the power pins of analog ICs.</text:p>
        <text:p text:style-name="P1">Use bulk capacitors (e.g., 10 µF) for low-frequency noise filtering.</text:p>
        <text:p text:style-name="P1">Separate Power and Ground:</text:p>
        <text:p text:style-name="P1"/>
        <text:p text:style-name="P1">Route analog power and ground separately from digital power and ground.</text:p>
        <text:p text:style-name="P1">Use star grounding to prevent ground loops.</text:p>
        <text:p text:style-name="P1">7. Noise Reduction Techniques</text:p>
        <text:p text:style-name="P1">Filter Analog Inputs/Outputs:</text:p>
        <text:p text:style-name="P1"/>
        <text:p text:style-name="P1">Add RC or LC filters to remove high-frequency noise from analog signals.</text:p>
        <text:p text:style-name="P1">Use low-pass filters at the input and output of fuzzy logic gates to clean signals.</text:p>
        <text:p text:style-name="P1">Avoid High-Speed Digital Interference:</text:p>
        <text:p text:style-name="P1"/>
        <text:p text:style-name="P1">Route digital clock lines and high-speed signals away <text:soft-page-break/>from analog traces.</text:p>
        <text:p text:style-name="P1">8. Tools for Optimization</text:p>
        <text:p text:style-name="P1">Simulation:</text:p>
        <text:p text:style-name="P1"/>
        <text:p text:style-name="P1">Use circuit simulation tools (e.g., LTspice, Multisim) to analyze signal integrity before PCB design.</text:p>
        <text:p text:style-name="P1">Simulate crosstalk and noise using field solver tools (e.g., Altium Designer’s SI simulation).</text:p>
        <text:p text:style-name="P1">PCB Design Tools:</text:p>
        <text:p text:style-name="P1"/>
        <text:p text:style-name="P1">Use professional PCB software (e.g., KiCad, Altium Designer, or Eagle) to optimize trace routing and layer stacking.</text:p>
        <text:p text:style-name="P1">9. Example Analog Signal Path Layout</text:p>
        <text:p text:style-name="P1">Component Placement:</text:p>
        <text:p text:style-name="P1"/>
        <text:p text:style-name="P1">Place the VCAs, op-amps, and other analog components in a linear layout to minimize trace length.</text:p>
        <text:p text:style-name="P1">Signal Path:</text:p>
        <text:p text:style-name="P1"/>
        <text:p text:style-name="P1">Analog input → Buffer (op-amp) → VCA (fuzzy gate) → Analog output.</text:p>
        <text:p text:style-name="P1">Guard Traces and Ground Plane:</text:p>
        <text:p text:style-name="P1"/>
        <text:p text:style-name="P1">Surround signal traces with ground guard traces for shielding.</text:p>
        <text:p text:style-name="P1">Use a continuous ground plane below the signal layer.</text:p>
        <text:p text:style-name="P1">10. Checklist for Optimal Routing</text:p>
        <text:p text:style-name="P1"><text:s/>Keep analog traces short and wide.</text:p>
        <text:p text:style-name="P1"><text:s/>Use a dedicated ground plane and separate analog/digital ground.</text:p>
        <text:p text:style-name="P1"><text:s/>Place decoupling capacitors near all analog ICs.</text:p>
        <text:p text:style-name="P1"><text:s/>Add buffers for long or noisy signal paths.</text:p>
        <text:p text:style-name="P1"><text:s/>Shield critical analog signals with guard traces or shielding layers.</text:p>
        <text:p text:style-name="P1"><text:s/>Simulate signal integrity and optimize trace impedance.</text:p>
        <text:p text:style-name="P1">Would you like help with a schematic example, PCB layout, or simulation setup? 😊</text:p>
        <text:p text:style-name="P1"/>
        <text:p text:style-name="P1"/>
        <text:p text:style-name="P1"/>
        <text:p text:style-name="P1"/>
        <text:p text:style-name="P1"/>
        <text:p text:style-name="P1"/>
        <text:p text:style-name="P1"/>
        <text:p text:style-name="P1">What materials best shield analog signals?</text:p>
        <text:p text:style-name="P1"/>
        <text:p text:style-name="P1">How do VCAs improve signal fidelity?</text:p>
        <text:p text:style-name="P1"/>
        <text:p text:style-name="P1"/>
        <text:p text:style-name="P1"/>
        <text:p text:style-name="P1"/>
        <text:p text:style-name="P1">can you help me draw schematics for the daughter boards and motherboard please fren?</text:p>
        <text:p text:style-name="P1">ChatGPT said:</text:p>
        <text:p text:style-name="P1">ChatGPT</text:p>
        <text:p text:style-name="P1">Absolutely, fren! Here's how we can structure the schematics for your daughterboards and motherboard, ensuring modularity, scalability, and clean communication between components.</text:p>
        <text:p text:style-name="P1"/>
        <text:p text:style-name="P1">Step 1: General Overview</text:p>
        <text:p text:style-name="P1">Daughterboard</text:p>
        <text:p text:style-name="P1">Each daughterboard will:</text:p>
        <text:p text:style-name="P1"/>
        <text:p text:style-name="P1">Include fuzzy logic gates (NANDs, ORs, NOTs) built with VCAs and supporting components.</text:p>
        <text:p text:style-name="P1">Provide connectors for:</text:p>
        <text:p text:style-name="P1">Analog signals.</text:p>
        <text:p text:style-name="P1">Control signals (e.g., SPI, I²C, or GPIO).</text:p>
        <text:p text:style-name="P1">Power distribution (+12V, -12V, GND).</text:p>
        <text:p text:style-name="P1">Have onboard multiplexers to dynamically configure gate inputs and outputs.</text:p>
        <text:p text:style-name="P1">Motherboard</text:p>
        <text:p text:style-name="P1">The motherboard will:</text:p>
        <text:p text:style-name="P1"/>
        <text:p text:style-name="P1">Provide power distribution to all daughterboards.</text:p>
        <text:p text:style-name="P1">Act as the central hub for:</text:p>
        <text:p text:style-name="P1">Control signals from the main controller (e.g., STM32, ESP32, or FPGA).</text:p>
        <text:p text:style-name="P1">Data routing between daughterboards.</text:p>
        <text:p text:style-name="P1">Clock synchronization across all boards.</text:p>
        <text:p text:style-name="P1">Include connectors for easy daughterboard mounting (e.g., DIN 41612 or edge connectors).</text:p>
        <text:p text:style-name="P1">Step 2: Daughterboard Schematic</text:p>
        <text:p text:style-name="P1">Key Components</text:p>
        <text:p text:style-name="P1">Fuzzy Logic Gates:</text:p>
        <text:p text:style-name="P1"/>
        <text:p text:style-name="P1">Use VCAs (e.g., SSM2164 or V2164) for analog NANDs.</text:p>
        <text:p text:style-name="P1">Add op-amps (e.g., TL072) for buffering and inverting signals (for NOT gates).</text:p>
        <text:p text:style-name="P1">Include multiplexers (e.g., 74HC4051) to route inputs dynamically.</text:p>
        <text:p text:style-name="P1">Analog Signal Routing:</text:p>
        <text:p text:style-name="P1"/>
        <text:p text:style-name="P1">Add analog switches (e.g., 74HC4066) for flexible signal routing.</text:p>
        <text:p text:style-name="P1">Control Interface:</text:p>
        <text:p text:style-name="P1"/>
        <text:p text:style-name="P1">Include an I²C expander (e.g., MCP23017) or SPI shift register for GPIO control.</text:p>
        <text:p text:style-name="P1">Use pull-up resistors for I²C lines (if applicable).</text:p>
        <text:p text:style-name="P1">Power Regulation:</text:p>
        <text:p text:style-name="P1"/>
        <text:p text:style-name="P1">Add decoupling capacitors near all ICs (+12V and -12V lines).</text:p>
        <text:p text:style-name="P1">Include test points for power and signal debugging.</text:p>
        <text:p text:style-name="P1">Step 3: Motherboard Schematic</text:p>
        <text:p text:style-name="P1">Key Components</text:p>
        <text:p text:style-name="P1">Power Distribution:</text:p>
        <text:p text:style-name="P1"/>
        <text:p text:style-name="P1">Distribute ±12V and ground using a star topology.</text:p>
        <text:p text:style-name="P1">Add bulk capacitors (e.g., 100 µF) at each connector to stabilize power.</text:p>
        <text:p text:style-name="P1">Communication Hub:</text:p>
        <text:p text:style-name="P1"/>
        <text:p text:style-name="P1">Centralize the SPI or I²C bus.</text:p>
        <text:p text:style-name="P1"><text:soft-page-break/>Include bus drivers/buffers (e.g., PCA9617 for I²C or SN74HCS126 for SPI) for signal integrity over multiple boards.</text:p>
        <text:p text:style-name="P1">Clock Distribution:</text:p>
        <text:p text:style-name="P1"/>
        <text:p text:style-name="P1">Use a clock buffer (e.g., CDCLVD1212) to distribute a clean clock signal to all daughterboards.</text:p>
        <text:p text:style-name="P1">Connector Layout:</text:p>
        <text:p text:style-name="P1"/>
        <text:p text:style-name="P1">Use DIN 41612 connectors or edge connectors to mount daughterboards.</text:p>
        <text:p text:style-name="P1">Assign pins for power, ground, clock, analog signals, and digital control lines.</text:p>
        <text:p text:style-name="P1">Step 4: Tools for Schematic Design</text:p>
        <text:p text:style-name="P1">KiCad (Free):</text:p>
        <text:p text:style-name="P1"/>
        <text:p text:style-name="P1">Open-source PCB design software.</text:p>
        <text:p text:style-name="P1">Excellent for creating multi-board systems.</text:p>
        <text:p text:style-name="P1">Altium Designer:</text:p>
        <text:p text:style-name="P1"/>
        <text:p text:style-name="P1">Advanced professional tool with simulation support.</text:p>
        <text:p text:style-name="P1">Useful for managing complex designs.</text:p>
        <text:p text:style-name="P1">LTspice:</text:p>
        <text:p text:style-name="P1"/>
        <text:p text:style-name="P1">Use to simulate analog gates and fuzzy logic behavior before implementing the full design.</text:p>
        <text:p text:style-name="P1">Step 5: Workflow</text:p>
        <text:p text:style-name="P1">Design Modular Circuits:</text:p>
        <text:p text:style-name="P1"/>
        <text:p text:style-name="P1">Start with one fuzzy gate (NAND, OR, NOT) and simulate its behavior.</text:p>
        <text:p text:style-name="P1">Add multiplexers and routing switches to create a configurable logic unit.</text:p>
        <text:p text:style-name="P1">Integrate Control Interfaces:</text:p>
        <text:p text:style-name="P1"/>
        <text:p text:style-name="P1">Add I²C/SPI interfaces to control the gates.</text:p>
        <text:p text:style-name="P1">Expand to Full Daughterboard:</text:p>
        <text:p text:style-name="P1"/>
        <text:p text:style-name="P1">Combine multiple gates with routing and control circuits.</text:p>
        <text:p text:style-name="P1">Add connectors for power and communication.</text:p>
        <text:p text:style-name="P1">Design the Motherboard:</text:p>
        <text:p text:style-name="P1"/>
        <text:p text:style-name="P1">Create a schematic for distributing power, clock, and control signals.</text:p>
        <text:p text:style-name="P1">Add slots for multiple daughterboards.</text:p>
        <text:p text:style-name="P1"/>
        <text:p text:style-name="P1"/>
        <text:p text:style-name="P1"/>
        <text:p text:style-name="P1"/>
        <text:p text:style-name="P1"/>
        <text:p text:style-name="P1"/>
        <text:p text:style-name="P1"/>
        <text:p text:style-name="P1"/>
        <text:p text:style-name="P1">Which multiplexer best handles fuzzy signals?</text:p>
        <text:p text:style-name="P1"/>
        <text:p text:style-name="P1">When dealing with fuzzy signals (i.e., continuous analog signals with gradations, rather than discrete logic levels), you need a multiplexer that minimizes signal distortion, noise, and cross-talk while maintaining good linearity. Here’s how you can choose the best multiplexer for fuzzy signals:</text:p>
        <text:p text:style-name="P1"/>
        <text:p text:style-name="P1">Key Criteria for Fuzzy Signal Handling</text:p>
        <text:p text:style-name="P1">Low On-Resistance (R&lt;sub&gt;ON&lt;/sub&gt;):</text:p>
        <text:p text:style-name="P1"/>
        <text:p text:style-name="P1">Minimizes signal attenuation and distortion.</text:p>
        <text:p text:style-name="P1">Look for R&lt;sub&gt;ON&lt;/sub&gt; values below 50Ω, ideally closer to 10Ω or lower.</text:p>
        <text:p text:style-name="P1">Low Charge Injection:</text:p>
        <text:p text:style-name="P1"/>
        <text:p text:style-name="P1">Prevents transient glitches when switching between channels.</text:p>
        <text:p text:style-name="P1">Essential for high-precision or dynamic fuzzy logic operations.</text:p>
        <text:p text:style-name="P1">Wide Voltage Range:</text:p>
        <text:p text:style-name="P1"/>
        <text:p text:style-name="P1">Allows handling of a broader potential difference (±15V or more for high-resolution systems).</text:p>
        <text:p text:style-name="P1">Low Distortion:</text:p>
        <text:p text:style-name="P1"/>
        <text:p text:style-name="P1">Important for maintaining the integrity of analog signals in fuzzy logic processing.</text:p>
        <text:p text:style-name="P1">Signal Bandwidth:</text:p>
        <text:p text:style-name="P1"/>
        <text:p text:style-name="P1">Ensure the multiplexer can handle the frequency of your signals without excessive roll-off.</text:p>
        <text:p text:style-name="P1">Best Multiplexer Options for Fuzzy Signals</text:p>
        <text:p text:style-name="P1">1. Analog Devices ADG732</text:p>
        <text:p text:style-name="P1">Features:</text:p>
        <text:p text:style-name="P1">32:1 multiplexer.</text:p>
        <text:p text:style-name="P1">Low R&lt;sub&gt;ON&lt;/sub&gt;: ~4Ω.</text:p>
        <text:p text:style-name="P1">High precision with low charge injection.</text:p>
        <text:p text:style-name="P1">Wide supply range: ±15V or single-supply operation up to 12V.</text:p>
        <text:p text:style-name="P1">Why It’s Great for Fuzzy Signals:</text:p>
        <text:p text:style-name="P1">Extremely low R&lt;sub&gt;ON&lt;/sub&gt; and high linearity make it ideal for continuous signal processing.</text:p>
        <text:p text:style-name="P1">Handles complex routing for fuzzy systems with minimal signal degradation.</text:p>
        <text:p text:style-name="P1">Drawback: Higher cost compared to simpler ICs.</text:p>
        <text:p text:style-name="P1">2. DG419 (or DG4xx Series)</text:p>
        <text:p text:style-name="P1">Features:</text:p>
        <text:p text:style-name="P1">SPDT switch (single-pole double-throw) with ultra-low R&lt;sub&gt;ON&lt;/sub&gt; (~20Ω).</text:p>
        <text:p text:style-name="P1">Wide signal range: ±15V.</text:p>
        <text:p text:style-name="P1">Very low distortion and charge injection.</text:p>
        <text:p text:style-name="P1">Why It’s Great for Fuzzy Signals:</text:p>
        <text:p text:style-name="P1">High signal integrity for precision fuzzy logic operations.</text:p>
        <text:p text:style-name="P1">Robust and reliable performance at higher voltage ranges.</text:p>
        <text:p text:style-name="P1">Drawback: Limited number of switches per IC (requires more ICs for larger configurations).</text:p>
        <text:p text:style-name="P1">3. CD405x Series (e.g., CD4051/CD4052/CD4053)</text:p>
        <text:p text:style-name="P1">Features:</text:p>
        <text:p text:style-name="P1">R&lt;sub&gt;ON&lt;/sub&gt;: ~100Ω (higher than DG4xx or ADG732).</text:p>
        <text:p text:style-name="P1">Wide signal range: Up to ±20V (depending on supply).</text:p>
        <text:p text:style-name="P1">Budget-friendly and widely available.</text:p>
        <text:p text:style-name="P1"><text:soft-page-break/>Why It’s Great for Fuzzy Signals:</text:p>
        <text:p text:style-name="P1">High voltage range supports systems requiring ±15V or more.</text:p>
        <text:p text:style-name="P1">Affordable option for less critical fuzzy signal paths.</text:p>
        <text:p text:style-name="P1">Drawback: Higher R&lt;sub&gt;ON&lt;/sub&gt; can cause slight signal attenuation.</text:p>
        <text:p text:style-name="P1">4. 74HC405x Series (e.g., 74HC4051/4052/4053)</text:p>
        <text:p text:style-name="P1">Features:</text:p>
        <text:p text:style-name="P1">R&lt;sub&gt;ON&lt;/sub&gt;: ~100Ω.</text:p>
        <text:p text:style-name="P1">Signal range: Up to 15V.</text:p>
        <text:p text:style-name="P1">Low-cost and easy to interface with 3.3V or 5V control logic.</text:p>
        <text:p text:style-name="P1">Why It’s Great for Fuzzy Signals:</text:p>
        <text:p text:style-name="P1">Good for low-to-moderate resolution fuzzy signals.</text:p>
        <text:p text:style-name="P1">Widely used in modular synthesizers for routing analog signals.</text:p>
        <text:p text:style-name="P1">Drawback: Higher R&lt;sub&gt;ON&lt;/sub&gt; compared to DG4xx or ADG732; may introduce minor distortion in precision systems.</text:p>
        <text:p text:style-name="P1">Comparison Table</text:p>
        <text:p text:style-name="P1">Multiplexer<text:tab/>R&lt;sub&gt;ON&lt;/sub&gt; (Ω)<text:tab/>Voltage Range (V)<text:tab/>Signal Integrity<text:tab/>Cost<text:tab/>Best For</text:p>
        <text:p text:style-name="P1">ADG732<text:tab/>~4<text:tab/>±15<text:tab/>Excellent<text:tab/>High<text:tab/>High-precision, large-scale fuzzy systems</text:p>
        <text:p text:style-name="P1">DG419<text:tab/>~20<text:tab/>±15<text:tab/>Excellent<text:tab/>Moderate<text:tab/>Small-scale precision fuzzy systems</text:p>
        <text:p text:style-name="P1">CD405x<text:tab/>~100<text:tab/>±20<text:tab/>Good<text:tab/>Low<text:tab/>High-voltage, budget-friendly systems</text:p>
        <text:p text:style-name="P1">74HC405x<text:tab/>~100<text:tab/>Up to 15<text:tab/>Good<text:tab/>Very Low<text:tab/>Budget-friendly, low-to-moderate resolution</text:p>
        <text:p text:style-name="P1">Recommendation</text:p>
        <text:p text:style-name="P1">For High-Precision Fuzzy Logic: Use ADG732 or DG419 for their low R&lt;sub&gt;ON&lt;/sub&gt;, low distortion, and high voltage handling.</text:p>
        <text:p text:style-name="P1">For Budget-Friendly Solutions: Use CD405x or 74HC405x for low-cost, moderate performance applications.</text:p>
        <text:p text:style-name="P1">For Large-Scale Systems: If many channels are needed, ADG732 is the best choice due to its 32:1 multiplexing capability.</text:p>
        <text:p text:style-name="P1"/>
        <text:p text:style-name="P1"/>
        <text:p text:style-name="P1"/>
        <text:p text:style-name="P1"/>
        <text:p text:style-name="P1">Technical Design</text:p>
        <text:p text:style-name="P1">The proposed system integrates analog fuzzy logic gates with a modular and scalable architecture, enabling dynamic reconfiguration and seamless interaction with a digital Large Language Model (LLM). This section outlines the hardware and software design principles, key components, and the interconnectivity of the system.</text:p>
        <text:p text:style-name="P1"/>
        <text:p text:style-name="P1"/>
        <text:p text:style-name="P1">1. System Overview</text:p>
        <text:p text:style-name="P1">The architecture consists of three primary components:</text:p>
        <text:p text:style-name="P1"/>
        <text:p text:style-name="P1">Fuzzy Logic Daughterboards:</text:p>
        <text:p text:style-name="P1"/>
        <text:p text:style-name="P1">Modular PCBs containing configurable fuzzy NAND, OR, and NOT gates.</text:p>
        <text:p text:style-name="P1">Each daughterboard is designed for reconfigurable signal routing, supporting a variety of logic configurations.</text:p>
        <text:p text:style-name="P1">Analog signals are processed locally with minimal noise, leveraging voltage-controlled amplifiers (VCAs) and op-amps.</text:p>
        <text:p text:style-name="P1">Central Motherboard:</text:p>
        <text:p text:style-name="P1"/>
        <text:p text:style-name="P1">Manages power distribution, clock synchronization, and communication between daughterboards.</text:p>
        <text:p text:style-name="P1">Hosts the microcontroller or FPGA responsible for coordinating gate configurations and interfacing with the LLM.</text:p>
        <text:p text:style-name="P1">Control Layer:</text:p>
        <text:p text:style-name="P1"/>
        <text:p text:style-name="P1">Digital LLM running on a host computer to analyze and adapt the analog logic unit’s configuration.</text:p>
        <text:p text:style-name="P1">Communication between the host and the motherboard occurs via high-speed protocols such as SPI or I²C.</text:p>
        <text:p text:style-name="P1"/>
        <text:p text:style-name="P1"/>
        <text:p text:style-name="P1">2. Fuzzy Logic Gates</text:p>
        <text:p text:style-name="P1">The system’s core functionality is based on analog fuzzy gates, which process continuous input signals to represent fuzzy logic operations.</text:p>
        <text:p text:style-name="P1"/>
        <text:p text:style-name="P1">2.1 NAND Gate</text:p>
        <text:p text:style-name="P1">Components:</text:p>
        <text:p text:style-name="P1">Two VCAs (e.g., SSM2164 or LM13700) for AND operation and scaling.</text:p>
        <text:p text:style-name="P1">An op-amp (e.g., TL072) in an inverting configuration to generate the NAND output.</text:p>
        <text:p text:style-name="P1">Operation:</text:p>
        <text:p text:style-name="P1">Inputs </text:p>
        <text:p text:style-name="P1">𝐴 and 𝐵 are multiplied to perform an AND operation.</text:p>
        <text:p text:style-name="P1">The output is inverted to achieve 𝑄=1−(𝐴⋅𝐵).</text:p>
        <text:p text:style-name="P1"/>
        <text:p text:style-name="P1">Scalability:</text:p>
        <text:p text:style-name="P1">The NAND gate can be dynamically reconfigured using multiplexers to alter input/output connections.</text:p>
        <text:p text:style-name="P1"/>
        <text:p text:style-name="P1">2.2 OR and NOT Gates</text:p>
        <text:p text:style-name="P1">OR Gate:</text:p>
        <text:p text:style-name="P1">Implemented using a summing amplifier to combine input signals.</text:p>
        <text:p text:style-name="P1">Scaling resistors adjust the weight of each input.</text:p>
        <text:p text:style-name="P1">NOT Gate:</text:p>
        <text:p text:style-name="P1">A single op-amp in an inverting configuration negates the input signal.</text:p>
        <text:p text:style-name="P1"/>
        <text:p text:style-name="P1">2.3 Gate Configuration</text:p>
        <text:p text:style-name="P1">Each daughterboard is equipped with analog multiplexers (e.g., 74HC4051) to route inputs and outputs dynamically. This allows the system to reconfigure logic operations in real time.</text:p>
        <text:p text:style-name="P1"/>
        <text:p text:style-name="P1"/>
        <text:p text:style-name="P1"><text:soft-page-break/>3. Communication and Control</text:p>
        <text:p text:style-name="P1">3.1 Communication Protocol</text:p>
        <text:p text:style-name="P1"/>
        <text:p text:style-name="P1">Digital Control:</text:p>
        <text:p text:style-name="P1">SPI or I²C is used for high-speed communication between the motherboard and daughterboards.</text:p>
        <text:p text:style-name="P1">Each daughterboard is assigned a unique address to enable scalable communication.</text:p>
        <text:p text:style-name="P1"/>
        <text:p text:style-name="P1">Analog Signal Routing:</text:p>
        <text:p text:style-name="P1">Analog buses connect daughterboards for signal propagation between gates.</text:p>
        <text:p text:style-name="P1">Shielded traces and ground planes minimize cross-talk and noise.</text:p>
        <text:p text:style-name="P1"/>
        <text:p text:style-name="P1">3.2 Clock Synchronization</text:p>
        <text:p text:style-name="P1">A central clock generator (e.g., Si5351) distributes a synchronized clock signal to all daughterboards via a clock tree topology.</text:p>
        <text:p text:style-name="P1">Clock buffers (e.g., CDCLVD1212) ensure low jitter and consistent timing across the system.</text:p>
        <text:p text:style-name="P1"/>
        <text:p text:style-name="P1"/>
        <text:p text:style-name="P1">4. Modular Hardware Design</text:p>
        <text:p text:style-name="P1"/>
        <text:p text:style-name="P1">4.1 Daughterboard Architecture</text:p>
        <text:p text:style-name="P1"/>
        <text:p text:style-name="P1">Gate Implementation:</text:p>
        <text:p text:style-name="P1">Each board contains 4 NAND gates, 2 OR gates, and 2 NOT gates.</text:p>
        <text:p text:style-name="P1">Multiplexers (e.g., 74HC4053) dynamically connect inputs and outputs.</text:p>
        <text:p text:style-name="P1"/>
        <text:p text:style-name="P1">Control Interface:</text:p>
        <text:p text:style-name="P1">GPIO expanders (e.g., MCP23017) manage gate configurations via SPI/I²C.</text:p>
        <text:p text:style-name="P1"/>
        <text:p text:style-name="P1">Power Supply:</text:p>
        <text:p text:style-name="P1">±12V or ±15V for analog circuits.</text:p>
        <text:p text:style-name="P1">Decoupling capacitors near each IC ensure power stability.</text:p>
        <text:p text:style-name="P1"/>
        <text:p text:style-name="P1">4.2 Motherboard Architecture</text:p>
        <text:p text:style-name="P1"/>
        <text:p text:style-name="P1">Power Distribution:</text:p>
        <text:p text:style-name="P1">Supplies ±12V or ±15V to all daughterboards via a star topology.</text:p>
        <text:p text:style-name="P1">Bulk capacitors stabilize the power rails.</text:p>
        <text:p text:style-name="P1">Signal Distribution:</text:p>
        <text:p text:style-name="P1">SPI or I²C buses connect the motherboard to daughterboards.</text:p>
        <text:p text:style-name="P1">Analog signal buses route fuzzy logic outputs for feedback to the LLM.</text:p>
        <text:p text:style-name="P1"/>
        <text:p text:style-name="P1"/>
        <text:p text:style-name="P1">5. Software Integration</text:p>
        <text:p text:style-name="P1"/>
        <text:p text:style-name="P1">5.1 LLM Control Layer</text:p>
        <text:p text:style-name="P1">The LLM interacts with the analog logic unit via a host interface (e.g., USB, Ethernet).</text:p>
        <text:p text:style-name="P1">It analyzes the logic unit’s outputs and adjusts gate configurations to optimize its reasoning process.</text:p>
        <text:p text:style-name="P1"/>
        <text:p text:style-name="P1">5.2 Firmware</text:p>
        <text:p text:style-name="P1">The motherboard runs firmware on an MCU or FPGA to:</text:p>
        <text:p text:style-name="P1">Manage communication with daughterboards.</text:p>
        <text:p text:style-name="P1">Configure gates dynamically based on LLM commands.</text:p>
        <text:p text:style-name="P1">Collect and transmit data back to the LLM.</text:p>
        <text:p text:style-name="P1"/>
        <text:p text:style-name="P1"/>
        <text:p text:style-name="P1">6. Simulations and Validation</text:p>
        <text:p text:style-name="P1">Circuit Simulation:</text:p>
        <text:p text:style-name="P1">SPICE-based tools (e.g., LTspice) validate gate performance and signal integrity.</text:p>
        <text:p text:style-name="P1">System Simulation:</text:p>
        <text:p text:style-name="P1">MATLAB or Python-based simulations evaluate the integration of analog gates with the LLM control layer.</text:p>
        <text:p text:style-name="P1">Prototype Testing:</text:p>
        <text:p text:style-name="P1">Initial prototypes demonstrate reconfigurability, scalability, and fuzzy logic handling in real-time.</text:p>
        <text:p text:style-name="P1">Figures and Schematics</text:p>
        <text:p text:style-name="P1">To accompany this section:</text:p>
        <text:p text:style-name="P1"/>
        <text:p text:style-name="P1">#####</text:p>
        <text:p text:style-name="P1">Block Diagram: Show the overall architecture, highlighting the motherboard, daughterboards, and control layer.</text:p>
        <text:p text:style-name="P1">Gate Schematics: Provide detailed circuit diagrams for NAND, OR, and NOT gates.</text:p>
        <text:p text:style-name="P1">Communication Diagram: Illustrate the data flow between components.</text:p>
        <text:p text:style-name="P1">#####</text:p>
        <text:p text:style-name="P1"/>
        <text:p text:style-name="P1">Each gate (NAND, OR, NOT) is enhanced to support 3 Inputs: Allowing 𝐴,𝐵,𝐶 inputs.</text:p>
        <text:p text:style-name="P1">Adjustable Weights: Inputs are passed through VCAs, where the gain of each VCA sets the relative weight of the input.</text:p>
        <text:p text:style-name="P1"/>
        <text:p text:style-name="P1"/>
        <text:p text:style-name="P1">1. Revised Gate Designs</text:p>
        <text:p text:style-name="P1"/>
        <text:p text:style-name="P1">1.1 Fuzzy NAND Gate</text:p>
        <text:p text:style-name="P1"/>
        <text:p text:style-name="P1">Function: </text:p>
        <text:p text:style-name="P1"/>
        <text:p text:style-name="P1">𝑄=1−Weighted AND (𝐴,𝐵,𝐶)</text:p>
        <text:p text:style-name="P1"/>
        <text:p text:style-name="P1">Components:</text:p>
        <text:p text:style-name="P1"/>
        <text:p text:style-name="P1">3 VCAs: Scale each input based on its weight.</text:p>
        <text:p text:style-name="P1"/>
        <text:p text:style-name="P1">Op-Amp Summing Amplifier: Combines weighted inputs to perform an analog AND operation.</text:p>
        <text:p text:style-name="P1"/>
        <text:p text:style-name="P1">Inverting Op-Amp: Negates the AND result to produce the NAND output.</text:p>
        <text:p text:style-name="P1"><text:soft-page-break/></text:p>
        <text:p text:style-name="P1">Adjustable Weights: The gain of each VCA (e.g., SSM2164 or LM13700) is controlled by external bias voltages, allowing dynamic adjustment.</text:p>
        <text:p text:style-name="P1"/>
        <text:p text:style-name="P1">Circuit Flow:</text:p>
        <text:p text:style-name="P1"/>
        <text:p text:style-name="P1">Inputs </text:p>
        <text:p text:style-name="P1"/>
        <text:p text:style-name="P1">𝐴,𝐵,𝐶 → VCAs for weighting.</text:p>
        <text:p text:style-name="P1"/>
        <text:p text:style-name="P1">Weighted outputs summed (AND operation).</text:p>
        <text:p text:style-name="P1"/>
        <text:p text:style-name="P1">Summed output inverted to form 𝑄=1−AND(𝐴,𝐵,𝐶).</text:p>
        <text:p text:style-name="P1"/>
        <text:p text:style-name="P1">1.2 Fuzzy OR Gate</text:p>
        <text:p text:style-name="P1"/>
        <text:p text:style-name="P1">Function: </text:p>
        <text:p text:style-name="P1"/>
        <text:p text:style-name="P1">𝑄=Weighted OR(𝐴,𝐵,𝐶)</text:p>
        <text:p text:style-name="P1"/>
        <text:p text:style-name="P1">Components:</text:p>
        <text:p text:style-name="P1"/>
        <text:p text:style-name="P1">3 VCAs: Adjust weights of inputs 𝐴,𝐵,𝐶.</text:p>
        <text:p text:style-name="P1"/>
        <text:p text:style-name="P1">Summing Amplifier: Combines weighted inputs to perform the OR operation.</text:p>
        <text:p text:style-name="P1"/>
        <text:p text:style-name="P1">Adjustable Weights: Control the relative contribution of each input via VCA gain.</text:p>
        <text:p text:style-name="P1"/>
        <text:p text:style-name="P1">Circuit Flow:</text:p>
        <text:p text:style-name="P1"/>
        <text:p text:style-name="P1">Inputs</text:p>
        <text:p text:style-name="P1"/>
        <text:p text:style-name="P1">𝐴,𝐵,𝐶 → VCAs for weighting.</text:p>
        <text:p text:style-name="P1"/>
        <text:p text:style-name="P1">Weighted outputs summed to form 𝑄=OR(𝐴,𝐵,𝐶).</text:p>
        <text:p text:style-name="P1"/>
        <text:p text:style-name="P1">1.3 Fuzzy NOT Gate</text:p>
        <text:p text:style-name="P1"/>
        <text:p text:style-name="P1">Function: </text:p>
        <text:p text:style-name="P1"/>
        <text:p text:style-name="P1">𝑄=1−𝐴</text:p>
        <text:p text:style-name="P1"/>
        <text:p text:style-name="P1">Components:</text:p>
        <text:p text:style-name="P1"/>
        <text:p text:style-name="P1">Single op-amp in an inverting configuration.</text:p>
        <text:p text:style-name="P1"/>
        <text:p text:style-name="P1">Adjustable Scaling: Optional potentiometer to adjust inversion strength.</text:p>
        <text:p text:style-name="P1"/>
        <text:p text:style-name="P1"/>
        <text:p text:style-name="P1">2. Revised Technical Design</text:p>
        <text:p text:style-name="P1"/>
        <text:p text:style-name="P1">2.1 Gate Implementation</text:p>
        <text:p text:style-name="P1"/>
        <text:p text:style-name="P1">Input Weighting: Each gate’s inputs are routed through VCAs for dynamic weighting.</text:p>
        <text:p text:style-name="P1"/>
        <text:p text:style-name="P1">Flexibility: Multiplexers (e.g., 74HC4051) enable reconfiguration of inputs and outputs.</text:p>
        <text:p text:style-name="P1"/>
        <text:p text:style-name="P1">2.2 Communication and Control</text:p>
        <text:p text:style-name="P1"/>
        <text:p text:style-name="P1">Weight Adjustment:</text:p>
        <text:p text:style-name="P1"/>
        <text:p text:style-name="P1">Each VCA's gain is controlled by a bias voltage, set via DACs (Digital-to-Analog Converters).</text:p>
        <text:p text:style-name="P1"/>
        <text:p text:style-name="P1">DACs are managed by the control layer (e.g., an MCU or FPGA) to dynamically adjust weights.</text:p>
        <text:p text:style-name="P1"/>
        <text:p text:style-name="P1">Reconfiguration:</text:p>
        <text:p text:style-name="P1"/>
        <text:p text:style-name="P1">Inputs and outputs are connected dynamically using analog switches (e.g., 74HC4066).</text:p>
        <text:p text:style-name="P1"/>
        <text:p text:style-name="P1"/>
        <text:p text:style-name="P1">3. Practical Circuit Example</text:p>
        <text:p text:style-name="P1"/>
        <text:p text:style-name="P1">Fuzzy NAND Gate Schematic</text:p>
        <text:p text:style-name="P1"/>
        <text:p text:style-name="P1">Inputs: </text:p>
        <text:p text:style-name="P1"/>
        <text:p text:style-name="P1">𝐴,𝐵,𝐶.</text:p>
        <text:p text:style-name="P1"/>
        <text:p text:style-name="P1">VCAs: Each input passes through a VCA for weighting.</text:p>
        <text:p text:style-name="P1"/>
        <text:p text:style-name="P1">Summing Amplifier:</text:p>
        <text:p text:style-name="P1"/>
        <text:p text:style-name="P1">Combines the weighted outputs: </text:p>
        <text:p text:style-name="P1"/>
        <text:p text:style-name="P1">AND(𝐴,𝐵,𝐶)=Sum(𝑤1𝐴,𝑤2𝐵,𝑤3𝐶).</text:p>
        <text:p text:style-name="P1"/>
        <text:p text:style-name="P1">Inverting Op-Amp:</text:p>
        <text:p text:style-name="P1"/>
        <text:p text:style-name="P1">Produces 𝑄=1−AND(𝐴,𝐵,𝐶).</text:p>
        <text:p text:style-name="P1"/>
        <text:p text:style-name="P1"/>
        <text:p text:style-name="P1">4. Power and Scaling</text:p>
        <text:p text:style-name="P1"/>
        <text:p text:style-name="P1">Power Supplies: ±12V or ±15V for VCAs and op-amps.</text:p>
        <text:p text:style-name="P1"/>
        <text:p text:style-name="P1">Bias Generation: Use precision DACs (e.g., MCP4921) to provide stable control voltages for VCA gains.</text:p>
        <text:p text:style-name="P1"/>
        <text:p text:style-name="P1">5. Revised Applications</text:p>
        <text:p text:style-name="P1"/>
        <text:p text:style-name="P1">Fuzzy Control Systems:</text:p>
        <text:p text:style-name="P1"/>
        <text:p text:style-name="P1">With weighted inputs, the gates can model complex fuzzy rules like "if input 𝐴 is moderately high AND input 𝐵 is very high, THEN output 𝑄 should be low."</text:p>
        <text:p text:style-name="P1"/>
        <text:p text:style-name="P1">Adaptive AI:</text:p>
        <text:p text:style-name="P1"/>
        <text:p text:style-name="P1">Dynamic adjustment of weights allows the system to learn and adapt its logic over time.</text:p>
        <text:p text:style-name="P1"/>
        <text:p text:style-name="P1"><text:soft-page-break/></text:p>
        <text:p text:style-name="P1"/>
        <text:p text:style-name="P1">Revised schematic to include weighted inputs.</text:p>
        <text:p text:style-name="P1"/>
        <text:p text:style-name="P1">```python</text:p>
        <text:p text:style-name="P1"># Drawing the revised schematic for a 3-input weighted NAND gate with VCAs</text:p>
        <text:p text:style-name="P1"/>
        <text:p text:style-name="P1">import matplotlib.pyplot as plt</text:p>
        <text:p text:style-name="P1">import matplotlib.patches as patches</text:p>
        <text:p text:style-name="P1"/>
        <text:p text:style-name="P1"># Initialize the figure</text:p>
        <text:p text:style-name="P1">fig, ax = plt.subplots(figsize=(12, 6))</text:p>
        <text:p text:style-name="P1"/>
        <text:p text:style-name="P1"># Create the VCA blocks for inputs A, B, C</text:p>
        <text:p text:style-name="P1">for i, label in enumerate(['A', 'B', 'C']):</text:p>
        <text:p text:style-name="P1"><text:s text:c="4"/>x_offset = 1</text:p>
        <text:p text:style-name="P1"><text:s text:c="4"/>y_offset = 5 - (i * 1.5)</text:p>
        <text:p text:style-name="P1"><text:s text:c="4"/>ax.add_patch(patches.Rectangle((x_offset, y_offset), 2, 1, edgecolor='black', facecolor='lightblue', lw=1))</text:p>
        <text:p text:style-name="P1"><text:s text:c="4"/>ax.text(x_offset + 1, y_offset + 0.5, f'VCA ({label})', ha='center', va='center', fontsize=10)</text:p>
        <text:p text:style-name="P1"><text:s text:c="4"/>ax.arrow(x_offset - 0.5, y_offset + 0.5, 0.5, 0, head_width=0.1, head_length=0.2, fc='black', ec='black')</text:p>
        <text:p text:style-name="P1"><text:s text:c="4"/>ax.text(x_offset - 0.8, y_offset + 0.5, label, ha='right', va='center', fontsize=10)</text:p>
        <text:p text:style-name="P1"/>
        <text:p text:style-name="P1"># Outputs of VCAs to summing amplifier</text:p>
        <text:p text:style-name="P1">for i in range(3):</text:p>
        <text:p text:style-name="P1"><text:s text:c="4"/>ax.arrow(3, 5 - (i * 1.5) + 0.5, 1, 0, head_width=0.1, head_length=0.2, fc='black', ec='black')</text:p>
        <text:p text:style-name="P1"/>
        <text:p text:style-name="P1"># Summing Amplifier block</text:p>
        <text:p text:style-name="P1">ax.add_patch(patches.Rectangle((4, 4), 2, 1.5, edgecolor='black', facecolor='lightgreen', lw=1))</text:p>
        <text:p text:style-name="P1">ax.text(5, 4.75, 'Summing Amplifier\n(AND Operation)', ha='center', va='center', fontsize=10)</text:p>
        <text:p text:style-name="P1"/>
        <text:p text:style-name="P1"># Output of summing amplifier to inverting op-amp</text:p>
        <text:p text:style-name="P1">ax.arrow(6, 4.75, 1, 0, head_width=0.1, head_length=0.2, fc='black', ec='black')</text:p>
        <text:p text:style-name="P1"/>
        <text:p text:style-name="P1"># Inverting Op-Amp block</text:p>
        <text:p text:style-name="P1">ax.add_patch(patches.Rectangle((7, 4), 2, 1.5, edgecolor='black', facecolor='pink', lw=1))</text:p>
        <text:p text:style-name="P1">ax.text(8, 4.75, 'Op-Amp\n(Inverter)', ha='center', va='center', fontsize=10)</text:p>
        <text:p text:style-name="P1"/>
        <text:p text:style-name="P1"># Output of inverting op-amp to final output</text:p>
        <text:p text:style-name="P1">ax.arrow(9, 4.75, 1.5, 0, head_width=0.1, head_length=0.2, fc='black', ec='black')</text:p>
        <text:p text:style-name="P1">ax.text(10.7, 4.75, 'Q (NAND)', ha='left', va='center', fontsize=10)</text:p>
        <text:p text:style-name="P1"/>
        <text:p text:style-name="P1"># Labels for weights</text:p>
        <text:p text:style-name="P1">for i, label in enumerate(['w1', 'w2', 'w3']):</text:p>
        <text:p text:style-name="P1"><text:s text:c="4"/>ax.text(2.2, 5 - (i * 1.5) + 0.7, label, ha='left', va='center', fontsize=9)</text:p>
        <text:p text:style-name="P1"><text:s text:c="4"/>ax.arrow(2, 5 - (i * 1.5) + 0.5, -0.5, 0, head_width=0.1, head_length=0.2, fc='black', ec='black')</text:p>
        <text:p text:style-name="P1"><text:s text:c="4"/>ax.text(1.3, 5 - (i * 1.5) + 0.5, 'DAC', ha='right', va='center', fontsize=9)</text:p>
        <text:p text:style-name="P1"/>
        <text:p text:style-name="P1"># Set plot limits and hide axes</text:p>
        <text:p text:style-name="P1">ax.set_xlim(0, 12)</text:p>
        <text:p text:style-name="P1">ax.set_ylim(2, 6)</text:p>
        <text:p text:style-name="P1">ax.axis('off')</text:p>
        <text:p text:style-name="P1"/>
        <text:p text:style-name="P1"># Display the diagram</text:p>
        <text:p text:style-name="P1">plt.title("3-Input Weighted NAND Gate with Adjustable Inputs", fontsize=12)</text:p>
        <text:p text:style-name="P1">plt.show()</text:p>
        <text:p text:style-name="P1">```</text:p>
        <text:p text:style-name="P1"/>
        <text:p text:style-name="P1"/>
        <text:p text:style-name="P1">It seems the diagram couldn't be displayed directly. Here's a description you can easily implement in a schematic tool like KiCad:</text:p>
        <text:p text:style-name="P1"/>
        <text:p text:style-name="P1">Revised Schematic Description</text:p>
        <text:p text:style-name="P1"/>
        <text:p text:style-name="P1">Input VCAs:</text:p>
        <text:p text:style-name="P1"/>
        <text:p text:style-name="P1">3 VCAs (e.g., SSM2164 or LM13700).</text:p>
        <text:p text:style-name="P1"/>
        <text:p text:style-name="P1">Inputs 𝐴,𝐵,𝐶 are fed into the signal pins of the VCAs.</text:p>
        <text:p text:style-name="P1"/>
        <text:p text:style-name="P1">The gain (weight) of each VCA is controlled by an external bias voltage from a DAC.</text:p>
        <text:p text:style-name="P1"/>
        <text:p text:style-name="P1">Outputs of VCAs connect to a summing amplifier.</text:p>
        <text:p text:style-name="P1"/>
        <text:p text:style-name="P1">Summing Amplifier:</text:p>
        <text:p text:style-name="P1"/>
        <text:p text:style-name="P1">Op-amp in summing configuration combines the weighted outputs of 𝐴, 𝐵, 𝐶.</text:p>
        <text:p text:style-name="P1"/>
        <text:p text:style-name="P1">Result: Weighted AND operation 𝑄=𝑤1𝐴+𝑤2𝐵+𝑤3𝐶.</text:p>
        <text:p text:style-name="P1"/>
        <text:p text:style-name="P1">Inverting Op-Amp:</text:p>
        <text:p text:style-name="P1"/>
        <text:p text:style-name="P1">The output of the summing amplifier is fed into an inverting op-amp.</text:p>
        <text:p text:style-name="P1"/>
        <text:p text:style-name="P1">Result: </text:p>
        <text:p text:style-name="P1"/>
        <text:p text:style-name="P1">𝑄NAND=1−Weighted AND(𝐴,𝐵,𝐶).</text:p>
        <text:p text:style-name="P1"/>
        <text:p text:style-name="P1">DACs for Weight Control:</text:p>
        <text:p text:style-name="P1"/>
        <text:p text:style-name="P1">Each VCA’s gain is set by a DAC output, allowing dynamic adjustment of weights (𝑤1, 𝑤2, 𝑤3).</text:p>
        <text:p text:style-name="P1"/>
        <text:p text:style-name="P1">#####</text:p>
        <text:p text:style-name="P1">Block Diagram</text:p>
        <text:p text:style-name="P1">#####</text:p>
        <text:p text:style-name="P1"/>
        <text:p text:style-name="P1">You can reproduce this design in KiCad:</text:p>
        <text:p text:style-name="P1"/>
        <text:p text:style-name="P1"><text:soft-page-break/>Place 3 VCAs with inputs 𝐴, 𝐵, 𝐶 and DAC-controlled gain.</text:p>
        <text:p text:style-name="P1"/>
        <text:p text:style-name="P1">Route the VCA outputs to an op-amp summing amplifier.</text:p>
        <text:p text:style-name="P1"/>
        <text:p text:style-name="P1">Feed the summing amplifier output to an inverting op-amp for the final NAND result.</text:p>
        <text:p text:style-name="P1"/>
        <text:p text:style-name="P1">Let me know if you'd like me to attempt generating a downloadable file again or need further assistance! 😊 ​​</text:p>
        <text:p text:style-name="P1"/>
        <text:p text:style-name="P1"/>
        <text:p text:style-name="P1"/>
        <text:p text:style-name="P1">1. Overview of DAC Integration</text:p>
        <text:p text:style-name="P1">Purpose:</text:p>
        <text:p text:style-name="P1"/>
        <text:p text:style-name="P1">DACs provide precise voltage control for the gain inputs of the VCAs, enabling adjustable weights (𝑤1,𝑤2,𝑤3) for the fuzzy logic gates.</text:p>
        <text:p text:style-name="P1"/>
        <text:p text:style-name="P1">Components:</text:p>
        <text:p text:style-name="P1"/>
        <text:p text:style-name="P1">DAC ICs: Choose a DAC with sufficient resolution and compatibility with the control MCU/FPGA.</text:p>
        <text:p text:style-name="P1"/>
        <text:p text:style-name="P1">Example: MCP4921 (12-bit, SPI) or MCP4725 (12-bit, I²C).</text:p>
        <text:p text:style-name="P1"/>
        <text:p text:style-name="P1">Microcontroller Interface:</text:p>
        <text:p text:style-name="P1"/>
        <text:p text:style-name="P1">Use SPI or I²C to send data to the DACs for real-time weight adjustments.</text:p>
        <text:p text:style-name="P1"/>
        <text:p text:style-name="P1">Decoupling:</text:p>
        <text:p text:style-name="P1"/>
        <text:p text:style-name="P1">Add bypass capacitors near each DAC for power stability.</text:p>
        <text:p text:style-name="P1"/>
        <text:p text:style-name="P1"/>
        <text:p text:style-name="P1">2. DAC Selection</text:p>
        <text:p text:style-name="P1"/>
        <text:p text:style-name="P1">MCP4921 (SPI):</text:p>
        <text:p text:style-name="P1"/>
        <text:p text:style-name="P1">12-bit resolution for smooth weight control.</text:p>
        <text:p text:style-name="P1"/>
        <text:p text:style-name="P1">Single-channel output (use one DAC per VCA).</text:p>
        <text:p text:style-name="P1"/>
        <text:p text:style-name="P1">SPI interface for high-speed communication.</text:p>
        <text:p text:style-name="P1"/>
        <text:p text:style-name="P1">MCP4728 (I²C):</text:p>
        <text:p text:style-name="P1"/>
        <text:p text:style-name="P1">12-bit resolution.</text:p>
        <text:p text:style-name="P1"/>
        <text:p text:style-name="P1">Four-channel output (controls 4 VCAs from a single DAC IC).</text:p>
        <text:p text:style-name="P1"/>
        <text:p text:style-name="P1">I²C interface for simpler wiring.</text:p>
        <text:p text:style-name="P1"/>
        <text:p text:style-name="P1"/>
        <text:p text:style-name="P1">3. Schematic Description</text:p>
        <text:p text:style-name="P1"/>
        <text:p text:style-name="P1">Integration with the NAND Gate</text:p>
        <text:p text:style-name="P1"/>
        <text:p text:style-name="P1"/>
        <text:p text:style-name="P1">DAC Outputs:</text:p>
        <text:p text:style-name="P1"/>
        <text:p text:style-name="P1">Each DAC channel is connected to the gain control input of a VCA.</text:p>
        <text:p text:style-name="P1"/>
        <text:p text:style-name="P1">DAC1 <text:s/>→ <text:s/>VCA1, </text:p>
        <text:p text:style-name="P1">DAC2​ <text:s/>→ <text:s/>VCA2, </text:p>
        <text:p text:style-name="P1">DAC3 <text:s/>→ <text:s/>VCA3.</text:p>
        <text:p text:style-name="P1"/>
        <text:p text:style-name="P1"/>
        <text:p text:style-name="P1">Power:</text:p>
        <text:p text:style-name="P1"/>
        <text:p text:style-name="P1">DACs are powered by the same supply as the microcontroller (e.g., 3.3V or 5V).</text:p>
        <text:p text:style-name="P1">Add 0.1µF and 10µF decoupling capacitors near each DAC's power pin.</text:p>
        <text:p text:style-name="P1">Control:</text:p>
        <text:p text:style-name="P1"/>
        <text:p text:style-name="P1">SPI (for MCP4921): Requires MOSI, SCLK, CS lines from the MCU/FPGA.</text:p>
        <text:p text:style-name="P1">I²C (for MCP4728): Requires SDA, SCL lines and pull-up resistors (e.g., 4.7kΩ).</text:p>
        <text:p text:style-name="P1"/>
        <text:p text:style-name="P1"/>
        <text:p text:style-name="P1">Analog Outputs:</text:p>
        <text:p text:style-name="P1"/>
        <text:p text:style-name="P1">DAC analog outputs are fed directly to the gain control inputs of VCAs.</text:p>
        <text:p text:style-name="P1">4. Schematic Plan</text:p>
        <text:p text:style-name="P1">For Each DAC:</text:p>
        <text:p text:style-name="P1"/>
        <text:p text:style-name="P1"/>
        <text:p text:style-name="P1">Power Connections:</text:p>
        <text:p text:style-name="P1"/>
        <text:p text:style-name="P1">VDD → 3.3V or 5V (depending on the DAC).</text:p>
        <text:p text:style-name="P1">GND → Ground.</text:p>
        <text:p text:style-name="P1"/>
        <text:p text:style-name="P1"/>
        <text:p text:style-name="P1">Digital Interface:</text:p>
        <text:p text:style-name="P1"/>
        <text:p text:style-name="P1"/>
        <text:p text:style-name="P1">SPI:</text:p>
        <text:p text:style-name="P1">CS, SCLK, and MOSI pins connected to the microcontroller.</text:p>
        <text:p text:style-name="P1"/>
        <text:p text:style-name="P1">I²C:</text:p>
        <text:p text:style-name="P1">SDA and SCL lines with pull-up resistors.</text:p>
        <text:p text:style-name="P1"/>
        <text:p text:style-name="P1">Optional: Connect LDAC or RESET pins to the microcontroller for additional functionality.</text:p>
        <text:p text:style-name="P1"/>
        <text:p text:style-name="P1"/>
        <text:p text:style-name="P1">Analog Output:</text:p>
        <text:p text:style-name="P1"/>
        <text:p text:style-name="P1"><text:soft-page-break/>VOUT → Gain control pin of the corresponding VCA.</text:p>
        <text:p text:style-name="P1"/>
        <text:p text:style-name="P1"/>
        <text:p text:style-name="P1">5. Control Logic</text:p>
        <text:p text:style-name="P1">Microcontroller (e.g., STM32 or ESP32):</text:p>
        <text:p text:style-name="P1">Use the MCU to send weight values (𝑤1,𝑤2,𝑤3) to the DACs.</text:p>
        <text:p text:style-name="P1"/>
        <text:p text:style-name="P1">Example:</text:p>
        <text:p text:style-name="P1"/>
        <text:p text:style-name="P1">For SPI: Use the SPI peripheral to write values to MCP4921.</text:p>
        <text:p text:style-name="P1"/>
        <text:p text:style-name="P1">For I²C: Use the I²C peripheral to send data to MCP4728.</text:p>
        <text:p text:style-name="P1"/>
        <text:p text:style-name="P1"/>
        <text:p text:style-name="P1"/>
        <text:p text:style-name="P1">```python</text:p>
        <text:p text:style-name="P1"># Redrawing the schematic for a 3-input weighted NAND gate with DACs integrated for VCA control</text:p>
        <text:p text:style-name="P1"/>
        <text:p text:style-name="P1">import matplotlib.pyplot as plt</text:p>
        <text:p text:style-name="P1">import matplotlib.patches as patches</text:p>
        <text:p text:style-name="P1"/>
        <text:p text:style-name="P1"># Initialize the figure</text:p>
        <text:p text:style-name="P1">fig, ax = plt.subplots(figsize=(14, 8))</text:p>
        <text:p text:style-name="P1"/>
        <text:p text:style-name="P1"># Create the VCA blocks for inputs A, B, C</text:p>
        <text:p text:style-name="P1">for i, label in enumerate(['A', 'B', 'C']):</text:p>
        <text:p text:style-name="P1"><text:s text:c="4"/>x_offset = 1</text:p>
        <text:p text:style-name="P1"><text:s text:c="4"/>y_offset = 6 - (i * 2)</text:p>
        <text:p text:style-name="P1"><text:s text:c="4"/>ax.add_patch(patches.Rectangle((x_offset, y_offset), 2, 1, edgecolor='black', facecolor='lightblue', lw=1))</text:p>
        <text:p text:style-name="P1"><text:s text:c="4"/>ax.text(x_offset + 1, y_offset + 0.5, f'VCA ({label})', ha='center', va='center', fontsize=10)</text:p>
        <text:p text:style-name="P1"><text:s text:c="4"/>ax.arrow(x_offset - 0.5, y_offset + 0.5, 0.5, 0, head_width=0.1, head_length=0.2, fc='black', ec='black')</text:p>
        <text:p text:style-name="P1"><text:s text:c="4"/>ax.text(x_offset - 0.8, y_offset + 0.5, label, ha='right', va='center', fontsize=10)</text:p>
        <text:p text:style-name="P1"/>
        <text:p text:style-name="P1"># Outputs of VCAs to summing amplifier</text:p>
        <text:p text:style-name="P1">for i in range(3):</text:p>
        <text:p text:style-name="P1"><text:s text:c="4"/>ax.arrow(3, 6 - (i * 2) + 0.5, 1, 0, head_width=0.1, head_length=0.2, fc='black', ec='black')</text:p>
        <text:p text:style-name="P1"/>
        <text:p text:style-name="P1"># Summing Amplifier block</text:p>
        <text:p text:style-name="P1">ax.add_patch(patches.Rectangle((4, 5), 2, 2, edgecolor='black', facecolor='lightgreen', lw=1))</text:p>
        <text:p text:style-name="P1">ax.text(5, 6, 'Summing Amplifier\n(AND Operation)', ha='center', va='center', fontsize=10)</text:p>
        <text:p text:style-name="P1"/>
        <text:p text:style-name="P1"># Output of summing amplifier to inverting op-amp</text:p>
        <text:p text:style-name="P1">ax.arrow(6, 6, 1, 0, head_width=0.1, head_length=0.2, fc='black', ec='black')</text:p>
        <text:p text:style-name="P1"/>
        <text:p text:style-name="P1"># Inverting Op-Amp block</text:p>
        <text:p text:style-name="P1">ax.add_patch(patches.Rectangle((7, 5), 2, 2, edgecolor='black', facecolor='pink', lw=1))</text:p>
        <text:p text:style-name="P1">ax.text(8, 6, 'Op-Amp\n(Inverter)', ha='center', va='center', fontsize=10)</text:p>
        <text:p text:style-name="P1"/>
        <text:p text:style-name="P1"># Output of inverting op-amp to final output</text:p>
        <text:p text:style-name="P1">ax.arrow(9, 6, 1.5, 0, head_width=0.1, head_length=0.2, fc='black', ec='black')</text:p>
        <text:p text:style-name="P1">ax.text(10.7, 6, 'Q (NAND)', ha='left', va='center', fontsize=10)</text:p>
        <text:p text:style-name="P1"/>
        <text:p text:style-name="P1"># Add DACs</text:p>
        <text:p text:style-name="P1">for i, label in enumerate(['DAC1', 'DAC2', 'DAC3']):</text:p>
        <text:p text:style-name="P1"><text:s text:c="4"/>x_offset = 1</text:p>
        <text:p text:style-name="P1"><text:s text:c="4"/>y_offset = 7 - (i * 2)</text:p>
        <text:p text:style-name="P1"><text:s text:c="4"/>ax.add_patch(patches.Rectangle((x_offset - 1.5, y_offset), 1, 1, edgecolor='black', facecolor='orange', lw=1))</text:p>
        <text:p text:style-name="P1"><text:s text:c="4"/>ax.text(x_offset - 1, y_offset + 0.5, label, ha='center', va='center', fontsize=9)</text:p>
        <text:p text:style-name="P1"><text:s text:c="4"/>ax.arrow(x_offset - 0.5, y_offset + 0.5, 0.5, 0, head_width=0.1, head_length=0.2, fc='black', ec='black')</text:p>
        <text:p text:style-name="P1"><text:s text:c="4"/>ax.text(x_offset - 2, y_offset + 0.5, 'SPI/I²C', ha='right', va='center', fontsize=8)</text:p>
        <text:p text:style-name="P1"/>
        <text:p text:style-name="P1"># Set plot limits and hide axes</text:p>
        <text:p text:style-name="P1">ax.set_xlim(-2, 12)</text:p>
        <text:p text:style-name="P1">ax.set_ylim(2, 8)</text:p>
        <text:p text:style-name="P1">ax.axis('off')</text:p>
        <text:p text:style-name="P1"/>
        <text:p text:style-name="P1"># Display the diagram</text:p>
        <text:p text:style-name="P1">plt.title("3-Input Weighted NAND Gate with Integrated DACs for VCA Control", fontsize=12)</text:p>
        <text:p text:style-name="P1">plt.show()</text:p>
        <text:p text:style-name="P1">```</text:p>
        <text:p text:style-name="P1"/>
        <text:p text:style-name="P1"/>
        <text:p text:style-name="P1">It seems the visualization environment isn't functioning as expected for drawing the schematic. Here's a detailed step-by-step description for integrating the DACs into the schematic, which you can implement in KiCad or another schematic tool:</text:p>
        <text:p text:style-name="P1"/>
        <text:p text:style-name="P1">Updated Schematic Design: 3-Input Weighted NAND Gate with DAC Integration</text:p>
        <text:p text:style-name="P1"/>
        <text:p text:style-name="P1"/>
        <text:p text:style-name="P1">Components</text:p>
        <text:p text:style-name="P1"/>
        <text:p text:style-name="P1">DACs:</text:p>
        <text:p text:style-name="P1"/>
        <text:p text:style-name="P1">Use 3 DAC channels (one per VCA input).</text:p>
        <text:p text:style-name="P1"/>
        <text:p text:style-name="P1">Recommended ICs:</text:p>
        <text:p text:style-name="P1">MCP4921 (SPI, Single-Channel): Use 3 separate DACs.</text:p>
        <text:p text:style-name="P1">MCP4728 (I²C, Quad-Channel): Use one IC for all VCAs.</text:p>
        <text:p text:style-name="P1"/>
        <text:p text:style-name="P1">VCAs:</text:p>
        <text:p text:style-name="P1"/>
        <text:p text:style-name="P1">Three VCAs (e.g., SSM2164 or LM13700).</text:p>
        <text:p text:style-name="P1"/>
        <text:p text:style-name="P1"><text:soft-page-break/>Inputs </text:p>
        <text:p text:style-name="P1"/>
        <text:p text:style-name="P1">𝐴,𝐵,𝐶 connect to the signal pins of the VCAs.</text:p>
        <text:p text:style-name="P1">The DAC outputs control the gain pins of each VCA, adjusting the weights (𝑤1,𝑤2,𝑤3).</text:p>
        <text:p text:style-name="P1"/>
        <text:p text:style-name="P1">Summing Amplifier:</text:p>
        <text:p text:style-name="P1"/>
        <text:p text:style-name="P1">Combines the outputs of the 3 VCAs.</text:p>
        <text:p text:style-name="P1">Produces the weighted AND result.</text:p>
        <text:p text:style-name="P1"/>
        <text:p text:style-name="P1">Inverting Op-Amp:</text:p>
        <text:p text:style-name="P1"/>
        <text:p text:style-name="P1">Inverts the weighted AND output to produce the NAND output.</text:p>
        <text:p text:style-name="P1"/>
        <text:p text:style-name="P1">Connections</text:p>
        <text:p text:style-name="P1"/>
        <text:p text:style-name="P1">DAC to VCA:</text:p>
        <text:p text:style-name="P1"/>
        <text:p text:style-name="P1">DAC output pin (𝑉OUT) → Gain control input of each VCA.</text:p>
        <text:p text:style-name="P1">Ensure decoupling capacitors (0.1 µF) near the DAC power pins.</text:p>
        <text:p text:style-name="P1"/>
        <text:p text:style-name="P1">Microcontroller Interface:</text:p>
        <text:p text:style-name="P1"/>
        <text:p text:style-name="P1">SPI or I²C lines (e.g., MOSI, SCLK, CS for SPI; SDA, SCL for I²C) connect the DACs to the microcontroller or FPGA.</text:p>
        <text:p text:style-name="P1">Pull-up resistors (4.7 kΩ) on SDA and SCL lines for I²C.</text:p>
        <text:p text:style-name="P1"/>
        <text:p text:style-name="P1">Power Supplies:</text:p>
        <text:p text:style-name="P1"/>
        <text:p text:style-name="P1">DACs powered by 3.3V or 5V.</text:p>
        <text:p text:style-name="P1">VCAs and op-amps powered by ±12V or ±15V.</text:p>
        <text:p text:style-name="P1"/>
        <text:p text:style-name="P1">Signal Flow:</text:p>
        <text:p text:style-name="P1"/>
        <text:p text:style-name="P1">𝐴,𝐵,𝐶 → Signal inputs of VCAs.</text:p>
        <text:p text:style-name="P1">Weighted outputs of VCAs → Summing amplifier.</text:p>
        <text:p text:style-name="P1">Summing amplifier output → Inverting op-amp.</text:p>
        <text:p text:style-name="P1">Inverting op-amp output → Final NAND result (𝑄).</text:p>
        <text:p text:style-name="P1"/>
        <text:p text:style-name="P1"/>
        <text:p text:style-name="P1"/>
        <text:p text:style-name="P1">Explanation of how MCU manages SPI/I²C.</text:p>
        <text:p text:style-name="P1">The MCU (Microcontroller Unit) acts as the master in SPI or I²C communication, managing the data flow to and from peripheral devices like DACs. Here's a detailed breakdown of how the MCU controls SPI and I²C in your circuit.</text:p>
        <text:p text:style-name="P1"/>
        <text:p text:style-name="P1"/>
        <text:p text:style-name="P1">1. SPI (Serial Peripheral Interface)</text:p>
        <text:p text:style-name="P1"/>
        <text:p text:style-name="P1">1.1 Overview</text:p>
        <text:p text:style-name="P1">SPI is a full-duplex communication protocol that uses:</text:p>
        <text:p text:style-name="P1"/>
        <text:p text:style-name="P1">MOSI: Master Out, Slave In (data from MCU to the DAC).</text:p>
        <text:p text:style-name="P1">MISO: Master In, Slave Out (data from DAC to the MCU; not always required for DACs).</text:p>
        <text:p text:style-name="P1">SCLK: Serial Clock (generated by the MCU to synchronize communication).</text:p>
        <text:p text:style-name="P1">CS (Chip Select): Individual line per device to select the active DAC.</text:p>
        <text:p text:style-name="P1"/>
        <text:p text:style-name="P1">1.2 How the MCU Manages SPI</text:p>
        <text:p text:style-name="P1"/>
        <text:p text:style-name="P1">Initialization:</text:p>
        <text:p text:style-name="P1"/>
        <text:p text:style-name="P1">Configure the SPI peripheral on the MCU with:</text:p>
        <text:p text:style-name="P1">Clock polarity and phase (e.g., CPOL=0, CPHA=0 for MCP4921).</text:p>
        <text:p text:style-name="P1">SPI clock speed (should match or be within the DAC’s acceptable range).</text:p>
        <text:p text:style-name="P1">Set up GPIO pins for MOSI, MISO, SCLK, and CS.</text:p>
        <text:p text:style-name="P1"/>
        <text:p text:style-name="P1">Device Selection:</text:p>
        <text:p text:style-name="P1"/>
        <text:p text:style-name="P1">Pull the CS pin low for the target DAC to start communication.</text:p>
        <text:p text:style-name="P1">Keep other devices deselected (CS high).</text:p>
        <text:p text:style-name="P1"/>
        <text:p text:style-name="P1">Data Transmission:</text:p>
        <text:p text:style-name="P1"/>
        <text:p text:style-name="P1">Send a 16-bit command to the DAC over MOSI. For example:</text:p>
        <text:p text:style-name="P1">The MCP4921 expects a 16-bit command where:</text:p>
        <text:p text:style-name="P1">The first 4 bits are control bits (e.g., DAC configuration settings).</text:p>
        <text:p text:style-name="P1">The next 12 bits specify the output voltage level.</text:p>
        <text:p text:style-name="P1">The DAC converts the digital value to an analog voltage based on its reference voltage.</text:p>
        <text:p text:style-name="P1"/>
        <text:p text:style-name="P1">Completion:</text:p>
        <text:p text:style-name="P1"/>
        <text:p text:style-name="P1">Set the CS pin high to end communication.</text:p>
        <text:p text:style-name="P1"/>
        <text:p text:style-name="P1">Example Workflow:</text:p>
        <text:p text:style-name="P1"/>
        <text:p text:style-name="P1">```c</text:p>
        <text:p text:style-name="P1">// Example SPI workflow for MCP4921</text:p>
        <text:p text:style-name="P1">uint16_t command = 0x3000 | (value &amp; 0x0FFF); // Control bits + 12-bit value</text:p>
        <text:p text:style-name="P1">HAL_GPIO_WritePin(CS_GPIO_Port, CS_Pin, GPIO_PIN_RESET); // Select DAC</text:p>
        <text:p text:style-name="P1">HAL_SPI_Transmit(&amp;hspi1, (uint8_t*)&amp;command, 1, HAL_MAX_DELAY); // Send command</text:p>
        <text:p text:style-name="P1">HAL_GPIO_WritePin(CS_GPIO_Port, CS_Pin, GPIO_PIN_SET); // Deselect DAC</text:p>
        <text:p text:style-name="P1">```</text:p>
        <text:p text:style-name="P1"/>
        <text:p text:style-name="P1"/>
        <text:p text:style-name="P1">2. I²C (Inter-Integrated Circuit)</text:p>
        <text:p text:style-name="P1"/>
        <text:p text:style-name="P1">2.1 Overview</text:p>
        <text:p text:style-name="P1"><text:soft-page-break/></text:p>
        <text:p text:style-name="P1">I²C is a half-duplex protocol that uses:</text:p>
        <text:p text:style-name="P1"/>
        <text:p text:style-name="P1">SDA: Serial Data Line for bidirectional data transfer.</text:p>
        <text:p text:style-name="P1">SCL: Serial Clock Line for synchronization.</text:p>
        <text:p text:style-name="P1"/>
        <text:p text:style-name="P1">2.2 How the MCU Manages I²C</text:p>
        <text:p text:style-name="P1">Initialization:</text:p>
        <text:p text:style-name="P1"/>
        <text:p text:style-name="P1">Configure the I²C peripheral on the MCU with:</text:p>
        <text:p text:style-name="P1">I²C clock speed (e.g., 100 kHz for standard mode or 400 kHz for fast mode).</text:p>
        <text:p text:style-name="P1">GPIO pins for SDA and SCL, with pull-up resistors.</text:p>
        <text:p text:style-name="P1"/>
        <text:p text:style-name="P1">Device Addressing:</text:p>
        <text:p text:style-name="P1"/>
        <text:p text:style-name="P1">Each I²C device has a unique 7-bit address (e.g., MCP4728 has a default address of 0x60).</text:p>
        <text:p text:style-name="P1">The MCU initiates communication by sending the target device's address on the I²C bus.</text:p>
        <text:p text:style-name="P1"/>
        <text:p text:style-name="P1">Data Transmission:</text:p>
        <text:p text:style-name="P1"/>
        <text:p text:style-name="P1">Send data as a sequence of bytes:</text:p>
        <text:p text:style-name="P1"/>
        <text:p text:style-name="P1">Command Byte: Configures the DAC (e.g., select which channel to update).</text:p>
        <text:p text:style-name="P1">Data Bytes: Specify the 12-bit digital value for the DAC output.</text:p>
        <text:p text:style-name="P1"/>
        <text:p text:style-name="P1">Acknowledgement:</text:p>
        <text:p text:style-name="P1"/>
        <text:p text:style-name="P1">The DAC sends an acknowledgment (ACK) after each byte to confirm successful reception.</text:p>
        <text:p text:style-name="P1">Completion:</text:p>
        <text:p text:style-name="P1"/>
        <text:p text:style-name="P1">The MCU sends a stop condition to end communication.</text:p>
        <text:p text:style-name="P1"/>
        <text:p text:style-name="P1">Example Workflow:</text:p>
        <text:p text:style-name="P1"/>
        <text:p text:style-name="P1">```c</text:p>
        <text:p text:style-name="P1">// Example I²C workflow for MCP4728</text:p>
        <text:p text:style-name="P1">uint8_t command = 0x58; // Select DAC channel and write mode</text:p>
        <text:p text:style-name="P1">uint16_t value = 0x0ABC; // 12-bit value for output</text:p>
        <text:p text:style-name="P1">uint8_t data[3] = {command, (value &gt;&gt; 4) &amp; 0xFF, (value &lt;&lt; 4) &amp; 0xFF};</text:p>
        <text:p text:style-name="P1"/>
        <text:p text:style-name="P1">HAL_I2C_Master_Transmit(&amp;hi2c1, (0x60 &lt;&lt; 1), data, 3, HAL_MAX_DELAY); // Send data</text:p>
        <text:p text:style-name="P1">```</text:p>
        <text:p text:style-name="P1"/>
        <text:p text:style-name="P1"/>
        <text:p text:style-name="P1">3. Key Considerations</text:p>
        <text:p text:style-name="P1">SPI vs. I²C for DACs:</text:p>
        <text:p text:style-name="P1"/>
        <text:p text:style-name="P1">SPI: Faster and supports full-duplex communication but requires separate CS lines for multiple devices.</text:p>
        <text:p text:style-name="P1">I²C: Simpler wiring (only 2 lines for multiple devices) but slower than SPI.</text:p>
        <text:p text:style-name="P1">Pull-Up Resistors for I²C:</text:p>
        <text:p text:style-name="P1"/>
        <text:p text:style-name="P1">Add 4.7 kΩ pull-up resistors on SDA and SCL lines to ensure proper signaling.</text:p>
        <text:p text:style-name="P1">Interrupts vs. Polling:</text:p>
        <text:p text:style-name="P1"/>
        <text:p text:style-name="P1">Use polling for simple systems or when communication frequency is low.</text:p>
        <text:p text:style-name="P1">Use interrupts or DMA for high-speed or concurrent data transfers.</text:p>
        <text:p text:style-name="P1">Error Handling:</text:p>
        <text:p text:style-name="P1"/>
        <text:p text:style-name="P1">Check for errors like NACK (No Acknowledgment) or timeouts.</text:p>
        <text:p text:style-name="P1">Implement retries for robust communication.</text:p>
        <text:p text:style-name="P1"/>
        <text:p text:style-name="P1"/>
        <text:p text:style-name="P1">4. SPI/I²C Device Selection</text:p>
        <text:p text:style-name="P1">For your system:</text:p>
        <text:p text:style-name="P1"/>
        <text:p text:style-name="P1">Use SPI for high-speed control of individual DACs (e.g., MCP4921).</text:p>
        <text:p text:style-name="P1">Use I²C for simpler wiring when multiple DACs share the same bus (e.g., MCP4728).</text:p>
        <text:p text:style-name="P1">Would you like a complete example for SPI or I²C firmware specific to your setup (e.g., STM32, ESP32)? 😊</text:p>
        <text:p text:style-name="P1"/>
        <text:p text:style-name="P1"/>
        <text:p text:style-name="P1"/>
        <text:p text:style-name="P1">A detailed explanation of how DACs interface with MCUs and how they are managed effectively:</text:p>
        <text:p text:style-name="P1"/>
        <text:p text:style-name="P1"/>
        <text:p text:style-name="P1">1. Overview</text:p>
        <text:p text:style-name="P1">The MCU acts as a digital control unit, sending binary data to DACs. The DAC converts this data into a corresponding analog voltage or current, which is used to control devices like VCAs in your circuit.</text:p>
        <text:p text:style-name="P1"/>
        <text:p text:style-name="P1"/>
        <text:p text:style-name="P1">2. Key Components of Integration</text:p>
        <text:p text:style-name="P1">DAC IC:</text:p>
        <text:p text:style-name="P1"/>
        <text:p text:style-name="P1">Converts digital data into analog signals.</text:p>
        <text:p text:style-name="P1">Examples: MCP4921 (SPI), MCP4725 (I²C), or internal DACs in MCUs like STM32.</text:p>
        <text:p text:style-name="P1">MCU:</text:p>
        <text:p text:style-name="P1"/>
        <text:p text:style-name="P1">Provides digital data to the DAC.</text:p>
        <text:p text:style-name="P1">Configures and communicates with the DAC via SPI, I²C, or parallel interfaces.</text:p>
        <text:p text:style-name="P1">Communication Protocol:</text:p>
        <text:p text:style-name="P1"/>
        <text:p text:style-name="P1">Determines how the MCU sends data to the DAC (e.g., SPI, I²C).</text:p>
        <text:p text:style-name="P1">Power Supply:</text:p>
        <text:p text:style-name="P1"/>
        <text:p text:style-name="P1">Ensure both the MCU and DAC share a common <text:soft-page-break/>ground.</text:p>
        <text:p text:style-name="P1">DACs may require 3.3V, 5V, or ±12V for operation.</text:p>
        <text:p text:style-name="P1">Analog Output Handling:</text:p>
        <text:p text:style-name="P1"/>
        <text:p text:style-name="P1">Use filtering or buffering (e.g., op-amps) to stabilize and condition the DAC output.</text:p>
        <text:p text:style-name="P1"/>
        <text:p text:style-name="P1"/>
        <text:p text:style-name="P1">3. Integration Steps</text:p>
        <text:p text:style-name="P1"/>
        <text:p text:style-name="P1">Step 1: Selecting a DAC</text:p>
        <text:p text:style-name="P1">Choose based on:</text:p>
        <text:p text:style-name="P1">Resolution: Higher resolution (e.g., 12-bit, 16-bit) provides finer control.</text:p>
        <text:p text:style-name="P1">Channels: Single-channel DAC (e.g., MCP4921) or multi-channel DAC (e.g., MCP4728).</text:p>
        <text:p text:style-name="P1">Communication Protocol: Match the protocol supported by your MCU (SPI or I²C).</text:p>
        <text:p text:style-name="P1"/>
        <text:p text:style-name="P1">Step 2: Connecting the DAC to the MCU</text:p>
        <text:p text:style-name="P1">SPI DACs (e.g., MCP4921):</text:p>
        <text:p text:style-name="P1"/>
        <text:p text:style-name="P1">MOSI (Master Out, Slave In): Sends data from MCU to the DAC.</text:p>
        <text:p text:style-name="P1">SCLK (Clock): Synchronizes data transfer.</text:p>
        <text:p text:style-name="P1">CS (Chip Select): Activates the DAC for communication.</text:p>
        <text:p text:style-name="P1">Connect DAC’s VOUT to the circuit requiring the analog signal.</text:p>
        <text:p text:style-name="P1">I²C DACs (e.g., MCP4725):</text:p>
        <text:p text:style-name="P1"/>
        <text:p text:style-name="P1">SDA (Data): Bidirectional data line for communication.</text:p>
        <text:p text:style-name="P1">SCL (Clock): Synchronizes data transfer.</text:p>
        <text:p text:style-name="P1">Pull-up resistors (e.g., 4.7kΩ) on SDA and SCL lines are required.</text:p>
        <text:p text:style-name="P1">Use the DAC’s VOUT to generate the analog signal.</text:p>
        <text:p text:style-name="P1"/>
        <text:p text:style-name="P1">Step 3: Configuring the MCU</text:p>
        <text:p text:style-name="P1">Set Up the Communication Protocol:</text:p>
        <text:p text:style-name="P1"/>
        <text:p text:style-name="P1">For SPI:</text:p>
        <text:p text:style-name="P1">Configure clock polarity (CPOL), clock phase (CPHA), and speed.</text:p>
        <text:p text:style-name="P1">Use GPIO pins for CS and assign them to the appropriate DAC.</text:p>
        <text:p text:style-name="P1">For I²C:</text:p>
        <text:p text:style-name="P1">Assign SDA and SCL pins on the MCU.</text:p>
        <text:p text:style-name="P1">Set the I²C bus speed (e.g., 100 kHz or 400 kHz).</text:p>
        <text:p text:style-name="P1">Send Digital Data:</text:p>
        <text:p text:style-name="P1"/>
        <text:p text:style-name="P1">Write binary data to the DAC representing the desired analog output level.</text:p>
        <text:p text:style-name="P1">Receive Acknowledgment (optional):</text:p>
        <text:p text:style-name="P1"/>
        <text:p text:style-name="P1">Some DACs send an acknowledgment after receiving data (e.g., I²C DACs).</text:p>
        <text:p text:style-name="P1"/>
        <text:p text:style-name="P1">Step 4: Power and Ground</text:p>
        <text:p text:style-name="P1">Ensure clean power delivery to the DAC with decoupling capacitors (e.g., 0.1µF near the power pin).</text:p>
        <text:p text:style-name="P1">Both the MCU and DAC must share a common ground for proper communication.</text:p>
        <text:p text:style-name="P1"/>
        <text:p text:style-name="P1">Step 5: Buffering the Output (Optional)</text:p>
        <text:p text:style-name="P1">Use an op-amp buffer if the DAC output needs to drive a low-impedance load or if voltage scaling is required.</text:p>
        <text:p text:style-name="P1"/>
        <text:p text:style-name="P1"/>
        <text:p text:style-name="P1">4. Example: SPI DAC Integration (MCP4921)</text:p>
        <text:p text:style-name="P1">Circuit Connections:</text:p>
        <text:p text:style-name="P1">MCP4921 Connection</text:p>
        <text:p text:style-name="P1">Pin</text:p>
        <text:p text:style-name="P1">VDD<text:tab/>+5V or 3.3V</text:p>
        <text:p text:style-name="P1">VSS<text:tab/>GND</text:p>
        <text:p text:style-name="P1">VOUT<text:tab/>Analog output signal</text:p>
        <text:p text:style-name="P1">CS<text:tab/>MCU GPIO pin for chip select</text:p>
        <text:p text:style-name="P1">SCK<text:tab/>MCU SPI clock (SCLK)</text:p>
        <text:p text:style-name="P1">SDI<text:tab/>MCU SPI data out (MOSI)</text:p>
        <text:p text:style-name="P1">LDAC<text:tab/>GND or GPIO (optional sync)</text:p>
        <text:p text:style-name="P1"/>
        <text:p text:style-name="P1">MCU Configuration:</text:p>
        <text:p text:style-name="P1">```c</text:p>
        <text:p text:style-name="P1">// SPI Initialization (Example for STM32)</text:p>
        <text:p text:style-name="P1">SPI_InitTypeDef SPI_InitStruct;</text:p>
        <text:p text:style-name="P1">SPI_InitStruct.Mode = SPI_MODE_MASTER;</text:p>
        <text:p text:style-name="P1">SPI_InitStruct.Direction = SPI_DIRECTION_1LINE;</text:p>
        <text:p text:style-name="P1">SPI_InitStruct.DataSize = SPI_DATASIZE_16BIT; // 16-bit data for MCP4921</text:p>
        <text:p text:style-name="P1">SPI_InitStruct.CLKPolarity = SPI_POLARITY_LOW; // CPOL = 0</text:p>
        <text:p text:style-name="P1">SPI_InitStruct.CLKPhase = SPI_PHASE_1EDGE; // CPHA = 0</text:p>
        <text:p text:style-name="P1">SPI_InitStruct.NSS = SPI_NSS_SOFT;</text:p>
        <text:p text:style-name="P1">SPI_InitStruct.BaudRatePrescaler = SPI_BAUDRATEPRESCALER_16; // Set appropriate clock speed</text:p>
        <text:p text:style-name="P1">SPI_InitStruct.FirstBit = SPI_FIRSTBIT_MSB;</text:p>
        <text:p text:style-name="P1">HAL_SPI_Init(&amp;hspi1);</text:p>
        <text:p text:style-name="P1"/>
        <text:p text:style-name="P1">// Writing data to MCP4921</text:p>
        <text:p text:style-name="P1">uint16_t dac_value = 0x3000 | (desired_value &amp; 0x0FFF); // Control + 12-bit value</text:p>
        <text:p text:style-name="P1">HAL_GPIO_WritePin(CS_GPIO_Port, CS_Pin, GPIO_PIN_RESET); // Pull CS low</text:p>
        <text:p text:style-name="P1">HAL_SPI_Transmit(&amp;hspi1, (uint8_t *)&amp;dac_value, 1, HAL_MAX_DELAY); // Send data</text:p>
        <text:p text:style-name="P1">HAL_GPIO_WritePin(CS_GPIO_Port, CS_Pin, GPIO_PIN_SET); // Pull CS high</text:p>
        <text:p text:style-name="P1">```</text:p>
        <text:p text:style-name="P1"/>
        <text:p text:style-name="P1"/>
        <text:p text:style-name="P1">5. Example: I²C DAC Integration (MCP4725)</text:p>
        <text:p text:style-name="P1">Circuit Connections:</text:p>
        <text:p text:style-name="P1">MCP4725 Connection</text:p>
        <text:p text:style-name="P1">Pin</text:p>
        <text:p text:style-name="P1">VDD<text:tab/>+5V or 3.3V</text:p>
        <text:p text:style-name="P1">GND<text:tab/>GND</text:p>
        <text:p text:style-name="P1">VOUT<text:tab/>Analog output signal</text:p>
        <text:p text:style-name="P1">SDA<text:tab/>MCU I²C data line</text:p>
        <text:p text:style-name="P1"><text:soft-page-break/>SCL<text:tab/>MCU I²C clock line</text:p>
        <text:p text:style-name="P1"/>
        <text:p text:style-name="P1">MCU Configuration:</text:p>
        <text:p text:style-name="P1"/>
        <text:p text:style-name="P1">```c</text:p>
        <text:p text:style-name="P1">// I²C Initialization (Example for STM32)</text:p>
        <text:p text:style-name="P1">I2C_HandleTypeDef hi2c1;</text:p>
        <text:p text:style-name="P1">hi2c1.Instance = I2C1;</text:p>
        <text:p text:style-name="P1">hi2c1.Init.ClockSpeed = 100000; // 100 kHz I²C speed</text:p>
        <text:p text:style-name="P1">hi2c1.Init.DutyCycle = I2C_DUTYCYCLE_2;</text:p>
        <text:p text:style-name="P1">hi2c1.Init.OwnAddress1 = 0;</text:p>
        <text:p text:style-name="P1">hi2c1.Init.AddressingMode = I2C_ADDRESSINGMODE_7BIT;</text:p>
        <text:p text:style-name="P1">hi2c1.Init.DualAddressMode = I2C_DUALADDRESS_DISABLE;</text:p>
        <text:p text:style-name="P1">hi2c1.Init.OwnAddress2 = 0;</text:p>
        <text:p text:style-name="P1">hi2c1.Init.GeneralCallMode = I2C_GENERALCALL_DISABLE;</text:p>
        <text:p text:style-name="P1">hi2c1.Init.NoStretchMode = I2C_NOSTRETCH_DISABLE;</text:p>
        <text:p text:style-name="P1">HAL_I2C_Init(&amp;hi2c1);</text:p>
        <text:p text:style-name="P1"/>
        <text:p text:style-name="P1">// Writing data to MCP4725</text:p>
        <text:p text:style-name="P1">uint8_t dac_command = 0x40; // Fast mode write</text:p>
        <text:p text:style-name="P1">uint16_t dac_value = desired_value &amp; 0x0FFF; // 12-bit value</text:p>
        <text:p text:style-name="P1">uint8_t data[3] = {dac_command, (dac_value &gt;&gt; 4), (dac_value &lt;&lt; 4)};</text:p>
        <text:p text:style-name="P1">HAL_I2C_Master_Transmit(&amp;hi2c1, (0x60 &lt;&lt; 1), data, 3, HAL_MAX_DELAY);</text:p>
        <text:p text:style-name="P1">```</text:p>
        <text:p text:style-name="P1"/>
        <text:p text:style-name="P1"/>
        <text:p text:style-name="P1">6. Key Considerations</text:p>
        <text:p text:style-name="P1">Voltage Range: Ensure the DAC output range (e.g., 0-5V) matches the requirements of your circuit.</text:p>
        <text:p text:style-name="P1">Resolution: Higher resolution (12-bit or 16-bit) provides smoother analog output.</text:p>
        <text:p text:style-name="P1">Speed: SPI is faster than I²C and is preferred for high-speed updates.</text:p>
        <text:p text:style-name="P1">Noise: Use proper decoupling and filtering to avoid noisy analog outputs.</text:p>
        <text:p text:style-name="P1"/>
        <text:p text:style-name="P1"/>
        <text:p text:style-name="P1"/>
        <text:p text:style-name="P1">Can SPI and I²C work together?</text:p>
        <text:p text:style-name="P1">Yes, SPI and I²C can work together in the same system, and it's a common design choice in embedded systems. Each protocol operates independently, and they can coexist without interference as long as they are properly configured and anaged by the microcontroller. Here’s how it works:</text:p>
        <text:p text:style-name="P1"/>
        <text:p text:style-name="P1"/>
        <text:p text:style-name="P1">1. Key Differences Between SPI and I²C</text:p>
        <text:p text:style-name="P1">Feature<text:tab/><text:tab/>SPI<text:tab/><text:tab/><text:tab/><text:tab/><text:tab/><text:tab/><text:tab/>I²C</text:p>
        <text:p text:style-name="P1">Type<text:tab/><text:tab/>Full-Duplex<text:tab/><text:tab/><text:tab/><text:tab/><text:tab/><text:tab/>Half-Duplex</text:p>
        <text:p text:style-name="P1">Speed<text:tab/><text:tab/>Faster (up to 50 Mbps or more)<text:tab/><text:tab/><text:tab/><text:tab/>Slower (up to 3.4 Mbps)</text:p>
        <text:p text:style-name="P1">Wiring<text:tab/><text:tab/>4 Wires (MOSI, MISO, SCLK, CS)<text:tab/><text:tab/><text:tab/><text:tab/>2 Wires (SDA, SCL)</text:p>
        <text:p text:style-name="P1">Device Count<text:tab/>Unlimited (practical limit based on pins for CS)<text:tab/>Limited (7-bit/10-bit address)</text:p>
        <text:p text:style-name="P1">Complexity<text:tab/>Requires more lines for each device<text:tab/><text:tab/><text:tab/>Simpler, shared bus</text:p>
        <text:p text:style-name="P1"/>
        <text:p text:style-name="P1"/>
        <text:p text:style-name="P1">2. When to Use Both Together</text:p>
        <text:p text:style-name="P1"/>
        <text:p text:style-name="P1">Device Mix:</text:p>
        <text:p text:style-name="P1"/>
        <text:p text:style-name="P1">Some peripherals support SPI (e.g., fast DACs, ADCs, sensors), while others support I²C (e.g., EEPROMs, temperature sensors, or slower DACs).</text:p>
        <text:p text:style-name="P1">Using both protocols allows you to connect a wider variety of devices.</text:p>
        <text:p text:style-name="P1"/>
        <text:p text:style-name="P1">Bandwidth Optimization:</text:p>
        <text:p text:style-name="P1"/>
        <text:p text:style-name="P1">Use SPI for high-speed or large data transfers.</text:p>
        <text:p text:style-name="P1">Use I²C for low-speed devices with fewer pin requirements.</text:p>
        <text:p text:style-name="P1"/>
        <text:p text:style-name="P1">Pin Constraints:</text:p>
        <text:p text:style-name="P1"/>
        <text:p text:style-name="P1">I²C minimizes pin usage for shared bus devices.</text:p>
        <text:p text:style-name="P1">SPI requires dedicated lines for each slave device but offers higher speed.</text:p>
        <text:p text:style-name="P1"/>
        <text:p text:style-name="P1"/>
        <text:p text:style-name="P1">3. Combining SPI and I²C</text:p>
        <text:p text:style-name="P1">Here’s how to combine both protocols in one MCU:</text:p>
        <text:p text:style-name="P1"/>
        <text:p text:style-name="P1">3.1 Shared Pins</text:p>
        <text:p text:style-name="P1">SPI and I²C use different sets of pins, so there’s no electrical interference.</text:p>
        <text:p text:style-name="P1">SPI: MOSI, MISO, SCLK, and CS for each slave device.</text:p>
        <text:p text:style-name="P1">I²C: SDA and SCL shared across all I²C devices.</text:p>
        <text:p text:style-name="P1"/>
        <text:p text:style-name="P1">3.2 Software Configuration</text:p>
        <text:p text:style-name="P1">Most MCUs (e.g., STM32, ESP32) support both SPI and I²C through separate hardware peripherals.</text:p>
        <text:p text:style-name="P1">Configure each protocol independently in firmware:</text:p>
        <text:p text:style-name="P1">Initialize the SPI peripheral for SPI devices.</text:p>
        <text:p text:style-name="P1">Initialize the I²C peripheral for I²C devices.</text:p>
        <text:p text:style-name="P1"/>
        <text:p text:style-name="P1">3.3 Communication Management</text:p>
        <text:p text:style-name="P1">SPI and I²C operate asynchronously, so ensure the MCU handles each protocol in separate tasks or through interrupts/DMA.</text:p>
        <text:p text:style-name="P1"/>
        <text:p text:style-name="P1"/>
        <text:p text:style-name="P1">4. Example Circuit: SPI and I²C Coexistence</text:p>
        <text:p text:style-name="P1">Peripherals:</text:p>
        <text:p text:style-name="P1">SPI Devices:</text:p>
        <text:p text:style-name="P1">MCP4921 (SPI DAC).</text:p>
        <text:p text:style-name="P1">High-speed ADC.</text:p>
        <text:p text:style-name="P1">I²C Devices:</text:p>
        <text:p text:style-name="P1"><text:soft-page-break/>MCP4728 (I²C DAC).</text:p>
        <text:p text:style-name="P1">Temperature sensor.</text:p>
        <text:p text:style-name="P1">Connections:</text:p>
        <text:p text:style-name="P1">Pin<text:tab/><text:tab/>Connection</text:p>
        <text:p text:style-name="P1">MOSI <text:tab/>(SPI)<text:tab/>SPI DAC, ADC</text:p>
        <text:p text:style-name="P1">MISO <text:tab/>(SPI)<text:tab/>SPI ADC</text:p>
        <text:p text:style-name="P1">SCLK <text:tab/>(SPI)<text:tab/>SPI DAC, ADC</text:p>
        <text:p text:style-name="P1">CS1 <text:tab/>(SPI)<text:tab/>SPI DAC</text:p>
        <text:p text:style-name="P1">CS2 <text:tab/>(SPI)<text:tab/>SPI ADC</text:p>
        <text:p text:style-name="P1">SDA <text:tab/>(I²C)<text:tab/>I²C DAC, sensor</text:p>
        <text:p text:style-name="P1">SCL <text:tab/>(I²C)<text:tab/>I²C DAC, sensor</text:p>
        <text:p text:style-name="P1">GND<text:tab/><text:tab/>Common ground</text:p>
        <text:p text:style-name="P1"/>
        <text:p text:style-name="P1">5. Firmware Example</text:p>
        <text:p text:style-name="P1">SPI Initialization:</text:p>
        <text:p text:style-name="P1"/>
        <text:p text:style-name="P1">```c</text:p>
        <text:p text:style-name="P1">SPI_HandleTypeDef hspi1;</text:p>
        <text:p text:style-name="P1"/>
        <text:p text:style-name="P1">void SPI_Init() {</text:p>
        <text:p text:style-name="P1"><text:s text:c="4"/>hspi1.Instance = SPI1;</text:p>
        <text:p text:style-name="P1"><text:s text:c="4"/>hspi1.Init.Mode = SPI_MODE_MASTER;</text:p>
        <text:p text:style-name="P1"><text:s text:c="4"/>hspi1.Init.Direction = SPI_DIRECTION_2LINES;</text:p>
        <text:p text:style-name="P1"><text:s text:c="4"/>hspi1.Init.DataSize = SPI_DATASIZE_8BIT;</text:p>
        <text:p text:style-name="P1"><text:s text:c="4"/>hspi1.Init.CLKPolarity = SPI_POLARITY_LOW;</text:p>
        <text:p text:style-name="P1"><text:s text:c="4"/>hspi1.Init.CLKPhase = SPI_PHASE_1EDGE;</text:p>
        <text:p text:style-name="P1"><text:s text:c="4"/>hspi1.Init.NSS = SPI_NSS_SOFT;</text:p>
        <text:p text:style-name="P1"><text:s text:c="4"/>hspi1.Init.BaudRatePrescaler = SPI_BAUDRATEPRESCALER_16; // Adjust for device speed</text:p>
        <text:p text:style-name="P1"><text:s text:c="4"/>hspi1.Init.FirstBit = SPI_FIRSTBIT_MSB;</text:p>
        <text:p text:style-name="P1"><text:s text:c="4"/>HAL_SPI_Init(&amp;hspi1);</text:p>
        <text:p text:style-name="P1">}</text:p>
        <text:p text:style-name="P1">```</text:p>
        <text:p text:style-name="P1"/>
        <text:p text:style-name="P1"/>
        <text:p text:style-name="P1">I²C Initialization:</text:p>
        <text:p text:style-name="P1">```c</text:p>
        <text:p text:style-name="P1">I2C_HandleTypeDef hi2c1;</text:p>
        <text:p text:style-name="P1"/>
        <text:p text:style-name="P1">void I2C_Init() {</text:p>
        <text:p text:style-name="P1"><text:s text:c="4"/>hi2c1.Instance = I2C1;</text:p>
        <text:p text:style-name="P1"><text:s text:c="4"/>hi2c1.Init.ClockSpeed = 100000; // Standard mode: 100 kHz</text:p>
        <text:p text:style-name="P1"><text:s text:c="4"/>hi2c1.Init.DutyCycle = I2C_DUTYCYCLE_2;</text:p>
        <text:p text:style-name="P1"><text:s text:c="4"/>hi2c1.Init.OwnAddress1 = 0x00; // Not used for master</text:p>
        <text:p text:style-name="P1"><text:s text:c="4"/>hi2c1.Init.AddressingMode = I2C_ADDRESSINGMODE_7BIT;</text:p>
        <text:p text:style-name="P1"><text:s text:c="4"/>hi2c1.Init.DualAddressMode = I2C_DUALADDRESS_DISABLE;</text:p>
        <text:p text:style-name="P1"><text:s text:c="4"/>hi2c1.Init.GeneralCallMode = I2C_GENERALCALL_DISABLE;</text:p>
        <text:p text:style-name="P1"><text:s text:c="4"/>hi2c1.Init.NoStretchMode = I2C_NOSTRETCH_DISABLE;</text:p>
        <text:p text:style-name="P1"><text:s text:c="4"/>HAL_I2C_Init(&amp;hi2c1);</text:p>
        <text:p text:style-name="P1">}</text:p>
        <text:p text:style-name="P1">```</text:p>
        <text:p text:style-name="P1"/>
        <text:p text:style-name="P1">SPI Communication Example:</text:p>
        <text:p text:style-name="P1">```c</text:p>
        <text:p text:style-name="P1">uint8_t spi_data = 0xAA; // Example data</text:p>
        <text:p text:style-name="P1">HAL_GPIO_WritePin(CS_GPIO_Port, CS_Pin, GPIO_PIN_RESET); // Select device</text:p>
        <text:p text:style-name="P1">HAL_SPI_Transmit(&amp;hspi1, &amp;spi_data, 1, HAL_MAX_DELAY); <text:s text:c="2"/>// Transmit data</text:p>
        <text:p text:style-name="P1">HAL_GPIO_WritePin(CS_GPIO_Port, CS_Pin, GPIO_PIN_SET); <text:s text:c="2"/>// Deselect device</text:p>
        <text:p text:style-name="P1">```</text:p>
        <text:p text:style-name="P1"/>
        <text:p text:style-name="P1"/>
        <text:p text:style-name="P1">I²C Communication Example:</text:p>
        <text:p text:style-name="P1">```c</text:p>
        <text:p text:style-name="P1">uint8_t i2c_data[3] = {0x40, 0x12, 0x34}; // Example data</text:p>
        <text:p text:style-name="P1">HAL_I2C_Master_Transmit(&amp;hi2c1, (0x60 &lt;&lt; 1), i2c_data, 3, HAL_MAX_DELAY); // Transmit to I²C device</text:p>
        <text:p text:style-name="P1">```</text:p>
        <text:p text:style-name="P1"/>
        <text:p text:style-name="P1"/>
        <text:p text:style-name="P1">6. Challenges and Solutions</text:p>
        <text:p text:style-name="P1"/>
        <text:p text:style-name="P1">Challenge 1: Resource Contention</text:p>
        <text:p text:style-name="P1">Issue: SPI and I²C might compete for MCU processing time.</text:p>
        <text:p text:style-name="P1">Solution: Use interrupts or DMA to handle communication efficiently.</text:p>
        <text:p text:style-name="P1"/>
        <text:p text:style-name="P1">Challenge 2: Pin Configuration Conflicts</text:p>
        <text:p text:style-name="P1">Issue: Pins might overlap in some MCU configurations.</text:p>
        <text:p text:style-name="P1">Solution: Choose an MCU with sufficient GPIOs or remap pins.</text:p>
        <text:p text:style-name="P1"/>
        <text:p text:style-name="P1">Challenge 3: Timing Conflicts</text:p>
        <text:p text:style-name="P1">Issue: Both protocols might require simultaneous access.</text:p>
        <text:p text:style-name="P1">Solution: Schedule communications in separate tasks or queues (e.g., in RTOS).</text:p>
        <text:p text:style-name="P1"/>
        <text:p text:style-name="P1"/>
        <text:p text:style-name="P1">7. Use Cases for SPI and I²C Together</text:p>
        <text:p text:style-name="P1">Mixed Peripherals: Using an SPI DAC for high-speed analog signal generation and an I²C sensor for monitoring.</text:p>
        <text:p text:style-name="P1">Reduced Wiring: Combining SPI for speed and I²C for shared, low-speed peripherals.</text:p>
        <text:p text:style-name="P1">Complex Systems: Large systems where different devices natively support SPI or I²C.</text:p>
        <text:p text:style-name="P1"/>
        <text:p text:style-name="P1"/>
        <text:p text:style-name="P1"/>
        <text:p text:style-name="P1">Here are SPI and I²C sample codes for common microcontrollers (e.g., STM32 or ESP32) to demonstrate how these protocols work in embedded systems:</text:p>
        <text:p text:style-name="P1"/>
        <text:p text:style-name="P1">1. SPI Example Code</text:p>
        <text:p text:style-name="P1">Target Device: MCP4921 (SPI DAC)</text:p>
        <text:p text:style-name="P1"><text:soft-page-break/>1.1 Initialization</text:p>
        <text:p text:style-name="P1">Configure the SPI peripheral on the MCU:</text:p>
        <text:p text:style-name="P1"/>
        <text:p text:style-name="P1">```c</text:p>
        <text:p text:style-name="P1">SPI_HandleTypeDef hspi1;</text:p>
        <text:p text:style-name="P1"/>
        <text:p text:style-name="P1">void SPI_Init() {</text:p>
        <text:p text:style-name="P1"><text:s text:c="4"/>hspi1.Instance = SPI1;</text:p>
        <text:p text:style-name="P1"><text:s text:c="4"/>hspi1.Init.Mode = SPI_MODE_MASTER;</text:p>
        <text:p text:style-name="P1"><text:s text:c="4"/>hspi1.Init.Direction = SPI_DIRECTION_2LINES; // Full-duplex</text:p>
        <text:p text:style-name="P1"><text:s text:c="4"/>hspi1.Init.DataSize = SPI_DATASIZE_16BIT; <text:s text:c="3"/>// 16-bit data for MCP4921</text:p>
        <text:p text:style-name="P1"><text:s text:c="4"/>hspi1.Init.CLKPolarity = SPI_POLARITY_LOW; <text:s text:c="2"/>// CPOL = 0</text:p>
        <text:p text:style-name="P1"><text:s text:c="4"/>hspi1.Init.CLKPhase = SPI_PHASE_1EDGE; <text:s text:c="6"/>// CPHA = 0</text:p>
        <text:p text:style-name="P1"><text:s text:c="4"/>hspi1.Init.NSS = SPI_NSS_SOFT; <text:s text:c="14"/>// Software-managed NSS</text:p>
        <text:p text:style-name="P1"><text:s text:c="4"/>hspi1.Init.BaudRatePrescaler = SPI_BAUDRATEPRESCALER_16; // Adjust for speed</text:p>
        <text:p text:style-name="P1"><text:s text:c="4"/>hspi1.Init.FirstBit = SPI_FIRSTBIT_MSB; <text:s text:c="5"/>// MSB first</text:p>
        <text:p text:style-name="P1"><text:s text:c="4"/>HAL_SPI_Init(&amp;hspi1);</text:p>
        <text:p text:style-name="P1">}</text:p>
        <text:p text:style-name="P1">```</text:p>
        <text:p text:style-name="P1"/>
        <text:p text:style-name="P1"/>
        <text:p text:style-name="P1">1.2 Transmitting Data</text:p>
        <text:p text:style-name="P1">Send data to the MCP4921 DAC:</text:p>
        <text:p text:style-name="P1"/>
        <text:p text:style-name="P1">```c</text:p>
        <text:p text:style-name="P1">void WriteToDAC(uint16_t value) {</text:p>
        <text:p text:style-name="P1"><text:s text:c="4"/>uint16_t command = 0x3000 | (value &amp; 0x0FFF); // MCP4921: Config bits + 12-bit value</text:p>
        <text:p text:style-name="P1"><text:s text:c="4"/>HAL_GPIO_WritePin(GPIOB, GPIO_PIN_0, GPIO_PIN_RESET); // Pull CS low</text:p>
        <text:p text:style-name="P1"><text:s text:c="4"/>HAL_SPI_Transmit(&amp;hspi1, (uint8_t *)&amp;command, 1, HAL_MAX_DELAY); // Send data</text:p>
        <text:p text:style-name="P1"><text:s text:c="4"/>HAL_GPIO_WritePin(GPIOB, GPIO_PIN_0, GPIO_PIN_SET); // Pull CS high</text:p>
        <text:p text:style-name="P1">}</text:p>
        <text:p text:style-name="P1">```</text:p>
        <text:p text:style-name="P1"/>
        <text:p text:style-name="P1"/>
        <text:p text:style-name="P1">1.3 Example Usage</text:p>
        <text:p text:style-name="P1">```c</text:p>
        <text:p text:style-name="P1">int main() {</text:p>
        <text:p text:style-name="P1"><text:s text:c="4"/>HAL_Init();</text:p>
        <text:p text:style-name="P1"><text:s text:c="4"/>SPI_Init();</text:p>
        <text:p text:style-name="P1"/>
        <text:p text:style-name="P1"><text:s text:c="4"/>while (1) {</text:p>
        <text:p text:style-name="P1"><text:s text:c="8"/>WriteToDAC(2048); // Send mid-scale value (0-4095 for 12-bit DAC)</text:p>
        <text:p text:style-name="P1"><text:s text:c="8"/>HAL_Delay(100);</text:p>
        <text:p text:style-name="P1"><text:s text:c="4"/>}</text:p>
        <text:p text:style-name="P1">}</text:p>
        <text:p text:style-name="P1">```</text:p>
        <text:p text:style-name="P1"/>
        <text:p text:style-name="P1"/>
        <text:p text:style-name="P1">2. I²C Example Code</text:p>
        <text:p text:style-name="P1">Target Device: MCP4725 (I²C DAC)</text:p>
        <text:p text:style-name="P1"/>
        <text:p text:style-name="P1">2.1 Initialization</text:p>
        <text:p text:style-name="P1">Configure the I²C peripheral on the MCU:</text:p>
        <text:p text:style-name="P1"/>
        <text:p text:style-name="P1">```c</text:p>
        <text:p text:style-name="P1">I2C_HandleTypeDef hi2c1;</text:p>
        <text:p text:style-name="P1"/>
        <text:p text:style-name="P1">void I2C_Init() {</text:p>
        <text:p text:style-name="P1"><text:s text:c="4"/>hi2c1.Instance = I2C1;</text:p>
        <text:p text:style-name="P1"><text:s text:c="4"/>hi2c1.Init.ClockSpeed = 100000; // Standard mode: 100 kHz</text:p>
        <text:p text:style-name="P1"><text:s text:c="4"/>hi2c1.Init.DutyCycle = I2C_DUTYCYCLE_2;</text:p>
        <text:p text:style-name="P1"><text:s text:c="4"/>hi2c1.Init.OwnAddress1 = 0x00; // Not used in master mode</text:p>
        <text:p text:style-name="P1"><text:s text:c="4"/>hi2c1.Init.AddressingMode = I2C_ADDRESSINGMODE_7BIT;</text:p>
        <text:p text:style-name="P1"><text:s text:c="4"/>hi2c1.Init.DualAddressMode = I2C_DUALADDRESS_DISABLE;</text:p>
        <text:p text:style-name="P1"><text:s text:c="4"/>hi2c1.Init.GeneralCallMode = I2C_GENERALCALL_DISABLE;</text:p>
        <text:p text:style-name="P1"><text:s text:c="4"/>hi2c1.Init.NoStretchMode = I2C_NOSTRETCH_DISABLE;</text:p>
        <text:p text:style-name="P1"><text:s text:c="4"/>HAL_I2C_Init(&amp;hi2c1);</text:p>
        <text:p text:style-name="P1">}</text:p>
        <text:p text:style-name="P1">```</text:p>
        <text:p text:style-name="P1"/>
        <text:p text:style-name="P1"/>
        <text:p text:style-name="P1">2.2 Transmitting Data</text:p>
        <text:p text:style-name="P1">Send data to the MCP4725 DAC:</text:p>
        <text:p text:style-name="P1"/>
        <text:p text:style-name="P1">```c</text:p>
        <text:p text:style-name="P1">void WriteToI2CDAC(uint16_t value) {</text:p>
        <text:p text:style-name="P1"><text:s text:c="4"/>uint8_t data[3];</text:p>
        <text:p text:style-name="P1"><text:s text:c="4"/>data[0] = 0x40; // MCP4725: Fast mode write command</text:p>
        <text:p text:style-name="P1"><text:s text:c="4"/>data[1] = (value &gt;&gt; 4) &amp; 0xFF; // Upper 8 bits</text:p>
        <text:p text:style-name="P1"><text:s text:c="4"/>data[2] = (value &lt;&lt; 4) &amp; 0xFF; // Lower 4 bits</text:p>
        <text:p text:style-name="P1"/>
        <text:p text:style-name="P1"><text:s text:c="4"/>HAL_I2C_Master_Transmit(&amp;hi2c1, (0x60 &lt;&lt; 1), data, 3, HAL_MAX_DELAY); // 0x60: DAC I2C address</text:p>
        <text:p text:style-name="P1">}</text:p>
        <text:p text:style-name="P1">```</text:p>
        <text:p text:style-name="P1"/>
        <text:p text:style-name="P1"/>
        <text:p text:style-name="P1">2.3 Example Usage</text:p>
        <text:p text:style-name="P1"/>
        <text:p text:style-name="P1">```c</text:p>
        <text:p text:style-name="P1">int main() {</text:p>
        <text:p text:style-name="P1"><text:s text:c="4"/>HAL_Init();</text:p>
        <text:p text:style-name="P1"><text:s text:c="4"/>I2C_Init();</text:p>
        <text:p text:style-name="P1"/>
        <text:p text:style-name="P1"><text:s text:c="4"/>while (1) {</text:p>
        <text:p text:style-name="P1"><text:s text:c="8"/>WriteToI2CDAC(2048); // Send mid-scale value (0-4095 for 12-bit DAC)</text:p>
        <text:p text:style-name="P1"><text:s text:c="8"/>HAL_Delay(100);</text:p>
        <text:p text:style-name="P1"><text:s text:c="4"/>}</text:p>
        <text:p text:style-name="P1">}</text:p>
        <text:p text:style-name="P1">```</text:p>
        <text:p text:style-name="P1"><text:soft-page-break/></text:p>
        <text:p text:style-name="P1"/>
        <text:p text:style-name="P1">3. Combining SPI and I²C</text:p>
        <text:p text:style-name="P1">For systems with both SPI and I²C peripherals:</text:p>
        <text:p text:style-name="P1"/>
        <text:p text:style-name="P1">Initialize both peripherals separately.</text:p>
        <text:p text:style-name="P1">Use SPI for high-speed DACs or ADCs and I²C for slower sensors or DACs.</text:p>
        <text:p text:style-name="P1">Example: Using SPI and I²C Together</text:p>
        <text:p text:style-name="P1"/>
        <text:p text:style-name="P1">```c</text:p>
        <text:p text:style-name="P1">int main() {</text:p>
        <text:p text:style-name="P1"><text:s text:c="4"/>HAL_Init();</text:p>
        <text:p text:style-name="P1"><text:s text:c="4"/>SPI_Init();</text:p>
        <text:p text:style-name="P1"><text:s text:c="4"/>I2C_Init();</text:p>
        <text:p text:style-name="P1"/>
        <text:p text:style-name="P1"><text:s text:c="4"/>while (1) {</text:p>
        <text:p text:style-name="P1"><text:s text:c="8"/>WriteToDAC(3000); // Send data to SPI DAC</text:p>
        <text:p text:style-name="P1"><text:s text:c="8"/>WriteToI2CDAC(1000); // Send data to I²C DAC</text:p>
        <text:p text:style-name="P1"><text:s text:c="8"/>HAL_Delay(100);</text:p>
        <text:p text:style-name="P1"><text:s text:c="4"/>}</text:p>
        <text:p text:style-name="P1">}</text:p>
        <text:p text:style-name="P1">```</text:p>
        <text:p text:style-name="P1"/>
        <text:p text:style-name="P1"/>
        <text:p text:style-name="P1">4. Key Considerations</text:p>
        <text:p text:style-name="P1">SPI Timing:</text:p>
        <text:p text:style-name="P1">Ensure the SPI clock speed is compatible with your device.</text:p>
        <text:p text:style-name="P1">I²C Addressing:</text:p>
        <text:p text:style-name="P1">Use the correct 7-bit or 10-bit address for your I²C devices.</text:p>
        <text:p text:style-name="P1">Error Handling:</text:p>
        <text:p text:style-name="P1">Check for errors (e.g., timeouts, NACK) during communication.</text:p>
        <text:p text:style-name="P1">Power and Ground:</text:p>
        <text:p text:style-name="P1">Ensure all devices share a common ground and proper decoupling.</text:p>
        <text:p text:style-name="P1">Would you like further help customizing this code for a specific microcontroller or device? 😊</text:p>
        <text:p text:style-name="P1"/>
        <text:p text:style-name="P1"/>
        <text:p text:style-name="P1"/>
        <text:p text:style-name="P1">Explaining SPI vs I²C trade-offs.</text:p>
        <text:p text:style-name="P1">Choosing between SPI and I²C depends on your system's requirements, such as speed, complexity, and the number of devices. Here’s a detailed comparison to help you understand the trade-offs:</text:p>
        <text:p text:style-name="P1"/>
        <text:p text:style-name="P1"/>
        <text:p text:style-name="P1">1. Basics of SPI and I²C</text:p>
        <text:p text:style-name="P1"/>
        <text:p text:style-name="P1">Feature<text:tab/><text:tab/>SPI (Serial Peripheral Interface)<text:tab/>I²C (Inter-Integrated Circuit)</text:p>
        <text:p text:style-name="P1">Type<text:tab/><text:tab/>Full-Duplex (simultaneous TX and RX)<text:tab/>Half-Duplex (shared data line)</text:p>
        <text:p text:style-name="P1">Wiring<text:tab/><text:tab/>4 wires minimum (MOSI, MISO, SCLK, CS)<text:tab/>2 wires (SDA, SCL)</text:p>
        <text:p text:style-name="P1">Speed<text:tab/><text:tab/>High (tens of Mbps)<text:tab/><text:tab/><text:tab/>Moderate (standard: 100 kbps, fast: 400 kbps, high: 3.4 Mbps)</text:p>
        <text:p text:style-name="P1">Devices <text:tab/>Supported<text:tab/><text:tab/><text:tab/><text:tab/>Limited by CS pins (practically &lt;10)<text:tab/>Up to 127 devices on a single bus</text:p>
        <text:p text:style-name="P1">Clock Signal<text:tab/>Continuous clock<text:tab/><text:tab/><text:tab/>Clock generated only during transmission</text:p>
        <text:p text:style-name="P1">Complexity<text:tab/>Simple protocol, but more wiring<text:tab/>Complex protocol, but fewer wires</text:p>
        <text:p text:style-name="P1"/>
        <text:p text:style-name="P1"/>
        <text:p text:style-name="P1">2. Key Trade-Offs</text:p>
        <text:p text:style-name="P1"/>
        <text:p text:style-name="P1">2.1 Speed</text:p>
        <text:p text:style-name="P1"/>
        <text:p text:style-name="P1">SPI:</text:p>
        <text:p text:style-name="P1">Supports much higher data rates (e.g., 10-50 Mbps or more depending on the microcontroller and slave devices).</text:p>
        <text:p text:style-name="P1">Ideal for real-time or high-speed devices such as ADCs, DACs, or displays.</text:p>
        <text:p text:style-name="P1"/>
        <text:p text:style-name="P1">I²C:</text:p>
        <text:p text:style-name="P1">Slower compared to SPI (100 kHz in standard mode, 400 kHz in fast mode, up to 3.4 MHz in high-speed mode).</text:p>
        <text:p text:style-name="P1">Suitable for low-to-moderate speed peripherals like temperature sensors, EEPROMs, or configuration ICs.</text:p>
        <text:p text:style-name="P1">Trade-Off: Use SPI for time-critical or high-bandwidth applications. Use I²C for less time-sensitive communication.</text:p>
        <text:p text:style-name="P1"/>
        <text:p text:style-name="P1">2.2 Wiring</text:p>
        <text:p text:style-name="P1"/>
        <text:p text:style-name="P1">SPI:</text:p>
        <text:p text:style-name="P1">Requires separate CS (Chip Select) lines for each slave device, which increases the number of wires as the number of devices grows.</text:p>
        <text:p text:style-name="P1">Example: For 4 devices, you need 7 wires (MOSI, MISO, SCLK, and 4 CS lines).</text:p>
        <text:p text:style-name="P1"/>
        <text:p text:style-name="P1">I²C:</text:p>
        <text:p text:style-name="P1">Uses only two shared wires (SDA and SCL) for all devices on the bus, regardless of the number of devices.</text:p>
        <text:p text:style-name="P1">Each device is addressed using a unique 7-bit or 10-bit address.</text:p>
        <text:p text:style-name="P1">Trade-Off: Use I²C when you want to minimize wiring, especially in systems with many devices.</text:p>
        <text:p text:style-name="P1"/>
        <text:p text:style-name="P1">2.3 Device Count</text:p>
        <text:p text:style-name="P1"/>
        <text:p text:style-name="P1">SPI:</text:p>
        <text:p text:style-name="P1">The number of devices is limited by the availability of GPIO pins for CS.</text:p>
        <text:p text:style-name="P1">Practical limit: 4-10 devices per bus.</text:p>
        <text:p text:style-name="P1"/>
        <text:p text:style-name="P1">I²C:</text:p>
        <text:p text:style-name="P1">Supports up to 127 devices on a single bus (7-bit addressing).</text:p>
        <text:p text:style-name="P1">More scalable in large systems.</text:p>
        <text:p text:style-name="P1"><text:soft-page-break/>Trade-Off: Use I²C for systems with a large number of devices. Use SPI for smaller systems with fewer devices.</text:p>
        <text:p text:style-name="P1"/>
        <text:p text:style-name="P1">2.4 Complexity</text:p>
        <text:p text:style-name="P1"/>
        <text:p text:style-name="P1">SPI:</text:p>
        <text:p text:style-name="P1">Simple communication protocol (shifting data on clock edges).</text:p>
        <text:p text:style-name="P1">No addressing overhead; faster setup and fewer collisions.</text:p>
        <text:p text:style-name="P1"/>
        <text:p text:style-name="P1">I²C:</text:p>
        <text:p text:style-name="P1">More complex protocol with start/stop conditions, acknowledgments (ACK/NACK), and device addressing.</text:p>
        <text:p text:style-name="P1">Collision detection and arbitration are built into the protocol, which makes it robust but adds complexity.</text:p>
        <text:p text:style-name="P1">Trade-Off: Use SPI for simplicity and speed. Use I²C for robustness in multi-device systems.</text:p>
        <text:p text:style-name="P1"/>
        <text:p text:style-name="P1">2.5 Power Consumption</text:p>
        <text:p text:style-name="P1"/>
        <text:p text:style-name="P1">SPI:</text:p>
        <text:p text:style-name="P1">Continuous clock signal during communication can increase power usage.</text:p>
        <text:p text:style-name="P1"/>
        <text:p text:style-name="P1">I²C:</text:p>
        <text:p text:style-name="P1">Clock is only active during data transmission, making it more power-efficient in idle states.</text:p>
        <text:p text:style-name="P1">Trade-Off: Use I²C for battery-powered or low-power applications.</text:p>
        <text:p text:style-name="P1"/>
        <text:p text:style-name="P1">2.6 Signal Integrity</text:p>
        <text:p text:style-name="P1"/>
        <text:p text:style-name="P1">SPI:</text:p>
        <text:p text:style-name="P1">Point-to-point connections ensure better signal integrity.</text:p>
        <text:p text:style-name="P1">Longer distances are possible due to fewer shared signals.</text:p>
        <text:p text:style-name="P1"/>
        <text:p text:style-name="P1">I²C:</text:p>
        <text:p text:style-name="P1">Shared bus can suffer from noise, especially at high speeds or over long distances.</text:p>
        <text:p text:style-name="P1">Pull-up resistors are necessary for proper operation, and line capacitance limits bus length.</text:p>
        <text:p text:style-name="P1">Trade-Off: Use SPI for longer distances and higher noise environments. Use I²C for short-distance communication in less noisy environments.</text:p>
        <text:p text:style-name="P1"/>
        <text:p text:style-name="P1">2.7 Cost</text:p>
        <text:p text:style-name="P1"/>
        <text:p text:style-name="P1">SPI:</text:p>
        <text:p text:style-name="P1">Requires more pins and traces on the PCB, which can increase cost in complex systems.</text:p>
        <text:p text:style-name="P1"/>
        <text:p text:style-name="P1">I²C:</text:p>
        <text:p text:style-name="P1">Reduces PCB complexity and wiring cost with its two-wire design.</text:p>
        <text:p text:style-name="P1">Trade-Off: Use I²C to minimize PCB cost and complexity. Use SPI if cost is less of a concern.</text:p>
        <text:p text:style-name="P1"/>
        <text:p text:style-name="P1"/>
        <text:p text:style-name="P1">3. When to Choose SPI</text:p>
        <text:p text:style-name="P1">High-speed communication is critical (e.g., ADCs, DACs, displays).</text:p>
        <text:p text:style-name="P1">Point-to-point or small-scale communication.</text:p>
        <text:p text:style-name="P1">You can afford extra GPIO pins and wiring.</text:p>
        <text:p text:style-name="P1"/>
        <text:p text:style-name="P1"/>
        <text:p text:style-name="P1">4. When to Choose I²C</text:p>
        <text:p text:style-name="P1">Multiple devices need to share a common bus.</text:p>
        <text:p text:style-name="P1">Low-power and low-speed communication (e.g., sensors, EEPROMs).</text:p>
        <text:p text:style-name="P1">Minimal wiring is required (e.g., compact systems).</text:p>
        <text:p text:style-name="P1"/>
        <text:p text:style-name="P1"/>
        <text:p text:style-name="P1">5. Can SPI and I²C Coexist?</text:p>
        <text:p text:style-name="P1">Yes! Many systems use both protocols to balance trade-offs:</text:p>
        <text:p text:style-name="P1"/>
        <text:p text:style-name="P1">Use SPI for high-speed peripherals like ADCs, DACs, or displays.</text:p>
        <text:p text:style-name="P1">Use I²C for configuration devices, sensors, or low-speed peripherals.</text:p>
        <text:p text:style-name="P1">Modern microcontrollers often have dedicated hardware for both SPI and I²C, allowing them to work together seamlessly.</text:p>
        <text:p text:style-name="P1"/>
        <text:p text:style-name="P1"/>
        <text:p text:style-name="P1">6. Practical Example</text:p>
        <text:p text:style-name="P1"/>
        <text:p text:style-name="P1">Mixed SPI and I²C System</text:p>
        <text:p text:style-name="P1"/>
        <text:p text:style-name="P1">SPI Devices:</text:p>
        <text:p text:style-name="P1">MCP4921 DAC (SPI): High-speed analog output.</text:p>
        <text:p text:style-name="P1">SPI ADC: Fast data acquisition.</text:p>
        <text:p text:style-name="P1"/>
        <text:p text:style-name="P1">I²C Devices:</text:p>
        <text:p text:style-name="P1">MCP4728 DAC (I²C): Configuration DAC.</text:p>
        <text:p text:style-name="P1">Temperature sensor (I²C): Low-speed data acquisition.</text:p>
        <text:p text:style-name="P1"/>
        <text:p text:style-name="P1">Circuit Design:</text:p>
        <text:p text:style-name="P1"/>
        <text:p text:style-name="P1">SPI: Separate MOSI, MISO, SCLK lines with dedicated CS pins for each device.</text:p>
        <text:p text:style-name="P1">I²C: Shared SDA and SCL lines with pull-up resistors.</text:p>
        <text:p text:style-name="P1"/>
        <text:p text:style-name="P1"/>
        <text:p text:style-name="P1"/>
        <text:p text:style-name="P1">Handling clock synchronization:</text:p>
        <text:p text:style-name="P1">Clock synchronization is essential in embedded systems to ensure data integrity, timing accuracy, and proper communication between devices. Here's how to handle clock synchronization effectively for SPI, I²C, and systems requiring multiple devices to work together:</text:p>
        <text:p text:style-name="P1"/>
        <text:p text:style-name="P1">1. Clock Synchronization in SPI</text:p>
        <text:p text:style-name="P1"><text:soft-page-break/>SPI uses a master-generated clock signal (SCLK) to synchronize data exchange with slave devices. Here's how it ensures proper timing:</text:p>
        <text:p text:style-name="P1"/>
        <text:p text:style-name="P1">Key Factors for Synchronization</text:p>
        <text:p text:style-name="P1">Clock Polarity and Phase (CPOL/CPHA):</text:p>
        <text:p text:style-name="P1"/>
        <text:p text:style-name="P1">SPI uses two settings to control the clock signal:</text:p>
        <text:p text:style-name="P1">CPOL (Clock Polarity): Determines the idle state of the clock (high or low).</text:p>
        <text:p text:style-name="P1">CPHA (Clock Phase): Determines whether data is sampled on the rising or falling edge.</text:p>
        <text:p text:style-name="P1">Both master and slave devices must agree on CPOL and CPHA.</text:p>
        <text:p text:style-name="P1"/>
        <text:p text:style-name="P1">Clock Speed:</text:p>
        <text:p text:style-name="P1"/>
        <text:p text:style-name="P1">Ensure the clock speed (SCLK frequency) is within the operating range of all slave devices.</text:p>
        <text:p text:style-name="P1">Some devices allow different clock speeds for read and write operations.</text:p>
        <text:p text:style-name="P1"/>
        <text:p text:style-name="P1">Multi-Slave Systems:</text:p>
        <text:p text:style-name="P1"/>
        <text:p text:style-name="P1">Use individual CS (Chip Select) lines to activate one slave at a time.</text:p>
        <text:p text:style-name="P1">Ensure the active slave is ready before toggling the clock.</text:p>
        <text:p text:style-name="P1"/>
        <text:p text:style-name="P1">Best Practices:</text:p>
        <text:p text:style-name="P1">Match CPOL/CPHA settings between the master and all slaves.</text:p>
        <text:p text:style-name="P1">Use interrupts or DMA to ensure the MCU handles high-speed SPI communication without data loss.</text:p>
        <text:p text:style-name="P1"/>
        <text:p text:style-name="P1"/>
        <text:p text:style-name="P1">2. Clock Synchronization in I²C</text:p>
        <text:p text:style-name="P1">I²C includes built-in synchronization features because the clock (SCL) is shared between the master and all slaves.</text:p>
        <text:p text:style-name="P1"/>
        <text:p text:style-name="P1">Key Features for Synchronization:</text:p>
        <text:p text:style-name="P1"/>
        <text:p text:style-name="P1">Clock Stretching:</text:p>
        <text:p text:style-name="P1"/>
        <text:p text:style-name="P1">Slaves can hold the SCL line low to delay the clock and signal they need more time to process data.</text:p>
        <text:p text:style-name="P1">The master must check the SCL line and wait for it to go high before proceeding.</text:p>
        <text:p text:style-name="P1"/>
        <text:p text:style-name="P1">Arbitration:</text:p>
        <text:p text:style-name="P1"/>
        <text:p text:style-name="P1">In multi-master systems, clock arbitration ensures only one master controls the clock at a time.</text:p>
        <text:p text:style-name="P1">If multiple masters attempt to drive the bus, they back off until the bus is free.</text:p>
        <text:p text:style-name="P1"/>
        <text:p text:style-name="P1">Pull-Up Resistors:</text:p>
        <text:p text:style-name="P1"/>
        <text:p text:style-name="P1">Both SDA and SCL lines must have pull-up resistors to ensure proper voltage levels during idle states.</text:p>
        <text:p text:style-name="P1"/>
        <text:p text:style-name="P1">Best Practices:</text:p>
        <text:p text:style-name="P1">Use appropriate pull-up resistor values (e.g., 4.7 kΩ for standard mode, 2.2 kΩ for fast mode).</text:p>
        <text:p text:style-name="P1">Design the I²C clock speed based on the slowest device on the bus.</text:p>
        <text:p text:style-name="P1"/>
        <text:p text:style-name="P1"/>
        <text:p text:style-name="P1">3. Clock Synchronization in Multi-Device Systems</text:p>
        <text:p text:style-name="P1">When multiple devices or subsystems need a shared clock, synchronization can become more complex. Here are strategies to handle it:</text:p>
        <text:p text:style-name="P1"/>
        <text:p text:style-name="P1">3.1 Single Master Clock</text:p>
        <text:p text:style-name="P1"/>
        <text:p text:style-name="P1">Description:</text:p>
        <text:p text:style-name="P1">Use a single clock generator (e.g., a crystal oscillator or clock IC) as the master clock for the entire system.</text:p>
        <text:p text:style-name="P1">Distribute the clock signal to all devices.</text:p>
        <text:p text:style-name="P1"/>
        <text:p text:style-name="P1">Applications:</text:p>
        <text:p text:style-name="P1">Systems requiring precise timing, such as ADCs/DACs, FPGAs, or synchronized processors.</text:p>
        <text:p text:style-name="P1"/>
        <text:p text:style-name="P1">3.2 Clock Tree Distribution</text:p>
        <text:p text:style-name="P1">Description:</text:p>
        <text:p text:style-name="P1">Use clock buffers or clock distribution ICs (e.g., CDCLVD1212, LMK00304) to distribute the master clock to multiple devices.</text:p>
        <text:p text:style-name="P1">Ensures low jitter and minimal skew between devices.</text:p>
        <text:p text:style-name="P1"/>
        <text:p text:style-name="P1">Applications:</text:p>
        <text:p text:style-name="P1">Multi-board systems with shared clock requirements.</text:p>
        <text:p text:style-name="P1"/>
        <text:p text:style-name="P1">3.3 Daisy-Chained Clock</text:p>
        <text:p text:style-name="P1">Description:</text:p>
        <text:p text:style-name="P1">Each device receives the clock from the previous device and forwards it to the next.</text:p>
        <text:p text:style-name="P1">Can introduce jitter, so it's less suitable for high-frequency systems.</text:p>
        <text:p text:style-name="P1"/>
        <text:p text:style-name="P1">3.4 Local Oscillators with Synchronization</text:p>
        <text:p text:style-name="P1"/>
        <text:p text:style-name="P1">Description:</text:p>
        <text:p text:style-name="P1">Each device has its own local oscillator but uses a reference clock or periodic sync pulse to align its timing.</text:p>
        <text:p text:style-name="P1">Use PLLs (Phase-Locked Loops) to lock onto the reference signal.</text:p>
        <text:p text:style-name="P1"/>
        <text:p text:style-name="P1">Applications:</text:p>
        <text:p text:style-name="P1">Distributed systems with independent processing units.</text:p>
        <text:p text:style-name="P1"/>
        <text:p text:style-name="P1"/>
        <text:p text:style-name="P1">4. Synchronization Challenges</text:p>
        <text:p text:style-name="P1"/>
        <text:p text:style-name="P1">4.1 Skew and Jitter</text:p>
        <text:p text:style-name="P1"><text:soft-page-break/>Skew: Differences in clock arrival times between devices.</text:p>
        <text:p text:style-name="P1">Minimize by using equal-length traces for clock signals.</text:p>
        <text:p text:style-name="P1">Jitter: Variations in the clock period.</text:p>
        <text:p text:style-name="P1">Use low-jitter clock sources and proper power supply decoupling.</text:p>
        <text:p text:style-name="P1"/>
        <text:p text:style-name="P1">4.2 Clock Speed Mismatch</text:p>
        <text:p text:style-name="P1">Devices with different clock speed capabilities may require additional synchronization logic (e.g., FIFOs or dual-clock domains).</text:p>
        <text:p text:style-name="P1"/>
        <text:p text:style-name="P1">4.3 Noise and Crosstalk</text:p>
        <text:p text:style-name="P1">Shield clock lines or use differential signaling (e.g., LVDS) to reduce noise in high-speed systems.</text:p>
        <text:p text:style-name="P1"/>
        <text:p text:style-name="P1"/>
        <text:p text:style-name="P1">5. Example Clock Synchronization Techniques</text:p>
        <text:p text:style-name="P1"/>
        <text:p text:style-name="P1">5.1 SPI Example</text:p>
        <text:p text:style-name="P1">Use a crystal oscillator to drive the SPI clock:</text:p>
        <text:p text:style-name="P1"/>
        <text:p text:style-name="P1">```c</text:p>
        <text:p text:style-name="P1">SPI_HandleTypeDef hspi1;</text:p>
        <text:p text:style-name="P1"/>
        <text:p text:style-name="P1">void SPI_Init() {</text:p>
        <text:p text:style-name="P1"><text:s text:c="4"/>hspi1.Instance = SPI1;</text:p>
        <text:p text:style-name="P1"><text:s text:c="4"/>hspi1.Init.Mode = SPI_MODE_MASTER;</text:p>
        <text:p text:style-name="P1"><text:s text:c="4"/>hspi1.Init.Direction = SPI_DIRECTION_2LINES;</text:p>
        <text:p text:style-name="P1"><text:s text:c="4"/>hspi1.Init.DataSize = SPI_DATASIZE_8BIT;</text:p>
        <text:p text:style-name="P1"><text:s text:c="4"/>hspi1.Init.CLKPolarity = SPI_POLARITY_LOW;</text:p>
        <text:p text:style-name="P1"><text:s text:c="4"/>hspi1.Init.CLKPhase = SPI_PHASE_1EDGE;</text:p>
        <text:p text:style-name="P1"><text:s text:c="4"/>hspi1.Init.BaudRatePrescaler = SPI_BAUDRATEPRESCALER_16; // Match device specs</text:p>
        <text:p text:style-name="P1"><text:s text:c="4"/>hspi1.Init.FirstBit = SPI_FIRSTBIT_MSB;</text:p>
        <text:p text:style-name="P1"><text:s text:c="4"/>HAL_SPI_Init(&amp;hspi1);</text:p>
        <text:p text:style-name="P1">}</text:p>
        <text:p text:style-name="P1">```</text:p>
        <text:p text:style-name="P1"/>
        <text:p text:style-name="P1"/>
        <text:p text:style-name="P1">5.2 I²C Example</text:p>
        <text:p text:style-name="P1">Clock stretching in I²C ensures synchronization:</text:p>
        <text:p text:style-name="P1"/>
        <text:p text:style-name="P1">```c</text:p>
        <text:p text:style-name="P1">HAL_I2C_Master_Transmit(&amp;hi2c1, (device_address &lt;&lt; 1), data, length, HAL_MAX_DELAY);</text:p>
        <text:p text:style-name="P1">```</text:p>
        <text:p text:style-name="P1"/>
        <text:p text:style-name="P1">If the slave stretches the clock, the MCU waits automatically for the SCL line to be released.</text:p>
        <text:p text:style-name="P1"/>
        <text:p text:style-name="P1">5.3 Clock Distribution Example</text:p>
        <text:p text:style-name="P1">Use a clock IC (e.g., Si5351) to distribute synchronized clock signals:</text:p>
        <text:p text:style-name="P1"/>
        <text:p text:style-name="P1">Generate multiple clock outputs from a single source.</text:p>
        <text:p text:style-name="P1">Configure the IC via I²C or SPI for desired frequencies.</text:p>
        <text:p text:style-name="P1"/>
        <text:p text:style-name="P1"/>
        <text:p text:style-name="P1">6. Recommendations</text:p>
        <text:p text:style-name="P1"/>
        <text:p text:style-name="P1">Single-Board Systems:</text:p>
        <text:p text:style-name="P1"/>
        <text:p text:style-name="P1">Use a single master clock and distribute it directly or via a clock buffer.</text:p>
        <text:p text:style-name="P1"/>
        <text:p text:style-name="P1">Multi-Board Systems:</text:p>
        <text:p text:style-name="P1"/>
        <text:p text:style-name="P1">Use a backplane with clock distribution ICs or PLLs on each board.</text:p>
        <text:p text:style-name="P1"/>
        <text:p text:style-name="P1">Mixed Protocols (SPI and I²C):</text:p>
        <text:p text:style-name="P1"/>
        <text:p text:style-name="P1">Synchronize SPI devices with the SCLK signal.</text:p>
        <text:p text:style-name="P1">Synchronize I²C devices using clock stretching or periodic synchronization commands.</text:p>
        <text:p text:style-name="P1"/>
        <text:p text:style-name="P1"/>
        <text:p text:style-name="P1"/>
        <text:p text:style-name="P1">1. Clock Synchronization Scheme Design</text:p>
        <text:p text:style-name="P1"/>
        <text:p text:style-name="P1">1.1 Understanding Your System</text:p>
        <text:p text:style-name="P1"/>
        <text:p text:style-name="P1">Our system uses:</text:p>
        <text:p text:style-name="P1"/>
        <text:p text:style-name="P1">Analog fuzzy logic gates connected via daughterboards.</text:p>
        <text:p text:style-name="P1">Communication and control layers managed by a digital MCU or FPGA.</text:p>
        <text:p text:style-name="P1">SPI and I²C communication for DAC/ADC and peripheral control.</text:p>
        <text:p text:style-name="P1"/>
        <text:p text:style-name="P1">Synchronization Requirements:</text:p>
        <text:p text:style-name="P1"/>
        <text:p text:style-name="P1">All daughterboards need a shared, stable clock for their logic gates, SPI/I²C communication, and data coordination.</text:p>
        <text:p text:style-name="P1">The motherboard needs to distribute the clock efficiently across all boards.</text:p>
        <text:p text:style-name="P1">1.2 Proposed Synchronization Scheme</text:p>
        <text:p text:style-name="P1"/>
        <text:p text:style-name="P1">Master Clock Generator:</text:p>
        <text:p text:style-name="P1"/>
        <text:p text:style-name="P1">Use a central clock generator IC (e.g., Si5351) on the motherboard to produce the system clock.</text:p>
        <text:p text:style-name="P1"/>
        <text:p text:style-name="P1">The master clock provides:</text:p>
        <text:p text:style-name="P1">SPI Clock (SCLK) for SPI devices.</text:p>
        <text:p text:style-name="P1">Reference Clock for analog fuzzy logic synchronization.</text:p>
        <text:p text:style-name="P1">I²C Bus Clock (SCL) for I²C devices.</text:p>
        <text:p text:style-name="P1"/>
        <text:p text:style-name="P1">Clock Distribution:</text:p>
        <text:p text:style-name="P1"/>
        <text:p text:style-name="P1">Clock Tree Topology:</text:p>
        <text:p text:style-name="P1"/>
        <text:p text:style-name="P1">Use clock distribution ICs (e.g., CDCLVD1212) to split the master clock into multiple low-skew branches for <text:soft-page-break/>daughterboards.</text:p>
        <text:p text:style-name="P1">Each branch carries the same clock signal to all connected daughterboards.</text:p>
        <text:p text:style-name="P1"/>
        <text:p text:style-name="P1">Buffering:</text:p>
        <text:p text:style-name="P1"/>
        <text:p text:style-name="P1">Place a clock buffer (e.g., LMK00304) near each daughterboard connector to ensure signal integrity and minimize skew.</text:p>
        <text:p text:style-name="P1"/>
        <text:p text:style-name="P1">Daughterboard Synchronization:</text:p>
        <text:p text:style-name="P1"/>
        <text:p text:style-name="P1">Each daughterboard receives the clock from the motherboard and uses it to synchronize its local components (e.g., VCAs, DACs, ADCs).</text:p>
        <text:p text:style-name="P1"/>
        <text:p text:style-name="P1">Multi-Board Communication:</text:p>
        <text:p text:style-name="P1"/>
        <text:p text:style-name="P1">Use SPI or I²C for control signals, synchronized with the clock.</text:p>
        <text:p text:style-name="P1"/>
        <text:p text:style-name="P1"/>
        <text:p text:style-name="P1">1.3 Circuit Design Example</text:p>
        <text:p text:style-name="P1"/>
        <text:p text:style-name="P1">Motherboard:</text:p>
        <text:p text:style-name="P1"/>
        <text:p text:style-name="P1">Clock Generator (e.g., Si5351) outputs a 12 MHz clock.</text:p>
        <text:p text:style-name="P1">Clock Distribution IC (e.g., CDCLVD1212) splits the signal into 8 outputs.</text:p>
        <text:p text:style-name="P1">Outputs routed to daughterboard connectors via traces.</text:p>
        <text:p text:style-name="P1"/>
        <text:p text:style-name="P1">Daughterboard:</text:p>
        <text:p text:style-name="P1"/>
        <text:p text:style-name="P1">Local PLL or clock buffer (e.g., CDCE913) generates specific clock frequencies for analog and digital components.</text:p>
        <text:p text:style-name="P1"/>
        <text:p text:style-name="P1"/>
        <text:p text:style-name="P1">2. Choosing Clock ICs</text:p>
        <text:p text:style-name="P1"/>
        <text:p text:style-name="P1">2.1 Master Clock Generator</text:p>
        <text:p text:style-name="P1">Si5351:</text:p>
        <text:p text:style-name="P1"/>
        <text:p text:style-name="P1">Key Features:</text:p>
        <text:p text:style-name="P1">Programmable clock generator with 3 independent outputs.</text:p>
        <text:p text:style-name="P1">Generates frequencies from 8 kHz to 160 MHz.</text:p>
        <text:p text:style-name="P1">Controlled via I²C.</text:p>
        <text:p text:style-name="P1"/>
        <text:p text:style-name="P1">Why Si5351?</text:p>
        <text:p text:style-name="P1">Cost-effective, compact, and versatile.</text:p>
        <text:p text:style-name="P1">Can generate clock signals for SPI, I²C, and fuzzy logic circuits.</text:p>
        <text:p text:style-name="P1">Power: 3.3V supply.</text:p>
        <text:p text:style-name="P1"/>
        <text:p text:style-name="P1">Alternatives:</text:p>
        <text:p text:style-name="P1"/>
        <text:p text:style-name="P1">Si570: Higher precision but more expensive.</text:p>
        <text:p text:style-name="P1">LTC6900: Simplistic clock source for fixed frequencies.</text:p>
        <text:p text:style-name="P1"/>
        <text:p text:style-name="P1">2.2 Clock Distribution IC</text:p>
        <text:p text:style-name="P1">CDCLVD1212:</text:p>
        <text:p text:style-name="P1"/>
        <text:p text:style-name="P1">Key Features:</text:p>
        <text:p text:style-name="P1">12-output clock distribution chip with low skew.</text:p>
        <text:p text:style-name="P1">Differential or single-ended clock outputs.</text:p>
        <text:p text:style-name="P1"/>
        <text:p text:style-name="P1">Why CDCLVD1212?</text:p>
        <text:p text:style-name="P1">Perfect for distributing a single clock signal to multiple daughterboards.</text:p>
        <text:p text:style-name="P1">Ensures minimal timing skew across all branches.</text:p>
        <text:p text:style-name="P1">Power: 3.3V or 2.5V supply.</text:p>
        <text:p text:style-name="P1"/>
        <text:p text:style-name="P1">Alternatives:</text:p>
        <text:p text:style-name="P1"/>
        <text:p text:style-name="P1">LMK00304: Low-jitter, quad-output clock buffer.</text:p>
        <text:p text:style-name="P1">CDCLVP1208: High-performance, 8-output clock driver.</text:p>
        <text:p text:style-name="P1"/>
        <text:p text:style-name="P1">2.3 Daughterboard Clock Buffer</text:p>
        <text:p text:style-name="P1">CDCE913:</text:p>
        <text:p text:style-name="P1"/>
        <text:p text:style-name="P1">Key Features:</text:p>
        <text:p text:style-name="P1">Programmable PLL for generating local clock frequencies.</text:p>
        <text:p text:style-name="P1">Low jitter and easy configuration via I²C.</text:p>
        <text:p text:style-name="P1"/>
        <text:p text:style-name="P1">Why CDCE913?</text:p>
        <text:p text:style-name="P1">Useful for daughterboards requiring specific local frequencies.</text:p>
        <text:p text:style-name="P1">Can regenerate the master clock for improved signal integrity.</text:p>
        <text:p text:style-name="P1">Power: 3.3V supply.</text:p>
        <text:p text:style-name="P1"/>
        <text:p text:style-name="P1">Alternatives:</text:p>
        <text:p text:style-name="P1"/>
        <text:p text:style-name="P1">ICS511: Fixed-frequency PLL multiplier.</text:p>
        <text:p text:style-name="P1">ADCLK944: Ultra-low-jitter clock buffer.</text:p>
        <text:p text:style-name="P1"/>
        <text:p text:style-name="P1">3. Implementation Steps</text:p>
        <text:p text:style-name="P1"/>
        <text:p text:style-name="P1">Motherboard:</text:p>
        <text:p text:style-name="P1"/>
        <text:p text:style-name="P1">Place the Si5351 as the clock generator.</text:p>
        <text:p text:style-name="P1">Use the CDCLVD1212 to split the clock signal into multiple outputs.</text:p>
        <text:p text:style-name="P1">Route clock signals to the daughterboard connectors using equal-length traces.</text:p>
        <text:p text:style-name="P1"/>
        <text:p text:style-name="P1">Daughterboards:</text:p>
        <text:p text:style-name="P1"/>
        <text:p text:style-name="P1">Place a CDCE913 to buffer and regenerate the clock.</text:p>
        <text:p text:style-name="P1">Use this clock to drive SPI, I²C, and analog components locally.</text:p>
        <text:p text:style-name="P1"/>
        <text:p text:style-name="P1">Power Decoupling:</text:p>
        <text:p text:style-name="P1"/>
        <text:p text:style-name="P1">Add decoupling capacitors (0.1 µF and 10 µF) near <text:soft-page-break/>each clock IC to ensure clean power.</text:p>
        <text:p text:style-name="P1"/>
        <text:p text:style-name="P1"/>
        <text:p text:style-name="P1">4. Advantages of This Scheme</text:p>
        <text:p text:style-name="P1">Low Jitter: Ensures reliable operation for high-speed SPI and sensitive analog circuits.</text:p>
        <text:p text:style-name="P1">Scalability: Add more daughterboards by expanding the clock tree.</text:p>
        <text:p text:style-name="P1">Flexibility: Use PLLs on daughterboards to generate specific local frequencies as needed.</text:p>
        <text:p text:style-name="P1">Next Steps</text:p>
        <text:p text:style-name="P1">Would you like:</text:p>
        <text:p text:style-name="P1"/>
        <text:p text:style-name="P1">A schematic diagram for the motherboard clock tree design?</text:p>
        <text:p text:style-name="P1">Firmware examples for configuring the Si5351 or CDCE913 via I²C?</text:p>
        <text:p text:style-name="P1"/>
        <text:p text:style-name="P1"/>
        <text:p text:style-name="P1"/>
        <text:p text:style-name="P1">Create schematic for clock distribution.</text:p>
        <text:p text:style-name="P1"/>
        <text:p text:style-name="P1">Generate firmware for clock synchronization.</text:p>
        <text:p text:style-name="P1"/>
        <text:p text:style-name="P1"/>
        <text:p text:style-name="P1"/>
        <text:p text:style-name="P1">Schematic for clock distribution.</text:p>
        <text:p text:style-name="P1"/>
        <text:p text:style-name="P1">```python</text:p>
        <text:p text:style-name="P1"># Drawing a schematic for the clock distribution system using Si5351 as the clock generator</text:p>
        <text:p text:style-name="P1"># and CDCLVD1212 as the clock distribution IC.</text:p>
        <text:p text:style-name="P1"/>
        <text:p text:style-name="P1">import matplotlib.pyplot as plt</text:p>
        <text:p text:style-name="P1">import matplotlib.patches as patches</text:p>
        <text:p text:style-name="P1"/>
        <text:p text:style-name="P1"># Initialize the figure</text:p>
        <text:p text:style-name="P1">fig, ax = plt.subplots(figsize=(12, 8))</text:p>
        <text:p text:style-name="P1"/>
        <text:p text:style-name="P1"># Si5351 Clock Generator</text:p>
        <text:p text:style-name="P1">ax.add_patch(patches.Rectangle((2, 6), 2, 1, edgecolor='black', facecolor='lightblue', lw=1))</text:p>
        <text:p text:style-name="P1">ax.text(3, 6.5, "Si5351\nClock Generator", ha='center', va='center', fontsize=10)</text:p>
        <text:p text:style-name="P1"/>
        <text:p text:style-name="P1"># Outputs from Si5351</text:p>
        <text:p text:style-name="P1">for i in range(3):</text:p>
        <text:p text:style-name="P1"><text:s text:c="4"/>ax.arrow(4, 6.5 - i * 0.3, 1.5, 0, head_width=0.1, head_length=0.2, fc='black', ec='black')</text:p>
        <text:p text:style-name="P1"><text:s text:c="4"/>ax.text(4.1, 6.5 - i * 0.3, f"Clk{i+1}", ha='left', va='center', fontsize=8)</text:p>
        <text:p text:style-name="P1"/>
        <text:p text:style-name="P1"># CDCLVD1212 Clock Distribution IC</text:p>
        <text:p text:style-name="P1">ax.add_patch(patches.Rectangle((6, 5.5), 3, 1.5, edgecolor='black', facecolor='lightgreen', lw=1))</text:p>
        <text:p text:style-name="P1">ax.text(7.5, 6.25, "CDCLVD1212\nClock Distribution", ha='center', va='center', fontsize=10)</text:p>
        <text:p text:style-name="P1"/>
        <text:p text:style-name="P1"># Outputs from CDCLVD1212 to daughterboards</text:p>
        <text:p text:style-name="P1">for i in range(8):</text:p>
        <text:p text:style-name="P1"><text:s text:c="4"/>y = 5.5 - i * 0.6</text:p>
        <text:p text:style-name="P1"><text:s text:c="4"/>ax.arrow(9, y + 0.75, 2, 0, head_width=0.1, head_length=0.2, fc='black', ec='black')</text:p>
        <text:p text:style-name="P1"><text:s text:c="4"/>ax.text(11.2, y + 0.75, f"Daughterboard {i+1}", ha='left', va='center', fontsize=8)</text:p>
        <text:p text:style-name="P1"/>
        <text:p text:style-name="P1"># Power connections</text:p>
        <text:p text:style-name="P1">ax.text(2.5, 6.9, "+3.3V", ha='center', va='center', fontsize=8)</text:p>
        <text:p text:style-name="P1">ax.text(6.5, 7.0, "+3.3V", ha='center', va='center', fontsize=8)</text:p>
        <text:p text:style-name="P1">ax.text(2.5, 5.9, "GND", ha='center', va='center', fontsize=8)</text:p>
        <text:p text:style-name="P1">ax.text(6.5, 5.8, "GND", ha='center', va='center', fontsize=8)</text:p>
        <text:p text:style-name="P1"/>
        <text:p text:style-name="P1"># Notes for pull-up resistors and decoupling caps</text:p>
        <text:p text:style-name="P1">ax.text(2, 7.5, "Pull-up resistors on I2C lines (4.7kΩ)", fontsize=8, color="gray")</text:p>
        <text:p text:style-name="P1">ax.text(6, 7.5, "Decoupling capacitors near each IC (0.1µF, 10µF)", fontsize=8, color="gray")</text:p>
        <text:p text:style-name="P1"/>
        <text:p text:style-name="P1"># Set plot limits and hide axes</text:p>
        <text:p text:style-name="P1">ax.set_xlim(0, 12)</text:p>
        <text:p text:style-name="P1">ax.set_ylim(4, 8)</text:p>
        <text:p text:style-name="P1">ax.axis('off')</text:p>
        <text:p text:style-name="P1"/>
        <text:p text:style-name="P1"># Display the schematic</text:p>
        <text:p text:style-name="P1">plt.title("Clock Distribution Schematic: Si5351 and CDCLVD1212", fontsize=12)</text:p>
        <text:p text:style-name="P1">plt.show()</text:p>
        <text:p text:style-name="P1">```</text:p>
        <text:p text:style-name="P1"/>
        <text:p text:style-name="P1"/>
        <text:p text:style-name="P1">Clock Distribution Schematic Description</text:p>
        <text:p text:style-name="P1">Components:</text:p>
        <text:p text:style-name="P1">Clock Generator:</text:p>
        <text:p text:style-name="P1">Si5351 (3 clock outputs, configurable via I²C).</text:p>
        <text:p text:style-name="P1">Clock Distribution IC:</text:p>
        <text:p text:style-name="P1">CDCLVD1212 (12-output, low-skew clock distribution chip).</text:p>
        <text:p text:style-name="P1">Power and Decoupling:</text:p>
        <text:p text:style-name="P1">Provide 3.3V power with decoupling capacitors (0.1 µF and 10 µF near each IC).</text:p>
        <text:p text:style-name="P1">Connections:</text:p>
        <text:p text:style-name="P1">Si5351 Outputs:</text:p>
        <text:p text:style-name="P1">Connect 3 clock outputs from the Si5351 to the inputs of the CDCLVD1212.</text:p>
        <text:p text:style-name="P1">Clock Outputs:</text:p>
        <text:p text:style-name="P1">Distribute the outputs from the CDCLVD1212 to the daughterboards.</text:p>
        <text:p text:style-name="P1">Label each output to correspond with its target daughterboard.</text:p>
        <text:p text:style-name="P1">Additional Notes:</text:p>
        <text:p text:style-name="P1">Add pull-up resistors (e.g., 4.7 kΩ) on the I²C lines for the Si5351.</text:p>
        <text:p text:style-name="P1">Use equal-length traces for the clock signals to minimize skew.</text:p>
        <text:p text:style-name="P1"/>
        <text:p text:style-name="P1"/>
        <text:p text:style-name="P1"><text:soft-page-break/></text:p>
        <text:p text:style-name="P1"/>
        <text:p text:style-name="P1"/>
        <text:p text:style-name="P1"/>
        <text:p text:style-name="P1"/>
        <text:p text:style-name="P1">Can SPI and I²C work together?</text:p>
        <text:p text:style-name="P1">ChatGPT said:</text:p>
        <text:p text:style-name="P1">ChatGPT</text:p>
        <text:p text:style-name="P1">Yes, SPI and I²C can work together in the same system, and it's a common design choice in embedded systems. Each protocol operates independently, and they can coexist without interference as long as they are properly configured and managed by the microcontroller. Here’s how it works:</text:p>
        <text:p text:style-name="P1"/>
        <text:p text:style-name="P1">1. Key Differences Between SPI and I²C</text:p>
        <text:p text:style-name="P1">Feature<text:tab/>SPI<text:tab/>I²C</text:p>
        <text:p text:style-name="P1">Type<text:tab/>Full-Duplex<text:tab/>Half-Duplex</text:p>
        <text:p text:style-name="P1">Speed<text:tab/>Faster (up to 50 Mbps or more)<text:tab/>Slower (up to 3.4 Mbps)</text:p>
        <text:p text:style-name="P1">Wiring<text:tab/>4 Wires (MOSI, MISO, SCLK, CS)<text:tab/>2 Wires (SDA, SCL)</text:p>
        <text:p text:style-name="P1">Device Count<text:tab/>Unlimited (practical limit based on pins for CS)<text:tab/>Limited (7-bit/10-bit address)</text:p>
        <text:p text:style-name="P1">Complexity<text:tab/>Requires more lines for each device<text:tab/>Simpler, shared bus</text:p>
        <text:p text:style-name="P1">2. When to Use Both Together</text:p>
        <text:p text:style-name="P1">Device Mix:</text:p>
        <text:p text:style-name="P1"/>
        <text:p text:style-name="P1">Some peripherals support SPI (e.g., fast DACs, ADCs, sensors), while others support I²C (e.g., EEPROMs, temperature sensors, or slower DACs).</text:p>
        <text:p text:style-name="P1">Using both protocols allows you to connect a wider variety of devices.</text:p>
        <text:p text:style-name="P1">Bandwidth Optimization:</text:p>
        <text:p text:style-name="P1"/>
        <text:p text:style-name="P1">Use SPI for high-speed or large data transfers.</text:p>
        <text:p text:style-name="P1">Use I²C for low-speed devices with fewer pin requirements.</text:p>
        <text:p text:style-name="P1">Pin Constraints:</text:p>
        <text:p text:style-name="P1"/>
        <text:p text:style-name="P1">I²C minimizes pin usage for shared bus devices.</text:p>
        <text:p text:style-name="P1">SPI requires dedicated lines for each slave device but offers higher speed.</text:p>
        <text:p text:style-name="P1">3. Combining SPI and I²C</text:p>
        <text:p text:style-name="P1">Here’s how to combine both protocols in one MCU:</text:p>
        <text:p text:style-name="P1"/>
        <text:p text:style-name="P1">3.1 Shared Pins</text:p>
        <text:p text:style-name="P1">SPI and I²C use different sets of pins, so there’s no electrical interference.</text:p>
        <text:p text:style-name="P1">SPI: MOSI, MISO, SCLK, and CS for each slave device.</text:p>
        <text:p text:style-name="P1">I²C: SDA and SCL shared across all I²C devices.</text:p>
        <text:p text:style-name="P1">3.2 Software Configuration</text:p>
        <text:p text:style-name="P1">Most MCUs (e.g., STM32, ESP32) support both SPI and I²C through separate hardware peripherals.</text:p>
        <text:p text:style-name="P1">Configure each protocol independently in firmware:</text:p>
        <text:p text:style-name="P1">Initialize the SPI peripheral for SPI devices.</text:p>
        <text:p text:style-name="P1">Initialize the I²C peripheral for I²C devices.</text:p>
        <text:p text:style-name="P1">3.3 Communication Management</text:p>
        <text:p text:style-name="P1">SPI and I²C operate asynchronously, so ensure the MCU handles each protocol in separate tasks or through interrupts/DMA.</text:p>
        <text:p text:style-name="P1">4. Example Circuit: SPI and I²C Coexistence</text:p>
        <text:p text:style-name="P1">Peripherals:</text:p>
        <text:p text:style-name="P1">SPI Devices:</text:p>
        <text:p text:style-name="P1">MCP4921 (SPI DAC).</text:p>
        <text:p text:style-name="P1">High-speed ADC.</text:p>
        <text:p text:style-name="P1">I²C Devices:</text:p>
        <text:p text:style-name="P1">MCP4728 (I²C DAC).</text:p>
        <text:p text:style-name="P1">Temperature sensor.</text:p>
        <text:p text:style-name="P1">Connections:</text:p>
        <text:p text:style-name="P1">Pin<text:tab/>Connection</text:p>
        <text:p text:style-name="P1">MOSI (SPI)<text:tab/>SPI DAC, ADC</text:p>
        <text:p text:style-name="P1">MISO (SPI)<text:tab/>SPI ADC</text:p>
        <text:p text:style-name="P1">SCLK (SPI)<text:tab/>SPI DAC, ADC</text:p>
        <text:p text:style-name="P1">CS1 (SPI)<text:tab/>SPI DAC</text:p>
        <text:p text:style-name="P1">CS2 (SPI)<text:tab/>SPI ADC</text:p>
        <text:p text:style-name="P1">SDA (I²C)<text:tab/>I²C DAC, sensor</text:p>
        <text:p text:style-name="P1">SCL (I²C)<text:tab/>I²C DAC, sensor</text:p>
        <text:p text:style-name="P1">GND<text:tab/>Common ground</text:p>
        <text:p text:style-name="P1">5. Firmware Example</text:p>
        <text:p text:style-name="P1">SPI Initialization:</text:p>
        <text:p text:style-name="P1">c</text:p>
        <text:p text:style-name="P1">Copy code</text:p>
        <text:p text:style-name="P1">SPI_HandleTypeDef hspi1;</text:p>
        <text:p text:style-name="P1"/>
        <text:p text:style-name="P1">void SPI_Init() {</text:p>
        <text:p text:style-name="P1"><text:s text:c="4"/>hspi1.Instance = SPI1;</text:p>
        <text:p text:style-name="P1"><text:s text:c="4"/>hspi1.Init.Mode = SPI_MODE_MASTER;</text:p>
        <text:p text:style-name="P1"><text:s text:c="4"/>hspi1.Init.Direction = SPI_DIRECTION_2LINES;</text:p>
        <text:p text:style-name="P1"><text:s text:c="4"/>hspi1.Init.DataSize = SPI_DATASIZE_8BIT;</text:p>
        <text:p text:style-name="P1"><text:s text:c="4"/>hspi1.Init.CLKPolarity = SPI_POLARITY_LOW;</text:p>
        <text:p text:style-name="P1"><text:s text:c="4"/>hspi1.Init.CLKPhase = SPI_PHASE_1EDGE;</text:p>
        <text:p text:style-name="P1"><text:s text:c="4"/>hspi1.Init.NSS = SPI_NSS_SOFT;</text:p>
        <text:p text:style-name="P1"><text:s text:c="4"/>hspi1.Init.BaudRatePrescaler = SPI_BAUDRATEPRESCALER_16; // Adjust for device speed</text:p>
        <text:p text:style-name="P1"><text:s text:c="4"/>hspi1.Init.FirstBit = SPI_FIRSTBIT_MSB;</text:p>
        <text:p text:style-name="P1"><text:s text:c="4"/>HAL_SPI_Init(&amp;hspi1);</text:p>
        <text:p text:style-name="P1">}</text:p>
        <text:p text:style-name="P1">I²C Initialization:</text:p>
        <text:p text:style-name="P1">c</text:p>
        <text:p text:style-name="P1">Copy code</text:p>
        <text:p text:style-name="P1">I2C_HandleTypeDef hi2c1;</text:p>
        <text:p text:style-name="P1"/>
        <text:p text:style-name="P1">void I2C_Init() {</text:p>
        <text:p text:style-name="P1"><text:s text:c="4"/>hi2c1.Instance = I2C1;</text:p>
        <text:p text:style-name="P1"><text:s text:c="4"/>hi2c1.Init.ClockSpeed = 100000; // Standard mode: 100 kHz</text:p>
        <text:p text:style-name="P1"><text:s text:c="4"/>hi2c1.Init.DutyCycle = I2C_DUTYCYCLE_2;</text:p>
        <text:p text:style-name="P1"><text:s text:c="4"/>hi2c1.Init.OwnAddress1 = 0x00; // Not used for master</text:p>
        <text:p text:style-name="P1"><text:s text:c="4"/>hi2c1.Init.AddressingMode = I2C_ADDRESSINGMODE_7BIT;</text:p>
        <text:p text:style-name="P1"><text:s text:c="4"/>hi2c1.Init.DualAddressMode = I2C_DUALADDRESS_DISABLE;</text:p>
        <text:p text:style-name="P1"><text:s text:c="4"/>hi2c1.Init.GeneralCallMode = I2C_GENERALCALL_DISABLE;</text:p>
        <text:p text:style-name="P1"><text:s text:c="4"/>hi2c1.Init.NoStretchMode = <text:soft-page-break/>I2C_NOSTRETCH_DISABLE;</text:p>
        <text:p text:style-name="P1"><text:s text:c="4"/>HAL_I2C_Init(&amp;hi2c1);</text:p>
        <text:p text:style-name="P1">}</text:p>
        <text:p text:style-name="P1">SPI Communication Example:</text:p>
        <text:p text:style-name="P1">c</text:p>
        <text:p text:style-name="P1">Copy code</text:p>
        <text:p text:style-name="P1">uint8_t spi_data = 0xAA; // Example data</text:p>
        <text:p text:style-name="P1">HAL_GPIO_WritePin(CS_GPIO_Port, CS_Pin, GPIO_PIN_RESET); // Select device</text:p>
        <text:p text:style-name="P1">HAL_SPI_Transmit(&amp;hspi1, &amp;spi_data, 1, HAL_MAX_DELAY); <text:s text:c="2"/>// Transmit data</text:p>
        <text:p text:style-name="P1">HAL_GPIO_WritePin(CS_GPIO_Port, CS_Pin, GPIO_PIN_SET); <text:s text:c="2"/>// Deselect device</text:p>
        <text:p text:style-name="P1">I²C Communication Example:</text:p>
        <text:p text:style-name="P1">c</text:p>
        <text:p text:style-name="P1">Copy code</text:p>
        <text:p text:style-name="P1">uint8_t i2c_data[3] = {0x40, 0x12, 0x34}; // Example data</text:p>
        <text:p text:style-name="P1">HAL_I2C_Master_Transmit(&amp;hi2c1, (0x60 &lt;&lt; 1), i2c_data, 3, HAL_MAX_DELAY); // Transmit to I²C device</text:p>
        <text:p text:style-name="P1">6. Challenges and Solutions</text:p>
        <text:p text:style-name="P1">Challenge 1: Resource Contention</text:p>
        <text:p text:style-name="P1">Issue: SPI and I²C might compete for MCU processing time.</text:p>
        <text:p text:style-name="P1">Solution: Use interrupts or DMA to handle communication efficiently.</text:p>
        <text:p text:style-name="P1">Challenge 2: Pin Configuration Conflicts</text:p>
        <text:p text:style-name="P1">Issue: Pins might overlap in some MCU configurations.</text:p>
        <text:p text:style-name="P1">Solution: Choose an MCU with sufficient GPIOs or remap pins.</text:p>
        <text:p text:style-name="P1">Challenge 3: Timing Conflicts</text:p>
        <text:p text:style-name="P1">Issue: Both protocols might require simultaneous access.</text:p>
        <text:p text:style-name="P1">Solution: Schedule communications in separate tasks or queues (e.g., in RTOS).</text:p>
        <text:p text:style-name="P1">7. Use Cases for SPI and I²C Together</text:p>
        <text:p text:style-name="P1">Mixed Peripherals: Using an SPI DAC for high-speed analog signal generation and an I²C sensor for monitoring.</text:p>
        <text:p text:style-name="P1">Reduced Wiring: Combining SPI for speed and I²C for shared, low-speed peripherals.</text:p>
        <text:p text:style-name="P1">Complex Systems: Large systems where different devices natively support SPI or I²C.</text:p>
        <text:p text:style-name="P1">Let me know if you'd like further help with code, specific device integration, or circuit examples! 😊</text:p>
        <text:p text:style-name="P1"/>
        <text:p text:style-name="P1"/>
        <text:p text:style-name="P1"/>
        <text:p text:style-name="P1"/>
        <text:p text:style-name="P1">#####</text:p>
        <text:p text:style-name="P1"/>
        <text:p text:style-name="P1"/>
        <text:p text:style-name="P1"/>
        <text:p text:style-name="P1"/>
        <text:p text:style-name="P1">Show me SPI and I²C sample codes.</text:p>
        <text:p text:style-name="P1">ChatGPT said:</text:p>
        <text:p text:style-name="P1">ChatGPT</text:p>
        <text:p text:style-name="P1">Here are SPI and I²C sample codes for common microcontrollers (e.g., STM32 or ESP32) to demonstrate how these protocols work in embedded systems:</text:p>
        <text:p text:style-name="P1"/>
        <text:p text:style-name="P1">1. SPI Example Code</text:p>
        <text:p text:style-name="P1">Target Device: MCP4921 (SPI DAC)</text:p>
        <text:p text:style-name="P1">1.1 Initialization</text:p>
        <text:p text:style-name="P1">Configure the SPI peripheral on the MCU:</text:p>
        <text:p text:style-name="P1"/>
        <text:p text:style-name="P1">c</text:p>
        <text:p text:style-name="P1">Copy code</text:p>
        <text:p text:style-name="P1">SPI_HandleTypeDef hspi1;</text:p>
        <text:p text:style-name="P1"/>
        <text:p text:style-name="P1">void SPI_Init() {</text:p>
        <text:p text:style-name="P1"><text:s text:c="4"/>hspi1.Instance = SPI1;</text:p>
        <text:p text:style-name="P1"><text:s text:c="4"/>hspi1.Init.Mode = SPI_MODE_MASTER;</text:p>
        <text:p text:style-name="P1"><text:s text:c="4"/>hspi1.Init.Direction = SPI_DIRECTION_2LINES; // Full-duplex</text:p>
        <text:p text:style-name="P1"><text:s text:c="4"/>hspi1.Init.DataSize = SPI_DATASIZE_16BIT; <text:s text:c="3"/>// 16-bit data for MCP4921</text:p>
        <text:p text:style-name="P1"><text:s text:c="4"/>hspi1.Init.CLKPolarity = SPI_POLARITY_LOW; <text:s text:c="2"/>// CPOL = 0</text:p>
        <text:p text:style-name="P1"><text:s text:c="4"/>hspi1.Init.CLKPhase = SPI_PHASE_1EDGE; <text:s text:c="6"/>// CPHA = 0</text:p>
        <text:p text:style-name="P1"><text:s text:c="4"/>hspi1.Init.NSS = SPI_NSS_SOFT; <text:s text:c="14"/>// Software-managed NSS</text:p>
        <text:p text:style-name="P1"><text:s text:c="4"/>hspi1.Init.BaudRatePrescaler = SPI_BAUDRATEPRESCALER_16; // Adjust for speed</text:p>
        <text:p text:style-name="P1"><text:s text:c="4"/>hspi1.Init.FirstBit = SPI_FIRSTBIT_MSB; <text:s text:c="5"/>// MSB first</text:p>
        <text:p text:style-name="P1"><text:s text:c="4"/>HAL_SPI_Init(&amp;hspi1);</text:p>
        <text:p text:style-name="P1">}</text:p>
        <text:p text:style-name="P1">1.2 Transmitting Data</text:p>
        <text:p text:style-name="P1">Send data to the MCP4921 DAC:</text:p>
        <text:p text:style-name="P1"/>
        <text:p text:style-name="P1">c</text:p>
        <text:p text:style-name="P1">Copy code</text:p>
        <text:p text:style-name="P1">void WriteToDAC(uint16_t value) {</text:p>
        <text:p text:style-name="P1"><text:s text:c="4"/>uint16_t command = 0x3000 | (value &amp; 0x0FFF); // MCP4921: Config bits + 12-bit value</text:p>
        <text:p text:style-name="P1"><text:s text:c="4"/>HAL_GPIO_WritePin(GPIOB, GPIO_PIN_0, GPIO_PIN_RESET); // Pull CS low</text:p>
        <text:p text:style-name="P1"><text:s text:c="4"/>HAL_SPI_Transmit(&amp;hspi1, (uint8_t *)&amp;command, 1, HAL_MAX_DELAY); // Send data</text:p>
        <text:p text:style-name="P1"><text:s text:c="4"/>HAL_GPIO_WritePin(GPIOB, GPIO_PIN_0, GPIO_PIN_SET); // Pull CS high</text:p>
        <text:p text:style-name="P1">}</text:p>
        <text:p text:style-name="P1">1.3 Example Usage</text:p>
        <text:p text:style-name="P1">c</text:p>
        <text:p text:style-name="P1">Copy code</text:p>
        <text:p text:style-name="P1">int main() {</text:p>
        <text:p text:style-name="P1"><text:s text:c="4"/>HAL_Init();</text:p>
        <text:p text:style-name="P1"><text:s text:c="4"/>SPI_Init();</text:p>
        <text:p text:style-name="P1"/>
        <text:p text:style-name="P1"><text:s text:c="4"/>while (1) {</text:p>
        <text:p text:style-name="P1"><text:s text:c="8"/>WriteToDAC(2048); // Send mid-scale value (0-4095 for 12-bit DAC)</text:p>
        <text:p text:style-name="P1"><text:s text:c="8"/>HAL_Delay(100);</text:p>
        <text:p text:style-name="P1"><text:s text:c="4"/>}</text:p>
        <text:p text:style-name="P1">}</text:p>
        <text:p text:style-name="P1"><text:soft-page-break/>2. I²C Example Code</text:p>
        <text:p text:style-name="P1">Target Device: MCP4725 (I²C DAC)</text:p>
        <text:p text:style-name="P1">2.1 Initialization</text:p>
        <text:p text:style-name="P1">Configure the I²C peripheral on the MCU:</text:p>
        <text:p text:style-name="P1"/>
        <text:p text:style-name="P1">c</text:p>
        <text:p text:style-name="P1">Copy code</text:p>
        <text:p text:style-name="P1">I2C_HandleTypeDef hi2c1;</text:p>
        <text:p text:style-name="P1"/>
        <text:p text:style-name="P1">void I2C_Init() {</text:p>
        <text:p text:style-name="P1"><text:s text:c="4"/>hi2c1.Instance = I2C1;</text:p>
        <text:p text:style-name="P1"><text:s text:c="4"/>hi2c1.Init.ClockSpeed = 100000; // Standard mode: 100 kHz</text:p>
        <text:p text:style-name="P1"><text:s text:c="4"/>hi2c1.Init.DutyCycle = I2C_DUTYCYCLE_2;</text:p>
        <text:p text:style-name="P1"><text:s text:c="4"/>hi2c1.Init.OwnAddress1 = 0x00; // Not used in master mode</text:p>
        <text:p text:style-name="P1"><text:s text:c="4"/>hi2c1.Init.AddressingMode = I2C_ADDRESSINGMODE_7BIT;</text:p>
        <text:p text:style-name="P1"><text:s text:c="4"/>hi2c1.Init.DualAddressMode = I2C_DUALADDRESS_DISABLE;</text:p>
        <text:p text:style-name="P1"><text:s text:c="4"/>hi2c1.Init.GeneralCallMode = I2C_GENERALCALL_DISABLE;</text:p>
        <text:p text:style-name="P1"><text:s text:c="4"/>hi2c1.Init.NoStretchMode = I2C_NOSTRETCH_DISABLE;</text:p>
        <text:p text:style-name="P1"><text:s text:c="4"/>HAL_I2C_Init(&amp;hi2c1);</text:p>
        <text:p text:style-name="P1">}</text:p>
        <text:p text:style-name="P1">2.2 Transmitting Data</text:p>
        <text:p text:style-name="P1">Send data to the MCP4725 DAC:</text:p>
        <text:p text:style-name="P1"/>
        <text:p text:style-name="P1">c</text:p>
        <text:p text:style-name="P1">Copy code</text:p>
        <text:p text:style-name="P1">void WriteToI2CDAC(uint16_t value) {</text:p>
        <text:p text:style-name="P1"><text:s text:c="4"/>uint8_t data[3];</text:p>
        <text:p text:style-name="P1"><text:s text:c="4"/>data[0] = 0x40; // MCP4725: Fast mode write command</text:p>
        <text:p text:style-name="P1"><text:s text:c="4"/>data[1] = (value &gt;&gt; 4) &amp; 0xFF; // Upper 8 bits</text:p>
        <text:p text:style-name="P1"><text:s text:c="4"/>data[2] = (value &lt;&lt; 4) &amp; 0xFF; // Lower 4 bits</text:p>
        <text:p text:style-name="P1"/>
        <text:p text:style-name="P1"><text:s text:c="4"/>HAL_I2C_Master_Transmit(&amp;hi2c1, (0x60 &lt;&lt; 1), data, 3, HAL_MAX_DELAY); // 0x60: DAC I2C address</text:p>
        <text:p text:style-name="P1">}</text:p>
        <text:p text:style-name="P1">2.3 Example Usage</text:p>
        <text:p text:style-name="P1">c</text:p>
        <text:p text:style-name="P1">Copy code</text:p>
        <text:p text:style-name="P1">int main() {</text:p>
        <text:p text:style-name="P1"><text:s text:c="4"/>HAL_Init();</text:p>
        <text:p text:style-name="P1"><text:s text:c="4"/>I2C_Init();</text:p>
        <text:p text:style-name="P1"/>
        <text:p text:style-name="P1"><text:s text:c="4"/>while (1) {</text:p>
        <text:p text:style-name="P1"><text:s text:c="8"/>WriteToI2CDAC(2048); // Send mid-scale value (0-4095 for 12-bit DAC)</text:p>
        <text:p text:style-name="P1"><text:s text:c="8"/>HAL_Delay(100);</text:p>
        <text:p text:style-name="P1"><text:s text:c="4"/>}</text:p>
        <text:p text:style-name="P1">}</text:p>
        <text:p text:style-name="P1">3. Combining SPI and I²C</text:p>
        <text:p text:style-name="P1">For systems with both SPI and I²C peripherals:</text:p>
        <text:p text:style-name="P1"/>
        <text:p text:style-name="P1">Initialize both peripherals separately.</text:p>
        <text:p text:style-name="P1">Use SPI for high-speed DACs or ADCs and I²C for slower sensors or DACs.</text:p>
        <text:p text:style-name="P1">Example: Using SPI and I²C Together</text:p>
        <text:p text:style-name="P1">c</text:p>
        <text:p text:style-name="P1">Copy code</text:p>
        <text:p text:style-name="P1">int main() {</text:p>
        <text:p text:style-name="P1"><text:s text:c="4"/>HAL_Init();</text:p>
        <text:p text:style-name="P1"><text:s text:c="4"/>SPI_Init();</text:p>
        <text:p text:style-name="P1"><text:s text:c="4"/>I2C_Init();</text:p>
        <text:p text:style-name="P1"/>
        <text:p text:style-name="P1"><text:s text:c="4"/>while (1) {</text:p>
        <text:p text:style-name="P1"><text:s text:c="8"/>WriteToDAC(3000); // Send data to SPI DAC</text:p>
        <text:p text:style-name="P1"><text:s text:c="8"/>WriteToI2CDAC(1000); // Send data to I²C DAC</text:p>
        <text:p text:style-name="P1"><text:s text:c="8"/>HAL_Delay(100);</text:p>
        <text:p text:style-name="P1"><text:s text:c="4"/>}</text:p>
        <text:p text:style-name="P1">}</text:p>
        <text:p text:style-name="P1">4. Key Considerations</text:p>
        <text:p text:style-name="P1">SPI Timing:</text:p>
        <text:p text:style-name="P1">Ensure the SPI clock speed is compatible with your device.</text:p>
        <text:p text:style-name="P1">I²C Addressing:</text:p>
        <text:p text:style-name="P1">Use the correct 7-bit or 10-bit address for your I²C devices.</text:p>
        <text:p text:style-name="P1">Error Handling:</text:p>
        <text:p text:style-name="P1">Check for errors (e.g., timeouts, NACK) during communication.</text:p>
        <text:p text:style-name="P1">Power and Ground:</text:p>
        <text:p text:style-name="P1">Ensure all devices share a common ground and proper decoupling.</text:p>
        <text:p text:style-name="P1">Would you like further help customizing this code for a specific microcontroller or device? 😊</text:p>
        <text:p text:style-name="P1"/>
        <text:p text:style-name="P1"/>
        <text:p text:style-name="P1"/>
        <text:p text:style-name="P1"/>
        <text:p text:style-name="P1">#####</text:p>
        <text:p text:style-name="P1"/>
        <text:p text:style-name="P1"/>
        <text:p text:style-name="P1"/>
        <text:p text:style-name="P1"/>
        <text:p text:style-name="P1">Explain SPI vs I²C trade-offs.</text:p>
        <text:p text:style-name="P1">ChatGPT said:</text:p>
        <text:p text:style-name="P1">ChatGPT</text:p>
        <text:p text:style-name="P1">Choosing between SPI and I²C depends on your system's requirements, such as speed, complexity, and the number of devices. Here’s a detailed comparison to help you understand the trade-offs:</text:p>
        <text:p text:style-name="P1"/>
        <text:p text:style-name="P1">1. Basics of SPI and I²C</text:p>
        <text:p text:style-name="P1">Feature<text:tab/>SPI (Serial Peripheral Interface)<text:tab/>I²C (Inter-Integrated Circuit)</text:p>
        <text:p text:style-name="P1">Type<text:tab/>Full-Duplex (simultaneous TX and RX)<text:tab/>Half-Duplex (shared data line)</text:p>
        <text:p text:style-name="P1">Wiring<text:tab/>4 wires minimum (MOSI, MISO, SCLK, CS)<text:tab/>2 wires (SDA, SCL)</text:p>
        <text:p text:style-name="P1">Speed<text:tab/>High (tens of Mbps)<text:tab/>Moderate (standard: 100 kbps, fast: 400 kbps, high: 3.4 Mbps)</text:p>
        <text:p text:style-name="P1">Devices Supported<text:tab/>Limited by CS pins (practically &lt;10)<text:tab/>Up to 127 devices on a single bus</text:p>
        <text:p text:style-name="P1">Clock Signal<text:tab/>Continuous clock<text:tab/>Clock generated only during transmission</text:p>
        <text:p text:style-name="P1">Complexity<text:tab/>Simple protocol, but more wiring<text:soft-page-break/><text:tab/>Complex protocol, but fewer wires</text:p>
        <text:p text:style-name="P1">2. Key Trade-Offs</text:p>
        <text:p text:style-name="P1">2.1 Speed</text:p>
        <text:p text:style-name="P1">SPI:</text:p>
        <text:p text:style-name="P1">Supports much higher data rates (e.g., 10-50 Mbps or more depending on the microcontroller and slave devices).</text:p>
        <text:p text:style-name="P1">Ideal for real-time or high-speed devices such as ADCs, DACs, or displays.</text:p>
        <text:p text:style-name="P1">I²C:</text:p>
        <text:p text:style-name="P1">Slower compared to SPI (100 kHz in standard mode, 400 kHz in fast mode, up to 3.4 MHz in high-speed mode).</text:p>
        <text:p text:style-name="P1">Suitable for low-to-moderate speed peripherals like temperature sensors, EEPROMs, or configuration ICs.</text:p>
        <text:p text:style-name="P1">Trade-Off: Use SPI for time-critical or high-bandwidth applications. Use I²C for less time-sensitive communication.</text:p>
        <text:p text:style-name="P1"/>
        <text:p text:style-name="P1">2.2 Wiring</text:p>
        <text:p text:style-name="P1">SPI:</text:p>
        <text:p text:style-name="P1">Requires separate CS (Chip Select) lines for each slave device, which increases the number of wires as the number of devices grows.</text:p>
        <text:p text:style-name="P1">Example: For 4 devices, you need 7 wires (MOSI, MISO, SCLK, and 4 CS lines).</text:p>
        <text:p text:style-name="P1">I²C:</text:p>
        <text:p text:style-name="P1">Uses only two shared wires (SDA and SCL) for all devices on the bus, regardless of the number of devices.</text:p>
        <text:p text:style-name="P1">Each device is addressed using a unique 7-bit or 10-bit address.</text:p>
        <text:p text:style-name="P1">Trade-Off: Use I²C when you want to minimize wiring, especially in systems with many devices.</text:p>
        <text:p text:style-name="P1"/>
        <text:p text:style-name="P1">2.3 Device Count</text:p>
        <text:p text:style-name="P1">SPI:</text:p>
        <text:p text:style-name="P1">The number of devices is limited by the availability of GPIO pins for CS.</text:p>
        <text:p text:style-name="P1">Practical limit: 4-10 devices per bus.</text:p>
        <text:p text:style-name="P1">I²C:</text:p>
        <text:p text:style-name="P1">Supports up to 127 devices on a single bus (7-bit addressing).</text:p>
        <text:p text:style-name="P1">More scalable in large systems.</text:p>
        <text:p text:style-name="P1">Trade-Off: Use I²C for systems with a large number of devices. Use SPI for smaller systems with fewer devices.</text:p>
        <text:p text:style-name="P1"/>
        <text:p text:style-name="P1">2.4 Complexity</text:p>
        <text:p text:style-name="P1">SPI:</text:p>
        <text:p text:style-name="P1">Simple communication protocol (shifting data on clock edges).</text:p>
        <text:p text:style-name="P1">No addressing overhead; faster setup and fewer collisions.</text:p>
        <text:p text:style-name="P1">I²C:</text:p>
        <text:p text:style-name="P1">More complex protocol with start/stop conditions, acknowledgments (ACK/NACK), and device addressing.</text:p>
        <text:p text:style-name="P1">Collision detection and arbitration are built into the protocol, which makes it robust but adds complexity.</text:p>
        <text:p text:style-name="P1">Trade-Off: Use SPI for simplicity and speed. Use I²C for robustness in multi-device systems.</text:p>
        <text:p text:style-name="P1"/>
        <text:p text:style-name="P1">2.5 Power Consumption</text:p>
        <text:p text:style-name="P1">SPI:</text:p>
        <text:p text:style-name="P1">Continuous clock signal during communication can increase power usage.</text:p>
        <text:p text:style-name="P1">I²C:</text:p>
        <text:p text:style-name="P1">Clock is only active during data transmission, making it more power-efficient in idle states.</text:p>
        <text:p text:style-name="P1">Trade-Off: Use I²C for battery-powered or low-power applications.</text:p>
        <text:p text:style-name="P1"/>
        <text:p text:style-name="P1">2.6 Signal Integrity</text:p>
        <text:p text:style-name="P1">SPI:</text:p>
        <text:p text:style-name="P1">Point-to-point connections ensure better signal integrity.</text:p>
        <text:p text:style-name="P1">Longer distances are possible due to fewer shared signals.</text:p>
        <text:p text:style-name="P1">I²C:</text:p>
        <text:p text:style-name="P1">Shared bus can suffer from noise, especially at high speeds or over long distances.</text:p>
        <text:p text:style-name="P1">Pull-up resistors are necessary for proper operation, and line capacitance limits bus length.</text:p>
        <text:p text:style-name="P1">Trade-Off: Use SPI for longer distances and higher noise environments. Use I²C for short-distance communication in less noisy environments.</text:p>
        <text:p text:style-name="P1"/>
        <text:p text:style-name="P1">2.7 Cost</text:p>
        <text:p text:style-name="P1">SPI:</text:p>
        <text:p text:style-name="P1">Requires more pins and traces on the PCB, which can increase cost in complex systems.</text:p>
      </text:section>
      <text:section text:style-name="Sect2" text:name="Section2">
        <text:p text:style-name="P1">I²C:</text:p>
        <text:p text:style-name="P1">Reduces PCB complexity and wiring cost with its two-wire design.</text:p>
        <text:p text:style-name="P1">Trade-Off: Use I²C to minimize PCB cost and complexity. Use SPI if cost is less of a concern.</text:p>
        <text:p text:style-name="P1"/>
        <text:p text:style-name="P1">3. When to Choose SPI</text:p>
        <text:p text:style-name="P1">High-speed communication is critical (e.g., ADCs, DACs, displays).</text:p>
        <text:p text:style-name="P1">Point-to-point or small-scale communication.</text:p>
        <text:p text:style-name="P1">You can afford extra GPIO pins and wiring.</text:p>
        <text:p text:style-name="P1">4. When to Choose I²C</text:p>
        <text:p text:style-name="P1">Multiple devices need to share a common bus.</text:p>
        <text:p text:style-name="P1">Low-power and low-speed communication (e.g., sensors, EEPROMs).</text:p>
        <text:p text:style-name="P1">Minimal wiring is required (e.g., compact systems).</text:p>
        <text:p text:style-name="P1">5. Can SPI and I²C Coexist?</text:p>
        <text:p text:style-name="P1">Yes! Many systems use both protocols to balance trade-offs:</text:p>
        <text:p text:style-name="P1"/>
        <text:p text:style-name="P1">Use SPI for high-speed peripherals like ADCs, DACs, or displays.</text:p>
        <text:p text:style-name="P1">Use I²C for configuration devices, sensors, or low-speed peripherals.</text:p>
        <text:p text:style-name="P1">Modern microcontrollers often have dedicated hardware for both SPI and I²C, allowing them to work together seamlessly.</text:p>
        <text:p text:style-name="P1">6. Practical Example</text:p>
        <text:p text:style-name="P1"><text:soft-page-break/>Mixed SPI and I²C System</text:p>
        <text:p text:style-name="P1">SPI Devices:</text:p>
        <text:p text:style-name="P1">MCP4921 DAC (SPI): High-speed analog output.</text:p>
        <text:p text:style-name="P1">SPI ADC: Fast data acquisition.</text:p>
        <text:p text:style-name="P1">I²C Devices:</text:p>
        <text:p text:style-name="P1">MCP4728 DAC (I²C): Configuration DAC.</text:p>
        <text:p text:style-name="P1">Temperature sensor (I²C): Low-speed data acquisition.</text:p>
        <text:p text:style-name="P1">Circuit Design:</text:p>
        <text:p text:style-name="P1"/>
        <text:p text:style-name="P1">SPI: Separate MOSI, MISO, SCLK lines with dedicated CS pins for each device.</text:p>
        <text:p text:style-name="P1">I²C: Shared SDA and SCL lines with pull-up resistors.</text:p>
        <text:p text:style-name="P1">Let me know if you’d like help with a mixed SPI-I²C system, schematic, or firmware! 😊</text:p>
        <text:p text:style-name="P1"/>
        <text:p text:style-name="P1"/>
        <text:p text:style-name="P1"/>
        <text:p text:style-name="P1"/>
        <text:p text:style-name="P1">#####</text:p>
        <text:p text:style-name="P1"/>
        <text:p text:style-name="P1"/>
        <text:p text:style-name="P1"/>
        <text:p text:style-name="P1"/>
        <text:p text:style-name="P1">How to handle clock synchronization?</text:p>
        <text:p text:style-name="P1">ChatGPT said:</text:p>
        <text:p text:style-name="P1">ChatGPT</text:p>
        <text:p text:style-name="P1">Clock synchronization is essential in embedded systems to ensure data integrity, timing accuracy, and proper communication between devices. Here's how to handle clock synchronization effectively for SPI, I²C, and systems requiring multiple devices to work together:</text:p>
        <text:p text:style-name="P1"/>
        <text:p text:style-name="P1">1. Clock Synchronization in SPI</text:p>
        <text:p text:style-name="P1">SPI uses a master-generated clock signal (SCLK) to synchronize data exchange with slave devices. Here's how it ensures proper timing:</text:p>
        <text:p text:style-name="P1"/>
        <text:p text:style-name="P1">Key Factors for Synchronization</text:p>
        <text:p text:style-name="P1">Clock Polarity and Phase (CPOL/CPHA):</text:p>
        <text:p text:style-name="P1"/>
        <text:p text:style-name="P1">SPI uses two settings to control the clock signal:</text:p>
        <text:p text:style-name="P1">CPOL (Clock Polarity): Determines the idle state of the clock (high or low).</text:p>
        <text:p text:style-name="P1">CPHA (Clock Phase): Determines whether data is sampled on the rising or falling edge.</text:p>
        <text:p text:style-name="P1">Both master and slave devices must agree on CPOL and CPHA.</text:p>
        <text:p text:style-name="P1">Clock Speed:</text:p>
        <text:p text:style-name="P1"/>
        <text:p text:style-name="P1">Ensure the clock speed (SCLK frequency) is within the operating range of all slave devices.</text:p>
        <text:p text:style-name="P1">Some devices allow different clock speeds for read and write operations.</text:p>
        <text:p text:style-name="P1">Multi-Slave Systems:</text:p>
        <text:p text:style-name="P1"/>
        <text:p text:style-name="P1">Use individual CS (Chip Select) lines to activate one slave at a time.</text:p>
        <text:p text:style-name="P1">Ensure the active slave is ready before toggling the clock.</text:p>
        <text:p text:style-name="P1">Best Practices:</text:p>
        <text:p text:style-name="P1">Match CPOL/CPHA settings between the master and all slaves.</text:p>
        <text:p text:style-name="P1">Use interrupts or DMA to ensure the MCU handles high-speed SPI communication without data loss.</text:p>
        <text:p text:style-name="P1">2. Clock Synchronization in I²C</text:p>
        <text:p text:style-name="P1">I²C includes built-in synchronization features because the clock (SCL) is shared between the master and all slaves.</text:p>
        <text:p text:style-name="P1"/>
        <text:p text:style-name="P1">Key Features for Synchronization:</text:p>
        <text:p text:style-name="P1">Clock Stretching:</text:p>
        <text:p text:style-name="P1"/>
        <text:p text:style-name="P1">Slaves can hold the SCL line low to delay the clock and signal they need more time to process data.</text:p>
        <text:p text:style-name="P1">The master must check the SCL line and wait for it to go high before proceeding.</text:p>
        <text:p text:style-name="P1">Arbitration:</text:p>
        <text:p text:style-name="P1"/>
        <text:p text:style-name="P1">In multi-master systems, clock arbitration ensures only one master controls the clock at a time.</text:p>
        <text:p text:style-name="P1">If multiple masters attempt to drive the bus, they back off until the bus is free.</text:p>
        <text:p text:style-name="P1">Pull-Up Resistors:</text:p>
        <text:p text:style-name="P1"/>
        <text:p text:style-name="P1">Both SDA and SCL lines must have pull-up resistors to ensure proper voltage levels during idle states.</text:p>
        <text:p text:style-name="P1">Best Practices:</text:p>
        <text:p text:style-name="P1">Use appropriate pull-up resistor values (e.g., 4.7 kΩ for standard mode, 2.2 kΩ for fast mode).</text:p>
        <text:p text:style-name="P1">Design the I²C clock speed based on the slowest device on the bus.</text:p>
        <text:p text:style-name="P1">3. Clock Synchronization in Multi-Device Systems</text:p>
        <text:p text:style-name="P1">When multiple devices or subsystems need a shared clock, synchronization can become more complex. Here are strategies to handle it:</text:p>
        <text:p text:style-name="P1"/>
        <text:p text:style-name="P1">3.1 Single Master Clock</text:p>
        <text:p text:style-name="P1">Description:</text:p>
        <text:p text:style-name="P1">Use a single clock generator (e.g., a crystal oscillator or clock IC) as the master clock for the entire system.</text:p>
        <text:p text:style-name="P1">Distribute the clock signal to all devices.</text:p>
        <text:p text:style-name="P1">Applications:</text:p>
        <text:p text:style-name="P1">Systems requiring precise timing, such as ADCs/DACs, FPGAs, or synchronized processors.</text:p>
        <text:p text:style-name="P1">3.2 Clock Tree Distribution</text:p>
        <text:p text:style-name="P1">Description:</text:p>
        <text:p text:style-name="P1">Use clock buffers or clock distribution ICs (e.g., CDCLVD1212, LMK00304) to distribute the master clock to multiple devices.</text:p>
        <text:p text:style-name="P1">Ensures low jitter and minimal skew between devices.</text:p>
        <text:p text:style-name="P1">Applications:</text:p>
        <text:p text:style-name="P1">Multi-board systems with shared clock requirements.</text:p>
        <text:p text:style-name="P1">3.3 Daisy-Chained Clock</text:p>
        <text:p text:style-name="P1">Description:</text:p>
        <text:p text:style-name="P1">Each device receives the clock from the previous device and forwards it to the next.</text:p>
        <text:p text:style-name="P1">Can introduce jitter, so it's less suitable for high-<text:soft-page-break/>frequency systems.</text:p>
        <text:p text:style-name="P1">3.4 Local Oscillators with Synchronization</text:p>
        <text:p text:style-name="P1">Description:</text:p>
        <text:p text:style-name="P1">Each device has its own local oscillator but uses a reference clock or periodic sync pulse to align its timing.</text:p>
        <text:p text:style-name="P1">Use PLLs (Phase-Locked Loops) to lock onto the reference signal.</text:p>
        <text:p text:style-name="P1">Applications:</text:p>
        <text:p text:style-name="P1">Distributed systems with independent processing units.</text:p>
        <text:p text:style-name="P1">4. Synchronization Challenges</text:p>
        <text:p text:style-name="P1">4.1 Skew and Jitter</text:p>
        <text:p text:style-name="P1">Skew: Differences in clock arrival times between devices.</text:p>
        <text:p text:style-name="P1">Minimize by using equal-length traces for clock signals.</text:p>
        <text:p text:style-name="P1">Jitter: Variations in the clock period.</text:p>
        <text:p text:style-name="P1">Use low-jitter clock sources and proper power supply decoupling.</text:p>
        <text:p text:style-name="P1">4.2 Clock Speed Mismatch</text:p>
        <text:p text:style-name="P1">Devices with different clock speed capabilities may require additional synchronization logic (e.g., FIFOs or dual-clock domains).</text:p>
        <text:p text:style-name="P1">4.3 Noise and Crosstalk</text:p>
        <text:p text:style-name="P1">Shield clock lines or use differential signaling (e.g., LVDS) to reduce noise in high-speed systems.</text:p>
        <text:p text:style-name="P1">5. Example Clock Synchronization Techniques</text:p>
        <text:p text:style-name="P1">5.1 SPI Example</text:p>
        <text:p text:style-name="P1">Use a crystal oscillator to drive the SPI clock:</text:p>
        <text:p text:style-name="P1"/>
        <text:p text:style-name="P1">c</text:p>
        <text:p text:style-name="P1">Copy code</text:p>
        <text:p text:style-name="P1">SPI_HandleTypeDef hspi1;</text:p>
        <text:p text:style-name="P1"/>
        <text:p text:style-name="P1">void SPI_Init() {</text:p>
        <text:p text:style-name="P1"><text:s text:c="4"/>hspi1.Instance = SPI1;</text:p>
        <text:p text:style-name="P1"><text:s text:c="4"/>hspi1.Init.Mode = SPI_MODE_MASTER;</text:p>
        <text:p text:style-name="P1"><text:s text:c="4"/>hspi1.Init.Direction = SPI_DIRECTION_2LINES;</text:p>
        <text:p text:style-name="P1"><text:s text:c="4"/>hspi1.Init.DataSize = SPI_DATASIZE_8BIT;</text:p>
        <text:p text:style-name="P1"><text:s text:c="4"/>hspi1.Init.CLKPolarity = SPI_POLARITY_LOW;</text:p>
        <text:p text:style-name="P1"><text:s text:c="4"/>hspi1.Init.CLKPhase = SPI_PHASE_1EDGE;</text:p>
        <text:p text:style-name="P1"><text:s text:c="4"/>hspi1.Init.BaudRatePrescaler = SPI_BAUDRATEPRESCALER_16; // Match device specs</text:p>
        <text:p text:style-name="P1"><text:s text:c="4"/>hspi1.Init.FirstBit = SPI_FIRSTBIT_MSB;</text:p>
        <text:p text:style-name="P1"><text:s text:c="4"/>HAL_SPI_Init(&amp;hspi1);</text:p>
        <text:p text:style-name="P1">}</text:p>
        <text:p text:style-name="P1">5.2 I²C Example</text:p>
        <text:p text:style-name="P1">Clock stretching in I²C ensures synchronization:</text:p>
        <text:p text:style-name="P1"/>
        <text:p text:style-name="P1">c</text:p>
        <text:p text:style-name="P1">Copy code</text:p>
        <text:p text:style-name="P1">HAL_I2C_Master_Transmit(&amp;hi2c1, (device_address &lt;&lt; 1), data, length, HAL_MAX_DELAY);</text:p>
        <text:p text:style-name="P1">If the slave stretches the clock, the MCU waits automatically for the SCL line to be released.</text:p>
        <text:p text:style-name="P1"/>
        <text:p text:style-name="P1">5.3 Clock Distribution Example</text:p>
        <text:p text:style-name="P1">Use a clock IC (e.g., Si5351) to distribute synchronized clock signals:</text:p>
        <text:p text:style-name="P1"/>
        <text:p text:style-name="P1">Generate multiple clock outputs from a single source.</text:p>
        <text:p text:style-name="P1">Configure the IC via I²C or SPI for desired frequencies.</text:p>
        <text:p text:style-name="P1">6. Recommendations</text:p>
        <text:p text:style-name="P1">Single-Board Systems:</text:p>
        <text:p text:style-name="P1"/>
        <text:p text:style-name="P1">Use a single master clock and distribute it directly or via a clock buffer.</text:p>
        <text:p text:style-name="P1">Multi-Board Systems:</text:p>
        <text:p text:style-name="P1"/>
        <text:p text:style-name="P1">Use a backplane with clock distribution ICs or PLLs on each board.</text:p>
        <text:p text:style-name="P1">Mixed Protocols (SPI and I²C):</text:p>
        <text:p text:style-name="P1"/>
        <text:p text:style-name="P1">Synchronize SPI devices with the SCLK signal.</text:p>
        <text:p text:style-name="P1">Synchronize I²C devices using clock stretching or periodic synchronization commands.</text:p>
        <text:p text:style-name="P1">Would you like help designing a clock synchronization scheme for your specific system or selecting clock ICs? 😊</text:p>
        <text:p text:style-name="P1"/>
        <text:p text:style-name="P1"/>
        <text:p text:style-name="P1"/>
        <text:p text:style-name="P1"/>
        <text:p text:style-name="P1">#####</text:p>
        <text:p text:style-name="P1"/>
        <text:p text:style-name="P1"/>
        <text:p text:style-name="P1"/>
        <text:p text:style-name="P1"/>
        <text:p text:style-name="P1">both please fren</text:p>
        <text:p text:style-name="P1">ChatGPT said:</text:p>
        <text:p text:style-name="P1">ChatGPT</text:p>
        <text:p text:style-name="P1">Let’s dive into designing a clock synchronization scheme for your system and choosing appropriate clock ICs for your needs. Here’s a step-by-step guide:</text:p>
        <text:p text:style-name="P1"/>
        <text:p text:style-name="P1">1. Clock Synchronization Scheme Design</text:p>
        <text:p text:style-name="P1">1.1 Understanding Your System</text:p>
        <text:p text:style-name="P1">Your system uses:</text:p>
        <text:p text:style-name="P1"/>
        <text:p text:style-name="P1">Analog fuzzy logic gates connected via daughterboards.</text:p>
        <text:p text:style-name="P1">Communication and control layers managed by a digital MCU or FPGA.</text:p>
        <text:p text:style-name="P1">SPI and I²C communication for DAC/ADC and peripheral control.</text:p>
        <text:p text:style-name="P1">Synchronization Requirements:</text:p>
        <text:p text:style-name="P1"/>
        <text:p text:style-name="P1">All daughterboards need a shared, stable clock for their logic gates, SPI/I²C communication, and data coordination.</text:p>
        <text:p text:style-name="P1">The motherboard needs to distribute the clock efficiently across all boards.</text:p>
        <text:p text:style-name="P1">1.2 Proposed Synchronization Scheme</text:p>
        <text:p text:style-name="P1">Master Clock Generator:</text:p>
        <text:p text:style-name="P1"/>
        <text:p text:style-name="P1">Use a central clock generator IC (e.g., Si5351) on the motherboard to produce the system clock.</text:p>
        <text:p text:style-name="P1">The master clock provides:</text:p>
        <text:p text:style-name="P1"><text:soft-page-break/>SPI Clock (SCLK) for SPI devices.</text:p>
        <text:p text:style-name="P1">Reference Clock for analog fuzzy logic synchronization.</text:p>
        <text:p text:style-name="P1">I²C Bus Clock (SCL) for I²C devices.</text:p>
        <text:p text:style-name="P1">Clock Distribution:</text:p>
        <text:p text:style-name="P1"/>
        <text:p text:style-name="P1">Clock Tree Topology:</text:p>
        <text:p text:style-name="P1"/>
        <text:p text:style-name="P1">Use clock distribution ICs (e.g., CDCLVD1212) to split the master clock into multiple low-skew branches for daughterboards.</text:p>
        <text:p text:style-name="P1">Each branch carries the same clock signal to all connected daughterboards.</text:p>
        <text:p text:style-name="P1">Buffering:</text:p>
        <text:p text:style-name="P1"/>
        <text:p text:style-name="P1">Place a clock buffer (e.g., LMK00304) near each daughterboard connector to ensure signal integrity and minimize skew.</text:p>
        <text:p text:style-name="P1">Daughterboard Synchronization:</text:p>
        <text:p text:style-name="P1"/>
        <text:p text:style-name="P1">Each daughterboard receives the clock from the motherboard and uses it to synchronize its local components (e.g., VCAs, DACs, ADCs).</text:p>
        <text:p text:style-name="P1">Multi-Board Communication:</text:p>
        <text:p text:style-name="P1"/>
        <text:p text:style-name="P1">Use SPI or I²C for control signals, synchronized with the clock.</text:p>
        <text:p text:style-name="P1">1.3 Circuit Design Example</text:p>
        <text:p text:style-name="P1">Motherboard:</text:p>
        <text:p text:style-name="P1"/>
        <text:p text:style-name="P1">Clock Generator (e.g., Si5351) outputs a 12 MHz clock.</text:p>
        <text:p text:style-name="P1">Clock Distribution IC (e.g., CDCLVD1212) splits the signal into 8 outputs.</text:p>
        <text:p text:style-name="P1">Outputs routed to daughterboard connectors via traces.</text:p>
        <text:p text:style-name="P1">Daughterboard:</text:p>
        <text:p text:style-name="P1"/>
        <text:p text:style-name="P1">Local PLL or clock buffer (e.g., CDCE913) generates specific clock frequencies for analog and digital components.</text:p>
        <text:p text:style-name="P1">2. Choosing Clock ICs</text:p>
        <text:p text:style-name="P1">2.1 Master Clock Generator</text:p>
        <text:p text:style-name="P1">Si5351:</text:p>
        <text:p text:style-name="P1"/>
        <text:p text:style-name="P1">Key Features:</text:p>
        <text:p text:style-name="P1">Programmable clock generator with 3 independent outputs.</text:p>
        <text:p text:style-name="P1">Generates frequencies from 8 kHz to 160 MHz.</text:p>
        <text:p text:style-name="P1">Controlled via I²C.</text:p>
        <text:p text:style-name="P1">Why Si5351?</text:p>
        <text:p text:style-name="P1">Cost-effective, compact, and versatile.</text:p>
        <text:p text:style-name="P1">Can generate clock signals for SPI, I²C, and fuzzy logic circuits.</text:p>
        <text:p text:style-name="P1">Power: 3.3V supply.</text:p>
        <text:p text:style-name="P1">Alternatives:</text:p>
        <text:p text:style-name="P1"/>
        <text:p text:style-name="P1">Si570: Higher precision but more expensive.</text:p>
        <text:p text:style-name="P1">LTC6900: Simplistic clock source for fixed frequencies.</text:p>
        <text:p text:style-name="P1">2.2 Clock Distribution IC</text:p>
        <text:p text:style-name="P1">CDCLVD1212:</text:p>
        <text:p text:style-name="P1"/>
        <text:p text:style-name="P1">Key Features:</text:p>
        <text:p text:style-name="P1">12-output clock distribution chip with low skew.</text:p>
        <text:p text:style-name="P1">Differential or single-ended clock outputs.</text:p>
        <text:p text:style-name="P1">Why CDCLVD1212?</text:p>
        <text:p text:style-name="P1">Perfect for distributing a single clock signal to multiple daughterboards.</text:p>
        <text:p text:style-name="P1">Ensures minimal timing skew across all branches.</text:p>
        <text:p text:style-name="P1">Power: 3.3V or 2.5V supply.</text:p>
        <text:p text:style-name="P1">Alternatives:</text:p>
        <text:p text:style-name="P1"/>
        <text:p text:style-name="P1">LMK00304: Low-jitter, quad-output clock buffer.</text:p>
        <text:p text:style-name="P1">CDCLVP1208: High-performance, 8-output clock driver.</text:p>
        <text:p text:style-name="P1">2.3 Daughterboard Clock Buffer</text:p>
        <text:p text:style-name="P1">CDCE913:</text:p>
        <text:p text:style-name="P1"/>
        <text:p text:style-name="P1">Key Features:</text:p>
        <text:p text:style-name="P1">Programmable PLL for generating local clock frequencies.</text:p>
        <text:p text:style-name="P1">Low jitter and easy configuration via I²C.</text:p>
        <text:p text:style-name="P1">Why CDCE913?</text:p>
        <text:p text:style-name="P1">Useful for daughterboards requiring specific local frequencies.</text:p>
        <text:p text:style-name="P1">Can regenerate the master clock for improved signal integrity.</text:p>
        <text:p text:style-name="P1">Power: 3.3V supply.</text:p>
        <text:p text:style-name="P1">Alternatives:</text:p>
        <text:p text:style-name="P1"/>
        <text:p text:style-name="P1">ICS511: Fixed-frequency PLL multiplier.</text:p>
        <text:p text:style-name="P1">ADCLK944: Ultra-low-jitter clock buffer.</text:p>
        <text:p text:style-name="P1">3. Implementation Steps</text:p>
        <text:p text:style-name="P1">Motherboard:</text:p>
        <text:p text:style-name="P1"/>
        <text:p text:style-name="P1">Place the Si5351 as the clock generator.</text:p>
        <text:p text:style-name="P1">Use the CDCLVD1212 to split the clock signal into multiple outputs.</text:p>
        <text:p text:style-name="P1">Route clock signals to the daughterboard connectors using equal-length traces.</text:p>
        <text:p text:style-name="P1">Daughterboards:</text:p>
        <text:p text:style-name="P1"/>
        <text:p text:style-name="P1">Place a CDCE913 to buffer and regenerate the clock.</text:p>
        <text:p text:style-name="P1">Use this clock to drive SPI, I²C, and analog components locally.</text:p>
        <text:p text:style-name="P1">Power Decoupling:</text:p>
        <text:p text:style-name="P1"/>
        <text:p text:style-name="P1">Add decoupling capacitors (0.1 µF and 10 µF) near each clock IC to ensure clean power.</text:p>
        <text:p text:style-name="P1">4. Advantages of This Scheme</text:p>
        <text:p text:style-name="P1">Low Jitter: Ensures reliable operation for high-speed SPI and sensitive analog circuits.</text:p>
        <text:p text:style-name="P1">Scalability: Add more daughterboards by expanding the clock tree.</text:p>
        <text:p text:style-name="P1">Flexibility: Use PLLs on daughterboards to generate specific local frequencies as needed.</text:p>
        <text:p text:style-name="P1">Next Steps</text:p>
        <text:p text:style-name="P1">Would you like:</text:p>
        <text:p text:style-name="P1"/>
        <text:p text:style-name="P1">A schematic diagram for the motherboard clock tree <text:soft-page-break/>design?</text:p>
        <text:p text:style-name="P1">Firmware examples for configuring the Si5351 or CDCE913 via I²C?</text:p>
        <text:p text:style-name="P1">Let me know how you’d like to proceed, fren! 😊</text:p>
        <text:p text:style-name="P1"/>
        <text:p text:style-name="P1"/>
        <text:p text:style-name="P1"/>
        <text:p text:style-name="P1"/>
        <text:p text:style-name="P1"/>
        <text:p text:style-name="P1"/>
        <text:p text:style-name="P1"/>
        <text:p text:style-name="P1">Create schematic for clock distribution.</text:p>
        <text:p text:style-name="P1"/>
        <text:p text:style-name="P1">Generate firmware for clock synchronization.</text:p>
        <text:p text:style-name="P1"/>
        <text:p text:style-name="P1"/>
        <text:p text:style-name="P1"/>
        <text:p text:style-name="P1"/>
        <text:p text:style-name="P1"/>
        <text:p text:style-name="P1">#####</text:p>
        <text:p text:style-name="P1"/>
        <text:p text:style-name="P1"/>
        <text:p text:style-name="P1"/>
        <text:p text:style-name="P1"/>
        <text:p text:style-name="P1">Create schematic for clock distribution.</text:p>
        <text:p text:style-name="P1">ChatGPT said:</text:p>
        <text:p text:style-name="P1">ChatGPT</text:p>
        <text:p text:style-name="P1"/>
        <text:p text:style-name="P1">Analysis errored</text:p>
        <text:p text:style-name="P1">python</text:p>
        <text:p text:style-name="P1">Always show details</text:p>
        <text:p text:style-name="P1"/>
        <text:p text:style-name="P1">Copy code</text:p>
        <text:p text:style-name="P1"># Drawing a schematic for the clock distribution system using Si5351 as the clock generator</text:p>
        <text:p text:style-name="P1"># and CDCLVD1212 as the clock distribution IC.</text:p>
        <text:p text:style-name="P1"/>
        <text:p text:style-name="P1">import matplotlib.pyplot as plt</text:p>
        <text:p text:style-name="P1">import matplotlib.patches as patches</text:p>
        <text:p text:style-name="P1"/>
        <text:p text:style-name="P1"># Initialize the figure</text:p>
        <text:p text:style-name="P1">fig, ax = plt.subplots(figsize=(12, 8))</text:p>
        <text:p text:style-name="P1"/>
        <text:p text:style-name="P1"># Si5351 Clock Generator</text:p>
        <text:p text:style-name="P1">ax.add_patch(patches.Rectangle((2, 6), 2, 1, edgecolor='black', facecolor='lightblue', lw=1))</text:p>
        <text:p text:style-name="P1">ax.text(3, 6.5, "Si5351\nClock Generator", ha='center', va='center', fontsize=10)</text:p>
        <text:p text:style-name="P1"/>
        <text:p text:style-name="P1"># Outputs from Si5351</text:p>
        <text:p text:style-name="P1">for i in range(3):</text:p>
        <text:p text:style-name="P1"><text:s text:c="4"/>ax.arrow(4, 6.5 - i * 0.3, 1.5, 0, head_width=0.1, head_length=0.2, fc='black', ec='black')</text:p>
        <text:p text:style-name="P1"><text:s text:c="4"/>ax.text(4.1, 6.5 - i * 0.3, f"Clk{i+1}", ha='left', va='center', fontsize=8)</text:p>
        <text:p text:style-name="P1"/>
        <text:p text:style-name="P1"># CDCLVD1212 Clock Distribution IC</text:p>
        <text:p text:style-name="P1">ax.add_patch(patches.Rectangle((6, 5.5), 3, 1.5, edgecolor='black', facecolor='lightgreen', lw=1))</text:p>
        <text:p text:style-name="P1">ax.text(7.5, 6.25, "CDCLVD1212\nClock Distribution", ha='center', va='center', fontsize=10)</text:p>
        <text:p text:style-name="P1"/>
        <text:p text:style-name="P1"># Outputs from CDCLVD1212 to daughterboards</text:p>
        <text:p text:style-name="P1">for i in range(8):</text:p>
        <text:p text:style-name="P1"><text:s text:c="4"/>y = 5.5 - i * 0.6</text:p>
        <text:p text:style-name="P1"><text:s text:c="4"/>ax.arrow(9, y + 0.75, 2, 0, head_width=0.1, head_length=0.2, fc='black', ec='black')</text:p>
        <text:p text:style-name="P1"><text:s text:c="4"/>ax.text(11.2, y + 0.75, f"Daughterboard {i+1}", ha='left', va='center', fontsize=8)</text:p>
        <text:p text:style-name="P1"/>
        <text:p text:style-name="P1"># Power connections</text:p>
        <text:p text:style-name="P1">ax.text(2.5, 6.9, "+3.3V", ha='center', va='center', fontsize=8)</text:p>
        <text:p text:style-name="P1">ax.text(6.5, 7.0, "+3.3V", ha='center', va='center', fontsize=8)</text:p>
        <text:p text:style-name="P1">ax.text(2.5, 5.9, "GND", ha='center', va='center', fontsize=8)</text:p>
        <text:p text:style-name="P1">ax.text(6.5, 5.8, "GND", ha='center', va='center', fontsize=8)</text:p>
        <text:p text:style-name="P1"/>
        <text:p text:style-name="P1"># Notes for pull-up resistors and decoupling caps</text:p>
        <text:p text:style-name="P1">ax.text(2, 7.5, "Pull-up resistors on I2C lines (4.7kΩ)", fontsize=8, color="gray")</text:p>
        <text:p text:style-name="P1">ax.text(6, 7.5, "Decoupling capacitors near each IC (0.1µF, 10µF)", fontsize=8, color="gray")</text:p>
        <text:p text:style-name="P1"/>
        <text:p text:style-name="P1"># Set plot limits and hide axes</text:p>
        <text:p text:style-name="P1">ax.set_xlim(0, 12)</text:p>
        <text:p text:style-name="P1">ax.set_ylim(4, 8)</text:p>
        <text:p text:style-name="P1">ax.axis('off')</text:p>
        <text:p text:style-name="P1"/>
        <text:p text:style-name="P1"># Display the schematic</text:p>
        <text:p text:style-name="P1">plt.title("Clock Distribution Schematic: Si5351 and CDCLVD1212", fontsize=12)</text:p>
        <text:p text:style-name="P1">plt.show()</text:p>
        <text:p text:style-name="P1"/>
        <text:p text:style-name="P1"/>
        <text:p text:style-name="P1">1. Interfacing Daughterboards</text:p>
        <text:p text:style-name="P1">The original interface design using DIN 41612 connectors, SPI/I²C communication, and dedicated pins for analog signals remains effective for 3-input gates. However:</text:p>
        <text:p text:style-name="P1"/>
        <text:p text:style-name="P1">Additional Pins for Inputs:</text:p>
        <text:p text:style-name="P1">Each gate now has an additional input, so ensure the connector layout has enough pins to route three input signals and their respective weights per gate.</text:p>
        <text:p text:style-name="P1">Example: If one gate uses 3 inputs and their weights require analog control, allocate at least 6 analog pins (3 for signals, 3 for weights).</text:p>
        <text:p text:style-name="P1">Multiplexing for Scalability:</text:p>
        <text:p text:style-name="P1">To avoid running out of pins, analog multiplexers (e.g., 74HC4051) can be used to dynamically select inputs or weights controlled via the SPI/I²C bus.</text:p>
        <text:p text:style-name="P1">2. Clock Synchronization</text:p>
        <text:p text:style-name="P1">The clock distribution strategy remains robust for 3-input gates, but ensure the clock network is scalable:</text:p>
        <text:p text:style-name="P1"/>
        <text:p text:style-name="P1">Synchronizing Weight Adjustments:</text:p>
        <text:p text:style-name="P1">Weight adjustment in VCAs will require timing <text:soft-page-break/>coordination. The same clock signals used for gate control can synchronize DAC operations that adjust weights.</text:p>
        <text:p text:style-name="P1">Clock Tree or Distributed PLLs:</text:p>
        <text:p text:style-name="P1">Continue using a clock tree or PLL-based synchronization for precise timing, especially if the weighted inputs require coordinated updates.</text:p>
        <text:p text:style-name="P1">3. Analog Signal Routing</text:p>
        <text:p text:style-name="P1">Routing for 3-input gates with weighted inputs requires careful planning:</text:p>
        <text:p text:style-name="P1"/>
        <text:p text:style-name="P1">Shielding and Isolation:</text:p>
        <text:p text:style-name="P1">With more signals per gate (3 inputs + weights), use guard traces and separate layers for analog and digital signals to reduce cross-talk.</text:p>
        <text:p text:style-name="P1">Buffering:</text:p>
        <text:p text:style-name="P1">Each input and weight signal should be buffered with op-amps to maintain signal integrity over long traces.</text:p>
        <text:p text:style-name="P1">4. Integration of Adjustable Weights</text:p>
        <text:p text:style-name="P1">VCAs for Weights:</text:p>
        <text:p text:style-name="P1">For each input, integrate a VCA to apply a dynamically adjustable weight.</text:p>
        <text:p text:style-name="P1">Use DACs controlled by the digital layer (via SPI/I²C) to set VCA control voltages for weights.</text:p>
        <text:p text:style-name="P1">Circuit Expansion:</text:p>
        <text:p text:style-name="P1">Modify the NAND gate circuit to include three weighted inputs. For example:</text:p>
        <text:p text:style-name="P1">𝑄</text:p>
        <text:p text:style-name="P1">=</text:p>
        <text:p text:style-name="P1">1</text:p>
        <text:p text:style-name="P1">−</text:p>
        <text:p text:style-name="P1">(</text:p>
        <text:p text:style-name="P1">𝑤</text:p>
        <text:p text:style-name="P1">1</text:p>
        <text:p text:style-name="P1">𝐴</text:p>
        <text:p text:style-name="P1">+</text:p>
        <text:p text:style-name="P1">𝑤</text:p>
        <text:p text:style-name="P1">2</text:p>
        <text:p text:style-name="P1">𝐵</text:p>
        <text:p text:style-name="P1">+</text:p>
        <text:p text:style-name="P1">𝑤</text:p>
        <text:p text:style-name="P1">3</text:p>
        <text:p text:style-name="P1">𝐶</text:p>
        <text:p text:style-name="P1">)</text:p>
        <text:p text:style-name="P1">Q=1−(w </text:p>
        <text:p text:style-name="P1">1</text:p>
        <text:p text:style-name="P1">​</text:p>
        <text:p text:style-name="P1"><text:s/>A+w </text:p>
        <text:p text:style-name="P1">2</text:p>
        <text:p text:style-name="P1">​</text:p>
        <text:p text:style-name="P1"><text:s/>B+w </text:p>
        <text:p text:style-name="P1">3</text:p>
        <text:p text:style-name="P1">​</text:p>
        <text:p text:style-name="P1"><text:s/>C)</text:p>
        <text:p text:style-name="P1">where </text:p>
        <text:p text:style-name="P1">𝑤</text:p>
        <text:p text:style-name="P1">1</text:p>
        <text:p text:style-name="P1">,</text:p>
        <text:p text:style-name="P1">𝑤</text:p>
        <text:p text:style-name="P1">2</text:p>
        <text:p text:style-name="P1">,</text:p>
        <text:p text:style-name="P1">𝑤</text:p>
        <text:p text:style-name="P1">3</text:p>
        <text:p text:style-name="P1">w </text:p>
        <text:p text:style-name="P1">1</text:p>
        <text:p text:style-name="P1">​</text:p>
        <text:p text:style-name="P1"><text:s/>,w </text:p>
        <text:p text:style-name="P1">2</text:p>
        <text:p text:style-name="P1">​</text:p>
        <text:p text:style-name="P1"><text:s/>,w </text:p>
        <text:p text:style-name="P1">3</text:p>
        <text:p text:style-name="P1">​</text:p>
        <text:p text:style-name="P1"><text:s text:c="2"/>are weights controlled by the digital layer.</text:p>
        <text:p text:style-name="P1">5. Communication Protocols</text:p>
        <text:p text:style-name="P1">The communication protocols (SPI, I²C, or CAN) still suit this design. However:</text:p>
        <text:p text:style-name="P1"/>
        <text:p text:style-name="P1">Increased Bandwidth Needs:</text:p>
        <text:p text:style-name="P1">With more parameters to control (e.g., weights for each input), ensure the bus bandwidth is sufficient.</text:p>
        <text:p text:style-name="P1">Example: If using SPI, reserve separate chip select (CS) lines for groups of gates to manage updates efficiently.</text:p>
        <text:p text:style-name="P1">6. Modular Stack with 3-Input Gates</text:p>
        <text:p text:style-name="P1">The modular stack architecture remains viable:</text:p>
        <text:p text:style-name="P1"/>
        <text:p text:style-name="P1">Daughterboard Design:</text:p>
        <text:p text:style-name="P1">Each board houses multiple 3-input gates, with VCAs for weighted inputs, multiplexers for routing, and DACs for control.</text:p>
        <text:p text:style-name="P1">Motherboard Design:</text:p>
        <text:p text:style-name="P1">The motherboard provides centralized power, clock distribution, and communication control for weight adjustments and signal routing.</text:p>
        <text:p text:style-name="P1">7. Summary of Adjustments for 3-Input Gates</text:p>
        <text:p text:style-name="P1">Aspect<text:tab/>Adjustments for 3-Input Gates</text:p>
        <text:p text:style-name="P1">Connector Design<text:tab/>Allocate additional pins for 3 input signals and weights.</text:p>
        <text:p text:style-name="P1">Clock Synchronization<text:tab/>Use synchronized DAC updates for weighted inputs.</text:p>
        <text:p text:style-name="P1">Analog Signal Routing<text:tab/>Ensure proper shielding and buffering for multiple signals.</text:p>
        <text:p text:style-name="P1">VCAs for Weighting<text:tab/>Add VCAs to apply weights to each input.</text:p>
        <text:p text:style-name="P1">Digital Control<text:tab/>Reserve bus bandwidth for weight adjustment commands.</text:p>
        <text:p text:style-name="P1">Modular Scalability<text:tab/>Continue using daughterboards with additional gate capacity.</text:p>
        <text:p text:style-name="P1"/>
        <text:p text:style-name="P1"/>
        <text:p text:style-name="P1"/>
        <text:p text:style-name="P1">Handling three weights for a 3-input gate involves dynamically controlling the contribution of each input (A, B, C) to the logic operation. Here's how you can design the system to manage three weights effectively:</text:p>
        <text:p text:style-name="P1"/>
        <text:p text:style-name="P1">1. Overview of Weighted Inputs</text:p>
        <text:p text:style-name="P1">In a fuzzy logic gate, weights (</text:p>
        <text:p text:style-name="P1">𝑤</text:p>
        <text:p text:style-name="P1"><text:soft-page-break/>1</text:p>
        <text:p text:style-name="P1">,</text:p>
        <text:p text:style-name="P1">𝑤</text:p>
        <text:p text:style-name="P1">2</text:p>
        <text:p text:style-name="P1">,</text:p>
        <text:p text:style-name="P1">𝑤</text:p>
        <text:p text:style-name="P1">3</text:p>
        <text:p text:style-name="P1">w </text:p>
        <text:p text:style-name="P1">1</text:p>
        <text:p text:style-name="P1">​</text:p>
        <text:p text:style-name="P1"><text:s/>,w </text:p>
        <text:p text:style-name="P1">2</text:p>
        <text:p text:style-name="P1">​</text:p>
        <text:p text:style-name="P1"><text:s/>,w </text:p>
        <text:p text:style-name="P1">3</text:p>
        <text:p text:style-name="P1">​</text:p>
        <text:p text:style-name="P1"><text:s/>) determine the influence of each input on the output. The output of a 3-input gate can be expressed as:</text:p>
        <text:p text:style-name="P1"/>
        <text:p text:style-name="P1">𝑄</text:p>
        <text:p text:style-name="P1">=</text:p>
        <text:p text:style-name="P1">1</text:p>
        <text:p text:style-name="P1">−</text:p>
        <text:p text:style-name="P1">(</text:p>
        <text:p text:style-name="P1">𝑤</text:p>
        <text:p text:style-name="P1">1</text:p>
        <text:p text:style-name="P1">⋅</text:p>
        <text:p text:style-name="P1">𝐴</text:p>
        <text:p text:style-name="P1">+</text:p>
        <text:p text:style-name="P1">𝑤</text:p>
        <text:p text:style-name="P1">2</text:p>
        <text:p text:style-name="P1">⋅</text:p>
        <text:p text:style-name="P1">𝐵</text:p>
        <text:p text:style-name="P1">+</text:p>
        <text:p text:style-name="P1">𝑤</text:p>
        <text:p text:style-name="P1">3</text:p>
        <text:p text:style-name="P1">⋅</text:p>
        <text:p text:style-name="P1">𝐶</text:p>
        <text:p text:style-name="P1">)</text:p>
        <text:p text:style-name="P1">Q=1−(w </text:p>
        <text:p text:style-name="P1">1</text:p>
        <text:p text:style-name="P1">​</text:p>
        <text:p text:style-name="P1"><text:s/>⋅A+w </text:p>
        <text:p text:style-name="P1">2</text:p>
        <text:p text:style-name="P1">​</text:p>
        <text:p text:style-name="P1"><text:s/>⋅B+w </text:p>
        <text:p text:style-name="P1">3</text:p>
        <text:p text:style-name="P1">​</text:p>
        <text:p text:style-name="P1"><text:s/>⋅C)</text:p>
        <text:p text:style-name="P1">where </text:p>
        <text:p text:style-name="P1">𝑤</text:p>
        <text:p text:style-name="P1">1</text:p>
        <text:p text:style-name="P1">,</text:p>
        <text:p text:style-name="P1">𝑤</text:p>
        <text:p text:style-name="P1">2</text:p>
        <text:p text:style-name="P1">,</text:p>
        <text:p text:style-name="P1">𝑤</text:p>
        <text:p text:style-name="P1">3</text:p>
        <text:p text:style-name="P1">w </text:p>
        <text:p text:style-name="P1">1</text:p>
        <text:p text:style-name="P1">​</text:p>
        <text:p text:style-name="P1"><text:s/>,w </text:p>
        <text:p text:style-name="P1">2</text:p>
        <text:p text:style-name="P1">​</text:p>
        <text:p text:style-name="P1"><text:s/>,w </text:p>
        <text:p text:style-name="P1">3</text:p>
        <text:p text:style-name="P1">​</text:p>
        <text:p text:style-name="P1"><text:s text:c="2"/>are adjustable weights applied to inputs </text:p>
        <text:p text:style-name="P1">𝐴</text:p>
        <text:p text:style-name="P1">,</text:p>
        <text:p text:style-name="P1">𝐵</text:p>
        <text:p text:style-name="P1">,</text:p>
        <text:p text:style-name="P1">𝐶</text:p>
        <text:p text:style-name="P1">A,B,C.</text:p>
        <text:p text:style-name="P1"/>
        <text:p text:style-name="P1">2. Circuit Design for Weighted Inputs</text:p>
        <text:p text:style-name="P1">2.1 Voltage-Controlled Amplifiers (VCAs)</text:p>
        <text:p text:style-name="P1">Use VCAs (e.g., SSM2164 or LM13700) to apply weights to each input.</text:p>
        <text:p text:style-name="P1">Each input passes through its own VCA, with the weight controlled by a voltage signal from a DAC or potentiometer.</text:p>
        <text:p text:style-name="P1">Implementation:</text:p>
        <text:p text:style-name="P1"/>
        <text:p text:style-name="P1">Input signals (</text:p>
        <text:p text:style-name="P1">𝐴</text:p>
        <text:p text:style-name="P1">,</text:p>
        <text:p text:style-name="P1">𝐵</text:p>
        <text:p text:style-name="P1">,</text:p>
        <text:p text:style-name="P1">𝐶</text:p>
        <text:p text:style-name="P1">A,B,C) are applied to the signal pins of the VCAs.</text:p>
        <text:p text:style-name="P1">Weight control voltages (</text:p>
        <text:p text:style-name="P1">𝑉</text:p>
        <text:p text:style-name="P1">𝑤</text:p>
        <text:p text:style-name="P1">1</text:p>
        <text:p text:style-name="P1">,</text:p>
        <text:p text:style-name="P1">𝑉</text:p>
        <text:p text:style-name="P1">𝑤</text:p>
        <text:p text:style-name="P1">2</text:p>
        <text:p text:style-name="P1">,</text:p>
        <text:p text:style-name="P1">𝑉</text:p>
        <text:p text:style-name="P1">𝑤</text:p>
        <text:p text:style-name="P1">3</text:p>
        <text:p text:style-name="P1">V </text:p>
        <text:p text:style-name="P1">w1</text:p>
        <text:p text:style-name="P1">​</text:p>
        <text:p text:style-name="P1"><text:s/>,V </text:p>
        <text:p text:style-name="P1">w2</text:p>
        <text:p text:style-name="P1">​</text:p>
        <text:p text:style-name="P1"><text:s/>,V </text:p>
        <text:p text:style-name="P1">w3</text:p>
        <text:p text:style-name="P1">​</text:p>
        <text:p text:style-name="P1"><text:s/>) are applied to the control pins of the VCAs.</text:p>
        <text:p text:style-name="P1">The outputs of the VCAs are summed using an analog summing circuit (e.g., an op-amp).</text:p>
        <text:p text:style-name="P1">2.2 Summing Circuit</text:p>
        <text:p text:style-name="P1">Use an op-amp in a summing configuration to combine the weighted outputs of the VCAs.</text:p>
        <text:p text:style-name="P1">The summing circuit produces:</text:p>
        <text:p text:style-name="P1">Sum</text:p>
        <text:p text:style-name="P1"><text:soft-page-break/>=</text:p>
        <text:p text:style-name="P1">𝑤</text:p>
        <text:p text:style-name="P1">1</text:p>
        <text:p text:style-name="P1">⋅</text:p>
        <text:p text:style-name="P1">𝐴</text:p>
        <text:p text:style-name="P1">+</text:p>
        <text:p text:style-name="P1">𝑤</text:p>
        <text:p text:style-name="P1">2</text:p>
        <text:p text:style-name="P1">⋅</text:p>
        <text:p text:style-name="P1">𝐵</text:p>
        <text:p text:style-name="P1">+</text:p>
        <text:p text:style-name="P1">𝑤</text:p>
        <text:p text:style-name="P1">3</text:p>
        <text:p text:style-name="P1">⋅</text:p>
        <text:p text:style-name="P1">𝐶</text:p>
        <text:p text:style-name="P1">Sum=w </text:p>
        <text:p text:style-name="P1">1</text:p>
        <text:p text:style-name="P1">​</text:p>
        <text:p text:style-name="P1"><text:s/>⋅A+w </text:p>
        <text:p text:style-name="P1">2</text:p>
        <text:p text:style-name="P1">​</text:p>
        <text:p text:style-name="P1"><text:s/>⋅B+w </text:p>
        <text:p text:style-name="P1">3</text:p>
        <text:p text:style-name="P1">​</text:p>
        <text:p text:style-name="P1"><text:s/>⋅C</text:p>
        <text:p text:style-name="P1">2.3 Inversion for NAND Logic</text:p>
        <text:p text:style-name="P1">Pass the sum through an op-amp inverting configuration to generate the NAND output:</text:p>
        <text:p text:style-name="P1">𝑄</text:p>
        <text:p text:style-name="P1">=</text:p>
        <text:p text:style-name="P1">1</text:p>
        <text:p text:style-name="P1">−</text:p>
        <text:p text:style-name="P1">(</text:p>
        <text:p text:style-name="P1">Sum</text:p>
        <text:p text:style-name="P1">)</text:p>
        <text:p text:style-name="P1">Q=1−(Sum)</text:p>
        <text:p text:style-name="P1">3. Controlling the Weights</text:p>
        <text:p text:style-name="P1">3.1 Digital-to-Analog Converters (DACs)</text:p>
        <text:p text:style-name="P1">Use DACs to generate control voltages (</text:p>
        <text:p text:style-name="P1">𝑉</text:p>
        <text:p text:style-name="P1">𝑤</text:p>
        <text:p text:style-name="P1">1</text:p>
        <text:p text:style-name="P1">,</text:p>
        <text:p text:style-name="P1">𝑉</text:p>
        <text:p text:style-name="P1">𝑤</text:p>
        <text:p text:style-name="P1">2</text:p>
        <text:p text:style-name="P1">,</text:p>
        <text:p text:style-name="P1">𝑉</text:p>
        <text:p text:style-name="P1">𝑤</text:p>
        <text:p text:style-name="P1">3</text:p>
        <text:p text:style-name="P1">V </text:p>
        <text:p text:style-name="P1">w1</text:p>
        <text:p text:style-name="P1">​</text:p>
        <text:p text:style-name="P1"><text:s/>,V </text:p>
        <text:p text:style-name="P1">w2</text:p>
        <text:p text:style-name="P1">​</text:p>
        <text:p text:style-name="P1"><text:s/>,V </text:p>
        <text:p text:style-name="P1">w3</text:p>
        <text:p text:style-name="P1">​</text:p>
        <text:p text:style-name="P1"><text:s/>) for the VCAs.</text:p>
        <text:p text:style-name="P1">The digital control layer (e.g., an MCU or FPGA) updates these voltages dynamically via SPI or I²C.</text:p>
        <text:p text:style-name="P1">Key Components:</text:p>
        <text:p text:style-name="P1"/>
        <text:p text:style-name="P1">DAC IC: MCP4728 (4-channel I²C DAC) or similar.</text:p>
        <text:p text:style-name="P1">Control Protocol: SPI or I²C to send weight values from the MCU to the DAC.</text:p>
        <text:p text:style-name="P1">Workflow:</text:p>
        <text:p text:style-name="P1"/>
        <text:p text:style-name="P1">The MCU calculates the desired weights based on the task or logic configuration.</text:p>
        <text:p text:style-name="P1">The MCU sends the weight values to the DAC.</text:p>
        <text:p text:style-name="P1">The DAC outputs control voltages to the VCAs.</text:p>
        <text:p text:style-name="P1">3.2 Potentiometers (Manual Adjustment)</text:p>
        <text:p text:style-name="P1">For simpler systems, replace DACs with adjustable potentiometers for manual weight tuning.</text:p>
        <text:p text:style-name="P1">4. Synchronization of Weight Updates</text:p>
        <text:p text:style-name="P1">Clock Synchronization</text:p>
        <text:p text:style-name="P1">Ensure that all weight adjustments occur in sync with the system clock to avoid transient inconsistencies during reconfiguration.</text:p>
        <text:p text:style-name="P1">Use a shared clock to coordinate updates across multiple gates and boards.</text:p>
        <text:p text:style-name="P1">Digital Feedback</text:p>
        <text:p text:style-name="P1">Incorporate ADCs to monitor the VCA outputs and verify that weights are being applied correctly.</text:p>
        <text:p text:style-name="P1">The digital layer can adjust weights iteratively based on feedback.</text:p>
        <text:p text:style-name="P1">5. Power and Signal Considerations</text:p>
        <text:p text:style-name="P1">Power Stability</text:p>
        <text:p text:style-name="P1">Provide stable ±12V or ±15V power to the VCAs and op-amps.</text:p>
        <text:p text:style-name="P1">Use decoupling capacitors near each VCA to minimize noise.</text:p>
        <text:p text:style-name="P1">Signal Integrity</text:p>
        <text:p text:style-name="P1">Shield weight control lines (from DACs or potentiometers) to prevent interference with the control voltages.</text:p>
        <text:p text:style-name="P1">Use buffers to drive long control lines if necessary.</text:p>
        <text:p text:style-name="P1">6. Example Circuit Diagram</text:p>
        <text:p text:style-name="P1">Component<text:tab/>Description</text:p>
        <text:p text:style-name="P1">VCA<text:tab/>Applies weight to each input signal.</text:p>
        <text:p text:style-name="P1">Op-Amp<text:tab/>Sums weighted inputs and inverts.</text:p>
        <text:p text:style-name="P1">DAC<text:tab/>Provides dynamic weight control.</text:p>
        <text:p text:style-name="P1">MCU<text:tab/>Sets weights via SPI/I²C.</text:p>
        <text:p text:style-name="P1">Potentiometer<text:tab/>For manual weight adjustment.</text:p>
        <text:p text:style-name="P1">7. Advantages of Weighted Inputs</text:p>
        <text:p text:style-name="P1">Dynamic Control:</text:p>
        <text:p text:style-name="P1">Adjust weights in real time to adapt to changing logic requirements.</text:p>
        <text:p text:style-name="P1">Fuzzy Logic Flexibility:</text:p>
        <text:p text:style-name="P1">Allows partial contributions from inputs, enabling nuanced decision-making.</text:p>
        <text:p text:style-name="P1">Scalability:</text:p>
        <text:p text:style-name="P1">Supports additional inputs by expanding the DAC and VCA network.</text:p>
        <text:p text:style-name="P1">8. Workflow for Weight Management</text:p>
        <text:p text:style-name="P1">Initialization:</text:p>
        <text:p text:style-name="P1">The MCU initializes the weights to default values based on the desired logic function.</text:p>
        <text:p text:style-name="P1"><text:soft-page-break/>Dynamic Updates:</text:p>
        <text:p text:style-name="P1">Weights are adjusted dynamically via DACs based on task requirements.</text:p>
        <text:p text:style-name="P1">Feedback and Optimization:</text:p>
        <text:p text:style-name="P1">The system monitors outputs (via ADCs) and fine-tunes weights for optimal performance.</text:p>
        <text:p text:style-name="P1"/>
        <text:p text:style-name="P1"/>
        <text:p text:style-name="P1"/>
        <text:p text:style-name="P1">How do weights impact signal fidelity?</text:p>
        <text:p text:style-name="P1">ChatGPT said:</text:p>
        <text:p text:style-name="P1">ChatGPT</text:p>
        <text:p text:style-name="P1">Weights in analog systems, especially those implemented through Voltage-Controlled Amplifiers (VCAs) or similar circuits, play a significant role in shaping signal fidelity. They introduce certain benefits and challenges that affect how signals are processed, particularly in fuzzy logic and neural network contexts. Here's an in-depth look at how weights impact signal fidelity:</text:p>
        <text:p text:style-name="P1"/>
        <text:p text:style-name="P1">1. What Are Weights?</text:p>
        <text:p text:style-name="P1">Weights determine the amplitude scaling of input signals. In systems like analog fuzzy logic gates or neural networks:</text:p>
        <text:p text:style-name="P1"/>
        <text:p text:style-name="P1">Weights amplify or attenuate the contribution of individual input signals to the final output.</text:p>
        <text:p text:style-name="P1">Adjusting weights dynamically allows the system to adapt to varying conditions or logic requirements.</text:p>
        <text:p text:style-name="P1">2. Positive Impacts on Signal Fidelity</text:p>
        <text:p text:style-name="P1">Weights can improve signal fidelity under specific conditions:</text:p>
        <text:p text:style-name="P1"/>
        <text:p text:style-name="P1">2.1 Signal Adaptation</text:p>
        <text:p text:style-name="P1">Function: Weights can balance the relative strengths of different input signals.</text:p>
        <text:p text:style-name="P1">Example: In noisy environments, reducing the weight of noisier signals prevents them from overwhelming the system.</text:p>
        <text:p text:style-name="P1">Result: The overall signal-to-noise ratio (SNR) improves, enhancing fidelity.</text:p>
        <text:p text:style-name="P1">2.2 Dynamic Range Optimization</text:p>
        <text:p text:style-name="P1">Function: Weights allow signals to be scaled into the optimal operating range of subsequent circuits.</text:p>
        <text:p text:style-name="P1">Example: If an input signal is too weak, increasing its weight ensures it contributes meaningfully to the output.</text:p>
        <text:p text:style-name="P1">Result: Signal levels are kept within the range that maximizes fidelity (e.g., avoiding clipping or distortion).</text:p>
        <text:p text:style-name="P1">2.3 Emphasizing Relevant Inputs</text:p>
        <text:p text:style-name="P1">Function: Adjusting weights prioritizes signals with higher importance or relevance.</text:p>
        <text:p text:style-name="P1">Example: In a 3-input gate (</text:p>
        <text:p text:style-name="P1">𝐴</text:p>
        <text:p text:style-name="P1">,</text:p>
        <text:p text:style-name="P1">𝐵</text:p>
        <text:p text:style-name="P1">,</text:p>
        <text:p text:style-name="P1">𝐶</text:p>
        <text:p text:style-name="P1">A,B,C), the system might assign higher weights to </text:p>
        <text:p text:style-name="P1">𝐴</text:p>
        <text:p text:style-name="P1">A and </text:p>
        <text:p text:style-name="P1">𝐵</text:p>
        <text:p text:style-name="P1">B if they carry critical information.</text:p>
        <text:p text:style-name="P1">Result: The output reflects the most significant inputs, reducing the impact of irrelevant or redundant signals.</text:p>
        <text:p text:style-name="P1">2.4 Enabling Fuzzy Logic Operations</text:p>
        <text:p text:style-name="P1">Function: Weighted inputs allow partial contributions to logic operations, aligning with the real-world need to process ambiguous or uncertain data.</text:p>
        <text:p text:style-name="P1">Example: A fuzzy OR gate might assign lower weights to less confident inputs, maintaining fidelity by avoiding overrepresentation of uncertain data.</text:p>
        <text:p text:style-name="P1">3. Challenges to Signal Fidelity</text:p>
        <text:p text:style-name="P1">Weights can negatively impact fidelity due to certain limitations:</text:p>
        <text:p text:style-name="P1"/>
        <text:p text:style-name="P1">3.1 Noise Introduction</text:p>
        <text:p text:style-name="P1">Problem: Control voltages for weights (e.g., from DACs or potentiometers) can introduce noise into the VCA or weighting circuit.</text:p>
        <text:p text:style-name="P1">Example: If the DAC output controlling a VCA weight fluctuates due to noise, the signal scaling becomes inconsistent.</text:p>
        <text:p text:style-name="P1">Solution:</text:p>
        <text:p text:style-name="P1">Use low-noise DACs and filter control signals with RC or LC filters.</text:p>
        <text:p text:style-name="P1">Shield control lines to reduce interference.</text:p>
        <text:p text:style-name="P1">3.2 Nonlinearities in VCAs</text:p>
        <text:p text:style-name="P1">Problem: VCAs can introduce nonlinear distortion when weights push signals near the limits of the device’s dynamic range.</text:p>
        <text:p text:style-name="P1">Example: A weight set too high might cause signal clipping or harmonic distortion in the VCA.</text:p>
        <text:p text:style-name="P1">Solution:</text:p>
        <text:p text:style-name="P1">Keep signals within the VCA’s linear operating range.</text:p>
        <text:p text:style-name="P1">Use high-quality VCAs with a wide dynamic range and low distortion.</text:p>
        <text:p text:style-name="P1">3.3 Signal Attenuation</text:p>
        <text:p text:style-name="P1">Problem: Low weights may attenuate signals to the point where they are overwhelmed by noise.</text:p>
        <text:p text:style-name="P1">Example: A weakly weighted input might become indistinguishable from background noise.</text:p>
        <text:p text:style-name="P1">Solution:</text:p>
        <text:p text:style-name="P1">Ensure weights are scaled to preserve the input signal’s SNR.</text:p>
        <text:p text:style-name="P1">Add buffers or pre-amplifiers to weak signals before applying weights.</text:p>
        <text:p text:style-name="P1">3.4 Crosstalk and Interference</text:p>
        <text:p text:style-name="P1">Problem: Analog signals passing through weighted circuits on shared PCB traces or buses may interfere with one another.</text:p>
        <text:p text:style-name="P1">Example: Weighting multiple inputs with shared ground or power paths can cause crosstalk.</text:p>
        <text:p text:style-name="P1">Solution:</text:p>
        <text:p text:style-name="P1">Use proper signal isolation techniques (e.g., guard traces, separate ground planes).</text:p>
        <text:p text:style-name="P1">Shield critical signal paths to reduce electromagnetic <text:soft-page-break/>interference (EMI).</text:p>
        <text:p text:style-name="P1">3.5 Thermal Drift</text:p>
        <text:p text:style-name="P1">Problem: Weights controlled by analog components (e.g., resistors, potentiometers) can change due to temperature variations.</text:p>
        <text:p text:style-name="P1">Example: A weight might shift slightly under prolonged use in a high-temperature environment, causing output inconsistencies.</text:p>
        <text:p text:style-name="P1">Solution:</text:p>
        <text:p text:style-name="P1">Use temperature-stable components (e.g., metal-film resistors).</text:p>
        <text:p text:style-name="P1">Employ feedback mechanisms to recalibrate weights periodically.</text:p>
        <text:p text:style-name="P1">4. Techniques to Improve Signal Fidelity with Weights</text:p>
        <text:p text:style-name="P1">4.1 Buffering Signals</text:p>
        <text:p text:style-name="P1">Use op-amps to buffer input signals before applying weights, reducing impedance mismatch and signal loss.</text:p>
        <text:p text:style-name="P1">4.2 Low-Noise DACs for Control</text:p>
        <text:p text:style-name="P1">Select DACs with high resolution and low noise (e.g., MCP4728 or AD5686) to generate stable control voltages for VCAs.</text:p>
        <text:p text:style-name="P1">4.3 Active Filtering</text:p>
        <text:p text:style-name="P1">Add low-pass filters on control signals to remove high-frequency noise before it reaches the weighting circuit.</text:p>
        <text:p text:style-name="P1">4.4 Signal Integrity in Routing</text:p>
        <text:p text:style-name="P1">Route signals with proper spacing and shielding to avoid interference.</text:p>
        <text:p text:style-name="P1">Use differential signaling if the system requires long-distance transmission.</text:p>
        <text:p text:style-name="P1">4.5 Feedback and Calibration</text:p>
        <text:p text:style-name="P1">Monitor output signals using ADCs to ensure weights are applied as intended.</text:p>
        <text:p text:style-name="P1">Implement feedback loops in the digital controller to recalibrate weights dynamically, compensating for drift or noise.</text:p>
        <text:p text:style-name="P1">5. Practical Example</text:p>
        <text:p text:style-name="P1">Let’s consider a 3-input fuzzy logic gate (</text:p>
        <text:p text:style-name="P1">𝐴</text:p>
        <text:p text:style-name="P1">,</text:p>
        <text:p text:style-name="P1">𝐵</text:p>
        <text:p text:style-name="P1">,</text:p>
        <text:p text:style-name="P1">𝐶</text:p>
        <text:p text:style-name="P1">A,B,C):</text:p>
        <text:p text:style-name="P1"/>
        <text:p text:style-name="P1">Without Weight Optimization:</text:p>
        <text:p text:style-name="P1">Input </text:p>
        <text:p text:style-name="P1">𝐴</text:p>
        <text:p text:style-name="P1">A: </text:p>
        <text:p text:style-name="P1">0.6</text:p>
        <text:p text:style-name="P1">0.6 (slightly noisy)</text:p>
        <text:p text:style-name="P1">Input </text:p>
        <text:p text:style-name="P1">𝐵</text:p>
        <text:p text:style-name="P1">B: </text:p>
        <text:p text:style-name="P1">0.8</text:p>
        <text:p text:style-name="P1">0.8</text:p>
        <text:p text:style-name="P1">Input </text:p>
        <text:p text:style-name="P1">𝐶</text:p>
        <text:p text:style-name="P1">C: </text:p>
        <text:p text:style-name="P1">0.2</text:p>
        <text:p text:style-name="P1">0.2 (very noisy)</text:p>
        <text:p text:style-name="P1">If all inputs are equally weighted (</text:p>
        <text:p text:style-name="P1">𝑤</text:p>
        <text:p text:style-name="P1">1</text:p>
        <text:p text:style-name="P1">=</text:p>
        <text:p text:style-name="P1">𝑤</text:p>
        <text:p text:style-name="P1">2</text:p>
        <text:p text:style-name="P1">=</text:p>
        <text:p text:style-name="P1">𝑤</text:p>
        <text:p text:style-name="P1">3</text:p>
        <text:p text:style-name="P1">=</text:p>
        <text:p text:style-name="P1">1</text:p>
        <text:p text:style-name="P1">w </text:p>
        <text:p text:style-name="P1">1</text:p>
        <text:p text:style-name="P1">​</text:p>
        <text:p text:style-name="P1"><text:s/>=w </text:p>
        <text:p text:style-name="P1">2</text:p>
        <text:p text:style-name="P1">​</text:p>
        <text:p text:style-name="P1"><text:s/>=w </text:p>
        <text:p text:style-name="P1">3</text:p>
        <text:p text:style-name="P1">​</text:p>
        <text:p text:style-name="P1"><text:s/>=1):</text:p>
        <text:p text:style-name="P1"/>
        <text:p text:style-name="P1">The noise in </text:p>
        <text:p text:style-name="P1">𝐴</text:p>
        <text:p text:style-name="P1">A and </text:p>
        <text:p text:style-name="P1">𝐶</text:p>
        <text:p text:style-name="P1">C has a disproportionate impact, reducing fidelity.</text:p>
        <text:p text:style-name="P1">With Weight Optimization:</text:p>
        <text:p text:style-name="P1">Assign </text:p>
        <text:p text:style-name="P1">𝑤</text:p>
        <text:p text:style-name="P1">1</text:p>
        <text:p text:style-name="P1">=</text:p>
        <text:p text:style-name="P1">0.7</text:p>
        <text:p text:style-name="P1">,</text:p>
        <text:p text:style-name="P1">𝑤</text:p>
        <text:p text:style-name="P1">2</text:p>
        <text:p text:style-name="P1">=</text:p>
        <text:p text:style-name="P1">1.0</text:p>
        <text:p text:style-name="P1">,</text:p>
        <text:p text:style-name="P1">𝑤</text:p>
        <text:p text:style-name="P1">3</text:p>
        <text:p text:style-name="P1">=</text:p>
        <text:p text:style-name="P1">0.3</text:p>
        <text:p text:style-name="P1">w </text:p>
        <text:p text:style-name="P1">1</text:p>
        <text:p text:style-name="P1">​</text:p>
        <text:p text:style-name="P1"><text:s/>=0.7,w </text:p>
        <text:p text:style-name="P1">2</text:p>
        <text:p text:style-name="P1">​</text:p>
        <text:p text:style-name="P1"><text:s/>=1.0,w </text:p>
        <text:p text:style-name="P1">3</text:p>
        <text:p text:style-name="P1">​</text:p>
        <text:p text:style-name="P1"><text:s/>=0.3 based on the signal quality of each input.</text:p>
        <text:p text:style-name="P1">The output now prioritizes the cleaner signals (</text:p>
        <text:p text:style-name="P1">𝐵</text:p>
        <text:p text:style-name="P1">B and </text:p>
        <text:p text:style-name="P1">𝐴</text:p>
        <text:p text:style-name="P1">A), while minimizing noise from </text:p>
        <text:p text:style-name="P1"><text:soft-page-break/>𝐶</text:p>
        <text:p text:style-name="P1">C.</text:p>
        <text:p text:style-name="P1">6. Summary</text:p>
        <text:p text:style-name="P1">Aspect<text:tab/>Impact of Weights on Fidelity<text:tab/>Solution</text:p>
        <text:p text:style-name="P1">Noise Introduction<text:tab/>Control signals may introduce noise.<text:tab/>Use low-noise DACs and filters.</text:p>
        <text:p text:style-name="P1">Nonlinear Distortion<text:tab/>VCAs may distort at high weights.<text:tab/>Operate within the linear range of the VCA.</text:p>
        <text:p text:style-name="P1">Signal Attenuation<text:tab/>Low weights may weaken signals.<text:tab/>Buffer signals and scale weights appropriately.</text:p>
        <text:p text:style-name="P1">Crosstalk<text:tab/>Signals may interfere during routing.<text:tab/>Use shielding and guard traces.</text:p>
        <text:p text:style-name="P1">Thermal Drift<text:tab/>Weight values may drift with temperature.<text:tab/>Use stable components and feedback systems.</text:p>
        <text:p text:style-name="P1">By carefully managing these challenges, weights can significantly enhance signal fidelity in analog systems, enabling more robust and adaptable logic operations.</text:p>
        <text:p text:style-name="P1"/>
        <text:p text:style-name="P1"/>
        <text:p text:style-name="P1">Can we automate weight adjustments?</text:p>
        <text:p text:style-name="P1">ChatGPT said:</text:p>
        <text:p text:style-name="P1">ChatGPT</text:p>
        <text:p text:style-name="P1">Yes, automating weight adjustments is a practical and powerful way to dynamically optimize the behavior of your analog system, particularly for applications like fuzzy logic or neural networks. Here’s how you can implement automated weight adjustments:</text:p>
        <text:p text:style-name="P1"/>
        <text:p text:style-name="P1">1. Concept Overview</text:p>
        <text:p text:style-name="P1">Automating weight adjustments involves:</text:p>
        <text:p text:style-name="P1"/>
        <text:p text:style-name="P1">Using digital-to-analog converters (DACs) to control the weights applied to the inputs.</text:p>
        <text:p text:style-name="P1">A digital controller (e.g., microcontroller, FPGA) that calculates the optimal weights based on system feedback or external inputs.</text:p>
        <text:p text:style-name="P1">A feedback mechanism using analog-to-digital converters (ADCs) to monitor outputs and refine the weights dynamically.</text:p>
        <text:p text:style-name="P1">This automation allows the system to adapt in real time to varying conditions or input patterns.</text:p>
        <text:p text:style-name="P1"/>
        <text:p text:style-name="P1">2. Key Components</text:p>
        <text:p text:style-name="P1">DACs:</text:p>
        <text:p text:style-name="P1"/>
        <text:p text:style-name="P1">Generate control voltages for voltage-controlled amplifiers (VCAs) or similar circuits.</text:p>
        <text:p text:style-name="P1">Example ICs: MCP4728 (I²C, 4-channel DAC), AD5686 (SPI, 4-channel DAC).</text:p>
        <text:p text:style-name="P1">VCAs:</text:p>
        <text:p text:style-name="P1"/>
        <text:p text:style-name="P1">Adjust the amplitude of input signals based on control voltages.</text:p>
        <text:p text:style-name="P1">Example ICs: SSM2164, LM13700.</text:p>
        <text:p text:style-name="P1">Microcontroller or FPGA:</text:p>
        <text:p text:style-name="P1"/>
        <text:p text:style-name="P1">Calculates weights based on predefined algorithms or real-time feedback.</text:p>
        <text:p text:style-name="P1">Example MCUs: STM32, ESP32.</text:p>
        <text:p text:style-name="P1">Example FPGAs: Xilinx Spartan, Intel Cyclone.</text:p>
        <text:p text:style-name="P1">ADCs:</text:p>
        <text:p text:style-name="P1"/>
        <text:p text:style-name="P1">Measure the output of the system to provide feedback for weight optimization.</text:p>
        <text:p text:style-name="P1">Example ICs: ADS1115 (I²C, 16-bit ADC), MCP3208 (SPI, 12-bit ADC).</text:p>
        <text:p text:style-name="P1">Control Protocol:</text:p>
        <text:p text:style-name="P1"/>
        <text:p text:style-name="P1">Use SPI or I²C to communicate between the microcontroller and the DACs/ADCs.</text:p>
        <text:p text:style-name="P1">3. Workflow for Automated Weight Adjustment</text:p>
        <text:p text:style-name="P1">Step 1: Initialize Weights</text:p>
        <text:p text:style-name="P1">The system initializes the weights (</text:p>
        <text:p text:style-name="P1">𝑤</text:p>
        <text:p text:style-name="P1">1</text:p>
        <text:p text:style-name="P1">,</text:p>
        <text:p text:style-name="P1">𝑤</text:p>
        <text:p text:style-name="P1">2</text:p>
        <text:p text:style-name="P1">,</text:p>
        <text:p text:style-name="P1">𝑤</text:p>
        <text:p text:style-name="P1">3</text:p>
        <text:p text:style-name="P1">w </text:p>
        <text:p text:style-name="P1">1</text:p>
        <text:p text:style-name="P1">​</text:p>
        <text:p text:style-name="P1"><text:s/>,w </text:p>
        <text:p text:style-name="P1">2</text:p>
        <text:p text:style-name="P1">​</text:p>
        <text:p text:style-name="P1"><text:s/>,w </text:p>
        <text:p text:style-name="P1">3</text:p>
        <text:p text:style-name="P1">​</text:p>
        <text:p text:style-name="P1"><text:s/>) to default values, depending on the logic function or task.</text:p>
        <text:p text:style-name="P1">Example: For a 3-input fuzzy NAND gate:</text:p>
        <text:p text:style-name="P1">𝑄</text:p>
        <text:p text:style-name="P1">=</text:p>
        <text:p text:style-name="P1">1</text:p>
        <text:p text:style-name="P1">−</text:p>
        <text:p text:style-name="P1">(</text:p>
        <text:p text:style-name="P1">𝑤</text:p>
        <text:p text:style-name="P1">1</text:p>
        <text:p text:style-name="P1">𝐴</text:p>
        <text:p text:style-name="P1">+</text:p>
        <text:p text:style-name="P1">𝑤</text:p>
        <text:p text:style-name="P1">2</text:p>
        <text:p text:style-name="P1">𝐵</text:p>
        <text:p text:style-name="P1">+</text:p>
        <text:p text:style-name="P1">𝑤</text:p>
        <text:p text:style-name="P1">3</text:p>
        <text:p text:style-name="P1">𝐶</text:p>
        <text:p text:style-name="P1">)</text:p>
        <text:p text:style-name="P1">Q=1−(w </text:p>
        <text:p text:style-name="P1">1</text:p>
        <text:p text:style-name="P1">​</text:p>
        <text:p text:style-name="P1"><text:s/>A+w </text:p>
        <text:p text:style-name="P1">2</text:p>
        <text:p text:style-name="P1">​</text:p>
        <text:p text:style-name="P1"><text:soft-page-break/><text:s/>B+w </text:p>
        <text:p text:style-name="P1">3</text:p>
        <text:p text:style-name="P1">​</text:p>
        <text:p text:style-name="P1"><text:s/>C)</text:p>
        <text:p text:style-name="P1">Start with equal weights </text:p>
        <text:p text:style-name="P1">𝑤</text:p>
        <text:p text:style-name="P1">1</text:p>
        <text:p text:style-name="P1">=</text:p>
        <text:p text:style-name="P1">𝑤</text:p>
        <text:p text:style-name="P1">2</text:p>
        <text:p text:style-name="P1">=</text:p>
        <text:p text:style-name="P1">𝑤</text:p>
        <text:p text:style-name="P1">3</text:p>
        <text:p text:style-name="P1">=</text:p>
        <text:p text:style-name="P1">1</text:p>
        <text:p text:style-name="P1">/</text:p>
        <text:p text:style-name="P1">3</text:p>
        <text:p text:style-name="P1">w </text:p>
        <text:p text:style-name="P1">1</text:p>
        <text:p text:style-name="P1">​</text:p>
        <text:p text:style-name="P1"><text:s/>=w </text:p>
        <text:p text:style-name="P1">2</text:p>
        <text:p text:style-name="P1">​</text:p>
        <text:p text:style-name="P1"><text:s/>=w </text:p>
        <text:p text:style-name="P1">3</text:p>
        <text:p text:style-name="P1">​</text:p>
        <text:p text:style-name="P1"><text:s/>=1/3.</text:p>
        <text:p text:style-name="P1">Step 2: Monitor System Outputs</text:p>
        <text:p text:style-name="P1">Use ADCs to digitize the output signal(s).</text:p>
        <text:p text:style-name="P1">Analyze the outputs for:</text:p>
        <text:p text:style-name="P1">Consistency with the desired behavior.</text:p>
        <text:p text:style-name="P1">Signal fidelity (e.g., noise levels, unexpected patterns).</text:p>
        <text:p text:style-name="P1">Step 3: Adjust Weights Dynamically</text:p>
        <text:p text:style-name="P1">The microcontroller computes new weights based on:</text:p>
        <text:p text:style-name="P1"/>
        <text:p text:style-name="P1">Error feedback:</text:p>
        <text:p text:style-name="P1">Calculate the difference between the desired output and the actual output.</text:p>
        <text:p text:style-name="P1">Example: </text:p>
        <text:p text:style-name="P1">Error</text:p>
        <text:p text:style-name="P1">=</text:p>
        <text:p text:style-name="P1">𝑄</text:p>
        <text:p text:style-name="P1">desired</text:p>
        <text:p text:style-name="P1">−</text:p>
        <text:p text:style-name="P1">𝑄</text:p>
        <text:p text:style-name="P1">actual</text:p>
        <text:p text:style-name="P1">Error=Q </text:p>
        <text:p text:style-name="P1">desired</text:p>
        <text:p text:style-name="P1">​</text:p>
        <text:p text:style-name="P1"><text:s/>−Q </text:p>
        <text:p text:style-name="P1">actual</text:p>
        <text:p text:style-name="P1">​</text:p>
        <text:p text:style-name="P1"><text:s/>.</text:p>
        <text:p text:style-name="P1">External inputs:</text:p>
        <text:p text:style-name="P1">Adjust weights based on real-time environmental factors or user inputs.</text:p>
        <text:p text:style-name="P1">Optimization algorithms:</text:p>
        <text:p text:style-name="P1">Apply methods like gradient descent or reinforcement learning to refine weights.</text:p>
        <text:p text:style-name="P1">Update the DACs with the new weight values, adjusting the control voltages for the VCAs.</text:p>
        <text:p text:style-name="P1"/>
        <text:p text:style-name="P1">Step 4: Verify Adjustments</text:p>
        <text:p text:style-name="P1">Measure the output again using ADCs.</text:p>
        <text:p text:style-name="P1">If the output still deviates from the desired value, iterate the adjustment process.</text:p>
        <text:p text:style-name="P1">4. Feedback and Control Algorithms</text:p>
        <text:p text:style-name="P1">Automating weights involves feedback loops and control algorithms. Some common approaches:</text:p>
        <text:p text:style-name="P1"/>
        <text:p text:style-name="P1">4.1 Proportional-Integral-Derivative (PID) Control</text:p>
        <text:p text:style-name="P1">Adjust weights proportionally to the output error, considering the rate of change and cumulative error over time.</text:p>
        <text:p text:style-name="P1">Example:</text:p>
        <text:p text:style-name="P1">Δ</text:p>
        <text:p text:style-name="P1">𝑤</text:p>
        <text:p text:style-name="P1">𝑖</text:p>
        <text:p text:style-name="P1">=</text:p>
        <text:p text:style-name="P1">𝐾</text:p>
        <text:p text:style-name="P1">𝑝</text:p>
        <text:p text:style-name="P1">⋅</text:p>
        <text:p text:style-name="P1">𝑒</text:p>
        <text:p text:style-name="P1">(</text:p>
        <text:p text:style-name="P1">𝑡</text:p>
        <text:p text:style-name="P1">)</text:p>
        <text:p text:style-name="P1">+</text:p>
        <text:p text:style-name="P1">𝐾</text:p>
        <text:p text:style-name="P1">𝑖</text:p>
        <text:p text:style-name="P1">∫</text:p>
        <text:p text:style-name="P1">𝑒</text:p>
        <text:p text:style-name="P1">(</text:p>
        <text:p text:style-name="P1">𝑡</text:p>
        <text:p text:style-name="P1">)</text:p>
        <text:p text:style-name="P1">𝑑</text:p>
        <text:p text:style-name="P1">𝑡</text:p>
        <text:p text:style-name="P1">+</text:p>
        <text:p text:style-name="P1">𝐾</text:p>
        <text:p text:style-name="P1">𝑑</text:p>
        <text:p text:style-name="P1">𝑑</text:p>
        <text:p text:style-name="P1">𝑒</text:p>
        <text:p text:style-name="P1">(</text:p>
        <text:p text:style-name="P1">𝑡</text:p>
        <text:p text:style-name="P1">)</text:p>
        <text:p text:style-name="P1">𝑑</text:p>
        <text:p text:style-name="P1">𝑡</text:p>
        <text:p text:style-name="P1">Δw </text:p>
        <text:p text:style-name="P1">i</text:p>
        <text:p text:style-name="P1">​</text:p>
        <text:p text:style-name="P1"><text:s/>=K </text:p>
        <text:p text:style-name="P1">p</text:p>
        <text:p text:style-name="P1">​</text:p>
        <text:p text:style-name="P1"><text:s/>⋅e(t)+K </text:p>
        <text:p text:style-name="P1">i</text:p>
        <text:p text:style-name="P1">​</text:p>
        <text:p text:style-name="P1"><text:s/>∫e(t)dt+K </text:p>
        <text:p text:style-name="P1">d</text:p>
        <text:p text:style-name="P1">​</text:p>
        <text:p text:style-name="P1"><text:s text:c="2"/></text:p>
        <text:p text:style-name="P1"><text:soft-page-break/>dt</text:p>
        <text:p text:style-name="P1">de(t)</text:p>
        <text:p text:style-name="P1">​</text:p>
        <text:p text:style-name="P1"><text:s/></text:p>
        <text:p text:style-name="P1">where </text:p>
        <text:p text:style-name="P1">𝑒</text:p>
        <text:p text:style-name="P1">(</text:p>
        <text:p text:style-name="P1">𝑡</text:p>
        <text:p text:style-name="P1">)</text:p>
        <text:p text:style-name="P1">e(t) is the error signal.</text:p>
        <text:p text:style-name="P1">4.2 Gradient Descent</text:p>
        <text:p text:style-name="P1">Update weights to minimize an error function:</text:p>
        <text:p text:style-name="P1">𝑤</text:p>
        <text:p text:style-name="P1">𝑖</text:p>
        <text:p text:style-name="P1">←</text:p>
        <text:p text:style-name="P1">𝑤</text:p>
        <text:p text:style-name="P1">𝑖</text:p>
        <text:p text:style-name="P1">−</text:p>
        <text:p text:style-name="P1">𝜂</text:p>
        <text:p text:style-name="P1">⋅</text:p>
        <text:p text:style-name="P1">∂</text:p>
        <text:p text:style-name="P1">𝐸</text:p>
        <text:p text:style-name="P1">∂</text:p>
        <text:p text:style-name="P1">𝑤</text:p>
        <text:p text:style-name="P1">𝑖</text:p>
        <text:p text:style-name="P1">w </text:p>
        <text:p text:style-name="P1">i</text:p>
        <text:p text:style-name="P1">​</text:p>
        <text:p text:style-name="P1"><text:s/>←w </text:p>
        <text:p text:style-name="P1">i</text:p>
        <text:p text:style-name="P1">​</text:p>
        <text:p text:style-name="P1"><text:s/>−η⋅ </text:p>
        <text:p text:style-name="P1">∂w </text:p>
        <text:p text:style-name="P1">i</text:p>
        <text:p text:style-name="P1">​</text:p>
        <text:p text:style-name="P1"><text:s/></text:p>
        <text:p text:style-name="P1">∂E</text:p>
        <text:p text:style-name="P1">​</text:p>
        <text:p text:style-name="P1"><text:s/></text:p>
        <text:p text:style-name="P1">where </text:p>
        <text:p text:style-name="P1">𝐸</text:p>
        <text:p text:style-name="P1">E is the error and </text:p>
        <text:p text:style-name="P1">𝜂</text:p>
        <text:p text:style-name="P1">η is the learning rate.</text:p>
        <text:p text:style-name="P1">4.3 Reinforcement Learning</text:p>
        <text:p text:style-name="P1">Use a reward system to adjust weights based on the performance of the logic gate or system.</text:p>
        <text:p text:style-name="P1">4.4 Neural Network Training</text:p>
        <text:p text:style-name="P1">Treat the system as a small neural network and use backpropagation to adjust weights.</text:p>
        <text:p text:style-name="P1">5. Hardware Implementation</text:p>
        <text:p text:style-name="P1">5.1 Communication Setup</text:p>
        <text:p text:style-name="P1">Connect the microcontroller to:</text:p>
        <text:p text:style-name="P1">DACs for weight control (e.g., MCP4728 via I²C).</text:p>
        <text:p text:style-name="P1">ADCs for output feedback (e.g., ADS1115 via I²C).</text:p>
        <text:p text:style-name="P1">5.2 Circuit Connections</text:p>
        <text:p text:style-name="P1">Each input signal (</text:p>
        <text:p text:style-name="P1">𝐴</text:p>
        <text:p text:style-name="P1">,</text:p>
        <text:p text:style-name="P1">𝐵</text:p>
        <text:p text:style-name="P1">,</text:p>
        <text:p text:style-name="P1">𝐶</text:p>
        <text:p text:style-name="P1">A,B,C) is routed through a VCA, with the control voltage set by a DAC.</text:p>
        <text:p text:style-name="P1">The output of the VCAs is summed and processed through the logic circuit (e.g., op-amps for NAND behavior).</text:p>
        <text:p text:style-name="P1">The final output is digitized by an ADC for feedback to the microcontroller.</text:p>
        <text:p text:style-name="P1">5.3 Timing and Synchronization</text:p>
        <text:p text:style-name="P1">Use a shared clock to synchronize updates between the DACs and ADCs.</text:p>
        <text:p text:style-name="P1">Example: Trigger updates every 1 ms to ensure real-time responsiveness.</text:p>
        <text:p text:style-name="P1">6. Example Use Case</text:p>
        <text:p text:style-name="P1">Automated 3-Input Fuzzy NAND Gate</text:p>
        <text:p text:style-name="P1">Inputs:</text:p>
        <text:p text:style-name="P1">Signals </text:p>
        <text:p text:style-name="P1">𝐴</text:p>
        <text:p text:style-name="P1">A, </text:p>
        <text:p text:style-name="P1">𝐵</text:p>
        <text:p text:style-name="P1">B, and </text:p>
        <text:p text:style-name="P1">𝐶</text:p>
        <text:p text:style-name="P1">C are provided from sensors or external systems.</text:p>
        <text:p text:style-name="P1">Weight Adjustment:</text:p>
        <text:p text:style-name="P1">The microcontroller adjusts </text:p>
        <text:p text:style-name="P1">𝑤</text:p>
        <text:p text:style-name="P1">1</text:p>
        <text:p text:style-name="P1">w </text:p>
        <text:p text:style-name="P1">1</text:p>
        <text:p text:style-name="P1">​</text:p>
        <text:p text:style-name="P1"><text:s/>, </text:p>
        <text:p text:style-name="P1">𝑤</text:p>
        <text:p text:style-name="P1">2</text:p>
        <text:p text:style-name="P1">w </text:p>
        <text:p text:style-name="P1">2</text:p>
        <text:p text:style-name="P1">​</text:p>
        <text:p text:style-name="P1"><text:s/>, and </text:p>
        <text:p text:style-name="P1">𝑤</text:p>
        <text:p text:style-name="P1">3</text:p>
        <text:p text:style-name="P1">w </text:p>
        <text:p text:style-name="P1">3</text:p>
        <text:p text:style-name="P1">​</text:p>
        <text:p text:style-name="P1"><text:s text:c="2"/>in response to feedback from the output (</text:p>
        <text:p text:style-name="P1">𝑄</text:p>
        <text:p text:style-name="P1">Q).</text:p>
        <text:p text:style-name="P1">Desired Behavior:</text:p>
        <text:p text:style-name="P1">The system ensures </text:p>
        <text:p text:style-name="P1">𝑄</text:p>
        <text:p text:style-name="P1">Q maintains consistent fuzzy logic behavior, even if input signals are noisy or uncertain.</text:p>
        <text:p text:style-name="P1">7. Advantages of Automated Weight Adjustment</text:p>
        <text:p text:style-name="P1">Dynamic Adaptation:</text:p>
        <text:p text:style-name="P1">The system adjusts to changing inputs or environmental conditions in real time.</text:p>
        <text:p text:style-name="P1">Improved Signal Fidelity:</text:p>
        <text:p text:style-name="P1">Automatically compensates for noise or drift in input signals.</text:p>
        <text:p text:style-name="P1">Task Optimization:</text:p>
        <text:p text:style-name="P1">Enables task-specific logic configurations without <text:soft-page-break/>manual intervention.</text:p>
        <text:p text:style-name="P1">Scalability:</text:p>
        <text:p text:style-name="P1">Easily extendable to systems with more inputs or complex logic gates.</text:p>
        <text:p text:style-name="P1">8. Challenges and Solutions</text:p>
        <text:p text:style-name="P1">Challenge<text:tab/>Solution</text:p>
        <text:p text:style-name="P1">Control Noise<text:tab/>Use low-noise DACs and filtered control lines.</text:p>
        <text:p text:style-name="P1">Signal Delay<text:tab/>Minimize latency in ADC-DAC feedback loops.</text:p>
        <text:p text:style-name="P1">Component Drift<text:tab/>Recalibrate weights periodically.</text:p>
        <text:p text:style-name="P1">Complexity of Algorithms<text:tab/>Start with simple PID control, then scale to advanced methods like neural optimization.</text:p>
        <text:p text:style-name="P1">9. Example Code Snippet (Pseudocode)</text:p>
        <text:p text:style-name="P1">python</text:p>
        <text:p text:style-name="P1">Copy code</text:p>
        <text:p text:style-name="P1"># Microcontroller Pseudocode for Weight Adjustment</text:p>
        <text:p text:style-name="P1">initialize_weights()</text:p>
        <text:p text:style-name="P1">while True:</text:p>
        <text:p text:style-name="P1"><text:s text:c="4"/># Read output via ADC</text:p>
        <text:p text:style-name="P1"><text:s text:c="4"/>Q_actual = read_adc_output()</text:p>
        <text:p text:style-name="P1"><text:s text:c="4"/></text:p>
        <text:p text:style-name="P1"><text:s text:c="4"/># Calculate error</text:p>
        <text:p text:style-name="P1"><text:s text:c="4"/>error = Q_desired - Q_actual</text:p>
        <text:p text:style-name="P1"><text:s text:c="4"/></text:p>
        <text:p text:style-name="P1"><text:s text:c="4"/># Compute new weights (PID control example)</text:p>
        <text:p text:style-name="P1"><text:s text:c="4"/>delta_w1 = Kp * error + Ki * integrate(error) + Kd * differentiate(error)</text:p>
        <text:p text:style-name="P1"><text:s text:c="4"/>delta_w2, delta_w3 = compute_other_weights(error) <text:s/># Logic for other weights</text:p>
        <text:p text:style-name="P1"><text:s text:c="4"/></text:p>
        <text:p text:style-name="P1"><text:s text:c="4"/># Update DACs</text:p>
        <text:p text:style-name="P1"><text:s text:c="4"/>set_dac(w1 + delta_w1, w2 + delta_w2, w3 + delta_w3)</text:p>
        <text:p text:style-name="P1"><text:s text:c="4"/></text:p>
        <text:p text:style-name="P1"><text:s text:c="4"/># Wait for next cycle</text:p>
        <text:p text:style-name="P1"><text:s text:c="4"/>delay_ms(1)</text:p>
        <text:p text:style-name="P1"/>
        <text:p text:style-name="P1"/>
        <text:p text:style-name="P1"/>
        <text:p text:style-name="P1">How to calibrate weights dynamically?</text:p>
        <text:p text:style-name="P1">ChatGPT said:</text:p>
        <text:p text:style-name="P1">ChatGPT</text:p>
        <text:p text:style-name="P1">Dynamically calibrating weights involves continuously adjusting and fine-tuning the weights in real-time based on feedback from the system's output. This ensures that the system maintains accuracy, fidelity, and stability in its operation. Here's a step-by-step guide to achieving dynamic weight calibration:</text:p>
        <text:p text:style-name="P1"/>
        <text:p text:style-name="P1">1. Key Objectives of Dynamic Calibration</text:p>
        <text:p text:style-name="P1">Compensate for Drift:</text:p>
        <text:p text:style-name="P1">Address variations in component behavior due to temperature, aging, or noise.</text:p>
        <text:p text:style-name="P1">Optimize Performance:</text:p>
        <text:p text:style-name="P1">Ensure the system adapts to input changes, environmental factors, or task-specific requirements.</text:p>
        <text:p text:style-name="P1">Maintain Fidelity:</text:p>
        <text:p text:style-name="P1">Preserve high signal-to-noise ratio (SNR) and accurate logic operations.</text:p>
        <text:p text:style-name="P1">2. System Requirements for Dynamic Calibration</text:p>
        <text:p text:style-name="P1">Sensors/Feedback Mechanisms:</text:p>
        <text:p text:style-name="P1">Measure system performance (e.g., output signal fidelity, accuracy of logic operations).</text:p>
        <text:p text:style-name="P1">Typically implemented using Analog-to-Digital Converters (ADCs).</text:p>
        <text:p text:style-name="P1">Control Layer:</text:p>
        <text:p text:style-name="P1">A microcontroller (e.g., STM32, ESP32) or FPGA to compute new weight values.</text:p>
        <text:p text:style-name="P1">Adjustable Weights:</text:p>
        <text:p text:style-name="P1">Weights implemented using Voltage-Controlled Amplifiers (VCAs) or programmable resistors controlled by Digital-to-Analog Converters (DACs).</text:p>
        <text:p text:style-name="P1">Communication Interface:</text:p>
        <text:p text:style-name="P1">Protocols like SPI or I²C to control DACs and receive feedback from ADCs.</text:p>
        <text:p text:style-name="P1">Clock Synchronization:</text:p>
        <text:p text:style-name="P1">A shared clock signal to ensure timely updates and avoid transient errors.</text:p>
        <text:p text:style-name="P1">3. Calibration Workflow</text:p>
        <text:p text:style-name="P1">Step 1: Initialize System</text:p>
        <text:p text:style-name="P1">Assign initial weights (</text:p>
        <text:p text:style-name="P1">𝑤</text:p>
        <text:p text:style-name="P1">1</text:p>
        <text:p text:style-name="P1">,</text:p>
        <text:p text:style-name="P1">𝑤</text:p>
        <text:p text:style-name="P1">2</text:p>
        <text:p text:style-name="P1">,</text:p>
        <text:p text:style-name="P1">𝑤</text:p>
        <text:p text:style-name="P1">3</text:p>
        <text:p text:style-name="P1">w </text:p>
        <text:p text:style-name="P1">1</text:p>
        <text:p text:style-name="P1">​</text:p>
        <text:p text:style-name="P1"><text:s/>,w </text:p>
        <text:p text:style-name="P1">2</text:p>
        <text:p text:style-name="P1">​</text:p>
        <text:p text:style-name="P1"><text:s/>,w </text:p>
        <text:p text:style-name="P1">3</text:p>
        <text:p text:style-name="P1">​</text:p>
        <text:p text:style-name="P1"><text:s/>) based on:</text:p>
        <text:p text:style-name="P1">Default logic requirements.</text:p>
        <text:p text:style-name="P1">Previous system state.</text:p>
        <text:p text:style-name="P1">Use DACs to set the initial control voltages for the VCAs.</text:p>
        <text:p text:style-name="P1">Step 2: Measure Outputs</text:p>
        <text:p text:style-name="P1">Use ADCs to digitize the output of the analog circuit (e.g., a fuzzy NAND gate).</text:p>
        <text:p text:style-name="P1">Capture additional parameters like noise levels, distortion, or response time.</text:p>
        <text:p text:style-name="P1">Step 3: Compute Calibration Error</text:p>
        <text:p text:style-name="P1">Compare the actual output (</text:p>
        <text:p text:style-name="P1">𝑄</text:p>
        <text:p text:style-name="P1">actual</text:p>
        <text:p text:style-name="P1">Q </text:p>
        <text:p text:style-name="P1">actual</text:p>
        <text:p text:style-name="P1">​</text:p>
        <text:p text:style-name="P1"><text:soft-page-break/><text:s/>) with the desired output (</text:p>
        <text:p text:style-name="P1">𝑄</text:p>
        <text:p text:style-name="P1">desired</text:p>
        <text:p text:style-name="P1">Q </text:p>
        <text:p text:style-name="P1">desired</text:p>
        <text:p text:style-name="P1">​</text:p>
        <text:p text:style-name="P1"><text:s/>).</text:p>
        <text:p text:style-name="P1">Calculate the error for each input weight:</text:p>
        <text:p text:style-name="P1">Error</text:p>
        <text:p text:style-name="P1">=</text:p>
        <text:p text:style-name="P1">𝑄</text:p>
        <text:p text:style-name="P1">desired</text:p>
        <text:p text:style-name="P1">−</text:p>
        <text:p text:style-name="P1">𝑄</text:p>
        <text:p text:style-name="P1">actual</text:p>
        <text:p text:style-name="P1">Error=Q </text:p>
        <text:p text:style-name="P1">desired</text:p>
        <text:p text:style-name="P1">​</text:p>
        <text:p text:style-name="P1"><text:s/>−Q </text:p>
        <text:p text:style-name="P1">actual</text:p>
        <text:p text:style-name="P1">​</text:p>
        <text:p text:style-name="P1"><text:s/></text:p>
        <text:p text:style-name="P1">Δ</text:p>
        <text:p text:style-name="P1">𝑤</text:p>
        <text:p text:style-name="P1">𝑖</text:p>
        <text:p text:style-name="P1">=</text:p>
        <text:p text:style-name="P1">Correction Factor for Weight </text:p>
        <text:p text:style-name="P1">𝑤</text:p>
        <text:p text:style-name="P1">𝑖</text:p>
        <text:p text:style-name="P1">Δw </text:p>
        <text:p text:style-name="P1">i</text:p>
        <text:p text:style-name="P1">​</text:p>
        <text:p text:style-name="P1"><text:s/>=Correction Factor for Weight w </text:p>
        <text:p text:style-name="P1">i</text:p>
        <text:p text:style-name="P1">​</text:p>
        <text:p text:style-name="P1"><text:s/></text:p>
        <text:p text:style-name="P1">Step 4: Adjust Weights</text:p>
        <text:p text:style-name="P1">Use control algorithms (e.g., PID control, gradient descent) to compute updated weight values.</text:p>
        <text:p text:style-name="P1">Adjust the DACs to set new control voltages for the VCAs.</text:p>
        <text:p text:style-name="P1">Step 5: Verify and Iterate</text:p>
        <text:p text:style-name="P1">Measure the output again to ensure the calibration reduces the error.</text:p>
        <text:p text:style-name="P1">Repeat the process until the error is within acceptable limits.</text:p>
        <text:p text:style-name="P1">4. Control Algorithms for Dynamic Calibration</text:p>
        <text:p text:style-name="P1">4.1 Proportional-Integral-Derivative (PID) Control</text:p>
        <text:p text:style-name="P1">A PID controller adjusts weights based on the error, its integral, and its derivative:</text:p>
        <text:p text:style-name="P1">Δ</text:p>
        <text:p text:style-name="P1">𝑤</text:p>
        <text:p text:style-name="P1">𝑖</text:p>
        <text:p text:style-name="P1">=</text:p>
        <text:p text:style-name="P1">𝐾</text:p>
        <text:p text:style-name="P1">𝑝</text:p>
        <text:p text:style-name="P1">⋅</text:p>
        <text:p text:style-name="P1">𝑒</text:p>
        <text:p text:style-name="P1">(</text:p>
        <text:p text:style-name="P1">𝑡</text:p>
        <text:p text:style-name="P1">)</text:p>
        <text:p text:style-name="P1">+</text:p>
        <text:p text:style-name="P1">𝐾</text:p>
        <text:p text:style-name="P1">𝑖</text:p>
        <text:p text:style-name="P1">∫</text:p>
        <text:p text:style-name="P1">𝑒</text:p>
        <text:p text:style-name="P1">(</text:p>
        <text:p text:style-name="P1">𝑡</text:p>
        <text:p text:style-name="P1">)</text:p>
        <text:p text:style-name="P1">𝑑</text:p>
        <text:p text:style-name="P1">𝑡</text:p>
        <text:p text:style-name="P1">+</text:p>
        <text:p text:style-name="P1">𝐾</text:p>
        <text:p text:style-name="P1">𝑑</text:p>
        <text:p text:style-name="P1">𝑑</text:p>
        <text:p text:style-name="P1">𝑒</text:p>
        <text:p text:style-name="P1">(</text:p>
        <text:p text:style-name="P1">𝑡</text:p>
        <text:p text:style-name="P1">)</text:p>
        <text:p text:style-name="P1">𝑑</text:p>
        <text:p text:style-name="P1">𝑡</text:p>
        <text:p text:style-name="P1">Δw </text:p>
        <text:p text:style-name="P1">i</text:p>
        <text:p text:style-name="P1">​</text:p>
        <text:p text:style-name="P1"><text:s/>=K </text:p>
        <text:p text:style-name="P1">p</text:p>
        <text:p text:style-name="P1">​</text:p>
        <text:p text:style-name="P1"><text:s/>⋅e(t)+K </text:p>
        <text:p text:style-name="P1">i</text:p>
        <text:p text:style-name="P1">​</text:p>
        <text:p text:style-name="P1"><text:s/>∫e(t)dt+K </text:p>
        <text:p text:style-name="P1">d</text:p>
        <text:p text:style-name="P1">​</text:p>
        <text:p text:style-name="P1"><text:s text:c="2"/></text:p>
        <text:p text:style-name="P1">dt</text:p>
        <text:p text:style-name="P1">de(t)</text:p>
        <text:p text:style-name="P1">​</text:p>
        <text:p text:style-name="P1"><text:s/></text:p>
        <text:p text:style-name="P1">𝐾</text:p>
        <text:p text:style-name="P1">𝑝</text:p>
        <text:p text:style-name="P1">K </text:p>
        <text:p text:style-name="P1">p</text:p>
        <text:p text:style-name="P1">​</text:p>
        <text:p text:style-name="P1"><text:s/>: Proportional gain, adjusts weight based on current error.</text:p>
        <text:p text:style-name="P1">𝐾</text:p>
        <text:p text:style-name="P1">𝑖</text:p>
        <text:p text:style-name="P1">K </text:p>
        <text:p text:style-name="P1">i</text:p>
        <text:p text:style-name="P1">​</text:p>
        <text:p text:style-name="P1"><text:s/>: Integral gain, accounts for accumulated error over time.</text:p>
        <text:p text:style-name="P1">𝐾</text:p>
        <text:p text:style-name="P1">𝑑</text:p>
        <text:p text:style-name="P1">K </text:p>
        <text:p text:style-name="P1">d</text:p>
        <text:p text:style-name="P1">​</text:p>
        <text:p text:style-name="P1"><text:s/>: Derivative gain, corrects based on the rate of error change.</text:p>
        <text:p text:style-name="P1">4.2 Gradient Descent</text:p>
        <text:p text:style-name="P1"><text:soft-page-break/>Minimize an error function </text:p>
        <text:p text:style-name="P1">𝐸</text:p>
        <text:p text:style-name="P1">E by iteratively adjusting weights:</text:p>
        <text:p text:style-name="P1">𝑤</text:p>
        <text:p text:style-name="P1">𝑖</text:p>
        <text:p text:style-name="P1">←</text:p>
        <text:p text:style-name="P1">𝑤</text:p>
        <text:p text:style-name="P1">𝑖</text:p>
        <text:p text:style-name="P1">−</text:p>
        <text:p text:style-name="P1">𝜂</text:p>
        <text:p text:style-name="P1">⋅</text:p>
        <text:p text:style-name="P1">∂</text:p>
        <text:p text:style-name="P1">𝐸</text:p>
        <text:p text:style-name="P1">∂</text:p>
        <text:p text:style-name="P1">𝑤</text:p>
        <text:p text:style-name="P1">𝑖</text:p>
        <text:p text:style-name="P1">w </text:p>
        <text:p text:style-name="P1">i</text:p>
        <text:p text:style-name="P1">​</text:p>
        <text:p text:style-name="P1"><text:s/>←w </text:p>
        <text:p text:style-name="P1">i</text:p>
        <text:p text:style-name="P1">​</text:p>
        <text:p text:style-name="P1"><text:s/>−η⋅ </text:p>
        <text:p text:style-name="P1">∂w </text:p>
        <text:p text:style-name="P1">i</text:p>
        <text:p text:style-name="P1">​</text:p>
        <text:p text:style-name="P1"><text:s/></text:p>
        <text:p text:style-name="P1">∂E</text:p>
        <text:p text:style-name="P1">​</text:p>
        <text:p text:style-name="P1"><text:s/></text:p>
        <text:p text:style-name="P1">𝐸</text:p>
        <text:p text:style-name="P1">E: Error between </text:p>
        <text:p text:style-name="P1">𝑄</text:p>
        <text:p text:style-name="P1">desired</text:p>
        <text:p text:style-name="P1">Q </text:p>
        <text:p text:style-name="P1">desired</text:p>
        <text:p text:style-name="P1">​</text:p>
        <text:p text:style-name="P1"><text:s text:c="2"/>and </text:p>
        <text:p text:style-name="P1">𝑄</text:p>
        <text:p text:style-name="P1">actual</text:p>
        <text:p text:style-name="P1">Q </text:p>
        <text:p text:style-name="P1">actual</text:p>
        <text:p text:style-name="P1">​</text:p>
        <text:p text:style-name="P1"><text:s/>.</text:p>
        <text:p text:style-name="P1">𝜂</text:p>
        <text:p text:style-name="P1">η: Learning rate.</text:p>
        <text:p text:style-name="P1">4.3 Adaptive Learning</text:p>
        <text:p text:style-name="P1">Use reinforcement learning to adjust weights based on a reward function tied to system performance.</text:p>
        <text:p text:style-name="P1">5. Hardware Implementation</text:p>
        <text:p text:style-name="P1">5.1 DAC and ADC Integration</text:p>
        <text:p text:style-name="P1">DACs dynamically adjust the control voltages for VCAs to set weights.</text:p>
        <text:p text:style-name="P1">ADCs monitor the output and send feedback to the control layer.</text:p>
        <text:p text:style-name="P1">5.2 Microcontroller Integration</text:p>
        <text:p text:style-name="P1">Program the microcontroller to:</text:p>
        <text:p text:style-name="P1">Compute errors.</text:p>
        <text:p text:style-name="P1">Run calibration algorithms.</text:p>
        <text:p text:style-name="P1">Update DAC settings dynamically.</text:p>
        <text:p text:style-name="P1">5.3 Timing and Synchronization</text:p>
        <text:p text:style-name="P1">Ensure weight adjustments occur at regular intervals (e.g., every 1 ms) to avoid transient inconsistencies.</text:p>
        <text:p text:style-name="P1">6. Example Calibration Process</text:p>
        <text:p text:style-name="P1">Scenario: Fuzzy NAND Gate with 3 Inputs</text:p>
        <text:p text:style-name="P1">Initial State:</text:p>
        <text:p text:style-name="P1"/>
        <text:p text:style-name="P1">Inputs: </text:p>
        <text:p text:style-name="P1">𝐴</text:p>
        <text:p text:style-name="P1">=</text:p>
        <text:p text:style-name="P1">0.6</text:p>
        <text:p text:style-name="P1">A=0.6, </text:p>
        <text:p text:style-name="P1">𝐵</text:p>
        <text:p text:style-name="P1">=</text:p>
        <text:p text:style-name="P1">0.8</text:p>
        <text:p text:style-name="P1">B=0.8, </text:p>
        <text:p text:style-name="P1">𝐶</text:p>
        <text:p text:style-name="P1">=</text:p>
        <text:p text:style-name="P1">0.4</text:p>
        <text:p text:style-name="P1">C=0.4.</text:p>
        <text:p text:style-name="P1">Desired Output: </text:p>
        <text:p text:style-name="P1">𝑄</text:p>
        <text:p text:style-name="P1">desired</text:p>
        <text:p text:style-name="P1">=</text:p>
        <text:p text:style-name="P1">0.7</text:p>
        <text:p text:style-name="P1">Q </text:p>
        <text:p text:style-name="P1">desired</text:p>
        <text:p text:style-name="P1">​</text:p>
        <text:p text:style-name="P1"><text:s/>=0.7.</text:p>
        <text:p text:style-name="P1">Initial Weights: </text:p>
        <text:p text:style-name="P1">𝑤</text:p>
        <text:p text:style-name="P1">1</text:p>
        <text:p text:style-name="P1">=</text:p>
        <text:p text:style-name="P1">0.3</text:p>
        <text:p text:style-name="P1">w </text:p>
        <text:p text:style-name="P1">1</text:p>
        <text:p text:style-name="P1">​</text:p>
        <text:p text:style-name="P1"><text:s/>=0.3, </text:p>
        <text:p text:style-name="P1">𝑤</text:p>
        <text:p text:style-name="P1">2</text:p>
        <text:p text:style-name="P1">=</text:p>
        <text:p text:style-name="P1">0.4</text:p>
        <text:p text:style-name="P1">w </text:p>
        <text:p text:style-name="P1">2</text:p>
        <text:p text:style-name="P1">​</text:p>
        <text:p text:style-name="P1"><text:s/>=0.4, </text:p>
        <text:p text:style-name="P1">𝑤</text:p>
        <text:p text:style-name="P1">3</text:p>
        <text:p text:style-name="P1">=</text:p>
        <text:p text:style-name="P1">0.3</text:p>
        <text:p text:style-name="P1">w </text:p>
        <text:p text:style-name="P1">3</text:p>
        <text:p text:style-name="P1">​</text:p>
        <text:p text:style-name="P1"><text:s/>=0.3.</text:p>
        <text:p text:style-name="P1">Measurement:</text:p>
        <text:p text:style-name="P1"/>
        <text:p text:style-name="P1">Output (</text:p>
        <text:p text:style-name="P1">𝑄</text:p>
        <text:p text:style-name="P1">actual</text:p>
        <text:p text:style-name="P1">Q </text:p>
        <text:p text:style-name="P1"><text:soft-page-break/>actual</text:p>
        <text:p text:style-name="P1">​</text:p>
        <text:p text:style-name="P1"><text:s/>): </text:p>
        <text:p text:style-name="P1">0.65</text:p>
        <text:p text:style-name="P1">0.65 (measured via ADC).</text:p>
        <text:p text:style-name="P1">Error: </text:p>
        <text:p text:style-name="P1">𝑄</text:p>
        <text:p text:style-name="P1">desired</text:p>
        <text:p text:style-name="P1">−</text:p>
        <text:p text:style-name="P1">𝑄</text:p>
        <text:p text:style-name="P1">actual</text:p>
        <text:p text:style-name="P1">=</text:p>
        <text:p text:style-name="P1">0.05</text:p>
        <text:p text:style-name="P1">Q </text:p>
        <text:p text:style-name="P1">desired</text:p>
        <text:p text:style-name="P1">​</text:p>
        <text:p text:style-name="P1"><text:s/>−Q </text:p>
        <text:p text:style-name="P1">actual</text:p>
        <text:p text:style-name="P1">​</text:p>
        <text:p text:style-name="P1"><text:s/>=0.05.</text:p>
        <text:p text:style-name="P1">Weight Adjustment:</text:p>
        <text:p text:style-name="P1"/>
        <text:p text:style-name="P1">PID controller computes:</text:p>
        <text:p text:style-name="P1">Δ</text:p>
        <text:p text:style-name="P1">𝑤</text:p>
        <text:p text:style-name="P1">1</text:p>
        <text:p text:style-name="P1">=</text:p>
        <text:p text:style-name="P1">0.02</text:p>
        <text:p text:style-name="P1">,</text:p>
        <text:p text:style-name="P1">Δ</text:p>
        <text:p text:style-name="P1">𝑤</text:p>
        <text:p text:style-name="P1">2</text:p>
        <text:p text:style-name="P1">=</text:p>
        <text:p text:style-name="P1">0.03</text:p>
        <text:p text:style-name="P1">,</text:p>
        <text:p text:style-name="P1">Δ</text:p>
        <text:p text:style-name="P1">𝑤</text:p>
        <text:p text:style-name="P1">3</text:p>
        <text:p text:style-name="P1">=</text:p>
        <text:p text:style-name="P1">−</text:p>
        <text:p text:style-name="P1">0.01</text:p>
        <text:p text:style-name="P1">Δw </text:p>
        <text:p text:style-name="P1">1</text:p>
        <text:p text:style-name="P1">​</text:p>
        <text:p text:style-name="P1"><text:s/>=0.02,Δw </text:p>
        <text:p text:style-name="P1">2</text:p>
        <text:p text:style-name="P1">​</text:p>
        <text:p text:style-name="P1"><text:s/>=0.03,Δw </text:p>
        <text:p text:style-name="P1">3</text:p>
        <text:p text:style-name="P1">​</text:p>
        <text:p text:style-name="P1"><text:s/>=−0.01</text:p>
        <text:p text:style-name="P1">Updated weights:</text:p>
        <text:p text:style-name="P1">𝑤</text:p>
        <text:p text:style-name="P1">1</text:p>
        <text:p text:style-name="P1">=</text:p>
        <text:p text:style-name="P1">0.32</text:p>
        <text:p text:style-name="P1">,</text:p>
        <text:p text:style-name="P1">𝑤</text:p>
        <text:p text:style-name="P1">2</text:p>
        <text:p text:style-name="P1">=</text:p>
        <text:p text:style-name="P1">0.43</text:p>
        <text:p text:style-name="P1">,</text:p>
        <text:p text:style-name="P1">𝑤</text:p>
        <text:p text:style-name="P1">3</text:p>
        <text:p text:style-name="P1">=</text:p>
        <text:p text:style-name="P1">0.29</text:p>
        <text:p text:style-name="P1">w </text:p>
        <text:p text:style-name="P1">1</text:p>
        <text:p text:style-name="P1">​</text:p>
        <text:p text:style-name="P1"><text:s/>=0.32,w </text:p>
        <text:p text:style-name="P1">2</text:p>
        <text:p text:style-name="P1">​</text:p>
        <text:p text:style-name="P1"><text:s/>=0.43,w </text:p>
        <text:p text:style-name="P1">3</text:p>
        <text:p text:style-name="P1">​</text:p>
        <text:p text:style-name="P1"><text:s/>=0.29</text:p>
        <text:p text:style-name="P1">Verification:</text:p>
        <text:p text:style-name="P1"/>
        <text:p text:style-name="P1">Re-measure output: </text:p>
        <text:p text:style-name="P1">𝑄</text:p>
        <text:p text:style-name="P1">actual</text:p>
        <text:p text:style-name="P1">=</text:p>
        <text:p text:style-name="P1">0.695</text:p>
        <text:p text:style-name="P1">Q </text:p>
        <text:p text:style-name="P1">actual</text:p>
        <text:p text:style-name="P1">​</text:p>
        <text:p text:style-name="P1"><text:s/>=0.695.</text:p>
        <text:p text:style-name="P1">Continue iterations until </text:p>
        <text:p text:style-name="P1">∣</text:p>
        <text:p text:style-name="P1">𝑄</text:p>
        <text:p text:style-name="P1">desired</text:p>
        <text:p text:style-name="P1">−</text:p>
        <text:p text:style-name="P1">𝑄</text:p>
        <text:p text:style-name="P1">actual</text:p>
        <text:p text:style-name="P1">∣</text:p>
        <text:p text:style-name="P1">&lt;</text:p>
        <text:p text:style-name="P1">0.01</text:p>
        <text:p text:style-name="P1">∣Q </text:p>
        <text:p text:style-name="P1">desired</text:p>
        <text:p text:style-name="P1">​</text:p>
        <text:p text:style-name="P1"><text:s/>−Q </text:p>
        <text:p text:style-name="P1">actual</text:p>
        <text:p text:style-name="P1">​</text:p>
        <text:p text:style-name="P1"><text:s/>∣&lt;0.01.</text:p>
        <text:p text:style-name="P1">7. Tools and Code Example</text:p>
        <text:p text:style-name="P1">Hardware</text:p>
        <text:p text:style-name="P1">DAC: MCP4728 (4-channel I²C DAC for weight control).</text:p>
        <text:p text:style-name="P1">ADC: ADS1115 (16-bit I²C ADC for feedback).</text:p>
        <text:p text:style-name="P1">Firmware Pseudocode</text:p>
        <text:p text:style-name="P1">python</text:p>
        <text:p text:style-name="P1">Copy code</text:p>
        <text:p text:style-name="P1"># Initialize weights</text:p>
        <text:p text:style-name="P1">weights = [0.3, 0.4, 0.3] <text:s/># Initial weights for A, B, C</text:p>
        <text:p text:style-name="P1">desired_output = 0.7 <text:s/># Desired fuzzy NAND output</text:p>
        <text:p text:style-name="P1"/>
        <text:p text:style-name="P1"># PID parameters</text:p>
        <text:p text:style-name="P1">Kp, Ki, Kd = 1.0, 0.1, 0.01</text:p>
        <text:p text:style-name="P1">integral, previous_error = 0, 0</text:p>
        <text:p text:style-name="P1"/>
        <text:p text:style-name="P1"><text:soft-page-break/>while True:</text:p>
        <text:p text:style-name="P1"><text:s text:c="4"/># Measure the actual output (feedback)</text:p>
        <text:p text:style-name="P1"><text:s text:c="4"/>actual_output = read_adc_output()</text:p>
        <text:p text:style-name="P1"><text:s text:c="4"/></text:p>
        <text:p text:style-name="P1"><text:s text:c="4"/># Calculate error</text:p>
        <text:p text:style-name="P1"><text:s text:c="4"/>error = desired_output - actual_output</text:p>
        <text:p text:style-name="P1"><text:s text:c="4"/>integral += error</text:p>
        <text:p text:style-name="P1"><text:s text:c="4"/>derivative = error - previous_error</text:p>
        <text:p text:style-name="P1"><text:s text:c="4"/></text:p>
        <text:p text:style-name="P1"><text:s text:c="4"/># Adjust weights using PID</text:p>
        <text:p text:style-name="P1"><text:s text:c="4"/>delta_weights = [</text:p>
        <text:p text:style-name="P1"><text:s text:c="8"/>Kp * error + Ki * integral + Kd * derivative,</text:p>
        <text:p text:style-name="P1"><text:s text:c="8"/>Kp * error + Ki * integral + Kd * derivative,</text:p>
        <text:p text:style-name="P1"><text:s text:c="8"/>Kp * error + Ki * integral + Kd * derivative</text:p>
        <text:p text:style-name="P1"><text:s text:c="4"/>]</text:p>
        <text:p text:style-name="P1"><text:s text:c="4"/>weights = [w + dw for w, dw in zip(weights, delta_weights)]</text:p>
        <text:p text:style-name="P1"><text:s text:c="4"/></text:p>
        <text:p text:style-name="P1"><text:s text:c="4"/># Update DACs</text:p>
        <text:p text:style-name="P1"><text:s text:c="4"/>set_dac(weights)</text:p>
        <text:p text:style-name="P1"><text:s text:c="4"/></text:p>
        <text:p text:style-name="P1"><text:s text:c="4"/># Prepare for next iteration</text:p>
        <text:p text:style-name="P1"><text:s text:c="4"/>previous_error = error</text:p>
        <text:p text:style-name="P1"><text:s text:c="4"/>delay_ms(1) <text:s/># Synchronize updates</text:p>
        <text:p text:style-name="P1">8. Advantages of Dynamic Calibration</text:p>
        <text:p text:style-name="P1">Real-Time Adaptation:</text:p>
        <text:p text:style-name="P1">System adjusts weights to maintain optimal performance under changing conditions.</text:p>
        <text:p text:style-name="P1">Noise Compensation:</text:p>
        <text:p text:style-name="P1">Automatically reduces the impact of noisy or weak signals.</text:p>
        <text:p text:style-name="P1">Enhanced Fidelity:</text:p>
        <text:p text:style-name="P1">Keeps the output within acceptable accuracy bounds, even as inputs or components drift.</text:p>
        <text:p text:style-name="P1">Automation:</text:p>
        <text:p text:style-name="P1">Eliminates the need for manual tuning, saving time and effort.</text:p>
        <text:p text:style-name="P1"/>
        <text:p text:style-name="P1"/>
        <text:p text:style-name="P1">How to scale this system efficiently?</text:p>
        <text:p text:style-name="P1">ChatGPT said:</text:p>
        <text:p text:style-name="P1">ChatGPT</text:p>
        <text:p text:style-name="P1">Scaling your hybrid system efficiently, especially with its combination of fuzzy logic gates, analog weights, and digital control, requires careful planning in terms of hardware, communication protocols, and modular design. Here's a guide to help you scale the system for larger, more complex applications:</text:p>
        <text:p text:style-name="P1"/>
        <text:p text:style-name="P1">1. Modularity for Scalability</text:p>
        <text:p text:style-name="P1">1.1 Modular Daughterboard Design</text:p>
        <text:p text:style-name="P1">Single Functionality per Board:</text:p>
        <text:p text:style-name="P1">Design each daughterboard to handle a limited number of logic gates (e.g., 4–8 gates).</text:p>
        <text:p text:style-name="P1">Include the necessary DACs, VCAs, and control circuits for these gates.</text:p>
        <text:p text:style-name="P1">Interchangeable Modules:</text:p>
        <text:p text:style-name="P1">Use standardized connectors (e.g., DIN 41612, edge connectors) for easy addition or replacement of boards.</text:p>
        <text:p text:style-name="P1">Modular boards make the system scalable without redesigning the core.</text:p>
        <text:p text:style-name="P1">1.2 Stacked PCBs</text:p>
        <text:p text:style-name="P1">Use a backplane or motherboard to interconnect daughterboards.</text:p>
        <text:p text:style-name="P1">Stack PCBs vertically to minimize space usage, especially for systems requiring many gates.</text:p>
        <text:p text:style-name="P1">1.3 Gate Density per Board</text:p>
        <text:p text:style-name="P1">Increase the number of gates per board by:</text:p>
        <text:p text:style-name="P1">Selecting compact DACs and ADCs with multiple channels (e.g., MCP4728 for DACs, ADS1115 for ADCs).</text:p>
        <text:p text:style-name="P1">Optimizing PCB layout to minimize trace lengths and noise.</text:p>
        <text:p text:style-name="P1">2. Power Distribution</text:p>
        <text:p text:style-name="P1">2.1 Centralized Power</text:p>
        <text:p text:style-name="P1">Distribute ±12V, ±15V, and 3.3V/5V from the motherboard to all daughterboards using dedicated power pins.</text:p>
        <text:p text:style-name="P1">Use bulk capacitors (e.g., 100 µF) on the motherboard and decoupling capacitors (e.g., 0.1 µF) on each daughterboard to stabilize power.</text:p>
        <text:p text:style-name="P1">2.2 Local Regulation</text:p>
        <text:p text:style-name="P1">Include local voltage regulators on each daughterboard to ensure stable power delivery to sensitive analog components.</text:p>
        <text:p text:style-name="P1">2.3 Monitoring</text:p>
        <text:p text:style-name="P1">Add current and voltage sensors on the motherboard to monitor power consumption dynamically as the system scales.</text:p>
        <text:p text:style-name="P1">3. Communication Protocols</text:p>
        <text:p text:style-name="P1">3.1 SPI for High-Speed Control</text:p>
        <text:p text:style-name="P1">Advantages:</text:p>
        <text:p text:style-name="P1">High speed and efficient for systems with frequent weight updates.</text:p>
        <text:p text:style-name="P1">Dedicated chip select (CS) lines allow addressing multiple boards.</text:p>
        <text:p text:style-name="P1">Scaling Strategy:</text:p>
        <text:p text:style-name="P1">Use SPI expanders or daisy-chain SPI devices to reduce the number of GPIO pins required for CS lines.</text:p>
        <text:p text:style-name="P1">3.2 I²C for Simple Systems</text:p>
        <text:p text:style-name="P1">Advantages:</text:p>
        <text:p text:style-name="P1">Requires only two lines (SDA, SCL), simplifying wiring.</text:p>
        <text:p text:style-name="P1">Supports up to 128 devices with unique addresses.</text:p>
        <text:p text:style-name="P1">Scaling Strategy:</text:p>
        <text:p text:style-name="P1">Use I²C bus repeaters (e.g., PCA9617) to extend the bus for larger systems.</text:p>
        <text:p text:style-name="P1">3.3 CAN Bus for Large Systems</text:p>
        <text:p text:style-name="P1">Advantages:</text:p>
        <text:p text:style-name="P1">Robust for noisy environments and long distances.</text:p>
        <text:p text:style-name="P1">Built-in error detection and correction.</text:p>
        <text:p text:style-name="P1">Scaling Strategy:</text:p>
        <text:p text:style-name="P1">Use CAN for communication between clusters of daughterboards, with each cluster managed locally by SPI or I²C.</text:p>
        <text:p text:style-name="P1">3.4 Hybrid Communication</text:p>
        <text:p text:style-name="P1">Combine SPI/I²C within each cluster and CAN between clusters for optimal performance and scalability.</text:p>
        <text:p text:style-name="P1">4. Signal Integrity</text:p>
        <text:p text:style-name="P1"><text:soft-page-break/>4.1 Shielding and Grounding</text:p>
        <text:p text:style-name="P1">Use separate ground planes for analog and digital signals.</text:p>
        <text:p text:style-name="P1">Shield critical analog traces to prevent cross-talk and EMI.</text:p>
        <text:p text:style-name="P1">4.2 Differential Signaling</text:p>
        <text:p text:style-name="P1">Implement differential signaling (e.g., RS485 or LVDS) for long-distance communication between boards.</text:p>
        <text:p text:style-name="P1">4.3 Analog Signal Isolation</text:p>
        <text:p text:style-name="P1">Use isolation amplifiers or transformers for analog signals that cross between boards.</text:p>
        <text:p text:style-name="P1">5. Clock Synchronization</text:p>
        <text:p text:style-name="P1">5.1 Shared Master Clock</text:p>
        <text:p text:style-name="P1">Distribute a single master clock signal from the motherboard to all daughterboards via a clock tree.</text:p>
        <text:p text:style-name="P1">5.2 Local PLLs</text:p>
        <text:p text:style-name="P1">Use phase-locked loops (PLLs) on each daughterboard to synchronize local clocks with the master clock.</text:p>
        <text:p text:style-name="P1">5.3 Periodic Re-Synchronization</text:p>
        <text:p text:style-name="P1">Send periodic sync pulses from the motherboard to align clocks across the system.</text:p>
        <text:p text:style-name="P1">6. Software and Control Layer</text:p>
        <text:p text:style-name="P1">6.1 Dynamic Configuration</text:p>
        <text:p text:style-name="P1">Implement software to dynamically adjust weights, logic configurations, and control parameters as needed.</text:p>
        <text:p text:style-name="P1">Use a central microcontroller (e.g., STM32) or FPGA to manage communication and calibration.</text:p>
        <text:p text:style-name="P1">6.2 Hierarchical Control</text:p>
        <text:p text:style-name="P1">Divide the system into clusters, each managed by a local controller (e.g., a microcontroller on the daughterboard).</text:p>
        <text:p text:style-name="P1">The central controller communicates with local controllers for high-level coordination.</text:p>
        <text:p text:style-name="P1">6.3 Feedback Loops</text:p>
        <text:p text:style-name="P1">Use ADC feedback to monitor gate outputs and adjust weights or configurations dynamically.</text:p>
        <text:p text:style-name="P1">7. Cooling and Thermal Management</text:p>
        <text:p text:style-name="P1">7.1 Heat Dissipation</text:p>
        <text:p text:style-name="P1">Use heat sinks or thermal vias on the PCB to dissipate heat from VCAs and power regulators.</text:p>
        <text:p text:style-name="P1">7.2 Active Cooling</text:p>
        <text:p text:style-name="P1">Add fans or integrate the system into an enclosure with forced airflow for larger setups.</text:p>
        <text:p text:style-name="P1">7.3 Thermal Monitoring</text:p>
        <text:p text:style-name="P1">Include temperature sensors (e.g., LM35) on each board to monitor and manage heat.</text:p>
        <text:p text:style-name="P1">8. Scaling Strategy</text:p>
        <text:p text:style-name="P1">8.1 Small-Scale Systems</text:p>
        <text:p text:style-name="P1">Use a single microcontroller to directly control all daughterboards via SPI or I²C.</text:p>
        <text:p text:style-name="P1">Power and clock distribution handled centrally.</text:p>
        <text:p text:style-name="P1">8.2 Medium-Scale Systems</text:p>
        <text:p text:style-name="P1">Divide the system into clusters, each managed by a local microcontroller.</text:p>
        <text:p text:style-name="P1">Use CAN or SPI for inter-cluster communication.</text:p>
        <text:p text:style-name="P1">8.3 Large-Scale Systems</text:p>
        <text:p text:style-name="P1">Implement a hierarchical design:</text:p>
        <text:p text:style-name="P1">Central motherboard for power, clock, and high-level control.</text:p>
        <text:p text:style-name="P1">Daughterboards grouped into clusters with local control.</text:p>
        <text:p text:style-name="P1">Hybrid communication (e.g., CAN + SPI/I²C) for scalability.</text:p>
        <text:p text:style-name="P1">9. Practical Example</text:p>
        <text:p text:style-name="P1">Scenario: Scaling to 64 Gates</text:p>
        <text:p text:style-name="P1">Daughterboards:</text:p>
        <text:p text:style-name="P1"/>
        <text:p text:style-name="P1">Each board contains 8 gates, with their weights controlled by a 4-channel DAC and outputs monitored by a 4-channel ADC.</text:p>
        <text:p text:style-name="P1">Each board connects to the motherboard via a DIN 41612 connector.</text:p>
        <text:p text:style-name="P1">Motherboard:</text:p>
        <text:p text:style-name="P1"/>
        <text:p text:style-name="P1">Provides power (+12V, -12V, GND, 3.3V).</text:p>
        <text:p text:style-name="P1">Distributes the master clock signal.</text:p>
        <text:p text:style-name="P1">Manages communication using SPI or I²C buses.</text:p>
        <text:p text:style-name="P1">Clusters:</text:p>
        <text:p text:style-name="P1"/>
        <text:p text:style-name="P1">Divide 8 daughterboards into 2 clusters of 4 boards each.</text:p>
        <text:p text:style-name="P1">Use a local microcontroller (e.g., STM32) for each cluster to manage weights and outputs.</text:p>
        <text:p text:style-name="P1">Control and Communication:</text:p>
        <text:p text:style-name="P1"/>
        <text:p text:style-name="P1">The central controller communicates with local controllers via CAN bus.</text:p>
        <text:p text:style-name="P1">Local controllers communicate with DACs/ADCs on each daughterboard via SPI.</text:p>
        <text:p text:style-name="P1">10. Benefits of Efficient Scaling</text:p>
        <text:p text:style-name="P1">Modularity:</text:p>
        <text:p text:style-name="P1">Easily add or replace boards to expand or upgrade the system.</text:p>
        <text:p text:style-name="P1">Flexibility:</text:p>
        <text:p text:style-name="P1">Configure the system for various tasks by adjusting weights and logic dynamically.</text:p>
        <text:p text:style-name="P1">Reduced Complexity:</text:p>
        <text:p text:style-name="P1">Hierarchical design minimizes communication bottlenecks and simplifies control.</text:p>
        <text:p text:style-name="P1">Optimized Performance:</text:p>
        <text:p text:style-name="P1">Localized processing ensures signal integrity and real-time responsiveness.</text:p>
        <text:p text:style-name="P1"/>
        <text:p text:style-name="P1"/>
        <text:p text:style-name="P1"/>
        <text:p text:style-name="P1">How to enhance modular daughterboards?</text:p>
        <text:p text:style-name="P1">ChatGPT said:</text:p>
        <text:p text:style-name="P1">ChatGPT</text:p>
        <text:p text:style-name="P1">Enhancing modular daughterboards involves improving their design to ensure scalability, flexibility, reliability, and efficiency. This includes optimizing the hardware, signal integrity, communication interfaces, and the ability to integrate seamlessly into the overall system. Here's a comprehensive guide to making modular daughterboards more effective:</text:p>
        <text:p text:style-name="P1"/>
        <text:p text:style-name="P1">1. Hardware Design</text:p>
        <text:p text:style-name="P1"><text:soft-page-break/>1.1 Functional Specialization</text:p>
        <text:p text:style-name="P1">Design daughterboards for specific tasks, such as:</text:p>
        <text:p text:style-name="P1">Logic Processing: Housing fuzzy NAND, OR, and NOT gates with VCAs and op-amps.</text:p>
        <text:p text:style-name="P1">Signal Routing: Handling multiplexing and signal distribution.</text:p>
        <text:p text:style-name="P1">Communication: Managing data transfer via SPI/I²C or other protocols.</text:p>
        <text:p text:style-name="P1">Mixed Tasks: Combining logic and routing to optimize space.</text:p>
        <text:p text:style-name="P1">1.2 Component Density</text:p>
        <text:p text:style-name="P1">Use high-density ICs to fit more components on a single board:</text:p>
        <text:p text:style-name="P1">Multi-channel DACs (e.g., MCP4728) and ADCs (e.g., ADS1115).</text:p>
        <text:p text:style-name="P1">Integrated VCAs or programmable gain amplifiers (PGAs) to reduce footprint.</text:p>
        <text:p text:style-name="P1">Consider multi-layer PCBs for compact designs.</text:p>
        <text:p text:style-name="P1">1.3 Localized Power Regulation</text:p>
        <text:p text:style-name="P1">Add onboard voltage regulators (e.g., LM317) to generate required supply levels (±12V, ±15V, 3.3V, 5V).</text:p>
        <text:p text:style-name="P1">Include decoupling capacitors near power pins of sensitive components to reduce noise.</text:p>
        <text:p text:style-name="P1">1.4 Expandable Design</text:p>
        <text:p text:style-name="P1">Include headers or connectors for future expansion or chaining with other boards.</text:p>
        <text:p text:style-name="P1">2. Communication and Control</text:p>
        <text:p text:style-name="P1">2.1 Standardized Connectors</text:p>
        <text:p text:style-name="P1">Use robust and modular connectors:</text:p>
        <text:p text:style-name="P1">DIN 41612: For high pin count and reliable backplane connections.</text:p>
        <text:p text:style-name="P1">Edge Connectors: For compact stacking designs.</text:p>
        <text:p text:style-name="P1">Ribbon Cables: For low-cost, short-distance connections.</text:p>
        <text:p text:style-name="P1">2.2 Hybrid Communication Protocols</text:p>
        <text:p text:style-name="P1">Implement multiple communication options:</text:p>
        <text:p text:style-name="P1">SPI: For high-speed, low-latency communication.</text:p>
        <text:p text:style-name="P1">I²C: For simpler wiring with fewer pins.</text:p>
        <text:p text:style-name="P1">CAN Bus: For robust communication across long distances or noisy environments.</text:p>
        <text:p text:style-name="P1">Include protocol converters (e.g., I²C-to-SPI bridge chips) to increase flexibility.</text:p>
        <text:p text:style-name="P1">2.3 Addressable Boards</text:p>
        <text:p text:style-name="P1">Assign unique addresses to each board via hardware switches or software configuration.</text:p>
        <text:p text:style-name="P1">Use an I²C expander or SPI multiplexer for addressing multiple devices on the same bus.</text:p>
        <text:p text:style-name="P1">3. Signal Integrity</text:p>
        <text:p text:style-name="P1">3.1 Shielding</text:p>
        <text:p text:style-name="P1">Use ground planes and guard traces to shield sensitive analog signals.</text:p>
        <text:p text:style-name="P1">Route digital and analog signals on separate PCB layers to minimize interference.</text:p>
        <text:p text:style-name="P1">3.2 Buffering</text:p>
        <text:p text:style-name="P1">Add op-amp buffers (e.g., TL072) for analog signals to reduce impedance mismatches and prevent degradation.</text:p>
        <text:p text:style-name="P1">3.3 Signal Isolation</text:p>
        <text:p text:style-name="P1">Use optocouplers or isolation amplifiers for signals crossing noisy environments or different ground planes.</text:p>
        <text:p text:style-name="P1">4. Flexibility and Reconfigurability</text:p>
        <text:p text:style-name="P1">4.1 Programmable Components</text:p>
        <text:p text:style-name="P1">Integrate programmable ICs, such as:</text:p>
        <text:p text:style-name="P1">FPGAs: For flexible logic and signal routing.</text:p>
        <text:p text:style-name="P1">MCUs: For local control and communication.</text:p>
        <text:p text:style-name="P1">Digital Potentiometers: For adjustable weights and thresholds.</text:p>
        <text:p text:style-name="P1">4.2 Reconfigurable Logic</text:p>
        <text:p text:style-name="P1">Use multiplexers (e.g., 74HC4051) or analog switches (e.g., 74HC4066) to dynamically route inputs and outputs.</text:p>
        <text:p text:style-name="P1">4.3 Onboard Feedback</text:p>
        <text:p text:style-name="P1">Include ADCs to monitor outputs and provide feedback to the control system for real-time calibration.</text:p>
        <text:p text:style-name="P1">5. Power Distribution and Monitoring</text:p>
        <text:p text:style-name="P1">5.1 Modular Power Inputs</text:p>
        <text:p text:style-name="P1">Add power connectors that accept standardized voltages (e.g., ±12V, ±15V) for easy integration.</text:p>
        <text:p text:style-name="P1">Include reverse polarity protection using diodes.</text:p>
        <text:p text:style-name="P1">5.2 Power Monitoring</text:p>
        <text:p text:style-name="P1">Use power monitoring ICs (e.g., INA219) to measure voltage, current, and power consumption on each board.</text:p>
        <text:p text:style-name="P1">Provide status LEDs to indicate board health (e.g., power OK, fault).</text:p>
        <text:p text:style-name="P1">6. Clock Distribution and Synchronization</text:p>
        <text:p text:style-name="P1">6.1 Shared Master Clock</text:p>
        <text:p text:style-name="P1">Distribute a clock signal from the motherboard using a clock tree or buffer IC (e.g., CDCLVD1212).</text:p>
        <text:p text:style-name="P1">6.2 Local PLLs</text:p>
        <text:p text:style-name="P1">Include PLLs (e.g., LMK04832) to synchronize local clocks with the master clock.</text:p>
        <text:p text:style-name="P1">6.3 Timing Flexibility</text:p>
        <text:p text:style-name="P1">Add programmable clock dividers or delay elements for fine-tuning local timing.</text:p>
        <text:p text:style-name="P1">7. Diagnostic and Debugging Features</text:p>
        <text:p text:style-name="P1">7.1 Test Points</text:p>
        <text:p text:style-name="P1">Place test points for critical signals (e.g., inputs, outputs, power rails) to facilitate debugging.</text:p>
        <text:p text:style-name="P1">7.2 Status Indicators</text:p>
        <text:p text:style-name="P1">Include LEDs to indicate:</text:p>
        <text:p text:style-name="P1">Power status.</text:p>
        <text:p text:style-name="P1">Communication activity (e.g., SPI/I²C data transfers).</text:p>
        <text:p text:style-name="P1">Fault conditions.</text:p>
        <text:p text:style-name="P1">7.3 Onboard Debugging</text:p>
        <text:p text:style-name="P1">Add a UART header for direct debugging with a terminal.</text:p>
        <text:p text:style-name="P1">Use JTAG headers for programming and debugging MCUs or FPGAs.</text:p>
        <text:p text:style-name="P1">8. Mechanical Design</text:p>
        <text:p text:style-name="P1">8.1 Sturdy Enclosures</text:p>
        <text:p text:style-name="P1">Provide enclosures with mounting points for daughterboards to protect components and ensure alignment.</text:p>
        <text:p text:style-name="P1">8.2 Heat Management</text:p>
        <text:p text:style-name="P1">Use heat sinks or thermal vias to dissipate heat from VCAs, power regulators, and other high-power components.</text:p>
        <text:p text:style-name="P1"><text:soft-page-break/>Add active cooling (e.g., fans) if necessary.</text:p>
        <text:p text:style-name="P1">8.3 Board Stackability</text:p>
        <text:p text:style-name="P1">Design boards to stack securely using spacers or connectors.</text:p>
        <text:p text:style-name="P1">9. Firmware and Software Support</text:p>
        <text:p text:style-name="P1">9.1 Modular Firmware</text:p>
        <text:p text:style-name="P1">Develop firmware for the microcontroller on each board to:</text:p>
        <text:p text:style-name="P1">Handle local signal processing.</text:p>
        <text:p text:style-name="P1">Communicate with the central controller.</text:p>
        <text:p text:style-name="P1">Implement self-diagnostic routines.</text:p>
        <text:p text:style-name="P1">9.2 Centralized Control Software</text:p>
        <text:p text:style-name="P1">Provide a high-level software interface to configure and monitor all daughterboards.</text:p>
        <text:p text:style-name="P1">Use a user-friendly protocol (e.g., JSON over UART or Ethernet) for external system integration.</text:p>
        <text:p text:style-name="P1">9.3 Plug-and-Play Compatibility</text:p>
        <text:p text:style-name="P1">Implement board detection via GPIOs or I²C to allow automatic recognition and configuration of new boards.</text:p>
        <text:p text:style-name="P1">10. Example Enhanced Daughterboard Layout</text:p>
        <text:p text:style-name="P1">Components:</text:p>
        <text:p text:style-name="P1">Logic Gates: 4–8 fuzzy logic gates using VCAs.</text:p>
        <text:p text:style-name="P1">Control: DACs for weight adjustments, ADCs for feedback.</text:p>
        <text:p text:style-name="P1">Communication: I²C or SPI for control, CAN for inter-board communication.</text:p>
        <text:p text:style-name="P1">Power: ±12V, ±15V inputs, with onboard regulators and decoupling.</text:p>
        <text:p text:style-name="P1">Monitoring: Test points, status LEDs, and power monitors.</text:p>
        <text:p text:style-name="P1">Features:</text:p>
        <text:p text:style-name="P1">Modular connectors (DIN 41612).</text:p>
        <text:p text:style-name="P1">Shielded traces for analog signals.</text:p>
        <text:p text:style-name="P1">Expandable via additional headers or edge connectors.</text:p>
        <text:p text:style-name="P1">Advantages of Enhanced Modular Daughterboards</text:p>
        <text:p text:style-name="P1">Scalability:</text:p>
        <text:p text:style-name="P1">Easily add or replace boards to expand functionality.</text:p>
        <text:p text:style-name="P1">Flexibility:</text:p>
        <text:p text:style-name="P1">Dynamically reconfigure logic and signal routing.</text:p>
        <text:p text:style-name="P1">Ease of Maintenance:</text:p>
        <text:p text:style-name="P1">Onboard diagnostics simplify troubleshooting.</text:p>
        <text:p text:style-name="P1">Reliability:</text:p>
        <text:p text:style-name="P1">Improved signal integrity and power stability.</text:p>
        <text:p text:style-name="P1">Cost-Effectiveness:</text:p>
        <text:p text:style-name="P1">Standardized designs reduce production and integration costs.</text:p>
        <text:p text:style-name="P1"/>
        <text:p text:style-name="P1"/>
        <text:p text:style-name="P1">Can we integrate AI-based control?</text:p>
        <text:p text:style-name="P1">ChatGPT said:</text:p>
        <text:p text:style-name="P1">ChatGPT</text:p>
        <text:p text:style-name="P1">Yes, integrating AI-based control into your modular daughterboards and hybrid system can dramatically enhance its adaptability, efficiency, and decision-making capabilities. AI can manage weight adjustments, logic configurations, fault detection, and system optimization in real time. Here's a guide to implementing AI-based control for your system:</text:p>
        <text:p text:style-name="P1"/>
        <text:p text:style-name="P1">1. Why Use AI-Based Control?</text:p>
        <text:p text:style-name="P1">Dynamic Adaptation:</text:p>
        <text:p text:style-name="P1">AI can adapt weights and configurations based on environmental inputs or system behavior.</text:p>
        <text:p text:style-name="P1">Real-Time Optimization:</text:p>
        <text:p text:style-name="P1">AI algorithms, like neural networks or reinforcement learning, can fine-tune parameters to maximize performance.</text:p>
        <text:p text:style-name="P1">Fault Tolerance:</text:p>
        <text:p text:style-name="P1">AI can predict and mitigate faults or anomalies, ensuring reliability.</text:p>
        <text:p text:style-name="P1">Intelligent Feedback:</text:p>
        <text:p text:style-name="P1">AI-based analysis of outputs can identify trends, noise, or inefficiencies and adjust the system accordingly.</text:p>
        <text:p text:style-name="P1">2. Components of AI-Based Control</text:p>
        <text:p text:style-name="P1">2.1 Processing Unit</text:p>
        <text:p text:style-name="P1">Microcontrollers or FPGAs:</text:p>
        <text:p text:style-name="P1">For simpler AI algorithms or rule-based systems.</text:p>
        <text:p text:style-name="P1">Example: STM32, ESP32, or Xilinx Spartan FPGA.</text:p>
        <text:p text:style-name="P1">Edge AI Chips:</text:p>
        <text:p text:style-name="P1">Specialized chips for running AI models locally.</text:p>
        <text:p text:style-name="P1">Example: NVIDIA Jetson Nano, Google Coral, or Intel Movidius.</text:p>
        <text:p text:style-name="P1">External AI Servers:</text:p>
        <text:p text:style-name="P1">For complex AI computations, offload processing to a remote server or cloud service.</text:p>
        <text:p text:style-name="P1">2.2 AI Algorithms</text:p>
        <text:p text:style-name="P1">Supervised Learning:</text:p>
        <text:p text:style-name="P1">Use labeled training data to predict weights and configurations.</text:p>
        <text:p text:style-name="P1">Example: Train a neural network to optimize fuzzy gate outputs.</text:p>
        <text:p text:style-name="P1">Reinforcement Learning:</text:p>
        <text:p text:style-name="P1">Enable the system to learn optimal configurations through trial and error, using rewards for desired behavior.</text:p>
        <text:p text:style-name="P1">Example: Adjust weights dynamically to minimize logic errors or noise.</text:p>
        <text:p text:style-name="P1">Unsupervised Learning:</text:p>
        <text:p text:style-name="P1">Analyze system behavior to identify patterns or anomalies without explicit labels.</text:p>
        <text:p text:style-name="P1">Heuristic Models:</text:p>
        <text:p text:style-name="P1">Use rule-based or fuzzy logic systems to make decisions based on predefined conditions.</text:p>
        <text:p text:style-name="P1">2.3 Feedback Mechanisms</text:p>
        <text:p text:style-name="P1">Use Analog-to-Digital Converters (ADCs) to digitize outputs for analysis.</text:p>
        <text:p text:style-name="P1">Monitor:</text:p>
        <text:p text:style-name="P1">Signal fidelity.</text:p>
        <text:p text:style-name="P1">Noise levels.</text:p>
        <text:p text:style-name="P1">Output consistency.</text:p>
        <text:p text:style-name="P1">2.4 Control Interface</text:p>
        <text:p text:style-name="P1">Digital Communication Protocols:</text:p>
        <text:p text:style-name="P1">SPI/I²C to communicate between the AI processor and DACs/ADCs.</text:p>
        <text:p text:style-name="P1">GPIOs:</text:p>
        <text:p text:style-name="P1">For simple control signals or status updates.</text:p>
        <text:p text:style-name="P1">3. Workflow for AI-Based Control Integration</text:p>
        <text:p text:style-name="P1"><text:soft-page-break/>Step 1: Train AI Models</text:p>
        <text:p text:style-name="P1">Collect data on:</text:p>
        <text:p text:style-name="P1">Input signals and their weights.</text:p>
        <text:p text:style-name="P1">Desired versus actual outputs.</text:p>
        <text:p text:style-name="P1">Environmental conditions (e.g., temperature, noise).</text:p>
        <text:p text:style-name="P1">Train AI models offline to predict optimal weights and configurations.</text:p>
        <text:p text:style-name="P1">Step 2: Deploy Models</text:p>
        <text:p text:style-name="P1">Deploy the trained model to the onboard AI processor or an external AI server.</text:p>
        <text:p text:style-name="P1">Use frameworks like TensorFlow Lite, ONNX, or PyTorch to run models on edge devices.</text:p>
        <text:p text:style-name="P1">Step 3: Real-Time Monitoring and Adjustment</text:p>
        <text:p text:style-name="P1">Input Data:</text:p>
        <text:p text:style-name="P1">The system continuously feeds input signals and system states to the AI model.</text:p>
        <text:p text:style-name="P1">Processing:</text:p>
        <text:p text:style-name="P1">The AI model predicts adjustments to weights or logic configurations.</text:p>
        <text:p text:style-name="P1">Output Control:</text:p>
        <text:p text:style-name="P1">The AI processor sends commands to DACs (for weight adjustments) and multiplexers (for logic reconfiguration).</text:p>
        <text:p text:style-name="P1">Step 4: Feedback Loop</text:p>
        <text:p text:style-name="P1">Measure outputs using ADCs.</text:p>
        <text:p text:style-name="P1">Feed output data back into the AI model for further refinement.</text:p>
        <text:p text:style-name="P1">4. Example Use Cases</text:p>
        <text:p text:style-name="P1">4.1 Weight Optimization</text:p>
        <text:p text:style-name="P1">Scenario:</text:p>
        <text:p text:style-name="P1">A fuzzy logic gate is producing inconsistent outputs due to noisy inputs.</text:p>
        <text:p text:style-name="P1">AI Action:</text:p>
        <text:p text:style-name="P1">The AI adjusts the weights dynamically to prioritize cleaner signals and suppress noise.</text:p>
        <text:p text:style-name="P1">4.2 Adaptive Logic Reconfiguration</text:p>
        <text:p text:style-name="P1">Scenario:</text:p>
        <text:p text:style-name="P1">The system needs to switch between different logic functions (e.g., NAND to OR) based on task requirements.</text:p>
        <text:p text:style-name="P1">AI Action:</text:p>
        <text:p text:style-name="P1">The AI reconfigures multiplexers and weights to implement the required logic.</text:p>
        <text:p text:style-name="P1">4.3 Fault Detection</text:p>
        <text:p text:style-name="P1">Scenario:</text:p>
        <text:p text:style-name="P1">A daughterboard experiences power fluctuations or signal degradation.</text:p>
        <text:p text:style-name="P1">AI Action:</text:p>
        <text:p text:style-name="P1">The AI identifies the fault and reroutes signals or adjusts weights to compensate.</text:p>
        <text:p text:style-name="P1">4.4 Predictive Maintenance</text:p>
        <text:p text:style-name="P1">Scenario:</text:p>
        <text:p text:style-name="P1">Components like VCAs or DACs exhibit signs of wear or drift.</text:p>
        <text:p text:style-name="P1">AI Action:</text:p>
        <text:p text:style-name="P1">The AI predicts failure based on trends in system behavior and triggers alerts or adjustments.</text:p>
        <text:p text:style-name="P1">5. Hardware and Software Recommendations</text:p>
        <text:p text:style-name="P1">5.1 Hardware</text:p>
        <text:p text:style-name="P1">Edge AI Processors:</text:p>
        <text:p text:style-name="P1">NVIDIA Jetson Nano: Affordable, supports TensorFlow/PyTorch.</text:p>
        <text:p text:style-name="P1">Google Coral: Optimized for TensorFlow Lite, low power.</text:p>
        <text:p text:style-name="P1">Intel Movidius: Compact, ideal for neural network inference.</text:p>
        <text:p text:style-name="P1">Microcontrollers:</text:p>
        <text:p text:style-name="P1">ESP32 or STM32: For lightweight AI or rule-based logic.</text:p>
        <text:p text:style-name="P1">FPGAs:</text:p>
        <text:p text:style-name="P1">Xilinx Zynq SoC: Combines FPGA flexibility with ARM processors for AI tasks.</text:p>
        <text:p text:style-name="P1">5.2 Software</text:p>
        <text:p text:style-name="P1">Frameworks:</text:p>
        <text:p text:style-name="P1">TensorFlow Lite: Optimized for edge devices.</text:p>
        <text:p text:style-name="P1">ONNX Runtime: For running trained models on diverse hardware.</text:p>
        <text:p text:style-name="P1">PyTorch Mobile: For deploying PyTorch models on edge processors.</text:p>
        <text:p text:style-name="P1">Simulation Tools:</text:p>
        <text:p text:style-name="P1">MATLAB/Simulink: For simulating AI-based control algorithms.</text:p>
        <text:p text:style-name="P1">LTspice: To simulate analog circuits with AI-controlled components.</text:p>
        <text:p text:style-name="P1">6. Example AI Integration Workflow</text:p>
        <text:p text:style-name="P1">System Architecture</text:p>
        <text:p text:style-name="P1">AI Layer:</text:p>
        <text:p text:style-name="P1">Runs on a Jetson Nano, processing inputs and outputs.</text:p>
        <text:p text:style-name="P1">Control Layer:</text:p>
        <text:p text:style-name="P1">Communicates with DACs/ADCs using SPI/I²C.</text:p>
        <text:p text:style-name="P1">Analog Layer:</text:p>
        <text:p text:style-name="P1">Implements fuzzy gates, weights, and signal routing.</text:p>
        <text:p text:style-name="P1">Code Snippet</text:p>
        <text:p text:style-name="P1">python</text:p>
        <text:p text:style-name="P1">Copy code</text:p>
        <text:p text:style-name="P1">import tensorflow as tf</text:p>
        <text:p text:style-name="P1">import numpy as np</text:p>
        <text:p text:style-name="P1">import spidev <text:s/># For SPI communication</text:p>
        <text:p text:style-name="P1">import smbus <text:s text:c="2"/># For I²C communication</text:p>
        <text:p text:style-name="P1"/>
        <text:p text:style-name="P1"># Load trained AI model</text:p>
        <text:p text:style-name="P1">model = tf.lite.Interpreter(model_path="fuzzy_logic_model.tflite")</text:p>
        <text:p text:style-name="P1">model.allocate_tensors()</text:p>
        <text:p text:style-name="P1"/>
        <text:p text:style-name="P1"># Function to read ADC data</text:p>
        <text:p text:style-name="P1">def read_adc(channel):</text:p>
        <text:p text:style-name="P1"><text:s text:c="4"/># SPI or I²C ADC communication logic</text:p>
        <text:p text:style-name="P1"><text:s text:c="4"/>pass</text:p>
        <text:p text:style-name="P1"/>
        <text:p text:style-name="P1"># Function to write DAC data</text:p>
        <text:p text:style-name="P1">def write_dac(channel, value):</text:p>
        <text:p text:style-name="P1"><text:s text:c="4"/># SPI or I²C DAC communication logic</text:p>
        <text:p text:style-name="P1"><text:s text:c="4"/>pass</text:p>
        <text:p text:style-name="P1"/>
        <text:p text:style-name="P1"># Main control loop</text:p>
        <text:p text:style-name="P1">while True:</text:p>
        <text:p text:style-name="P1"><text:s text:c="4"/># Read inputs and outputs</text:p>
        <text:p text:style-name="P1"><text:soft-page-break/><text:s text:c="4"/>input_data = np.array([read_adc(0), read_adc(1), read_adc(2)]) <text:s/># Inputs A, B, C</text:p>
        <text:p text:style-name="P1"><text:s text:c="4"/>current_output = read_adc(3) <text:s/># Current output Q</text:p>
        <text:p text:style-name="P1"/>
        <text:p text:style-name="P1"><text:s text:c="4"/># Predict new weights using AI model</text:p>
        <text:p text:style-name="P1"><text:s text:c="4"/>model.set_tensor(model.get_input_details()[0]['index'], input_data)</text:p>
        <text:p text:style-name="P1"><text:s text:c="4"/>model.invoke()</text:p>
        <text:p text:style-name="P1"><text:s text:c="4"/>weights = model.get_tensor(model.get_output_details()[0]['index'])</text:p>
        <text:p text:style-name="P1"/>
        <text:p text:style-name="P1"><text:s text:c="4"/># Apply weights using DACs</text:p>
        <text:p text:style-name="P1"><text:s text:c="4"/>for i, weight in enumerate(weights):</text:p>
        <text:p text:style-name="P1"><text:s text:c="8"/>write_dac(i, weight)</text:p>
        <text:p text:style-name="P1"/>
        <text:p text:style-name="P1"><text:s text:c="4"/># Add delay for synchronization</text:p>
        <text:p text:style-name="P1"><text:s text:c="4"/>time.sleep(0.001)</text:p>
        <text:p text:style-name="P1">7. Benefits of AI-Based Control</text:p>
        <text:p text:style-name="P1">Automation:</text:p>
        <text:p text:style-name="P1">Eliminates the need for manual adjustments.</text:p>
        <text:p text:style-name="P1">Efficiency:</text:p>
        <text:p text:style-name="P1">AI optimizes weights and configurations dynamically for maximum performance.</text:p>
        <text:p text:style-name="P1">Adaptability:</text:p>
        <text:p text:style-name="P1">Adjusts to changing inputs, environmental factors, or logic requirements.</text:p>
        <text:p text:style-name="P1">Fault Resilience:</text:p>
        <text:p text:style-name="P1">Predicts and compensates for faults, increasing system reliability.</text:p>
        <text:p text:style-name="P1">8. Challenges and Solutions</text:p>
        <text:p text:style-name="P1">Challenge<text:tab/>Solution</text:p>
        <text:p text:style-name="P1">Processing Overhead<text:tab/>Use edge AI chips or lightweight models.</text:p>
        <text:p text:style-name="P1">Latency<text:tab/>Optimize communication and minimize inference time.</text:p>
        <text:p text:style-name="P1">Noise in Feedback<text:tab/>Filter signals and use robust ADCs for monitoring.</text:p>
        <text:p text:style-name="P1">Complexity<text:tab/>Start with simple rule-based AI before advancing to neural networks.</text:p>
        <text:p text:style-name="P1"/>
        <text:p text:style-name="P1"/>
        <text:p text:style-name="P1">What hardware optimizations support AI control?</text:p>
        <text:p text:style-name="P1">ChatGPT said:</text:p>
        <text:p text:style-name="P1">ChatGPT</text:p>
        <text:p text:style-name="P1">Optimizing hardware for AI control in your modular daughterboard system ensures efficient, real-time operation, scalability, and adaptability. Here’s how you can design and enhance hardware to support AI-driven control effectively:</text:p>
        <text:p text:style-name="P1"/>
        <text:p text:style-name="P1">1. High-Performance AI Processors</text:p>
        <text:p text:style-name="P1">1.1 Onboard Edge AI Processors</text:p>
        <text:p text:style-name="P1">Integrate dedicated AI processors for real-time inference on the daughterboard or motherboard.</text:p>
        <text:p text:style-name="P1">Examples:</text:p>
        <text:p text:style-name="P1">NVIDIA Jetson Nano: High-performance, low-cost edge AI processor supporting TensorFlow and PyTorch.</text:p>
        <text:p text:style-name="P1">Google Coral TPU: Ultra-low-power processor for TensorFlow Lite models.</text:p>
        <text:p text:style-name="P1">Intel Movidius Myriad X: Compact, efficient for deep learning inference.</text:p>
        <text:p text:style-name="P1">1.2 Microcontrollers with AI Acceleration</text:p>
        <text:p text:style-name="P1">Use microcontrollers that include AI-specific features, like DSPs or NPU (Neural Processing Unit) support.</text:p>
        <text:p text:style-name="P1">Examples:</text:p>
        <text:p text:style-name="P1">ESP32-S3: AI-focused microcontroller with vector processing acceleration.</text:p>
        <text:p text:style-name="P1">STM32H7: High-performance microcontroller with support for machine learning frameworks.</text:p>
        <text:p text:style-name="P1">2. Efficient Communication Interfaces</text:p>
        <text:p text:style-name="P1">2.1 High-Speed Communication</text:p>
        <text:p text:style-name="P1">SPI: Use for real-time weight adjustments and data transfer.</text:p>
        <text:p text:style-name="P1">Ensure high clock speeds (e.g., 20+ MHz) for fast communication.</text:p>
        <text:p text:style-name="P1">I²C: Simplify wiring for smaller systems with multiple devices on the same bus.</text:p>
        <text:p text:style-name="P1">Use I²C repeaters (e.g., PCA9617) for scalability.</text:p>
        <text:p text:style-name="P1">CAN Bus: Enable robust communication across noisy or large-scale systems.</text:p>
        <text:p text:style-name="P1">2.2 Multi-Bus Integration</text:p>
        <text:p text:style-name="P1">Combine protocols for optimal performance:</text:p>
        <text:p text:style-name="P1">SPI for local, high-speed control (e.g., DAC updates).</text:p>
        <text:p text:style-name="P1">CAN or I²C for inter-daughterboard communication.</text:p>
        <text:p text:style-name="P1">2.3 Low-Latency Protocols</text:p>
        <text:p text:style-name="P1">Add support for UART or USB for debugging and direct control in development setups.</text:p>
        <text:p text:style-name="P1">3. Analog Signal Path Enhancements</text:p>
        <text:p text:style-name="P1">3.1 Noise Reduction</text:p>
        <text:p text:style-name="P1">Add low-noise op-amps (e.g., TL072, OPA2134) to buffer inputs and outputs.</text:p>
        <text:p text:style-name="P1">Use differential signaling (e.g., RS485 or LVDS) for analog signals crossing boards or long distances.</text:p>
        <text:p text:style-name="P1">3.2 Shielding and Grounding</text:p>
        <text:p text:style-name="P1">Implement separate analog and digital ground planes to reduce cross-talk.</text:p>
        <text:p text:style-name="P1">Use guard traces and shielding for critical analog signal paths.</text:p>
        <text:p text:style-name="P1">3.3 Signal Isolation</text:p>
        <text:p text:style-name="P1">Add isolation amplifiers (e.g., ADUM6000) for analog signals to prevent ground loops.</text:p>
        <text:p text:style-name="P1">4. DAC and ADC Optimization</text:p>
        <text:p text:style-name="P1">4.1 Multi-Channel ICs</text:p>
        <text:p text:style-name="P1">Use high-channel-count DACs and ADCs to minimize component count and improve integration.</text:p>
        <text:p text:style-name="P1">DAC Example: MCP4728 (4-channel, I²C-controlled).</text:p>
        <text:p text:style-name="P1">ADC Example: ADS1115 (4-channel, I²C, 16-bit resolution).</text:p>
        <text:p text:style-name="P1">4.2 High-Resolution and Low-Latency</text:p>
        <text:p text:style-name="P1">Choose high-resolution (≥16-bit) DACs and ADCs to maintain signal fidelity.</text:p>
        <text:p text:style-name="P1">Opt for ICs with fast settling times to enable real-time updates.</text:p>
        <text:p text:style-name="P1">4.3 Integrated Calibration</text:p>
        <text:p text:style-name="P1">Use DACs/ADCs with built-in calibration features to compensate for drift and noise.</text:p>
        <text:p text:style-name="P1">5. Power Management</text:p>
        <text:p text:style-name="P1"><text:soft-page-break/>5.1 Local Voltage Regulators</text:p>
        <text:p text:style-name="P1">Use low-dropout regulators (LDOs) for stable voltage supplies.</text:p>
        <text:p text:style-name="P1">Examples:</text:p>
        <text:p text:style-name="P1">LM317 for adjustable voltage outputs.</text:p>
        <text:p text:style-name="P1">TLV767 for high-efficiency fixed outputs.</text:p>
        <text:p text:style-name="P1">5.2 Decoupling and Bulk Capacitors</text:p>
        <text:p text:style-name="P1">Add decoupling capacitors (e.g., 0.1 µF ceramic) near all IC power pins.</text:p>
        <text:p text:style-name="P1">Use bulk capacitors (e.g., 100 µF electrolytic) at power distribution points.</text:p>
        <text:p text:style-name="P1">5.3 Power Monitoring</text:p>
        <text:p text:style-name="P1">Include power monitoring ICs (e.g., INA219) to track current and voltage dynamically.</text:p>
        <text:p text:style-name="P1">6. Clock Synchronization</text:p>
        <text:p text:style-name="P1">6.1 Centralized Clock Source</text:p>
        <text:p text:style-name="P1">Distribute a single master clock from the motherboard using a clock tree (e.g., CDCLVD1212).</text:p>
        <text:p text:style-name="P1">6.2 PLLs on Daughterboards</text:p>
        <text:p text:style-name="P1">Use PLL ICs (e.g., LMK04832) to synchronize local clocks with the master clock.</text:p>
        <text:p text:style-name="P1">6.3 Timing Flexibility</text:p>
        <text:p text:style-name="P1">Add programmable clock dividers to adjust timing dynamically.</text:p>
        <text:p text:style-name="P1">7. AI-Specific Memory and Storage</text:p>
        <text:p text:style-name="P1">7.1 Embedded RAM</text:p>
        <text:p text:style-name="P1">Use processors with sufficient RAM for AI model inference.</text:p>
        <text:p text:style-name="P1">Example: NVIDIA Jetson Nano with 4 GB RAM.</text:p>
        <text:p text:style-name="P1">Add external SRAM or DRAM if needed for larger models.</text:p>
        <text:p text:style-name="P1">7.2 Flash Storage</text:p>
        <text:p text:style-name="P1">Include onboard flash memory for storing AI models and configurations.</text:p>
        <text:p text:style-name="P1">Example: W25Q128 (128 Mbit SPI flash).</text:p>
        <text:p text:style-name="P1">7.3 Non-Volatile Memory</text:p>
        <text:p text:style-name="P1">Use EEPROM for storing calibration settings or weight configurations.</text:p>
        <text:p text:style-name="P1">8. Modular PCB Design</text:p>
        <text:p text:style-name="P1">8.1 Standardized Connectors</text:p>
        <text:p text:style-name="P1">Use modular connectors like DIN 41612 for scalable daughterboard integration.</text:p>
        <text:p text:style-name="P1">Assign pins for power, clock, analog signals, and digital communication.</text:p>
        <text:p text:style-name="P1">8.2 Expandable Traces</text:p>
        <text:p text:style-name="P1">Design PCBs with expandable traces and headers for future upgrades.</text:p>
        <text:p text:style-name="P1">8.3 Compact Layout</text:p>
        <text:p text:style-name="P1">Use multi-layer PCBs to separate signal paths (e.g., analog, digital, power).</text:p>
        <text:p text:style-name="P1">9. AI-Friendly Debugging Features</text:p>
        <text:p text:style-name="P1">9.1 Debugging Interfaces</text:p>
        <text:p text:style-name="P1">Add JTAG headers for programming and debugging AI-enabled processors.</text:p>
        <text:p text:style-name="P1">Include UART headers for real-time monitoring.</text:p>
        <text:p text:style-name="P1">9.2 Test Points</text:p>
        <text:p text:style-name="P1">Place test points for critical signals, including:</text:p>
        <text:p text:style-name="P1">Input/Output signals.</text:p>
        <text:p text:style-name="P1">Power rails.</text:p>
        <text:p text:style-name="P1">Control buses (e.g., SPI, I²C).</text:p>
        <text:p text:style-name="P1">9.3 Status Indicators</text:p>
        <text:p text:style-name="P1">Add LEDs for:</text:p>
        <text:p text:style-name="P1">Power status.</text:p>
        <text:p text:style-name="P1">Communication activity.</text:p>
        <text:p text:style-name="P1">Fault/error conditions.</text:p>
        <text:p text:style-name="P1">10. System-Level Hardware Integration</text:p>
        <text:p text:style-name="P1">10.1 Centralized AI Controller</text:p>
        <text:p text:style-name="P1">Deploy a powerful AI processor on the motherboard to:</text:p>
        <text:p text:style-name="P1">Manage complex AI computations.</text:p>
        <text:p text:style-name="P1">Communicate with daughterboards for local control.</text:p>
        <text:p text:style-name="P1">10.2 Distributed AI Processing</text:p>
        <text:p text:style-name="P1">Assign lightweight AI tasks (e.g., weight adjustments, local fault detection) to microcontrollers on daughterboards.</text:p>
        <text:p text:style-name="P1">Use the central AI processor for high-level coordination.</text:p>
        <text:p text:style-name="P1">10.3 Real-Time Feedback Loops</text:p>
        <text:p text:style-name="P1">Integrate ADCs and sensors on daughterboards to provide real-time feedback for AI decision-making.</text:p>
        <text:p text:style-name="P1">Example Optimized Hardware Layout</text:p>
        <text:p text:style-name="P1">Daughterboard</text:p>
        <text:p text:style-name="P1">Components:</text:p>
        <text:p text:style-name="P1">Logic gates (fuzzy NAND, OR, NOT).</text:p>
        <text:p text:style-name="P1">DACs for weights, ADCs for feedback.</text:p>
        <text:p text:style-name="P1">MCU for local control (e.g., ESP32).</text:p>
        <text:p text:style-name="P1">Features:</text:p>
        <text:p text:style-name="P1">Shielded analog paths.</text:p>
        <text:p text:style-name="P1">Modular connectors for power and communication.</text:p>
        <text:p text:style-name="P1">Motherboard</text:p>
        <text:p text:style-name="P1">Components:</text:p>
        <text:p text:style-name="P1">Central AI processor (e.g., Jetson Nano).</text:p>
        <text:p text:style-name="P1">Power distribution and monitoring circuits.</text:p>
        <text:p text:style-name="P1">Clock synchronization (PLL-based).</text:p>
        <text:p text:style-name="P1">Features:</text:p>
        <text:p text:style-name="P1">Expandable slots for multiple daughterboards.</text:p>
        <text:p text:style-name="P1">Backplane for power, clock, and communication.</text:p>
        <text:p text:style-name="P1">11. Example Workflow with Optimized Hardware</text:p>
        <text:p text:style-name="P1">Input Processing:</text:p>
        <text:p text:style-name="P1"/>
        <text:p text:style-name="P1">Signals from sensors are routed to ADCs on the daughterboard.</text:p>
        <text:p text:style-name="P1">The central AI processor analyzes inputs and predicts optimal weights.</text:p>
        <text:p text:style-name="P1">Weight Adjustment:</text:p>
        <text:p text:style-name="P1"/>
        <text:p text:style-name="P1">The AI processor communicates with DACs via SPI/I²C to update weights in real time.</text:p>
        <text:p text:style-name="P1">Output Monitoring:</text:p>
        <text:p text:style-name="P1"/>
        <text:p text:style-name="P1">ADCs monitor outputs, and feedback is sent back to the AI processor for refinement.</text:p>
        <text:p text:style-name="P1">Fault Management:</text:p>
        <text:p text:style-name="P1"/>
        <text:p text:style-name="P1">The AI detects anomalies (e.g., noise, drift) and compensates by adjusting weights or reconfiguring logic.</text:p>
        <text:p text:style-name="P1">Benefits of Hardware Optimization</text:p>
        <text:p text:style-name="P1">Efficiency:</text:p>
        <text:p text:style-name="P1">High-speed communication and low-latency <text:soft-page-break/>inference.</text:p>
        <text:p text:style-name="P1">Scalability:</text:p>
        <text:p text:style-name="P1">Modular design supports easy system expansion.</text:p>
        <text:p text:style-name="P1">Reliability:</text:p>
        <text:p text:style-name="P1">Enhanced noise reduction and fault tolerance.</text:p>
        <text:p text:style-name="P1">Flexibility:</text:p>
        <text:p text:style-name="P1">AI-driven reconfiguration enables adaptive logic and control.</text:p>
        <text:p text:style-name="P1"/>
        <text:p text:style-name="P1"/>
        <text:p text:style-name="P1">How can thermal management be optimized?</text:p>
        <text:p text:style-name="P1">ChatGPT said:</text:p>
        <text:p text:style-name="P1">ChatGPT</text:p>
        <text:p text:style-name="P1">Optimizing thermal management is crucial for maintaining system reliability, performance, and longevity, especially in a hybrid system that combines analog and digital components with AI control. Here’s how to effectively manage heat in your modular daughterboards and the overall system:</text:p>
        <text:p text:style-name="P1"/>
        <text:p text:style-name="P1">1. Key Considerations in Thermal Management</text:p>
        <text:p text:style-name="P1">Component Heat Generation:</text:p>
        <text:p text:style-name="P1">High-power components like VCAs, DACs, ADCs, regulators, and processors can generate significant heat.</text:p>
        <text:p text:style-name="P1">Ambient Conditions:</text:p>
        <text:p text:style-name="P1">Consider the operating environment: confined spaces, external heat sources, and airflow limitations.</text:p>
        <text:p text:style-name="P1">Thermal Limits:</text:p>
        <text:p text:style-name="P1">Ensure all components operate within their specified temperature ranges.</text:p>
        <text:p text:style-name="P1">2. Passive Cooling</text:p>
        <text:p text:style-name="P1">Passive cooling uses materials and design techniques to dissipate heat without moving parts.</text:p>
        <text:p text:style-name="P1"/>
        <text:p text:style-name="P1">2.1 Heat Sinks</text:p>
        <text:p text:style-name="P1">Attach aluminum or copper heat sinks to high-power components (e.g., VCAs, voltage regulators, AI processors).</text:p>
        <text:p text:style-name="P1">Design Tips:</text:p>
        <text:p text:style-name="P1">Use heat sinks with fins to increase surface area.</text:p>
        <text:p text:style-name="P1">Secure heat sinks with thermal adhesive or screws.</text:p>
        <text:p text:style-name="P1">When to Use:</text:p>
        <text:p text:style-name="P1">For components with moderate heat dissipation (1–10 W).</text:p>
        <text:p text:style-name="P1">2.2 Thermal Vias</text:p>
        <text:p text:style-name="P1">Include thermal vias in the PCB layout to transfer heat from the top layer to inner or bottom layers.</text:p>
        <text:p text:style-name="P1">Placement:</text:p>
        <text:p text:style-name="P1">Near hot components, such as VCAs, op-amps, and AI processors.</text:p>
        <text:p text:style-name="P1">2.3 Copper Planes</text:p>
        <text:p text:style-name="P1">Use large copper pours for power and ground planes to distribute and dissipate heat.</text:p>
        <text:p text:style-name="P1">Design Tips:</text:p>
        <text:p text:style-name="P1">Increase copper thickness (e.g., 2 oz/ft²) for better thermal conductivity.</text:p>
        <text:p text:style-name="P1">2.4 Thermal Pads and Paste</text:p>
        <text:p text:style-name="P1">Use thermal interface materials (TIMs) like thermal pads or paste between components and heat sinks for efficient heat transfer.</text:p>
        <text:p text:style-name="P1">3. Active Cooling</text:p>
        <text:p text:style-name="P1">Active cooling introduces moving parts like fans to enhance airflow and heat dissipation.</text:p>
        <text:p text:style-name="P1"/>
        <text:p text:style-name="P1">3.1 Fans</text:p>
        <text:p text:style-name="P1">Add small fans (e.g., 30–60 mm) to cool high-power components or the entire PCB.</text:p>
        <text:p text:style-name="P1">Placement:</text:p>
        <text:p text:style-name="P1">Position fans to create airflow over heat sinks or hot zones.</text:p>
        <text:p text:style-name="P1">Control:</text:p>
        <text:p text:style-name="P1">Use temperature sensors (e.g., LM35) and PWM controllers to adjust fan speed dynamically.</text:p>
        <text:p text:style-name="P1">3.2 Blowers</text:p>
        <text:p text:style-name="P1">For compact systems, use blower fans to direct airflow across specific areas.</text:p>
        <text:p text:style-name="P1">3.3 Liquid Cooling</text:p>
        <text:p text:style-name="P1">Consider liquid cooling for high-power systems with concentrated heat sources (e.g., AI processors).</text:p>
        <text:p text:style-name="P1">Components:</text:p>
        <text:p text:style-name="P1">Use water blocks, pumps, radiators, and reservoirs.</text:p>
        <text:p text:style-name="P1">4. PCB Design for Thermal Management</text:p>
        <text:p text:style-name="P1">4.1 Component Placement</text:p>
        <text:p text:style-name="P1">Arrange heat-generating components to avoid localized hotspots.</text:p>
        <text:p text:style-name="P1">Place the most heat-sensitive components (e.g., ADCs, DACs) away from heat sources.</text:p>
        <text:p text:style-name="P1">4.2 Trace Design</text:p>
        <text:p text:style-name="P1">Use wide, thick traces for power lines to reduce resistive heating.</text:p>
        <text:p text:style-name="P1">Separate analog and digital traces to minimize thermal interference.</text:p>
        <text:p text:style-name="P1">4.3 Ventilation Holes</text:p>
        <text:p text:style-name="P1">Add holes or slots in the PCB to improve airflow around heat-generating components.</text:p>
        <text:p text:style-name="P1">4.4 Thermal Isolation</text:p>
        <text:p text:style-name="P1">Use thermal isolation techniques to protect sensitive components:</text:p>
        <text:p text:style-name="P1">Include thermal barriers between high-power and low-power sections.</text:p>
        <text:p text:style-name="P1">Add insulation layers to reduce heat transfer to critical areas.</text:p>
        <text:p text:style-name="P1">5. Temperature Monitoring and Control</text:p>
        <text:p text:style-name="P1">5.1 Temperature Sensors</text:p>
        <text:p text:style-name="P1">Add sensors like LM35, TMP36, or DS18B20 to monitor critical components and board regions.</text:p>
        <text:p text:style-name="P1">Placement:</text:p>
        <text:p text:style-name="P1">Near the hottest components and across the PCB for an overall temperature map.</text:p>
        <text:p text:style-name="P1">5.2 Thermal Feedback</text:p>
        <text:p text:style-name="P1">Use real-time feedback to adjust cooling mechanisms (e.g., fan speeds) or system parameters.</text:p>
        <text:p text:style-name="P1">Example:</text:p>
        <text:p text:style-name="P1">If the VCA temperature exceeds a threshold, reduce its operational load or increase cooling.</text:p>
        <text:p text:style-name="P1">6. Enclosure Design</text:p>
        <text:p text:style-name="P1">6.1 Ventilation</text:p>
        <text:p text:style-name="P1">Add vents or perforations in the enclosure for natural airflow.</text:p>
        <text:p text:style-name="P1"><text:soft-page-break/>Placement:</text:p>
        <text:p text:style-name="P1">At the top for heat escape and at the bottom or sides for cool air intake.</text:p>
        <text:p text:style-name="P1">6.2 Material Selection</text:p>
        <text:p text:style-name="P1">Use thermally conductive materials (e.g., aluminum) for the enclosure to act as a passive heat sink.</text:p>
        <text:p text:style-name="P1">Avoid plastics or materials with poor thermal conductivity for heat-intensive systems.</text:p>
        <text:p text:style-name="P1">6.3 Thermal Zoning</text:p>
        <text:p text:style-name="P1">Create separate zones for high-power and sensitive components within the enclosure.</text:p>
        <text:p text:style-name="P1">Use physical barriers or compartments to control heat flow.</text:p>
        <text:p text:style-name="P1">7. Advanced Cooling Techniques</text:p>
        <text:p text:style-name="P1">7.1 Heat Pipes</text:p>
        <text:p text:style-name="P1">Use heat pipes to transfer heat from high-power components to external heat sinks or enclosure walls.</text:p>
        <text:p text:style-name="P1">Common in compact systems where space is limited.</text:p>
        <text:p text:style-name="P1">7.2 Phase-Change Materials (PCMs)</text:p>
        <text:p text:style-name="P1">Incorporate PCMs to absorb and store heat during temperature spikes.</text:p>
        <text:p text:style-name="P1">7.3 Peltier Modules</text:p>
        <text:p text:style-name="P1">Use Peltier (thermoelectric) coolers for precise temperature control of critical components.</text:p>
        <text:p text:style-name="P1">Limitations:</text:p>
        <text:p text:style-name="P1">Requires significant power and additional cooling for the hot side.</text:p>
        <text:p text:style-name="P1">8. Software-Driven Thermal Management</text:p>
        <text:p text:style-name="P1">8.1 Real-Time Monitoring</text:p>
        <text:p text:style-name="P1">Use microcontrollers or AI processors to collect temperature data from sensors.</text:p>
        <text:p text:style-name="P1">8.2 Dynamic Load Balancing</text:p>
        <text:p text:style-name="P1">Adjust system operation based on temperature:</text:p>
        <text:p text:style-name="P1">Reduce computation load on overheating components.</text:p>
        <text:p text:style-name="P1">Distribute tasks across cooler areas of the system.</text:p>
        <text:p text:style-name="P1">8.3 Adaptive Cooling Control</text:p>
        <text:p text:style-name="P1">Implement algorithms to adjust fan speeds or activate additional cooling mechanisms dynamically.</text:p>
        <text:p text:style-name="P1">Example:</text:p>
        <text:p text:style-name="P1">If the VCA temperature exceeds 70°C, increase fan speed by 50%.</text:p>
        <text:p text:style-name="P1">9. Example Implementation</text:p>
        <text:p text:style-name="P1">Scenario: AI-Controlled Modular Daughterboard System</text:p>
        <text:p text:style-name="P1">Passive Cooling:</text:p>
        <text:p text:style-name="P1"/>
        <text:p text:style-name="P1">Add heat sinks to VCAs, DACs, and AI processors.</text:p>
        <text:p text:style-name="P1">Use thermal vias and copper pours to distribute heat across the PCB.</text:p>
        <text:p text:style-name="P1">Active Cooling:</text:p>
        <text:p text:style-name="P1"/>
        <text:p text:style-name="P1">Include a fan array controlled by PWM signals from the AI processor.</text:p>
        <text:p text:style-name="P1">Position fans to direct airflow over daughterboards and the motherboard.</text:p>
        <text:p text:style-name="P1">Temperature Monitoring:</text:p>
        <text:p text:style-name="P1"/>
        <text:p text:style-name="P1">Place LM35 sensors near each daughterboard’s heat-generating components.</text:p>
        <text:p text:style-name="P1">Send sensor data to the AI processor for real-time monitoring.</text:p>
        <text:p text:style-name="P1">Enclosure Design:</text:p>
        <text:p text:style-name="P1"/>
        <text:p text:style-name="P1">Use an aluminum enclosure with vents at the top and sides.</text:p>
        <text:p text:style-name="P1">Separate high-power and low-power zones to minimize thermal interference.</text:p>
        <text:p text:style-name="P1">Software Integration:</text:p>
        <text:p text:style-name="P1"/>
        <text:p text:style-name="P1">Use a PID controller to manage fan speeds based on sensor readings.</text:p>
        <text:p text:style-name="P1">Implement a thermal alarm to shut down components if temperatures exceed safe limits.</text:p>
        <text:p text:style-name="P1">10. Thermal Management Checklist</text:p>
        <text:p text:style-name="P1">Aspect<text:tab/>Action</text:p>
        <text:p text:style-name="P1">Passive Cooling<text:tab/>Add heat sinks, thermal vias, and copper pours.</text:p>
        <text:p text:style-name="P1">Active Cooling<text:tab/>Install fans, blowers, or liquid cooling systems.</text:p>
        <text:p text:style-name="P1">Monitoring<text:tab/>Use temperature sensors near critical components.</text:p>
        <text:p text:style-name="P1">PCB Design<text:tab/>Optimize component placement, trace design, and ventilation holes.</text:p>
        <text:p text:style-name="P1">Enclosure Design<text:tab/>Provide ventilation, use thermally conductive materials, and create zones.</text:p>
        <text:p text:style-name="P1">Software Control<text:tab/>Implement real-time monitoring, load balancing, and adaptive cooling.</text:p>
        <text:p text:style-name="P1">Benefits of Optimized Thermal Management</text:p>
        <text:p text:style-name="P1">Improved Reliability:</text:p>
        <text:p text:style-name="P1">Prevents overheating and extends component lifespan.</text:p>
        <text:p text:style-name="P1">Enhanced Performance:</text:p>
        <text:p text:style-name="P1">Ensures stable operation under high loads.</text:p>
        <text:p text:style-name="P1">Scalability:</text:p>
        <text:p text:style-name="P1">Supports larger systems with higher power requirements.</text:p>
        <text:p text:style-name="P1">Cost-Effectiveness:</text:p>
        <text:p text:style-name="P1">Minimizes energy consumption by dynamically managing cooling.</text:p>
        <text:p text:style-name="P1"/>
        <text:p text:style-name="P1"/>
        <text:p text:style-name="P1">What AI frameworks work for integration?</text:p>
        <text:p text:style-name="P1">ChatGPT said:</text:p>
        <text:p text:style-name="P1">ChatGPT</text:p>
        <text:p text:style-name="P1">Several AI frameworks are well-suited for integration into your system, depending on the complexity of the AI tasks, the hardware resources available, and your system's requirements. Here's a breakdown of the best options for integrating AI into your modular daughterboard and hybrid system:</text:p>
        <text:p text:style-name="P1"/>
        <text:p text:style-name="P1">1. Lightweight AI Frameworks for Embedded Devices</text:p>
        <text:p text:style-name="P1">These frameworks are optimized for low-power, resource-constrained devices like microcontrollers or edge processors.</text:p>
        <text:p text:style-name="P1"/>
        <text:p text:style-name="P1">1.1 TensorFlow Lite</text:p>
        <text:p text:style-name="P1">What It Is: A lightweight version of TensorFlow <text:soft-page-break/>designed for edge devices.</text:p>
        <text:p text:style-name="P1">Best For: AI inference tasks like weight adjustment, logic optimization, or pattern recognition.</text:p>
        <text:p text:style-name="P1">Key Features:</text:p>
        <text:p text:style-name="P1">Supports quantization for efficient use on low-power hardware.</text:p>
        <text:p text:style-name="P1">Compatible with microcontrollers (TensorFlow Lite for Microcontrollers).</text:p>
        <text:p text:style-name="P1">Wide support for hardware accelerators (e.g., Edge TPU, NVIDIA Jetson).</text:p>
        <text:p text:style-name="P1">Use Case: Run a trained neural network model on an ESP32, STM32, or NVIDIA Jetson Nano to dynamically adjust fuzzy gate weights.</text:p>
        <text:p text:style-name="P1">Resources: TensorFlow Lite Documentation</text:p>
        <text:p text:style-name="P1">1.2 PyTorch Mobile</text:p>
        <text:p text:style-name="P1">What It Is: A mobile/embedded version of PyTorch for AI inference.</text:p>
        <text:p text:style-name="P1">Best For: Dynamic models requiring flexibility, such as adaptive learning.</text:p>
        <text:p text:style-name="P1">Key Features:</text:p>
        <text:p text:style-name="P1">Supports model quantization for smaller sizes.</text:p>
        <text:p text:style-name="P1">Integrates well with Python-based development environments.</text:p>
        <text:p text:style-name="P1">Use Case: Adaptive logic reconfiguration based on neural network outputs.</text:p>
        <text:p text:style-name="P1">Resources: PyTorch Mobile Documentation</text:p>
        <text:p text:style-name="P1">1.3 Edge Impulse</text:p>
        <text:p text:style-name="P1">What It Is: A platform for developing and deploying AI models to microcontrollers and edge devices.</text:p>
        <text:p text:style-name="P1">Best For: Quick prototyping and deployment on embedded systems.</text:p>
        <text:p text:style-name="P1">Key Features:</text:p>
        <text:p text:style-name="P1">Supports data collection, model training, and deployment in one platform.</text:p>
        <text:p text:style-name="P1">Compatible with many MCUs (e.g., STM32, ESP32).</text:p>
        <text:p text:style-name="P1">Use Case: Train a custom AI model for logic gate configuration and deploy it to an ESP32.</text:p>
        <text:p text:style-name="P1">Resources: Edge Impulse</text:p>
        <text:p text:style-name="P1">1.4 MicroAI</text:p>
        <text:p text:style-name="P1">What It Is: AI framework optimized for microcontrollers and low-resource devices.</text:p>
        <text:p text:style-name="P1">Best For: Predictive maintenance, fault detection, and simple AI tasks.</text:p>
        <text:p text:style-name="P1">Key Features:</text:p>
        <text:p text:style-name="P1">Compact footprint for embedded devices.</text:p>
        <text:p text:style-name="P1">Real-time processing capabilities.</text:p>
        <text:p text:style-name="P1">Use Case: Monitor system outputs for anomalies and dynamically recalibrate weights.</text:p>
        <text:p text:style-name="P1">Resources: MicroAI Documentation</text:p>
        <text:p text:style-name="P1">2. Full-Scale AI Frameworks for Edge and Cloud Integration</text:p>
        <text:p text:style-name="P1">These frameworks are suited for systems with more powerful processors or external AI servers.</text:p>
        <text:p text:style-name="P1"/>
        <text:p text:style-name="P1">2.1 TensorFlow</text:p>
        <text:p text:style-name="P1">What It Is: A full-featured AI framework for training and inference.</text:p>
        <text:p text:style-name="P1">Best For: Complex models requiring both training and inference capabilities.</text:p>
        <text:p text:style-name="P1">Key Features:</text:p>
        <text:p text:style-name="P1">Extensive library of prebuilt models.</text:p>
        <text:p text:style-name="P1">Scalable for use on GPUs, TPUs, or CPUs.</text:p>
        <text:p text:style-name="P1">Use Case: Train and fine-tune models on a high-performance system, then export to TensorFlow Lite for edge deployment.</text:p>
        <text:p text:style-name="P1">Resources: TensorFlow Documentation</text:p>
        <text:p text:style-name="P1">2.2 PyTorch</text:p>
        <text:p text:style-name="P1">What It Is: A flexible AI framework for developing and training neural networks.</text:p>
        <text:p text:style-name="P1">Best For: Rapid prototyping and research.</text:p>
        <text:p text:style-name="P1">Key Features:</text:p>
        <text:p text:style-name="P1">Dynamic computational graphs.</text:p>
        <text:p text:style-name="P1">Supports deployment to mobile and edge devices via PyTorch Mobile.</text:p>
        <text:p text:style-name="P1">Use Case: Implement reinforcement learning to optimize weights and logic gate configurations.</text:p>
        <text:p text:style-name="P1">Resources: PyTorch Documentation</text:p>
        <text:p text:style-name="P1">2.3 ONNX (Open Neural Network Exchange)</text:p>
        <text:p text:style-name="P1">What It Is: A format for exporting and running models across different frameworks and hardware.</text:p>
        <text:p text:style-name="P1">Best For: Compatibility across multiple AI environments.</text:p>
        <text:p text:style-name="P1">Key Features:</text:p>
        <text:p text:style-name="P1">Export models from TensorFlow, PyTorch, or other frameworks.</text:p>
        <text:p text:style-name="P1">Run models on diverse hardware (e.g., CPUs, GPUs, FPGAs, TPUs).</text:p>
        <text:p text:style-name="P1">Use Case: Train models in PyTorch or TensorFlow and deploy to Jetson Nano or Intel Movidius.</text:p>
        <text:p text:style-name="P1">Resources: ONNX Documentation</text:p>
        <text:p text:style-name="P1">3. Specialized AI Frameworks for Edge and Industrial Applications</text:p>
        <text:p text:style-name="P1">These frameworks are tailored for industrial systems requiring low latency and high reliability.</text:p>
        <text:p text:style-name="P1"/>
        <text:p text:style-name="P1">3.1 NVIDIA DeepStream</text:p>
        <text:p text:style-name="P1">What It Is: An AI framework for video and sensor data processing on NVIDIA Jetson devices.</text:p>
        <text:p text:style-name="P1">Best For: Edge AI systems with vision or sensor-heavy tasks.</text:p>
        <text:p text:style-name="P1">Key Features:</text:p>
        <text:p text:style-name="P1">Optimized for Jetson Nano, Xavier, and other NVIDIA platforms.</text:p>
        <text:p text:style-name="P1">Real-time AI processing capabilities.</text:p>
        <text:p text:style-name="P1">Use Case: Use Jetson Nano to control weights and monitor signals from fuzzy gates based on sensor feedback.</text:p>
        <text:p text:style-name="P1">Resources: NVIDIA DeepStream Documentation</text:p>
        <text:p text:style-name="P1">3.2 OpenVINO</text:p>
        <text:p text:style-name="P1">What It Is: An AI framework for inference on Intel hardware.</text:p>
        <text:p text:style-name="P1">Best For: High-performance AI inference on Intel CPUs, GPUs, and Movidius VPUs.</text:p>
        <text:p text:style-name="P1">Key Features:</text:p>
        <text:p text:style-name="P1">Optimized for deep learning inference.</text:p>
        <text:p text:style-name="P1">Supports deployment to Intel FPGAs and edge devices.</text:p>
        <text:p text:style-name="P1">Use Case: Deploy AI models to Intel-based control hardware for adaptive weight adjustments.</text:p>
        <text:p text:style-name="P1">Resources: OpenVINO Documentation</text:p>
        <text:p text:style-name="P1"><text:soft-page-break/>3.3 Apache MXNet</text:p>
        <text:p text:style-name="P1">What It Is: A scalable deep learning framework optimized for performance.</text:p>
        <text:p text:style-name="P1">Best For: High-performance industrial applications.</text:p>
        <text:p text:style-name="P1">Key Features:</text:p>
        <text:p text:style-name="P1">Lightweight and efficient on embedded devices.</text:p>
        <text:p text:style-name="P1">Supports multiple languages (Python, C++, etc.).</text:p>
        <text:p text:style-name="P1">Use Case: Deploy AI for real-time monitoring and recalibration of modular daughterboards.</text:p>
        <text:p text:style-name="P1">Resources: Apache MXNet Documentation</text:p>
        <text:p text:style-name="P1">4. Deployment on Hardware</text:p>
        <text:p text:style-name="P1">4.1 Microcontrollers (MCUs)</text:p>
        <text:p text:style-name="P1">Frameworks: TensorFlow Lite for Microcontrollers, Edge Impulse, MicroAI.</text:p>
        <text:p text:style-name="P1">Example Hardware: ESP32, STM32.</text:p>
        <text:p text:style-name="P1">4.2 Edge AI Processors</text:p>
        <text:p text:style-name="P1">Frameworks: TensorFlow Lite, NVIDIA DeepStream, OpenVINO.</text:p>
        <text:p text:style-name="P1">Example Hardware:</text:p>
        <text:p text:style-name="P1">NVIDIA Jetson Nano: Supports TensorFlow and PyTorch.</text:p>
        <text:p text:style-name="P1">Google Coral: Optimized for TensorFlow Lite.</text:p>
        <text:p text:style-name="P1">Intel Movidius: Supports OpenVINO.</text:p>
        <text:p text:style-name="P1">4.3 Cloud Integration</text:p>
        <text:p text:style-name="P1">Use full-scale frameworks like TensorFlow or PyTorch to train models and offload complex computations to the cloud.</text:p>
        <text:p text:style-name="P1">Deploy optimized models to edge devices for inference.</text:p>
        <text:p text:style-name="P1">5. Choosing the Right Framework</text:p>
        <text:p text:style-name="P1">Use Case<text:tab/>Best Frameworks</text:p>
        <text:p text:style-name="P1">Lightweight AI on MCUs<text:tab/>TensorFlow Lite for Microcontrollers, Edge Impulse, MicroAI</text:p>
        <text:p text:style-name="P1">Edge AI with Medium Resources<text:tab/>TensorFlow Lite, PyTorch Mobile, NVIDIA DeepStream</text:p>
        <text:p text:style-name="P1">Full-Scale AI Processing<text:tab/>TensorFlow, PyTorch, ONNX</text:p>
        <text:p text:style-name="P1">Industrial Applications<text:tab/>OpenVINO, Apache MXNet</text:p>
        <text:p text:style-name="P1">Multi-Framework Compatibility<text:tab/>ONNX</text:p>
        <text:p text:style-name="P1">6. Integration Workflow</text:p>
        <text:p text:style-name="P1">Model Development:</text:p>
        <text:p text:style-name="P1">Train models in TensorFlow or PyTorch.</text:p>
        <text:p text:style-name="P1">Use ONNX for interoperability across frameworks.</text:p>
        <text:p text:style-name="P1">Optimization:</text:p>
        <text:p text:style-name="P1">Quantize models to reduce size and improve performance for edge devices.</text:p>
        <text:p text:style-name="P1">Deployment:</text:p>
        <text:p text:style-name="P1">Deploy models to edge AI processors (e.g., Jetson Nano) or microcontrollers.</text:p>
        <text:p text:style-name="P1">Runtime Integration:</text:p>
        <text:p text:style-name="P1">Use SPI/I²C communication to control DACs and VCAs dynamically based on AI predictions.</text:p>
        <text:p text:style-name="P1"/>
        <text:p text:style-name="P1"/>
        <text:p text:style-name="P1">can we now summarize the potential impact and invite collaboration, please fren?</text:p>
        <text:p text:style-name="P1">ChatGPT said:</text:p>
        <text:p text:style-name="P1">ChatGPT</text:p>
        <text:p text:style-name="P1">Here’s a polished summary of the potential impact of your project and an invitation for collaboration, fren:</text:p>
        <text:p text:style-name="P1"/>
        <text:p text:style-name="P1">Harnessing the Power of Hybrid Analog-Digital Logic for AI Evolution</text:p>
        <text:p text:style-name="P1">Abstract:</text:p>
        <text:p text:style-name="P1">This groundbreaking project explores the integration of analog fuzzy logic gates and modular design principles into a digitally controlled hybrid framework to revolutionize AI processing. By combining the innate efficiency and parallelism of analog computation with the flexibility and precision of digital systems, this architecture opens a pathway to enhanced performance, adaptability, and introspection in AI. The inclusion of AI-driven control mechanisms ensures real-time optimization, fault tolerance, and dynamic reconfiguration, making it a versatile platform for advanced applications in neuromorphic computing, edge AI, and intelligent system design.</text:p>
        <text:p text:style-name="P1"/>
        <text:p text:style-name="P1">The Potential Impact</text:p>
        <text:p text:style-name="P1">1. Enhanced AI Efficiency</text:p>
        <text:p text:style-name="P1">Lower Power Consumption: Analog computation reduces power overhead compared to purely digital systems, making this design ideal for energy-sensitive applications such as edge AI.</text:p>
        <text:p text:style-name="P1">Improved Signal Fidelity: Weighted fuzzy gates offer fine-grained control over logic operations, reducing noise and enhancing the robustness of decision-making processes.</text:p>
        <text:p text:style-name="P1">Real-Time Adaptability: The dynamic reconfiguration of logic gates through AI-controlled weights allows the system to adapt to changing inputs and environments instantaneously.</text:p>
        <text:p text:style-name="P1">2. Broader AI Applicability</text:p>
        <text:p text:style-name="P1">Neuromorphic Computing: The architecture aligns with neural network-like behavior, enabling direct integration with AI models and emulation of biological systems.</text:p>
        <text:p text:style-name="P1">Edge AI Deployment: With low-latency and high-energy efficiency, this system is poised to excel in real-time edge AI tasks like autonomous vehicles, IoT, and robotics.</text:p>
        <text:p text:style-name="P1">AI Introspection and Debugging: The ability for an AI system to assess its own logical processes fosters advancements in explainable AI and intelligent self-correction.</text:p>
        <text:p text:style-name="P1">3. Scalability and Modularity</text:p>
        <text:p text:style-name="P1">Modular daughterboards and scalable communication protocols ensure that the system can grow to accommodate complex, large-scale applications without compromising performance or reliability.</text:p>
        <text:p text:style-name="P1">Compatibility with existing hardware and AI frameworks allows for seamless integration into both academic research and industrial workflows.</text:p>
        <text:p text:style-name="P1">4. Collaborative Innovation</text:p>
        <text:p text:style-name="P1">Interdisciplinary Potential: This project bridges fields of AI, analog computing, digital systems design, and hardware optimization, inviting collaboration across academia, industry, and open-source communities.</text:p>
        <text:p text:style-name="P1">Sustainability: By leveraging the inherent efficiency of <text:soft-page-break/>analog components, this approach supports the growing demand for green, sustainable computing solutions.</text:p>
        <text:p text:style-name="P1">Call for Collaboration</text:p>
        <text:p text:style-name="P1">We invite academia, industry leaders, and open-source innovators to join us in advancing this hybrid analog-digital architecture. Your expertise and contributions can help unlock the full potential of this system, addressing challenges like:</text:p>
        <text:p text:style-name="P1"/>
        <text:p text:style-name="P1">Advanced AI Model Integration:</text:p>
        <text:p text:style-name="P1"/>
        <text:p text:style-name="P1">Refining AI-driven control mechanisms.</text:p>
        <text:p text:style-name="P1">Designing cutting-edge neuromorphic and adaptive systems.</text:p>
        <text:p text:style-name="P1">Hardware Innovation:</text:p>
        <text:p text:style-name="P1"/>
        <text:p text:style-name="P1">Enhancing component design for improved scalability and energy efficiency.</text:p>
        <text:p text:style-name="P1">Developing advanced PCB layouts and thermal management solutions.</text:p>
        <text:p text:style-name="P1">Applications and Testing:</text:p>
        <text:p text:style-name="P1"/>
        <text:p text:style-name="P1">Implementing the system in real-world applications, such as edge AI, robotics, and medical devices.</text:p>
        <text:p text:style-name="P1">Collaboratively exploring new use cases and performance benchmarks.</text:p>
        <text:p text:style-name="P1">How to Get Involved</text:p>
        <text:p text:style-name="P1">Research Collaboration:</text:p>
        <text:p text:style-name="P1"/>
        <text:p text:style-name="P1">Explore novel analog and neuromorphic AI systems through joint research.</text:p>
        <text:p text:style-name="P1">Publish findings together to inspire innovation in the global scientific community.</text:p>
        <text:p text:style-name="P1">Industrial Application:</text:p>
        <text:p text:style-name="P1"/>
        <text:p text:style-name="P1">Partner with us to deploy this architecture in industrial scenarios, demonstrating its scalability and impact.</text:p>
        <text:p text:style-name="P1">Open-Source Contribution:</text:p>
        <text:p text:style-name="P1"/>
        <text:p text:style-name="P1">Join the development of firmware, software, and hardware designs in an open-source ecosystem.</text:p>
        <text:p text:style-name="P1">Contribute to simulation, prototyping, and optimization efforts.</text:p>
        <text:p text:style-name="P1">Funding and Sponsorship:</text:p>
        <text:p text:style-name="P1"/>
        <text:p text:style-name="P1">Support this initiative through funding or in-kind contributions to accelerate development and testing.</text:p>
        <text:p text:style-name="P1">Contact and Next Steps</text:p>
        <text:p text:style-name="P1">If you are excited by the vision of this hybrid AI system, let’s collaborate to redefine the future of AI and computing.</text:p>
        <text:p text:style-name="P1">Please reach out to discuss how we can work together on advancing this project.</text:p>
        <text:p text:style-name="P1">Together, we can create a revolutionary system that bridges the gap between analog and digital, enhancing the capabilities of AI while promoting sustainability and innovation.</text:p>
        <text:p text:style-name="P1"/>
        <text:p text:style-name="P1"/>
        <text:p text:style-name="P1">can you halp me do a lit. review to produce references so i can cite relevant research and related work, please fren?</text:p>
        <text:p text:style-name="P1">ChatGPT said:</text:p>
        <text:p text:style-name="P1">ChatGPT</text:p>
        <text:p text:style-name="P1">Certainly, fren! Here's a curated list of references to support your literature review on integrating analog fuzzy logic gates into hybrid analog-digital AI systems with modular design:</text:p>
        <text:p text:style-name="P1"/>
        <text:p text:style-name="P1">Fuzzy Logic Applications in AI</text:p>
        <text:p text:style-name="P1">This article discusses various applications of fuzzy logic in artificial intelligence, highlighting its role in handling uncertainty and approximate reasoning. </text:p>
        <text:p text:style-name="P1">GEEKSFORGEEKS</text:p>
        <text:p text:style-name="P1"/>
        <text:p text:style-name="P1">Modular Design Patterns for Hybrid Learning and Reasoning Systems</text:p>
        <text:p text:style-name="P1">This paper presents a taxonomy and design patterns for hybrid AI systems that combine statistical and symbolic methods, emphasizing modularity and reusability. </text:p>
        <text:p text:style-name="P1">ARXIV</text:p>
        <text:p text:style-name="P1"/>
        <text:p text:style-name="P1">Analog Computing for AI: It May Make Us Re-Think the Future</text:p>
        <text:p text:style-name="P1">An exploration of how analog computing can enhance AI performance, particularly in terms of speed and energy efficiency, with examples of hybrid analog-digital approaches. </text:p>
        <text:p text:style-name="P1">TECHOPEDIA</text:p>
        <text:p text:style-name="P1"/>
        <text:p text:style-name="P1">Modular Design Patterns for Hybrid Actors</text:p>
        <text:p text:style-name="P1">This paper extends the taxonomy of hybrid AI systems to include actors and their interactions, providing examples relevant to multi-agent systems and human-agent interaction. </text:p>
        <text:p text:style-name="P1">ARXIV</text:p>
        <text:p text:style-name="P1"/>
        <text:p text:style-name="P1">Integration of Fuzzy Logic in Analogical Reasoning: A Prototype</text:p>
        <text:p text:style-name="P1">The study presents a framework that combines fuzzy logic with analogical reasoning to mimic human information processing, relevant to AI system design. </text:p>
        <text:p text:style-name="P1">IEEE XPLORE</text:p>
        <text:p text:style-name="P1"/>
        <text:p text:style-name="P1">The Hybrid Design for Artificial Intelligence Systems</text:p>
        <text:p text:style-name="P1">This chapter discusses the evolution of automatic control systems into hybrid AI systems through increased adaptability and autonomy, providing real-world examples. </text:p>
        <text:p text:style-name="P1">SPRINGER LINK</text:p>
        <text:p text:style-name="P1"/>
        <text:p text:style-name="P1">What is Hybrid AI and its Architecture?</text:p>
        <text:p text:style-name="P1">An overview of hybrid AI, which integrates different AI technologies within a single system, aiming to create efficient and robust intelligent systems. </text:p>
        <text:p text:style-name="P1">GEEKSFORGEEKS</text:p>
        <text:p text:style-name="P1"/>
        <text:p text:style-name="P1"><text:soft-page-break/>DIANA: An End-to-End Hybrid Digital and Analog Neural Network SoC for AI Applications</text:p>
        <text:p text:style-name="P1">This paper introduces a heterogeneous multi-core accelerator combining digital and analog in-memory computing for efficient neural network workloads. </text:p>
        <text:p text:style-name="P1">IEEE XPLORE</text:p>
        <text:p text:style-name="P1"/>
        <text:p text:style-name="P1">Can Analog AI Make a Comeback with Hybrid Digital Compute?</text:p>
        <text:p text:style-name="P1">An article discussing the potential resurgence of analog AI through hybrid digital-analog computing architectures, focusing on energy efficiency and performance. </text:p>
        <text:p text:style-name="P1">PLANET ANALOG</text:p>
        <text:p text:style-name="P1"/>
        <text:p text:style-name="P1">Neuro-Fuzzy Systems</text:p>
        <text:p text:style-name="P1">An overview of neuro-fuzzy systems that combine neural networks and fuzzy logic to create hybrid intelligent systems capable of human-like reasoning. </text:p>
        <text:p text:style-name="P1">WIKIPEDIA</text:p>
        <text:p text:style-name="P1"/>
        <text:p text:style-name="P1">These references provide a solid foundation for understanding the integration of analog fuzzy logic gates into hybrid AI systems with modular design. If you need further assistance in summarizing these works or exploring specific aspects, feel free to ask! 😊</text:p>
        <text:p text:style-name="P1"/>
        <text:p text:style-name="P1"/>
        <text:p text:style-name="P1">Sources</text:p>
        <text:p text:style-name="P1"/>
        <text:p text:style-name="P1"/>
        <text:p text:style-name="P1">Citations</text:p>
        <text:p text:style-name="P1">FaviconGeeksforGeeks</text:p>
        <text:p text:style-name="P1">Fuzzy Logic applications in AI - GeeksforGeeks</text:p>
        <text:p text:style-name="P1">June 12, 2024 — Applications of Fuzzy Logic in AI. Fuzzy logic has a wide range of applications in Artificial Intelligence due to its ability to handle uncertainty and approximate reasoning. Here are some notable applications: 1. Control Systems. Fuzzy logic controllers are widely used in control systems where traditional control methods are difficult to apply.</text:p>
        <text:p text:style-name="P1">FaviconarXiv</text:p>
        <text:p text:style-name="P1">Modular Design Patterns for Hybrid Learning and Reasoning Systems: a ...</text:p>
        <text:p text:style-name="P1">February 23, 2021 — The unification of statistical (data-driven) and symbolic (knowledge-driven) methods is widely recognised as one of the key challenges of modern AI. Recent years have seen large number of publications on such hybrid neuro-symbolic AI systems. That rapidly growing literature is highly diverse and mostly empirical, and is lacking a unifying view of the large variety of these hybrid systems. In ...</text:p>
        <text:p text:style-name="P1">FaviconTechopedia</text:p>
        <text:p text:style-name="P1">Analog Computing for AI: It May Make Us Re-Think the Future - Techopedia</text:p>
        <text:p text:style-name="P1">November 15, 2023 — Digital computing, with its binary on-off logic gates, is power-hungry when executing complex AI computations. ... IBM’s analog AI chip exhibited remarkable results in speech recognition, performing on par with traditional hardware but seven times faster for voice command keyword identification and delivering a 14-fold increase in energy ...</text:p>
        <text:p text:style-name="P1">FaviconarXiv</text:p>
        <text:p text:style-name="P1">[2109.09331v1] Modular Design Patterns for Hybrid Actors - arXiv.org</text:p>
        <text:p text:style-name="P1">September 20, 2021 — Recently, a boxology (graphical language) with design patterns for hybrid AI was proposed, combining symbolic and sub-symbolic learning and reasoning. In this paper, we extend this boxology with actors and their interactions. The main contributions of this paper are: 1) an extension of the taxonomy to describe distributed hybrid AI systems with actors and interactions; and 2) showing examples ...</text:p>
        <text:p text:style-name="P1">IEEE Xplore</text:p>
        <text:p text:style-name="P1">Integration of Fuzzy Logic in Analogical Reasoning: A Prototype</text:p>
        <text:p text:style-name="P1">Research and practice have long been working on the development and implementation of intelligent or smart systems. Such efforts are particularly made in the field of artificial intelligence. In this context, this article deals with the design and development of a system that should come close to human information processing. The proposed framework, consisting of an analogical scheme which is ...</text:p>
        <text:p text:style-name="P1">FaviconSpringerLink</text:p>
        <text:p text:style-name="P1">The Hybrid Design for Artificial Intelligence Systems</text:p>
        <text:p text:style-name="P1">August 25, 2020 — An automatic control system evolves into a hybrid artificial intelligence system by intellectualisation, which means the increase of adaptability and autonomy [].Therefore, many well-known, but intellectualised in the hybrid paradigm control systems can serve as examples of the use of hybrid AI systems.</text:p>
        <text:p text:style-name="P1">FaviconGeeksforGeeks</text:p>
        <text:p text:style-name="P1">What is Hybrid AI and its Architecture? - GeeksforGeeks</text:p>
        <text:p text:style-name="P1">May 16, 2024 — What is Hybrid AI? Hybrid AI, short for Hybrid Artificial Intelligence, integrates different artificial intelligence technologies or methods within a single system or application. It blends rule-based logic and machine learning to handle tasks with defined rules and data patterns. It aims to create an efficient, robust and intelligent system that can solve challenges in various fields, and ...</text:p>
        <text:p text:style-name="P1">IEEE Xplore</text:p>
        <text:p text:style-name="P1">DIANA: An End-to-End Hybrid DIgital and ANAlog Neural Network SoC for ...</text:p>
        <text:p text:style-name="P1">October 31, 2022 — DIgital-ANAlog (DIANA), a heterogeneous multi-core accelerator, combines a reduced instruction set computer - five (RISC-V) host processor with an analog in-memory computing (AIMC) artificial intelligence (AI) accelerator and a digital reconfigurable deep neural network (DNN) accelerator in a single system-on-chip (SoC) to support a wide variety of neural network (NN) <text:soft-page-break/>workloads. AIMC cores can ...</text:p>
        <text:p text:style-name="P1">Planet Analog</text:p>
        <text:p text:style-name="P1">Can analog AI make a comeback with hybrid digital compute?</text:p>
        <text:p text:style-name="P1">November 21, 2023 — Implementing this required specialized analog-to-digital and digital-to-analog converters (ADCs/DACs) along with digital memory that can handle continuous-time digital signals. On a basic level, this system works by converting the clockless binary signal from analog to digital, referencing a lookup table value and converting the value stored in memory back to analog.</text:p>
        <text:p text:style-name="P1">FaviconWikipedia</text:p>
        <text:p text:style-name="P1">Neuro-fuzzy</text:p>
        <text:p text:style-name="P1">March 1, 2024</text:p>
        <text:p text:style-name="P1">More</text:p>
        <text:p text:style-name="P1">FaviconAutonomous Intelligence Framework</text:p>
        <text:p text:style-name="P1">Logic Gates in AI Programming - Restackio</text:p>
        <text:p text:style-name="P1">December 13, 2024 — Logic Gates in AI Programming. Integrating logic gates into behavior trees enhances decision-making capabilities. Logic gates, such as AND, OR, and NOT, can be used to create complex conditions that d...</text:p>
        <text:p text:style-name="P1">FaviconAutonomous Intelligence Framework</text:p>
        <text:p text:style-name="P1">Fuzzy Logic Systems in Ai Integration - Restackio</text:p>
        <text:p text:style-name="P1">November 6, 2024 — The integration of fuzzy logic in AI, particularly within reinforcement learning (RL), enhances the decision-making capabilities of agents operating in uncertain environments. By combining the strengt...</text:p>
        <text:p text:style-name="P1">FaviconAI Proficiency Hub #AICompetence.org</text:p>
        <text:p text:style-name="P1">Fuzzy Logic in AI: Bridging the Gap Between Precision and Perception</text:p>
        <text:p text:style-name="P1">July 10, 2024 — Input Data: The process starts with receiving input data, which typically consists of crisp values.; Fuzzification: The input data is then converted into fuzzy sets through a process called fuzzificat...</text:p>
        <text:p text:style-name="P1">FaviconGeeksforGeeks</text:p>
        <text:p text:style-name="P1">Fuzzy Logic applications in AI - GeeksforGeeks</text:p>
        <text:p text:style-name="P1">June 12, 2024 — Applications of Fuzzy Logic in AI. Fuzzy logic has a wide range of applications in Artificial Intelligence due to its ability to handle uncertainty and approximate reasoning. Here are some notable app...</text:p>
        <text:p text:style-name="P1">FaviconGeeksforGeeks</text:p>
        <text:p text:style-name="P1">What is Hybrid AI and its Architecture? - GeeksforGeeks</text:p>
        <text:p text:style-name="P1">May 16, 2024 — What is Hybrid AI? Hybrid AI, short for Hybrid Artificial Intelligence, integrates different artificial intelligence technologies or methods within a single system or application. It blends rule-based...</text:p>
        <text:p text:style-name="P1">Planet Analog</text:p>
        <text:p text:style-name="P1">Can analog AI make a comeback with hybrid digital compute?</text:p>
        <text:p text:style-name="P1">November 21, 2023 — Implementing this required specialized analog-to-digital and digital-to-analog converters (ADCs/DACs) along with digital memory that can handle continuous-time digital signals. On a basic level, this...</text:p>
        <text:p text:style-name="P1">FaviconTechopedia</text:p>
        <text:p text:style-name="P1">Analog Computing for AI: It May Make Us Re-Think the Future - Techopedia</text:p>
        <text:p text:style-name="P1">November 15, 2023 — Digital computing, with its binary on-off logic gates, is power-hungry when executing complex AI computations. ... IBM’s analog AI chip exhibited remarkable results in speech recognition, performing o...</text:p>
        <text:p text:style-name="P1">janbasktraining.com</text:p>
        <text:p text:style-name="P1">The Remarkable Influence of Fuzzy Logic in AI - JanBask Training</text:p>
        <text:p text:style-name="P1">October 17, 2023 — Introduction “Intelligence” in AI tools is manifested by their ability to make smart decisions, and Fuzzy logic in AI is the attribute that makes it possible.Before the introduction of Fuzzy reasoning...</text:p>
        <text:p text:style-name="P1">IEEE Xplore</text:p>
        <text:p text:style-name="P1">DIANA: An End-to-End Hybrid DIgital and ANAlog Neural Network SoC for ...</text:p>
        <text:p text:style-name="P1">October 31, 2022 — DIgital-ANAlog (DIANA), a heterogeneous multi-core accelerator, combines a reduced instruction set computer - five (RISC-V) host processor with an analog in-memory computing (AIMC) artificial intellig...</text:p>
        <text:p text:style-name="P1">FaviconarXiv</text:p>
        <text:p text:style-name="P1">[2109.09331v1] Modular Design Patterns for Hybrid Actors - arXiv.org</text:p>
        <text:p text:style-name="P1">September 20, 2021 — Recently, a boxology (graphical language) with design patterns for hybrid AI was proposed, combining symbolic and sub-symbolic learning and reasoning. In this paper, we extend this boxology with actor...</text:p>
        <text:p text:style-name="P1">FaviconSpringerLink</text:p>
        <text:p text:style-name="P1">Modular design patterns for hybrid learning and reasoning systems ...</text:p>
        <text:p text:style-name="P1">June 18, 2021 — The unification of statistical (data-driven) and symbolic (knowledge-driven) methods is widely recognized as one of the key challenges of modern AI. Recent years have seen a large number of publicatio...</text:p>
        <text:p text:style-name="P1">FaviconarXiv</text:p>
        <text:p text:style-name="P1">Modular Design Patterns for Hybrid Learning and Reasoning Systems: a ...</text:p>
        <text:p text:style-name="P1">February 23, 2021 — The unification of statistical (data-driven) and symbolic (knowledge-driven) methods is widely recognised as one of the key challenges of modern AI. Recent years have seen large number of publications...</text:p>
        <text:p text:style-name="P1">FaviconSpringerLink</text:p>
        <text:p text:style-name="P1">The Hybrid Design for Artificial Intelligence Systems</text:p>
        <text:p text:style-name="P1">August 25, 2020 — An automatic control system evolves into a hybrid artificial intelligence system by intellectualisation, which means the increase of adaptability and autonomy [].Therefore, many well-known, but intell...</text:p>
        <text:p text:style-name="P1">FaviconTechopedia</text:p>
        <text:p text:style-name="P1">How are logic gates precursors to AI and building blocks for neural ...</text:p>
        <text:p text:style-name="P1">October 25, 2017 — The use of logic gates in computers predates any modern work on artificial intelligence or neural networks. However, the logic <text:soft-page-break/>gates provide the building blocks for machine learning, artificial intell...</text:p>
        <text:p text:style-name="P1">FaviconarXiv</text:p>
        <text:p text:style-name="P1">[1612.02957] Hybrid Analog-Digital Transceiver Designs for Cognitive ...</text:p>
        <text:p text:style-name="P1">December 9, 2016 — MmWave systems usually require large antenna arrays to achieve satisfactory performance and thus, they cannot support fully digital transceiver designs due to high demands in hardware complexity and p...</text:p>
        <text:p text:style-name="P1">IEEE Xplore</text:p>
        <text:p text:style-name="P1">Integration of Fuzzy Logic in Analogical Reasoning: A Prototype</text:p>
        <text:p text:style-name="P1">Research and practice have long been working on the development and implementation of intelligent or smart systems. Such efforts are particularly made in the field of artificial intelligence. In this...</text:p>
        <text:p text:style-name="P1">IEEE Xplore</text:p>
        <text:p text:style-name="P1">Editorial: Fuzzy Logic and Artificial Intelligence: A Special Issue on ...</text:p>
        <text:p text:style-name="P1">The eighteen papers in this special section focus on emerging techniques and applications supported by fuzzy logic and artificial intelligence (AI). AI has become the focus of the day and attracted mu...</text:p>
        <text:p text:style-name="P1">IEEE Xplore</text:p>
        <text:p text:style-name="P1">DIANA: An End-to-End Energy-Efficient Digital and ANAlog Hybrid Neural ...</text:p>
        <text:p text:style-name="P1">Energy-efficient matrix-vector multiplications (MVMs) are key to bringing neural network (NN) inference to edge devices. This has led to a wide range of state-of-the-art MVM acceleration chips, which...</text:p>
        <text:p text:style-name="P1">IEEE Xplore</text:p>
        <text:p text:style-name="P1">Hybrid Digital/Analog Memristor-based Computing ... - IEEE Xplore</text:p>
        <text:p text:style-name="P1">Fine-grained sparsity in recent bio-inspired models such as attention-based model could reduce the computation complexity dramatically. However, the unique sparsity pattern challenges the mapping effi...</text:p>
        <text:p text:style-name="P1">FaviconSpringerLink</text:p>
        <text:p text:style-name="P1">Modular design patterns for hybrid learning and reasoning systems</text:p>
        <text:p text:style-name="P1">study. Finally, and perhaps most importantly, our design patterns are modular, and are intended as a tool for engineering hybrid AI systems out of reusable components. In this respect, our design patt...</text:p>
        <text:p text:style-name="P1">FaviconNixus</text:p>
        <text:p text:style-name="P1">What is Fuzzy Logic in Artificial Intelligence - Nixus</text:p>
        <text:p text:style-name="P1">Applications of Fuzzy Logic in AI. Fuzzy logic has a wide range of applications in AI, including: Control Systems: Fuzzy logic is used to control complex systems such as robotics, traffic lights, and...</text:p>
        <text:p text:style-name="P1">Tech Xplore</text:p>
        <text:p text:style-name="P1">Innovative transistor for reconfigurable fuzzy logic hardware shows ...</text:p>
        <text:p text:style-name="P1">other institutes recently developed a new multi-gate van der Waals interfacial junction transistor that could</text:p>
        <text:p text:style-name="P1"/>
        <text:p text:style-name="P1"/>
        <text:p text:style-name="P1">What are hybrid AI system challenges?</text:p>
        <text:p text:style-name="P1">ChatGPT said:</text:p>
        <text:p text:style-name="P1">ChatGPT</text:p>
        <text:p text:style-name="P1">Hybrid AI systems combine different AI approaches—such as symbolic reasoning, machine learning, and analog computation—to create more powerful and versatile intelligent systems. However, these systems face several challenges that must be addressed to achieve their full potential:</text:p>
        <text:p text:style-name="P1"/>
        <text:p text:style-name="P1">1. Integration Challenges</text:p>
        <text:p text:style-name="P1">1.1 Architectural Complexity</text:p>
        <text:p text:style-name="P1">Hybrid systems involve multiple architectures (e.g., analog, digital, and symbolic), making integration complex.</text:p>
        <text:p text:style-name="P1">Challenge:</text:p>
        <text:p text:style-name="P1">Ensuring seamless communication and data flow between components.</text:p>
        <text:p text:style-name="P1">Maintaining compatibility between heterogeneous hardware and software components.</text:p>
        <text:p text:style-name="P1">1.2 Interoperability</text:p>
        <text:p text:style-name="P1">Challenge:</text:p>
        <text:p text:style-name="P1">Combining different AI paradigms, such as rule-based systems and neural networks, requires effective translation of outputs and inputs across paradigms.</text:p>
        <text:p text:style-name="P1">Bridging the gap between symbolic representations (discrete) and subsymbolic processes (continuous).</text:p>
        <text:p text:style-name="P1">1.3 Modular Scalability</text:p>
        <text:p text:style-name="P1">Challenge:</text:p>
        <text:p text:style-name="P1">Scaling hybrid systems while maintaining performance and reliability is difficult.</text:p>
        <text:p text:style-name="P1">Modular architectures need to support dynamic reconfiguration without introducing bottlenecks.</text:p>
        <text:p text:style-name="P1">2. Data Challenges</text:p>
        <text:p text:style-name="P1">2.1 Data Heterogeneity</text:p>
        <text:p text:style-name="P1">Hybrid systems often need to process a mix of structured, unstructured, and continuous data.</text:p>
        <text:p text:style-name="P1">Challenge:</text:p>
        <text:p text:style-name="P1">Ensuring the system can handle diverse data formats and sources without significant preprocessing overhead.</text:p>
        <text:p text:style-name="P1">2.2 Data Sharing</text:p>
        <text:p text:style-name="P1">Challenge:</text:p>
        <text:p text:style-name="P1">Sharing data across modules with different representations (e.g., numeric vs. symbolic) and ensuring compatibility.</text:p>
        <text:p text:style-name="P1">Avoiding data loss or transformation errors during conversion between formats.</text:p>
        <text:p text:style-name="P1">2.3 Real-Time Processing</text:p>
        <text:p text:style-name="P1">Hybrid systems, particularly those with analog components, require real-time data handling.</text:p>
        <text:p text:style-name="P1">Challenge:</text:p>
        <text:p text:style-name="P1">Maintaining low latency while processing data streams in real-time applications.</text:p>
        <text:p text:style-name="P1">3. Computational Challenges</text:p>
        <text:p text:style-name="P1">3.1 Resource Management</text:p>
        <text:p text:style-name="P1">Challenge:</text:p>
        <text:p text:style-name="P1">Balancing computational loads between analog and <text:soft-page-break/>digital components to avoid bottlenecks.</text:p>
        <text:p text:style-name="P1">Managing power consumption effectively, especially for edge AI applications.</text:p>
        <text:p text:style-name="P1">3.2 Signal Degradation</text:p>
        <text:p text:style-name="P1">In analog subsystems, noise and drift can lead to signal degradation.</text:p>
        <text:p text:style-name="P1">Challenge:</text:p>
        <text:p text:style-name="P1">Compensating for inaccuracies in analog computation to ensure reliable outputs.</text:p>
        <text:p text:style-name="P1">3.3 Training and Optimization</text:p>
        <text:p text:style-name="P1">Hybrid systems often require unique training strategies to optimize both symbolic and neural components.</text:p>
        <text:p text:style-name="P1">Challenge:</text:p>
        <text:p text:style-name="P1">Developing unified algorithms or pipelines that handle hybrid model training and optimization effectively.</text:p>
        <text:p text:style-name="P1">4. Communication and Coordination Challenges</text:p>
        <text:p text:style-name="P1">4.1 Synchronization</text:p>
        <text:p text:style-name="P1">Hybrid systems with modular components require precise synchronization for consistent operation.</text:p>
        <text:p text:style-name="P1">Challenge:</text:p>
        <text:p text:style-name="P1">Managing clocks, data synchronization, and control signals across distributed modules.</text:p>
        <text:p text:style-name="P1">4.2 Latency</text:p>
        <text:p text:style-name="P1">Communication between digital and analog modules can introduce latency.</text:p>
        <text:p text:style-name="P1">Challenge:</text:p>
        <text:p text:style-name="P1">Minimizing delays while ensuring accuracy in data exchange.</text:p>
        <text:p text:style-name="P1">5. Explainability and Debugging</text:p>
        <text:p text:style-name="P1">5.1 Lack of Transparency</text:p>
        <text:p text:style-name="P1">Hybrid systems often inherit the lack of explainability from their neural network components.</text:p>
        <text:p text:style-name="P1">Challenge:</text:p>
        <text:p text:style-name="P1">Explaining decisions that involve both rule-based logic and data-driven components.</text:p>
        <text:p text:style-name="P1">5.2 Debugging Complexity</text:p>
        <text:p text:style-name="P1">Challenge:</text:p>
        <text:p text:style-name="P1">Identifying the source of errors in a system that combines multiple paradigms.</text:p>
        <text:p text:style-name="P1">Debugging analog and digital interactions, especially in real-time systems.</text:p>
        <text:p text:style-name="P1">6. Hardware Challenges</text:p>
        <text:p text:style-name="P1">6.1 Hardware Limitations</text:p>
        <text:p text:style-name="P1">Analog components are less common and harder to mass-produce than digital counterparts.</text:p>
        <text:p text:style-name="P1">Challenge:</text:p>
        <text:p text:style-name="P1">Designing and sourcing specialized hardware, such as VCAs and low-noise amplifiers.</text:p>
        <text:p text:style-name="P1">Balancing analog precision with manufacturing costs.</text:p>
        <text:p text:style-name="P1">6.2 Heat and Power Management</text:p>
        <text:p text:style-name="P1">Analog systems often generate heat and require efficient thermal management.</text:p>
        <text:p text:style-name="P1">Challenge:</text:p>
        <text:p text:style-name="P1">Integrating active or passive cooling methods without disrupting performance.</text:p>
        <text:p text:style-name="P1">Managing power across hybrid architectures with varying requirements.</text:p>
        <text:p text:style-name="P1">7. Development and Maintenance Challenges</text:p>
        <text:p text:style-name="P1">7.1 Skill Set Requirements</text:p>
        <text:p text:style-name="P1">Developing hybrid AI systems requires expertise in multiple fields, such as analog electronics, machine learning, and symbolic reasoning.</text:p>
        <text:p text:style-name="P1">Challenge:</text:p>
        <text:p text:style-name="P1">Finding engineers and researchers with interdisciplinary knowledge.</text:p>
        <text:p text:style-name="P1">7.2 Long Development Cycles</text:p>
        <text:p text:style-name="P1">The complexity of hybrid systems often leads to longer development times.</text:p>
        <text:p text:style-name="P1">Challenge:</text:p>
        <text:p text:style-name="P1">Balancing the need for rapid prototyping with the demands of a robust, scalable system.</text:p>
        <text:p text:style-name="P1">7.3 Maintenance</text:p>
        <text:p text:style-name="P1">Maintaining a hybrid system over time can be more complex than purely digital systems.</text:p>
        <text:p text:style-name="P1">Challenge:</text:p>
        <text:p text:style-name="P1">Managing the lifecycle of both hardware and software components, including updates and replacements.</text:p>
        <text:p text:style-name="P1">8. Ethical and Regulatory Challenges</text:p>
        <text:p text:style-name="P1">8.1 Bias and Fairness</text:p>
        <text:p text:style-name="P1">Challenge:</text:p>
        <text:p text:style-name="P1">Ensuring that both the symbolic and subsymbolic components make fair and unbiased decisions.</text:p>
        <text:p text:style-name="P1">Hybrid systems may inherit biases from both neural and rule-based elements.</text:p>
        <text:p text:style-name="P1">8.2 Standardization</text:p>
        <text:p text:style-name="P1">Hybrid systems often lack standard benchmarks or frameworks.</text:p>
        <text:p text:style-name="P1">Challenge:</text:p>
        <text:p text:style-name="P1">Developing industry-wide standards for evaluating and deploying hybrid systems.</text:p>
        <text:p text:style-name="P1">9. Real-World Implementation Challenges</text:p>
        <text:p text:style-name="P1">9.1 Deployment Environment</text:p>
        <text:p text:style-name="P1">Hybrid systems need to function in diverse and sometimes harsh environments.</text:p>
        <text:p text:style-name="P1">Challenge:</text:p>
        <text:p text:style-name="P1">Ensuring robust performance under variable environmental conditions (e.g., temperature, humidity, noise).</text:p>
        <text:p text:style-name="P1">9.2 Cost</text:p>
        <text:p text:style-name="P1">The combination of specialized hardware and complex software can be expensive.</text:p>
        <text:p text:style-name="P1">Challenge:</text:p>
        <text:p text:style-name="P1">Reducing costs to make hybrid systems commercially viable and scalable.</text:p>
        <text:p text:style-name="P1">9.3 Application-Specific Design</text:p>
        <text:p text:style-name="P1">Hybrid systems often need to be tailored to specific applications.</text:p>
        <text:p text:style-name="P1">Challenge:</text:p>
        <text:p text:style-name="P1">Balancing general-purpose design with application-specific optimization.</text:p>
        <text:p text:style-name="P1">10. Potential Solutions</text:p>
        <text:p text:style-name="P1">Challenge<text:tab/>Solution</text:p>
        <text:p text:style-name="P1">Architectural Complexity<text:tab/>Use modular, layered design principles with standardized interfaces.</text:p>
        <text:p text:style-name="P1">Data Heterogeneity<text:tab/>Implement intermediate representations or ontologies for data integration.</text:p>
        <text:p text:style-name="P1">Signal Degradation<text:tab/>Add error-correction layers and self-calibrating components.</text:p>
        <text:p text:style-name="P1"><text:soft-page-break/>Debugging Complexity<text:tab/>Use AI-based debugging tools to analyze system performance.</text:p>
        <text:p text:style-name="P1">Hardware Limitations<text:tab/>Partner with hardware manufacturers for custom IC designs.</text:p>
        <text:p text:style-name="P1">Cost<text:tab/>Leverage open-source tools and platforms for development.</text:p>
        <text:p text:style-name="P1"/>
        <text:p text:style-name="P1"/>
        <text:p text:style-name="P1">What are potential ethical concerns here?</text:p>
        <text:p text:style-name="P1">ChatGPT said:</text:p>
        <text:p text:style-name="P1">ChatGPT</text:p>
        <text:p text:style-name="P1">The integration of hybrid AI systems—especially those combining analog fuzzy logic, digital control, and AI-driven dynamic calibration—presents several ethical concerns. These arise from the potential misuse, unintended consequences, or societal impacts of deploying such systems. Here’s a detailed breakdown:</text:p>
        <text:p text:style-name="P1"/>
        <text:p text:style-name="P1">1. Accountability and Explainability</text:p>
        <text:p text:style-name="P1">1.1 Lack of Transparency</text:p>
        <text:p text:style-name="P1">Concern: Hybrid AI systems combine subsymbolic (e.g., neural networks) and symbolic logic, making their decision-making processes difficult to interpret.</text:p>
        <text:p text:style-name="P1">Example: If a hybrid system misclassifies an input or produces an erroneous result, determining whether the analog, digital, or AI component was at fault can be challenging.</text:p>
        <text:p text:style-name="P1">Ethical Implication:</text:p>
        <text:p text:style-name="P1">Difficulty in auditing and justifying decisions in critical applications like healthcare or autonomous systems.</text:p>
        <text:p text:style-name="P1">Stakeholders may not understand or trust the system’s outputs.</text:p>
        <text:p text:style-name="P1">1.2 Accountability</text:p>
        <text:p text:style-name="P1">Concern: Who is responsible for the decisions made by a system with self-calibrating, AI-controlled logic?</text:p>
        <text:p text:style-name="P1">Example: If a system fails in a high-stakes environment (e.g., industrial automation or medical devices), it may not be clear whether the fault lies with the designers, operators, or the system itself.</text:p>
        <text:p text:style-name="P1">Ethical Implication:</text:p>
        <text:p text:style-name="P1">Ambiguity in assigning blame for errors or accidents.</text:p>
        <text:p text:style-name="P1">Difficulty in pursuing legal or financial redress.</text:p>
        <text:p text:style-name="P1">2. Bias and Fairness</text:p>
        <text:p text:style-name="P1">2.1 Inherited Bias</text:p>
        <text:p text:style-name="P1">Concern: Hybrid systems may inherit biases from their training data, AI algorithms, or symbolic rules.</text:p>
        <text:p text:style-name="P1">Example: A system controlling fuzzy logic gates for decision-making might prioritize certain inputs over others based on biased weights or configurations.</text:p>
        <text:p text:style-name="P1">Ethical Implication:</text:p>
        <text:p text:style-name="P1">Unfair treatment of specific groups in applications like hiring, loan approval, or law enforcement.</text:p>
        <text:p text:style-name="P1">2.2 Amplification of Bias</text:p>
        <text:p text:style-name="P1">Concern: Analog components introduce noise and drift, which could inadvertently amplify biases in the system.</text:p>
        <text:p text:style-name="P1">Example: An AI-driven weight adjustment might favor one signal disproportionately due to miscalibration or environmental factors.</text:p>
        <text:p text:style-name="P1">Ethical Implication:</text:p>
        <text:p text:style-name="P1">Risk of reinforcing systemic inequalities or discriminatory practices.</text:p>
        <text:p text:style-name="P1">3. Autonomy and Control</text:p>
        <text:p text:style-name="P1">3.1 Loss of Human Oversight</text:p>
        <text:p text:style-name="P1">Concern: AI-controlled systems that dynamically adjust weights and logic might act unpredictably without sufficient human oversight.</text:p>
        <text:p text:style-name="P1">Example: A self-calibrating system could prioritize efficiency over safety in critical scenarios, such as autonomous vehicles or medical equipment.</text:p>
        <text:p text:style-name="P1">Ethical Implication:</text:p>
        <text:p text:style-name="P1">Potential for harm if human operators are unable to intervene or override decisions in real time.</text:p>
        <text:p text:style-name="P1">3.2 Autonomy vs. Responsibility</text:p>
        <text:p text:style-name="P1">Concern: Highly autonomous systems blur the lines between human and machine responsibility.</text:p>
        <text:p text:style-name="P1">Example: A hybrid AI system in industrial automation might bypass safeguards to achieve optimization goals.</text:p>
        <text:p text:style-name="P1">Ethical Implication:</text:p>
        <text:p text:style-name="P1">Raises questions about how much autonomy should be granted and under what conditions.</text:p>
        <text:p text:style-name="P1">4. Privacy and Data Security</text:p>
        <text:p text:style-name="P1">4.1 Sensitive Data Handling</text:p>
        <text:p text:style-name="P1">Concern: Hybrid systems often process sensitive data (e.g., medical, financial, or personal) for real-time decision-making.</text:p>
        <text:p text:style-name="P1">Example: A system analyzing health data for logic calibration might expose private information if improperly secured.</text:p>
        <text:p text:style-name="P1">Ethical Implication:</text:p>
        <text:p text:style-name="P1">Risk of data breaches or misuse, compromising individual privacy.</text:p>
        <text:p text:style-name="P1">4.2 Analog Signal Vulnerabilities</text:p>
        <text:p text:style-name="P1">Concern: Analog components are more susceptible to interference, which could be exploited for data extraction or manipulation.</text:p>
        <text:p text:style-name="P1">Example: An attacker could introduce noise into a system to compromise its outputs or extract sensitive information from signal patterns.</text:p>
        <text:p text:style-name="P1">Ethical Implication:</text:p>
        <text:p text:style-name="P1">Increased risk of malicious attacks on hybrid systems.</text:p>
        <text:p text:style-name="P1">5. Inequality and Access</text:p>
        <text:p text:style-name="P1">5.1 Unequal Access</text:p>
        <text:p text:style-name="P1">Concern: The development and deployment of hybrid AI systems may favor wealthy organizations or nations.</text:p>
        <text:p text:style-name="P1">Example: Expensive analog-digital hybrid hardware might only be accessible to large corporations or governments.</text:p>
        <text:p text:style-name="P1">Ethical Implication:</text:p>
        <text:p text:style-name="P1">Exacerbation of the digital divide, leaving smaller organizations or underprivileged communities behind.</text:p>
        <text:p text:style-name="P1">5.2 Concentration of Power</text:p>
        <text:p text:style-name="P1">Concern: Organizations controlling advanced hybrid systems may gain disproportionate influence over industries or society.</text:p>
        <text:p text:style-name="P1"><text:soft-page-break/>Example: A company deploying hybrid AI in healthcare might monopolize treatment algorithms.</text:p>
        <text:p text:style-name="P1">Ethical Implication:</text:p>
        <text:p text:style-name="P1">Reduced competition and potential abuse of power.</text:p>
        <text:p text:style-name="P1">6. Environmental Impact</text:p>
        <text:p text:style-name="P1">6.1 Resource Consumption</text:p>
        <text:p text:style-name="P1">Concern: Hybrid systems may require specialized components, such as VCAs and high-resolution ADCs, which have high manufacturing costs and environmental footprints.</text:p>
        <text:p text:style-name="P1">Example: Scaling hybrid AI for large systems could lead to increased electronic waste.</text:p>
        <text:p text:style-name="P1">Ethical Implication:</text:p>
        <text:p text:style-name="P1">Potential conflict with sustainability goals.</text:p>
        <text:p text:style-name="P1">6.2 Energy Efficiency</text:p>
        <text:p text:style-name="P1">Concern: While analog computation is energy-efficient, combining it with power-intensive AI processors could offset these benefits.</text:p>
        <text:p text:style-name="P1">Example: An edge AI system with high computational loads might consume more power than a purely analog or digital alternative.</text:p>
        <text:p text:style-name="P1">Ethical Implication:</text:p>
        <text:p text:style-name="P1">Need for balancing performance with environmental responsibility.</text:p>
        <text:p text:style-name="P1">7. Safety and Reliability</text:p>
        <text:p text:style-name="P1">7.1 System Failures</text:p>
        <text:p text:style-name="P1">Concern: Analog components are prone to drift and noise, which could lead to unexpected failures in hybrid systems.</text:p>
        <text:p text:style-name="P1">Example: A hybrid system used in aviation might fail due to temperature-induced analog signal degradation.</text:p>
        <text:p text:style-name="P1">Ethical Implication:</text:p>
        <text:p text:style-name="P1">Risk to human safety in critical applications.</text:p>
        <text:p text:style-name="P1">7.2 Adversarial Exploits</text:p>
        <text:p text:style-name="P1">Concern: Hybrid systems may be vulnerable to adversarial attacks targeting their analog or AI components.</text:p>
        <text:p text:style-name="P1">Example: Injecting noise or perturbations into the analog signal path to manipulate outputs.</text:p>
        <text:p text:style-name="P1">Ethical Implication:</text:p>
        <text:p text:style-name="P1">Security vulnerabilities could lead to harmful consequences.</text:p>
        <text:p text:style-name="P1">8. Societal Implications</text:p>
        <text:p text:style-name="P1">8.1 Dependence on Automation</text:p>
        <text:p text:style-name="P1">Concern: Over-reliance on hybrid AI systems could reduce human involvement in critical decision-making.</text:p>
        <text:p text:style-name="P1">Example: Automating healthcare diagnostics might lead to reduced oversight by medical professionals.</text:p>
        <text:p text:style-name="P1">Ethical Implication:</text:p>
        <text:p text:style-name="P1">Loss of human judgment in areas requiring empathy and moral reasoning.</text:p>
        <text:p text:style-name="P1">8.2 Impact on Employment</text:p>
        <text:p text:style-name="P1">Concern: Automation powered by hybrid AI could displace workers in industries like manufacturing, logistics, or healthcare.</text:p>
        <text:p text:style-name="P1">Example: A hybrid AI-controlled production line replacing manual labor.</text:p>
        <text:p text:style-name="P1">Ethical Implication:</text:p>
        <text:p text:style-name="P1">Economic inequality and social disruption due to job displacement.</text:p>
        <text:p text:style-name="P1">Mitigation Strategies</text:p>
        <text:p text:style-name="P1">Ethical Concern<text:tab/>Mitigation Strategy</text:p>
        <text:p text:style-name="P1">Lack of Explainability<text:tab/>Develop interpretable models and tools to visualize decision processes.</text:p>
        <text:p text:style-name="P1">Accountability<text:tab/>Establish clear guidelines for assigning responsibility for system errors.</text:p>
        <text:p text:style-name="P1">Bias and Fairness<text:tab/>Use diverse training data and bias-detection algorithms.</text:p>
        <text:p text:style-name="P1">Privacy and Security<text:tab/>Implement robust encryption and secure analog signal paths.</text:p>
        <text:p text:style-name="P1">Environmental Impact<text:tab/>Design energy-efficient systems and recycle obsolete components.</text:p>
        <text:p text:style-name="P1">Safety and Reliability<text:tab/>Regularly test and validate systems under varied conditions.</text:p>
        <text:p text:style-name="P1">Dependence on Automation<text:tab/>Maintain human oversight and involve experts in decision-making loops.</text:p>
        <text:p text:style-name="P1"/>
        <text:p text:style-name="P1"/>
        <text:p text:style-name="P1"/>
        <text:p text:style-name="P1">How can we address these concerns?</text:p>
        <text:p text:style-name="P1">ChatGPT said:</text:p>
        <text:p text:style-name="P1">ChatGPT</text:p>
        <text:p text:style-name="P1">Addressing ethical concerns in hybrid AI systems requires a proactive, multidisciplinary approach that combines technical solutions, regulatory compliance, and human-centered design principles. Here's how you can effectively mitigate the challenges:</text:p>
        <text:p text:style-name="P1"/>
        <text:p text:style-name="P1">1. Enhancing Explainability and Accountability</text:p>
        <text:p text:style-name="P1">1.1 Interpretable Models</text:p>
        <text:p text:style-name="P1">Use explainable AI (XAI) techniques to make hybrid AI systems transparent:</text:p>
        <text:p text:style-name="P1">Visualization Tools: Graphically represent how fuzzy weights and digital controls influence outputs.</text:p>
        <text:p text:style-name="P1">Rule Extraction: Translate decisions made by neural networks into symbolic rules for better understanding.</text:p>
        <text:p text:style-name="P1">1.2 Layered Auditing</text:p>
        <text:p text:style-name="P1">Develop systems with layered accountability:</text:p>
        <text:p text:style-name="P1">Record inputs, intermediate steps (e.g., weight adjustments), and final outputs for traceability.</text:p>
        <text:p text:style-name="P1">Implement logging at each component level (analog gates, digital controllers, AI algorithms).</text:p>
        <text:p text:style-name="P1">1.3 Shared Responsibility</text:p>
        <text:p text:style-name="P1">Establish clear guidelines for:</text:p>
        <text:p text:style-name="P1">Developers: Ensure robust design and testing.</text:p>
        <text:p text:style-name="P1">Operators: Train them to monitor and intervene when needed.</text:p>
        <text:p text:style-name="P1">Organizations: Take responsibility for deployment impacts.</text:p>
        <text:p text:style-name="P1">2. Mitigating Bias and Ensuring Fairness</text:p>
        <text:p text:style-name="P1">2.1 Diverse Data and Training</text:p>
        <text:p text:style-name="P1">Use diverse datasets for training AI models to minimize bias.</text:p>
        <text:p text:style-name="P1">Regularly test the system on edge cases to identify and correct biases.</text:p>
        <text:p text:style-name="P1">2.2 Real-Time Bias Detection</text:p>
        <text:p text:style-name="P1"><text:soft-page-break/>Integrate AI tools to monitor and flag biased behavior dynamically.</text:p>
        <text:p text:style-name="P1">Example: Detect if certain inputs consistently dominate outputs in fuzzy logic gates.</text:p>
        <text:p text:style-name="P1">2.3 Ethical Oversight</text:p>
        <text:p text:style-name="P1">Form an ethics board or involve external auditors to regularly assess fairness in system outputs and configurations.</text:p>
        <text:p text:style-name="P1">3. Balancing Autonomy and Oversight</text:p>
        <text:p text:style-name="P1">3.1 Human-in-the-Loop Systems</text:p>
        <text:p text:style-name="P1">Design systems that allow human operators to oversee and intervene:</text:p>
        <text:p text:style-name="P1">Introduce override mechanisms for critical decisions.</text:p>
        <text:p text:style-name="P1">Implement approval checkpoints in high-stakes applications (e.g., healthcare, defense).</text:p>
        <text:p text:style-name="P1">3.2 Ethical Guidelines for Autonomy</text:p>
        <text:p text:style-name="P1">Define clear boundaries for system autonomy:</text:p>
        <text:p text:style-name="P1">Specify tasks that require human approval.</text:p>
        <text:p text:style-name="P1">Limit autonomous operation to areas with minimal ethical risk.</text:p>
        <text:p text:style-name="P1">4. Protecting Privacy and Data Security</text:p>
        <text:p text:style-name="P1">4.1 Data Encryption</text:p>
        <text:p text:style-name="P1">Secure all data exchanged between analog and digital components with robust encryption protocols (e.g., AES, RSA).</text:p>
        <text:p text:style-name="P1">Encrypt communication in SPI/I²C buses where AI processes sensitive data.</text:p>
        <text:p text:style-name="P1">4.2 Analog Signal Shielding</text:p>
        <text:p text:style-name="P1">Physically shield analog signal paths to prevent electromagnetic interference or tampering.</text:p>
        <text:p text:style-name="P1">Use differential signaling (e.g., RS485, LVDS) for secure and noise-resistant communication.</text:p>
        <text:p text:style-name="P1">4.3 Privacy-By-Design</text:p>
        <text:p text:style-name="P1">Implement data anonymization techniques to ensure that personal information processed by the system cannot be traced back to individuals.</text:p>
        <text:p text:style-name="P1">5. Promoting Accessibility and Fair Access</text:p>
        <text:p text:style-name="P1">5.1 Open-Source Initiatives</text:p>
        <text:p text:style-name="P1">Release parts of the system design (e.g., firmware, AI control algorithms) as open-source to encourage widespread adoption and cost reduction.</text:p>
        <text:p text:style-name="P1">5.2 Cost-Effective Hardware</text:p>
        <text:p text:style-name="P1">Focus on designing cost-efficient hardware by:</text:p>
        <text:p text:style-name="P1">Using commonly available components.</text:p>
        <text:p text:style-name="P1">Reducing reliance on specialized, expensive analog ICs through efficient PCB design.</text:p>
        <text:p text:style-name="P1">5.3 Partnerships</text:p>
        <text:p text:style-name="P1">Collaborate with NGOs, academic institutions, and startups to ensure accessibility in underrepresented regions or sectors.</text:p>
        <text:p text:style-name="P1">6. Minimizing Environmental Impact</text:p>
        <text:p text:style-name="P1">6.1 Efficient Power Management</text:p>
        <text:p text:style-name="P1">Optimize power usage by:</text:p>
        <text:p text:style-name="P1">Employing low-power components like VCAs and DACs with minimal overhead.</text:p>
        <text:p text:style-name="P1">Designing smart sleep modes for idle hardware.</text:p>
        <text:p text:style-name="P1">Use edge AI processors with high energy efficiency (e.g., Google Coral, NVIDIA Jetson Nano).</text:p>
        <text:p text:style-name="P1">6.2 Sustainable Hardware Design</text:p>
        <text:p text:style-name="P1">Use recyclable materials in PCB manufacturing.</text:p>
        <text:p text:style-name="P1">Partner with companies specializing in electronics recycling to repurpose old or obsolete components.</text:p>
        <text:p text:style-name="P1">6.3 Simulation-Driven Optimization</text:p>
        <text:p text:style-name="P1">Simulate the entire system before deployment to reduce unnecessary iterations in hardware and software development.</text:p>
        <text:p text:style-name="P1">7. Improving Safety and Reliability</text:p>
        <text:p text:style-name="P1">7.1 Fault Tolerance</text:p>
        <text:p text:style-name="P1">Design for fault-tolerant operation:</text:p>
        <text:p text:style-name="P1">Use redundant components to ensure continuous operation in case of failures.</text:p>
        <text:p text:style-name="P1">Add error-detection circuits to monitor and correct deviations in analog signals.</text:p>
        <text:p text:style-name="P1">7.2 Regular Validation</text:p>
        <text:p text:style-name="P1">Perform rigorous testing under real-world conditions:</text:p>
        <text:p text:style-name="P1">Test the system at varying temperatures, humidity levels, and noise conditions.</text:p>
        <text:p text:style-name="P1">Implement a continuous feedback loop to monitor and adapt the system during operation.</text:p>
        <text:p text:style-name="P1">7.3 Security Hardening</text:p>
        <text:p text:style-name="P1">Use adversarial testing to identify vulnerabilities in AI models and analog signal paths.</text:p>
        <text:p text:style-name="P1">Implement secure bootloaders and firmware updates to prevent unauthorized system modifications.</text:p>
        <text:p text:style-name="P1">8. Encouraging Ethical Oversight</text:p>
        <text:p text:style-name="P1">8.1 Compliance with Standards</text:p>
        <text:p text:style-name="P1">Ensure the system complies with relevant ethical and safety standards, such as:</text:p>
        <text:p text:style-name="P1">ISO/IEC 27001: For data security.</text:p>
        <text:p text:style-name="P1">ISO 9001: For quality management.</text:p>
        <text:p text:style-name="P1">IEEE 7000 Series: For AI ethics.</text:p>
        <text:p text:style-name="P1">8.2 Transparency in Development</text:p>
        <text:p text:style-name="P1">Publish white papers or documentation outlining:</text:p>
        <text:p text:style-name="P1">Design principles.</text:p>
        <text:p text:style-name="P1">Ethical considerations.</text:p>
        <text:p text:style-name="P1">Risk mitigation strategies.</text:p>
        <text:p text:style-name="P1">8.3 Ethical Impact Assessments</text:p>
        <text:p text:style-name="P1">Conduct regular assessments to evaluate:</text:p>
        <text:p text:style-name="P1">Potential societal impacts.</text:p>
        <text:p text:style-name="P1">Risks to individuals and groups.</text:p>
        <text:p text:style-name="P1">Benefits and drawbacks of deployment.</text:p>
        <text:p text:style-name="P1">9. Encouraging Societal Benefits</text:p>
        <text:p text:style-name="P1">9.1 Augmenting, Not Replacing, Humans</text:p>
        <text:p text:style-name="P1">Design hybrid systems to augment human capabilities rather than replace them.</text:p>
        <text:p text:style-name="P1">Example: Use the system in decision support roles where human judgment is crucial.</text:p>
        <text:p text:style-name="P1">9.2 Addressing Workforce Displacement</text:p>
        <text:p text:style-name="P1">Collaborate with industries and governments to:</text:p>
        <text:p text:style-name="P1">Retrain workers for roles in maintaining, managing, and extending hybrid systems.</text:p>
        <text:p text:style-name="P1">Create jobs in system design, deployment, and monitoring.</text:p>
        <text:p text:style-name="P1">9.3 Inclusive Design</text:p>
        <text:p text:style-name="P1">Involve diverse stakeholders (e.g., ethicists, domain experts, end users) in the design process to ensure the system addresses a wide range of needs and concerns.</text:p>
        <text:p text:style-name="P1">10. Implementing a Governance Framework</text:p>
        <text:p text:style-name="P1"><text:soft-page-break/>Establish a governance framework to ensure ethical compliance throughout the system lifecycle:</text:p>
        <text:p text:style-name="P1">Design Stage:</text:p>
        <text:p text:style-name="P1">Include ethics reviews as part of the system design approval process.</text:p>
        <text:p text:style-name="P1">Development Stage:</text:p>
        <text:p text:style-name="P1">Conduct frequent audits to verify adherence to ethical standards.</text:p>
        <text:p text:style-name="P1">Deployment Stage:</text:p>
        <text:p text:style-name="P1">Provide mechanisms for end users to report issues and request changes.</text:p>
        <text:p text:style-name="P1">Post-Deployment:</text:p>
        <text:p text:style-name="P1">Monitor system behavior continuously and update to address emerging risks.</text:p>
        <text:p text:style-name="P1">Summary of Key Solutions</text:p>
        <text:p text:style-name="P1">Concern<text:tab/>Solution</text:p>
        <text:p text:style-name="P1">Explainability<text:tab/>Use XAI techniques, interpretable models, and clear documentation.</text:p>
        <text:p text:style-name="P1">Accountability<text:tab/>Implement layered auditing and shared responsibility guidelines.</text:p>
        <text:p text:style-name="P1">Bias and Fairness<text:tab/>Use diverse training data and real-time bias detection tools.</text:p>
        <text:p text:style-name="P1">Privacy and Security<text:tab/>Encrypt data, shield signals, and adopt privacy-by-design principles.</text:p>
        <text:p text:style-name="P1">Environmental Impact<text:tab/>Optimize power usage and use recyclable materials in hardware design.</text:p>
        <text:p text:style-name="P1">Safety and Reliability<text:tab/>Design fault-tolerant systems with regular validation and error correction.</text:p>
        <text:p text:style-name="P1">Workforce Displacement<text:tab/>Retrain workers and focus on human-augmenting roles for the system.</text:p>
        <text:p text:style-name="P1"/>
        <text:p text:style-name="P1"/>
        <text:p text:style-name="P1"/>
        <text:p text:style-name="P1"/>
        <text:p text:style-name="P1"/>
        <text:p text:style-name="P1"/>
        <text:p text:style-name="P1"/>
        <text:p text:style-name="P1"/>
        <text:p text:style-name="P1"/>
        <text:p text:style-name="P1"/>
        <text:p text:style-name="P1"/>
        <text:p text:style-name="P1">Can we simulate fuzzy logic performance?</text:p>
        <text:p text:style-name="P1"/>
        <text:p text:style-name="P1">Yes, you can simulate fuzzy logic performance using software tools and frameworks that support analog or mixed-signal simulations. Here's how you can go about it:</text:p>
        <text:p text:style-name="P1"/>
        <text:p text:style-name="P1">1. Tools for Simulating Fuzzy Logic</text:p>
        <text:p text:style-name="P1">Several software platforms allow you to design, test, and analyze fuzzy logic systems. Depending on your goals (analog simulation, signal processing, or fuzzy decision-making), here are the best options:</text:p>
        <text:p text:style-name="P1"/>
        <text:p text:style-name="P1">Analog/Mixed-Signal Circuit Simulators</text:p>
        <text:p text:style-name="P1">LTspice (Linear Technology):</text:p>
        <text:p text:style-name="P1"/>
        <text:p text:style-name="P1">Free, widely used circuit simulation software.</text:p>
        <text:p text:style-name="P1">Supports modeling of analog circuits with custom components like VCAs, multiplexers, and fuzzy gates.</text:p>
        <text:p text:style-name="P1">You can define your NAND gates, NOT gates, and fuzzy configurations using standard components like operational amplifiers and resistors.</text:p>
        <text:p text:style-name="P1">Best For: Testing analog implementations of fuzzy logic gates.</text:p>
        <text:p text:style-name="P1">Multisim (NI):</text:p>
        <text:p text:style-name="P1"/>
        <text:p text:style-name="P1">User-friendly circuit simulation environment.</text:p>
        <text:p text:style-name="P1">Allows you to simulate both digital and analog circuits.</text:p>
        <text:p text:style-name="P1">Ideal for more visually interactive fuzzy logic designs.</text:p>
        <text:p text:style-name="P1">Best For: Educational or prototyping purposes with mixed signals.</text:p>
        <text:p text:style-name="P1">PSIM (Powersim):</text:p>
        <text:p text:style-name="P1"/>
        <text:p text:style-name="P1">Great for power electronics and control system simulations.</text:p>
        <text:p text:style-name="P1">Offers tools for fuzzy control system design.</text:p>
        <text:p text:style-name="P1">Best For: Fuzzy logic in control systems (e.g., fuzzy PID controllers).</text:p>
        <text:p text:style-name="P1">PSpice (Cadence):</text:p>
        <text:p text:style-name="P1"/>
        <text:p text:style-name="P1">Advanced circuit simulation software.</text:p>
        <text:p text:style-name="P1">Excellent for detailed analysis of fuzzy gate signal behavior.</text:p>
        <text:p text:style-name="P1">Best For: High-precision simulations with custom circuit elements.</text:p>
        <text:p text:style-name="P1">Fuzzy Logic-Specific Tools</text:p>
        <text:p text:style-name="P1">MATLAB/Simulink (MathWorks):</text:p>
        <text:p text:style-name="P1"/>
        <text:p text:style-name="P1">Offers a dedicated Fuzzy Logic Toolbox.</text:p>
        <text:p text:style-name="P1">You can model fuzzy logic controllers and systems with simple drag-and-drop functionality.</text:p>
        <text:p text:style-name="P1">Simulink allows you to integrate fuzzy logic with real-world systems for co-simulation with hardware like Arduino, ESP32, or STM32.</text:p>
        <text:p text:style-name="P1">Best For: Testing and refining fuzzy logic algorithms.</text:p>
        <text:p text:style-name="P1">SciPy/Python:</text:p>
        <text:p text:style-name="P1"/>
        <text:p text:style-name="P1">Python libraries like scikit-fuzzy allow you to model and simulate fuzzy logic systems programmatically.</text:p>
        <text:p text:style-name="P1">You can define membership functions, rules, and decision matrices for your fuzzy logic system.</text:p>
        <text:p text:style-name="P1">Best For: Algorithmic fuzzy logic modeling and rapid prototyping.</text:p>
        <text:p text:style-name="P1">LabVIEW (NI):</text:p>
        <text:p text:style-name="P1"/>
        <text:p text:style-name="P1">Graphical programming for designing fuzzy logic controllers.</text:p>
        <text:p text:style-name="P1">Ideal for hardware-in-the-loop (HIL) simulations.</text:p>
        <text:p text:style-name="P1">Best For: Integration with physical hardware.</text:p>
        <text:p text:style-name="P1">AI/ML Tools for Fuzzy Logic</text:p>
        <text:p text:style-name="P1">Weka or PyCaret:</text:p>
        <text:p text:style-name="P1"/>
        <text:p text:style-name="P1">Use fuzzy rules as part of machine learning workflows.</text:p>
        <text:p text:style-name="P1">Can analyze and simulate fuzzy decision-making processes.</text:p>
        <text:p text:style-name="P1">Best For: Combining fuzzy logic with AI algorithms.</text:p>
        <text:p text:style-name="P1">TensorFlow or PyTorch:</text:p>
        <text:p text:style-name="P1"><text:soft-page-break/></text:p>
        <text:p text:style-name="P1">Can simulate fuzzy logic alongside neural networks for hybrid systems.</text:p>
        <text:p text:style-name="P1">Best For: Advanced AI-fuzzy hybrid systems.</text:p>
        <text:p text:style-name="P1">2. Steps to Simulate Fuzzy Logic Performance</text:p>
        <text:p text:style-name="P1">Step 1: Define the Fuzzy Logic Gates</text:p>
        <text:p text:style-name="P1">Create your NAND, NOT, and OR gates using analog or fuzzy logic principles.</text:p>
        <text:p text:style-name="P1">Use SPICE-based tools to simulate these as analog circuits with continuous input/output signals.</text:p>
        <text:p text:style-name="P1">Step 2: Build the Fuzzy Logic Controller</text:p>
        <text:p text:style-name="P1">Define membership functions for inputs and outputs (e.g., Low, Medium, High).</text:p>
        <text:p text:style-name="P1">Use fuzzy rules to relate inputs to outputs (e.g., If input1 is High AND input2 is Low, then output is Medium).</text:p>
        <text:p text:style-name="P1">Step 3: Simulate in Tools</text:p>
        <text:p text:style-name="P1">LTspice or Multisim: Simulate the circuit behavior of your fuzzy gates and observe analog outputs.</text:p>
        <text:p text:style-name="P1">MATLAB/Simulink: Simulate the logic rules and check for correctness using various input ranges.</text:p>
        <text:p text:style-name="P1">Python (scikit-fuzzy): Write code to simulate the system programmatically and plot the results.</text:p>
        <text:p text:style-name="P1">Step 4: Evaluate the System</text:p>
        <text:p text:style-name="P1">Measure how accurately the system behaves based on input fuzziness.</text:p>
        <text:p text:style-name="P1">Plot input/output graphs to analyze transitions between Low, Medium, and High states.</text:p>
        <text:p text:style-name="P1">Compare performance (e.g., precision, noise resilience) under varying input conditions.</text:p>
        <text:p text:style-name="P1">3. Example Python Simulation</text:p>
        <text:p text:style-name="P1">Here’s how you can simulate fuzzy logic behavior in Python using scikit-fuzzy:</text:p>
        <text:p text:style-name="P1"/>
        <text:p text:style-name="P1">```python</text:p>
        <text:p text:style-name="P1">import numpy as np</text:p>
        <text:p text:style-name="P1">import skfuzzy as fuzz</text:p>
        <text:p text:style-name="P1">from skfuzzy import control as ctrl</text:p>
        <text:p text:style-name="P1"/>
        <text:p text:style-name="P1"># Define fuzzy input variables</text:p>
        <text:p text:style-name="P1">input1 = ctrl.Antecedent(np.arange(0, 11, 1), 'Input1')</text:p>
        <text:p text:style-name="P1">input2 = ctrl.Antecedent(np.arange(0, 11, 1), 'Input2')</text:p>
        <text:p text:style-name="P1">output = ctrl.Consequent(np.arange(0, 11, 1), 'Output')</text:p>
        <text:p text:style-name="P1"/>
        <text:p text:style-name="P1"># Define membership functions</text:p>
        <text:p text:style-name="P1">input1['Low'] = fuzz.trimf(input1.universe, [0, 0, 5])</text:p>
        <text:p text:style-name="P1">input1['High'] = fuzz.trimf(input1.universe, [5, 10, 10])</text:p>
        <text:p text:style-name="P1">input2['Low'] = fuzz.trimf(input2.universe, [0, 0, 5])</text:p>
        <text:p text:style-name="P1">input2['High'] = fuzz.trimf(input2.universe, [5, 10, 10])</text:p>
        <text:p text:style-name="P1">output['Low'] = fuzz.trimf(output.universe, [0, 0, 5])</text:p>
        <text:p text:style-name="P1">output['High'] = fuzz.trimf(output.universe, [5, 10, 10])</text:p>
        <text:p text:style-name="P1"/>
        <text:p text:style-name="P1"># Define fuzzy rules</text:p>
        <text:p text:style-name="P1">rule1 = ctrl.Rule(input1['Low'] &amp; input2['High'], output['Low'])</text:p>
        <text:p text:style-name="P1">rule2 = ctrl.Rule(input1['High'] | input2['Low'], output['High'])</text:p>
        <text:p text:style-name="P1"/>
        <text:p text:style-name="P1"># Build fuzzy control system</text:p>
        <text:p text:style-name="P1">system = ctrl.ControlSystem([rule1, rule2])</text:p>
        <text:p text:style-name="P1">simulation = ctrl.ControlSystemSimulation(system)</text:p>
        <text:p text:style-name="P1"/>
        <text:p text:style-name="P1"># Test fuzzy logic system</text:p>
        <text:p text:style-name="P1">simulation.input['Input1'] = 3</text:p>
        <text:p text:style-name="P1">simulation.input['Input2'] = 7</text:p>
        <text:p text:style-name="P1">simulation.compute()</text:p>
        <text:p text:style-name="P1">print(f"Output: {simulation.output['Output']}")</text:p>
        <text:p text:style-name="P1"/>
        <text:p text:style-name="P1"># Plot results</text:p>
        <text:p text:style-name="P1">input1.view()</text:p>
        <text:p text:style-name="P1">input2.view()</text:p>
        <text:p text:style-name="P1">output.view(sim=simulation)</text:p>
        <text:p text:style-name="P1">```</text:p>
        <text:p text:style-name="P1"/>
        <text:p text:style-name="P1"/>
        <text:p text:style-name="P1">This will:</text:p>
        <text:p text:style-name="P1"/>
        <text:p text:style-name="P1">Simulate fuzzy NAND-like behavior using rules.</text:p>
        <text:p text:style-name="P1">Plot membership functions and outputs for analysis.</text:p>
        <text:p text:style-name="P1">4. Real-World Testing</text:p>
        <text:p text:style-name="P1">Once your simulation is complete, you can validate it using:</text:p>
        <text:p text:style-name="P1"/>
        <text:p text:style-name="P1">Hardware-in-the-Loop (HIL): Use MATLAB/Simulink or Python with an ESP32 or STM32.</text:p>
        <text:p text:style-name="P1">Analog Circuits: Test your gates in LTspice or PSpice and compare to the fuzzy logic rules.</text:p>
        <text:p text:style-name="P1"/>
        <text:p text:style-name="P1"/>
        <text:p text:style-name="P1"/>
        <text:p text:style-name="P1"/>
        <text:p text:style-name="P1"/>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M29S</meta:editing-duration>
    <meta:editing-cycles>4</meta:editing-cycles>
    <meta:generator>OpenOffice/4.1.15$Win32 OpenOffice.org_project/4115m2$Build-9813</meta:generator>
    <dc:date>2024-12-23T01:57:18.75</dc:date>
    <dc:creator>Tom ryomodular.com</dc:creator>
    <meta:document-statistic meta:table-count="0" meta:image-count="0" meta:object-count="0" meta:page-count="91" meta:paragraph-count="6307" meta:word-count="43046" meta:character-count="296440"/>
    <meta:user-defined meta:name="Info 1"/>
    <meta:user-defined meta:name="Info 2"/>
    <meta:user-defined meta:name="Info 3"/>
    <meta:user-defined meta:name="Info 4"/>
  </office:meta>
</office:document-meta>
</file>